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dp1" style:family="drawing-page"/>
    <style:style style:name="gr1"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2" style:family="graphic" style:parent-style-name="standard">
      <style:graphic-properties svg:stroke-width="0.028cm" svg:stroke-color="#ffffff" draw:marker-start-width="0.242cm" draw:marker-end-width="0.242cm" draw:fill-color="#ffffff" draw:textarea-horizontal-align="justify" draw:textarea-vertical-align="middle" draw:auto-grow-height="false" fo:min-height="0cm" fo:min-width="0cm" fo:padding-top="0.139cm" fo:padding-bottom="0.139cm" fo:padding-left="0.264cm" fo:padding-right="0.264cm" draw:shadow="hidden"/>
      <style:paragraph-properties style:writing-mode="lr-tb"/>
    </style:style>
    <style:style style:name="gr3" style:family="graphic" style:parent-style-name="standard">
      <style:graphic-properties svg:stroke-width="0.028cm" svg:stroke-color="#ffffff" draw:marker-start-width="0.242cm" draw:marker-end-width="0.242cm" draw:fill-color="#ffffff" draw:textarea-horizontal-align="justify" draw:textarea-vertical-align="middle" draw:auto-grow-height="false" fo:min-height="0cm" fo:min-width="0.001cm" fo:padding-top="0.139cm" fo:padding-bottom="0.139cm" fo:padding-left="0.264cm" fo:padding-right="0.264cm" draw:shadow="hidden"/>
      <style:paragraph-properties style:writing-mode="lr-tb"/>
    </style:style>
    <style:style style:name="gr4" style:family="graphic" style:parent-style-name="standard">
      <style:graphic-properties svg:stroke-width="0.028cm" draw:marker-start-width="0.242cm" draw:marker-end-width="0.242cm" draw:fill-color="#ffffff" draw:textarea-horizontal-align="justify" draw:textarea-vertical-align="middle" draw:auto-grow-height="false" fo:min-height="0.74cm" fo:min-width="2.118cm" fo:padding-top="0.139cm" fo:padding-bottom="0.139cm" fo:padding-left="0.264cm" fo:padding-right="0.264cm"/>
      <style:paragraph-properties style:writing-mode="lr-tb"/>
    </style:style>
    <style:style style:name="gr5" style:family="graphic" style:parent-style-name="standard">
      <style:graphic-properties svg:stroke-color="#ffffff" draw:fill-color="#ffffff" draw:textarea-horizontal-align="justify" draw:textarea-vertical-align="middle" draw:auto-grow-height="false" fo:min-height="0cm" fo:min-width="0cm" draw:shadow="hidden"/>
      <style:paragraph-properties style:writing-mode="lr-tb"/>
    </style:style>
    <style:style style:name="gr6" style:family="graphic" style:parent-style-name="standard">
      <style:graphic-properties svg:stroke-color="#ffffff" draw:fill-color="#ffffff" draw:textarea-horizontal-align="justify" draw:textarea-vertical-align="middle" draw:auto-grow-height="false" fo:min-height="0cm" fo:min-width="1.9cm" draw:shadow="hidden"/>
      <style:paragraph-properties style:writing-mode="lr-tb"/>
    </style:style>
    <style:style style:name="gr7" style:family="graphic" style:parent-style-name="standard">
      <style:graphic-properties svg:stroke-color="#000000" draw:fill-color="#ff0000" draw:textarea-horizontal-align="justify" draw:textarea-vertical-align="middle" draw:auto-grow-height="false" fo:min-height="0cm" fo:min-width="0cm"/>
      <style:paragraph-properties style:writing-mode="lr-tb"/>
    </style:style>
    <style:style style:name="gr8" style:family="graphic" style:parent-style-name="standard">
      <style:graphic-properties svg:stroke-color="#000000" draw:fill-color="#ff0000" draw:textarea-horizontal-align="justify" draw:textarea-vertical-align="middle" draw:auto-grow-height="false" fo:min-height="0cm" fo:min-width="12.296cm"/>
      <style:paragraph-properties style:writing-mode="lr-tb"/>
    </style:style>
    <style:style style:name="gr9" style:family="graphic" style:parent-style-name="standard">
      <style:graphic-properties svg:stroke-color="#000000" draw:fill-color="#ff0000" draw:textarea-horizontal-align="justify" draw:textarea-vertical-align="middle" draw:auto-grow-height="false" fo:min-height="0cm" fo:min-width="0.3cm"/>
      <style:paragraph-properties style:writing-mode="lr-tb"/>
    </style:style>
    <style:style style:name="gr10" style:family="graphic" style:parent-style-name="standard">
      <style:graphic-properties svg:stroke-color="#000000" draw:fill-color="#ff0000" draw:textarea-horizontal-align="justify" draw:textarea-vertical-align="middle" draw:auto-grow-height="false" fo:min-height="0cm" fo:min-width="5.9cm"/>
      <style:paragraph-properties style:writing-mode="lr-tb"/>
    </style:style>
    <style:style style:name="gr11" style:family="graphic" style:parent-style-name="standard">
      <style:graphic-properties svg:stroke-color="#000000" draw:fill-color="#ff0000" draw:textarea-horizontal-align="justify" draw:textarea-vertical-align="middle" draw:auto-grow-height="false" fo:min-height="0cm" fo:min-width="0.9cm"/>
      <style:paragraph-properties style:writing-mode="lr-tb"/>
    </style:style>
    <style:style style:name="gr12" style:family="graphic" style:parent-style-name="standard">
      <style:graphic-properties svg:stroke-color="#000000" draw:fill-color="#ff0000" draw:textarea-horizontal-align="justify" draw:textarea-vertical-align="middle" draw:auto-grow-height="false" fo:min-height="0cm" fo:min-width="0.5cm"/>
      <style:paragraph-properties style:writing-mode="lr-tb"/>
    </style:style>
    <style:style style:name="gr13" style:family="graphic" style:parent-style-name="standard">
      <style:graphic-properties svg:stroke-color="#000000" draw:fill-color="#ff0000" draw:textarea-horizontal-align="justify" draw:textarea-vertical-align="middle" draw:auto-grow-height="false" fo:min-height="0cm" fo:min-width="0.1cm"/>
      <style:paragraph-properties style:writing-mode="lr-tb"/>
    </style:style>
    <style:style style:name="gr14" style:family="graphic" style:parent-style-name="standard">
      <style:graphic-properties svg:stroke-color="#000000" draw:fill-color="#ff0000" draw:textarea-horizontal-align="justify" draw:textarea-vertical-align="middle" draw:auto-grow-height="false" fo:min-height="0cm" fo:min-width="1.296cm"/>
      <style:paragraph-properties style:writing-mode="lr-tb"/>
    </style:style>
    <style:style style:name="gr15" style:family="graphic" style:parent-style-name="standard">
      <style:graphic-properties svg:stroke-color="#000000" draw:fill-color="#ff0000" draw:textarea-horizontal-align="justify" draw:textarea-vertical-align="middle" draw:auto-grow-height="false" fo:min-height="0cm" fo:min-width="2.096cm"/>
      <style:paragraph-properties style:writing-mode="lr-tb"/>
    </style:style>
    <style:style style:name="gr1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 style:family="graphic" style:parent-style-name="standard">
      <style:graphic-properties svg:stroke-color="#000000" draw:fill-color="#ff0000" draw:textarea-horizontal-align="justify" draw:textarea-vertical-align="middle" draw:auto-grow-height="false" fo:min-height="0cm" fo:min-width="12.301cm"/>
      <style:paragraph-properties style:writing-mode="lr-tb"/>
    </style:style>
    <style:style style:name="gr2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1" style:family="graphic" style:parent-style-name="standard">
      <style:graphic-properties svg:stroke-color="#000000" draw:fill-color="#ff0000" draw:textarea-horizontal-align="justify" draw:textarea-vertical-align="top" draw:auto-grow-height="false" fo:min-height="1.15cm" fo:min-width="1.6cm"/>
      <style:paragraph-properties style:writing-mode="lr-tb"/>
    </style:style>
    <style:style style:name="gr4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3" style:family="graphic" style:parent-style-name="standard" style:list-style-name="L1">
      <style:graphic-properties svg:stroke-color="#000000" draw:fill-color="#ff0000" draw:textarea-horizontal-align="justify" draw:textarea-vertical-align="middle" draw:auto-grow-height="false" fo:min-height="0cm" fo:min-width="0.295cm"/>
      <style:paragraph-properties style:writing-mode="lr-tb"/>
    </style:style>
    <style:style style:name="gr54" style:family="graphic" style:parent-style-name="standard" style:list-style-name="L1">
      <style:graphic-properties svg:stroke-color="#000000" draw:fill-color="#ff0000" draw:textarea-horizontal-align="justify" draw:textarea-vertical-align="middle" draw:auto-grow-height="false" fo:min-height="0cm" fo:min-width="12.296cm"/>
      <style:paragraph-properties style:writing-mode="lr-tb"/>
    </style:style>
    <style:style style:name="gr5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6"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57"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58"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5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60"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61"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62"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63" style:family="graphic" style:parent-style-name="standard" style:list-style-name="L1">
      <style:graphic-properties svg:stroke-color="#000000" draw:fill-color="#ff0000" draw:textarea-horizontal-align="justify" draw:textarea-vertical-align="middle" draw:auto-grow-height="false" fo:min-height="0cm" fo:min-width="2.698cm"/>
      <style:paragraph-properties style:writing-mode="lr-tb"/>
    </style:style>
    <style:style style:name="gr64"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6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6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67" style:family="graphic" style:parent-style-name="standard" style:list-style-name="L1">
      <style:graphic-properties svg:stroke-color="#000000" draw:fill-color="#ff0000" draw:textarea-horizontal-align="justify" draw:textarea-vertical-align="middle" draw:auto-grow-height="false" fo:min-height="0cm" fo:min-width="2.695cm"/>
      <style:paragraph-properties style:writing-mode="lr-tb"/>
    </style:style>
    <style:style style:name="gr68"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69"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70" style:family="graphic" style:parent-style-name="standard">
      <style:graphic-properties svg:stroke-color="#000000" draw:fill-color="#ff0000" draw:textarea-horizontal-align="justify" draw:textarea-vertical-align="middle" draw:auto-grow-height="false" fo:min-height="0cm" fo:min-width="2.701cm"/>
      <style:paragraph-properties style:writing-mode="lr-tb"/>
    </style:style>
    <style:style style:name="gr71" style:family="graphic" style:parent-style-name="standard">
      <style:graphic-properties svg:stroke-color="#000000" draw:fill-color="#ff0000" draw:textarea-horizontal-align="justify" draw:textarea-vertical-align="middle" draw:auto-grow-height="false" fo:min-height="0cm" fo:min-width="5.896cm"/>
      <style:paragraph-properties style:writing-mode="lr-tb"/>
    </style:style>
    <style:style style:name="gr72" style:family="graphic" style:parent-style-name="standard">
      <style:graphic-properties svg:stroke-color="#000000" draw:fill-color="#ff0000" draw:textarea-horizontal-align="justify" draw:textarea-vertical-align="middle" draw:auto-grow-height="false" fo:min-height="0cm" fo:min-width="3.603cm"/>
      <style:paragraph-properties style:writing-mode="lr-tb"/>
    </style:style>
    <style:style style:name="gr7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5" style:family="graphic" style:parent-style-name="standard">
      <style:graphic-properties svg:stroke-color="#000000" draw:fill-color="#ff0000" draw:textarea-horizontal-align="justify" draw:textarea-vertical-align="middle" draw:auto-grow-height="false" fo:min-height="0cm" fo:min-width="2.7cm"/>
      <style:paragraph-properties style:writing-mode="lr-tb"/>
    </style:style>
    <style:style style:name="gr86" style:family="graphic" style:parent-style-name="standard">
      <style:graphic-properties svg:stroke-color="#000000" draw:fill-color="#ff0000" draw:textarea-horizontal-align="justify" draw:textarea-vertical-align="middle" draw:auto-grow-height="false" fo:min-height="0cm" fo:min-width="10.696cm"/>
      <style:paragraph-properties style:writing-mode="lr-tb"/>
    </style:style>
    <style:style style:name="gr8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9" style:family="graphic" style:parent-style-name="standard">
      <style:graphic-properties svg:stroke-color="#000000" draw:fill-color="#ff0000" draw:textarea-horizontal-align="justify" draw:textarea-vertical-align="middle" draw:auto-grow-height="false" fo:min-height="0cm" fo:min-width="2.696cm"/>
      <style:paragraph-properties style:writing-mode="lr-tb"/>
    </style:style>
    <style:style style:name="gr100" style:family="graphic" style:parent-style-name="standard">
      <style:graphic-properties svg:stroke-color="#000000" draw:fill-color="#729fcf" draw:textarea-horizontal-align="justify" draw:textarea-vertical-align="middle" draw:auto-grow-height="false" fo:min-height="0cm" fo:min-width="0cm"/>
      <style:paragraph-properties style:writing-mode="lr-tb"/>
    </style:style>
    <style:style style:name="gr101" style:family="graphic" style:parent-style-name="standard">
      <style:graphic-properties svg:stroke-color="#000000" draw:fill-color="#729fcf" draw:textarea-horizontal-align="justify" draw:textarea-vertical-align="middle" draw:auto-grow-height="false" fo:min-height="0cm" fo:min-width="2.703cm"/>
      <style:paragraph-properties style:writing-mode="lr-tb"/>
    </style:style>
    <style:style style:name="gr102" style:family="graphic" style:parent-style-name="standard">
      <style:graphic-properties svg:stroke-color="#000000" draw:fill-color="#729fcf" draw:textarea-horizontal-align="justify" draw:textarea-vertical-align="middle" draw:auto-grow-height="false" fo:min-height="0cm" fo:min-width="12.302cm"/>
      <style:paragraph-properties style:writing-mode="lr-tb"/>
    </style:style>
    <style:style style:name="gr103" style:family="graphic" style:parent-style-name="standard">
      <style:graphic-properties svg:stroke-color="#000000" draw:fill-color="#729fcf" draw:textarea-horizontal-align="justify" draw:textarea-vertical-align="middle" draw:auto-grow-height="false" fo:min-height="0cm" fo:min-width="10.7cm"/>
      <style:paragraph-properties style:writing-mode="lr-tb"/>
    </style:style>
    <style:style style:name="gr104" style:family="graphic" style:parent-style-name="standard">
      <style:graphic-properties svg:stroke-color="#000000" draw:fill-color="#729fcf" draw:textarea-horizontal-align="justify" draw:textarea-vertical-align="middle" draw:auto-grow-height="false" fo:min-height="0cm" fo:min-width="12.296cm"/>
      <style:paragraph-properties style:writing-mode="lr-tb"/>
    </style:style>
    <style:style style:name="gr105" style:family="graphic" style:parent-style-name="standard">
      <style:graphic-properties svg:stroke-color="#000000" draw:fill-color="#729fcf" draw:textarea-horizontal-align="justify" draw:textarea-vertical-align="middle" draw:auto-grow-height="false" fo:min-height="0cm" fo:min-width="1.1cm"/>
      <style:paragraph-properties style:writing-mode="lr-tb"/>
    </style:style>
    <style:style style:name="gr106" style:family="graphic" style:parent-style-name="standard">
      <style:graphic-properties svg:stroke-color="#000000" draw:fill-color="#ff0000" draw:textarea-horizontal-align="justify" draw:textarea-vertical-align="middle" draw:auto-grow-height="false" fo:min-height="0cm" fo:min-width="1.1cm"/>
      <style:paragraph-properties style:writing-mode="lr-tb"/>
    </style:style>
    <style:style style:name="gr107" style:family="graphic" style:parent-style-name="standard">
      <style:graphic-properties svg:stroke-color="#000000" draw:fill-color="#729fcf" draw:textarea-horizontal-align="justify" draw:textarea-vertical-align="middle" draw:auto-grow-height="false" fo:min-height="0cm" fo:min-width="12.303cm"/>
      <style:paragraph-properties style:writing-mode="lr-tb"/>
    </style:style>
    <style:style style:name="gr108" style:family="graphic" style:parent-style-name="standard">
      <style:graphic-properties svg:stroke-color="#000000" draw:fill-color="#729fcf" draw:textarea-horizontal-align="justify" draw:textarea-vertical-align="middle" draw:auto-grow-height="false" fo:min-height="0cm" fo:min-width="1.101cm"/>
      <style:paragraph-properties style:writing-mode="lr-tb"/>
    </style:style>
    <style:style style:name="gr109" style:family="graphic" style:parent-style-name="standard">
      <style:graphic-properties svg:stroke-color="#000000" draw:fill-color="#729fcf" draw:textarea-horizontal-align="justify" draw:textarea-vertical-align="middle" draw:auto-grow-height="false" fo:min-height="0cm" fo:min-width="12.3cm"/>
      <style:paragraph-properties style:writing-mode="lr-tb"/>
    </style:style>
    <style:style style:name="gr110" style:family="graphic" style:parent-style-name="standard">
      <style:graphic-properties svg:stroke-color="#000000" draw:fill-color="#729fcf" draw:textarea-horizontal-align="justify" draw:textarea-vertical-align="middle" draw:auto-grow-height="false" fo:min-height="0cm" fo:min-width="0.3cm"/>
      <style:paragraph-properties style:writing-mode="lr-tb"/>
    </style:style>
    <style:style style:name="gr11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0"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1"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2"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3"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9" style:family="graphic" style:parent-style-name="standard">
      <style:graphic-properties svg:stroke-color="#000000" draw:fill-color="#729fcf" draw:textarea-horizontal-align="justify" draw:textarea-vertical-align="middle" draw:auto-grow-height="false" fo:min-height="0cm" fo:min-width="1.296cm"/>
      <style:paragraph-properties style:writing-mode="lr-tb"/>
    </style:style>
    <style:style style:name="gr180" style:family="graphic" style:parent-style-name="standard">
      <style:graphic-properties svg:stroke-color="#000000" draw:fill-color="#729fcf" draw:textarea-horizontal-align="justify" draw:textarea-vertical-align="middle" draw:auto-grow-height="false" fo:min-height="0cm" fo:min-width="2.096cm"/>
      <style:paragraph-properties style:writing-mode="lr-tb"/>
    </style:style>
    <style:style style:name="gr181" style:family="graphic" style:parent-style-name="standard">
      <style:graphic-properties svg:stroke-color="#000000" draw:fill-color="#729fcf" draw:textarea-horizontal-align="justify" draw:textarea-vertical-align="middle" draw:auto-grow-height="false" fo:min-height="0cm" fo:min-width="2.705cm"/>
      <style:paragraph-properties style:writing-mode="lr-tb"/>
    </style:style>
    <style:style style:name="gr18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5" style:family="graphic" style:parent-style-name="standard">
      <style:graphic-properties svg:stroke-width="0.028cm" svg:stroke-color="#ff0000" draw:marker-start-width="0.242cm" draw:marker-end-width="0.242cm" draw:fill="none" draw:textarea-vertical-align="middle" draw:auto-grow-height="false" fo:min-height="12.276cm" fo:min-width="0cm" fo:padding-top="0.139cm" fo:padding-bottom="0.139cm" fo:padding-left="0.264cm" fo:padding-right="0.264cm"/>
    </style:style>
    <style:style style:name="gr196" style:family="graphic" style:parent-style-name="standard">
      <style:graphic-properties draw:stroke="solid" svg:stroke-width="0.028cm" svg:stroke-color="#000000" draw:marker-start-width="0.242cm" draw:marker-end-width="0.165cm" draw:fill-color="#ffbf00" draw:textarea-horizontal-align="justify" draw:textarea-vertical-align="middle" draw:auto-grow-height="false" fo:min-height="0.298cm" fo:min-width="0.544cm" fo:padding-top="0.139cm" fo:padding-bottom="0.139cm" fo:padding-left="0.264cm" fo:padding-right="0.264cm"/>
      <style:paragraph-properties style:writing-mode="lr-tb"/>
    </style:style>
    <style:style style:name="gr197" style:family="graphic" style:parent-style-name="objectwithoutfill">
      <style:graphic-properties draw:stroke="solid" svg:stroke-width="0.028cm" svg:stroke-color="#e8a202" draw:marker-start-width="0.242cm" draw:marker-end="Arrow_20_concave" draw:marker-end-width="0.165cm" draw:fill="solid" draw:textarea-vertical-align="middle" fo:padding-top="0.139cm" fo:padding-bottom="0.139cm" fo:padding-left="0.264cm" fo:padding-right="0.264cm"/>
    </style:style>
    <style:style style:name="gr198" style:family="graphic" style:parent-style-name="objectwithoutfill">
      <style:graphic-properties draw:stroke="solid" svg:stroke-width="0.028cm" draw:marker-start="Arrow_20_concave" draw:marker-start-width="0.165cm" draw:marker-end="Arrow_20_concave" draw:marker-end-width="0.165cm" draw:fill="solid" draw:textarea-vertical-align="middle" fo:padding-top="0.139cm" fo:padding-bottom="0.139cm" fo:padding-left="0.264cm" fo:padding-right="0.264cm"/>
    </style:style>
    <style:style style:name="gr199" style:family="graphic" style:parent-style-name="objectwithoutfill">
      <style:graphic-properties svg:stroke-width="0.028cm" svg:stroke-color="#ff0000" draw:marker-start-width="0.242cm" draw:marker-end="Arrow_20_concave" draw:marker-end-width="0.165cm" draw:fill="solid" draw:textarea-vertical-align="middle" fo:padding-top="0.139cm" fo:padding-bottom="0.139cm" fo:padding-left="0.264cm" fo:padding-right="0.264cm"/>
    </style:style>
    <style:style style:name="gr200" style:family="graphic" style:parent-style-name="standard">
      <style:graphic-properties svg:stroke-width="0.028cm" draw:marker-start-width="0.242cm" draw:marker-end-width="0.242cm" draw:fill="none" draw:textarea-vertical-align="middle" draw:auto-grow-height="false" fo:min-height="0.869cm" fo:min-width="0cm" fo:padding-top="0.139cm" fo:padding-bottom="0.139cm" fo:padding-left="0.264cm" fo:padding-right="0.264cm"/>
    </style:style>
    <style:style style:name="gr201" style:family="graphic" style:parent-style-name="objectwithoutfill">
      <style:graphic-properties draw:stroke="solid" svg:stroke-width="0.018cm" draw:marker-start-width="0.227cm" draw:marker-end="Arrow_20_concave" draw:marker-end-width="0.227cm" draw:fill="solid" draw:textarea-vertical-align="middle" fo:padding-top="0.134cm" fo:padding-bottom="0.134cm" fo:padding-left="0.259cm" fo:padding-right="0.259cm"/>
    </style:style>
    <style:style style:name="gr202"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8.27cm" fo:min-width="13.22cm" fo:padding-top="0.165cm" fo:padding-bottom="0.165cm" fo:padding-left="0.29cm" fo:padding-right="0.29cm"/>
    </style:style>
    <style:style style:name="gr203"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204" style:family="graphic" style:parent-style-name="standard">
      <style:graphic-properties svg:stroke-width="0.028cm" draw:marker-start-width="0.242cm" draw:marker-end-width="0.242cm" draw:textarea-horizontal-align="justify" draw:textarea-vertical-align="middle" draw:auto-grow-height="false" fo:min-height="0.034cm" fo:min-width="0.208cm" fo:padding-top="0.139cm" fo:padding-bottom="0.139cm" fo:padding-left="0.264cm" fo:padding-right="0.264cm"/>
      <style:paragraph-properties style:writing-mode="lr-tb"/>
    </style:style>
    <style:style style:name="gr205" style:family="graphic" style:parent-style-name="objectwithoutfill">
      <style:graphic-properties draw:stroke="solid" svg:stroke-width="0.028cm" draw:marker-start-width="0.242cm" draw:marker-end="Arrow_20_concave" draw:marker-end-width="0.165cm" draw:fill="solid" draw:textarea-vertical-align="middle" fo:padding-top="0.139cm" fo:padding-bottom="0.139cm" fo:padding-left="0.264cm" fo:padding-right="0.264cm"/>
    </style:style>
    <style:style style:name="gr206" style:family="graphic" style:parent-style-name="standard">
      <style:graphic-properties draw:stroke="none" svg:stroke-width="0.028cm" svg:stroke-color="#000000" draw:marker-start-width="0.242cm" draw:marker-end-width="0.242cm" draw:fill="none" draw:fill-color="#ffffff" fo:min-height="0.12cm"/>
      <style:paragraph-properties style:writing-mode="lr-tb"/>
    </style:style>
    <style:style style:name="gr207" style:family="graphic" style:parent-style-name="objectwithoutfill">
      <style:graphic-properties svg:stroke-width="0.028cm" draw:marker-start-width="0.242cm" draw:marker-end="Arrow_20_concave" draw:marker-end-width="0.165cm" draw:fill="solid" draw:textarea-vertical-align="middle" fo:padding-top="0.139cm" fo:padding-bottom="0.139cm" fo:padding-left="0.264cm" fo:padding-right="0.264cm"/>
    </style:style>
    <style:style style:name="gr208" style:family="graphic" style:parent-style-name="standard">
      <style:graphic-properties draw:stroke="none" svg:stroke-width="0.028cm" svg:stroke-color="#000000" draw:marker-start-width="0.242cm" draw:marker-end-width="0.242cm" draw:fill="none" draw:fill-color="#ffffff" fo:min-height="0.358cm"/>
      <style:paragraph-properties style:writing-mode="lr-tb"/>
    </style:style>
    <style:style style:name="gr20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3" style:family="graphic" style:parent-style-name="standard">
      <style:graphic-properties svg:stroke-color="#000000" draw:fill-color="#729fcf" draw:textarea-horizontal-align="justify" draw:textarea-vertical-align="middle" draw:auto-grow-height="false" fo:min-height="0cm" fo:min-width="2.704cm"/>
      <style:paragraph-properties style:writing-mode="lr-tb"/>
    </style:style>
    <style:style style:name="gr23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5"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6"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7"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8"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5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51" style:family="graphic" style:parent-style-name="standard">
      <style:graphic-properties svg:stroke-color="#000000" draw:fill-color="#729fcf" draw:textarea-horizontal-align="justify" draw:textarea-vertical-align="middle" draw:auto-grow-height="false" fo:min-height="0cm" fo:min-width="2.7cm"/>
      <style:paragraph-properties style:writing-mode="lr-tb"/>
    </style:style>
    <style:style style:name="gr25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53" style:family="graphic" style:parent-style-name="standard">
      <style:graphic-properties draw:stroke="solid" svg:stroke-width="0.028cm" svg:stroke-color="#000000" draw:marker-start-width="0.242cm" draw:marker-end-width="0.165cm" draw:fill-color="#00a933" draw:textarea-horizontal-align="justify" draw:textarea-vertical-align="middle" draw:auto-grow-height="false" fo:min-height="0.298cm" fo:min-width="0.544cm" fo:padding-top="0.139cm" fo:padding-bottom="0.139cm" fo:padding-left="0.264cm" fo:padding-right="0.264cm"/>
      <style:paragraph-properties style:writing-mode="lr-tb"/>
    </style:style>
    <style:style style:name="gr254" style:family="graphic" style:parent-style-name="objectwithoutfill">
      <style:graphic-properties draw:stroke="solid" svg:stroke-width="0.028cm" svg:stroke-color="#00a933" draw:marker-start-width="0.242cm" draw:marker-end="Arrow_20_concave" draw:marker-end-width="0.165cm" draw:fill="solid" draw:textarea-vertical-align="middle" fo:padding-top="0.139cm" fo:padding-bottom="0.139cm" fo:padding-left="0.264cm" fo:padding-right="0.264cm"/>
    </style:style>
    <style:style style:name="gr255"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25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8" style:family="graphic" style:parent-style-name="standard">
      <style:graphic-properties svg:stroke-width="0.028cm" draw:marker-start-width="0.242cm" draw:marker-end-width="0.242cm" draw:textarea-horizontal-align="justify" draw:textarea-vertical-align="top" draw:auto-grow-height="false" fo:min-height="1.15cm" fo:min-width="3.9cm" fo:padding-top="0.139cm" fo:padding-bottom="0.139cm" fo:padding-left="0.264cm" fo:padding-right="0.264cm"/>
      <style:paragraph-properties style:writing-mode="lr-tb"/>
    </style:style>
    <style:style style:name="gr269"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10.07cm" fo:min-width="13.22cm" fo:padding-top="0.165cm" fo:padding-bottom="0.165cm" fo:padding-left="0.29cm" fo:padding-right="0.29cm"/>
    </style:style>
    <style:style style:name="gr270" style:family="graphic" style:parent-style-name="standard">
      <style:graphic-properties draw:stroke="none" svg:stroke-width="0.028cm" svg:stroke-color="#000000" draw:marker-start-width="0.242cm" draw:marker-end-width="0.242cm" draw:fill="none" draw:fill-color="#ffffff" fo:min-height="0.239cm"/>
      <style:paragraph-properties style:writing-mode="lr-tb"/>
    </style:style>
    <style:style style:name="gr27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3" style:family="graphic" style:parent-style-name="standard" style:list-style-name="L1">
      <style:graphic-properties svg:stroke-color="#000000" draw:fill-color="#ff0000" draw:textarea-horizontal-align="justify" draw:textarea-vertical-align="middle" draw:auto-grow-height="false" fo:min-height="0cm" fo:min-width="12.296cm"/>
      <style:paragraph-properties style:writing-mode="lr-tb"/>
    </style:style>
    <style:style style:name="gr28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85"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286"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87"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88"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89"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290"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91"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92" style:family="graphic" style:parent-style-name="standard" style:list-style-name="L1">
      <style:graphic-properties svg:stroke-color="#000000" draw:fill-color="#ff0000" draw:textarea-horizontal-align="justify" draw:textarea-vertical-align="middle" draw:auto-grow-height="false" fo:min-height="0cm" fo:min-width="2.698cm"/>
      <style:paragraph-properties style:writing-mode="lr-tb"/>
    </style:style>
    <style:style style:name="gr293"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9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9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96"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97"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98"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9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5" style:family="graphic" style:parent-style-name="standard">
      <style:graphic-properties svg:stroke-width="0.028cm" draw:marker-start-width="0.242cm" draw:marker-end-width="0.242cm" draw:textarea-horizontal-align="justify" draw:textarea-vertical-align="middle" draw:auto-grow-height="false" fo:min-height="0.034cm" fo:min-width="0.562cm" fo:padding-top="0.139cm" fo:padding-bottom="0.139cm" fo:padding-left="0.264cm" fo:padding-right="0.264cm"/>
      <style:paragraph-properties style:writing-mode="lr-tb"/>
    </style:style>
    <style:style style:name="gr326" style:family="graphic" style:parent-style-name="standard">
      <style:graphic-properties draw:stroke="none" svg:stroke-width="0.028cm" svg:stroke-color="#000000" draw:marker-start-width="0.242cm" draw:marker-end-width="0.242cm" draw:fill="none" draw:fill-color="#ffffff" fo:min-height="0.477cm"/>
      <style:paragraph-properties style:writing-mode="lr-tb"/>
    </style:style>
    <style:style style:name="gr32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7"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3"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7"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6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61" style:family="graphic" style:parent-style-name="standard">
      <style:graphic-properties svg:stroke-color="#000000" draw:fill-color="#729fcf" draw:textarea-horizontal-align="justify" draw:textarea-vertical-align="middle" draw:auto-grow-height="false" fo:min-height="0cm" fo:min-width="2.708cm"/>
      <style:paragraph-properties style:writing-mode="lr-tb"/>
    </style:style>
    <style:style style:name="gr36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76" style:family="graphic" style:parent-style-name="standard">
      <style:graphic-properties draw:stroke="solid" svg:stroke-width="0.018cm" svg:stroke-color="#000000" draw:marker-start-width="0.227cm" draw:marker-end-width="0.15cm" draw:fill-color="#ffbf00"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377"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15.87cm" fo:min-width="13.22cm" fo:padding-top="0.165cm" fo:padding-bottom="0.165cm" fo:padding-left="0.29cm" fo:padding-right="0.29cm"/>
    </style:style>
    <style:style style:name="gr378"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379" style:family="graphic" style:parent-style-name="standard">
      <style:graphic-properties draw:textarea-horizontal-align="justify" draw:textarea-vertical-align="top" draw:auto-grow-height="false" fo:min-height="1.55cm" fo:min-width="6.5cm"/>
      <style:paragraph-properties style:writing-mode="lr-tb"/>
    </style:style>
    <style:style style:name="gr380" style:family="graphic" style:parent-style-name="standard">
      <style:graphic-properties draw:stroke="solid" svg:stroke-width="0.018cm" svg:stroke-color="#000000" draw:marker-start-width="0.227cm" draw:marker-end-width="0.15cm" draw:fill-color="#a1467e"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381" style:family="graphic" style:parent-style-name="objectwithoutfill">
      <style:graphic-properties draw:stroke="solid" svg:stroke-width="0.028cm" svg:stroke-color="#a1467e" draw:marker-start="Arrow_20_concave" draw:marker-start-width="0.165cm" draw:marker-end="" draw:marker-end-width="0.165cm" draw:fill="solid" draw:textarea-vertical-align="middle" fo:padding-top="0.139cm" fo:padding-bottom="0.139cm" fo:padding-left="0.264cm" fo:padding-right="0.264cm"/>
    </style:style>
    <style:style style:name="gr38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95" style:family="graphic" style:parent-style-name="standard">
      <style:graphic-properties svg:stroke-width="0.028cm" svg:stroke-color="#ff0000" draw:marker-start-width="0.242cm" draw:marker-end-width="0.242cm" draw:fill="none" draw:textarea-vertical-align="middle" draw:auto-grow-height="false" fo:min-height="12.266cm" fo:min-width="0cm" fo:padding-top="0.139cm" fo:padding-bottom="0.139cm" fo:padding-left="0.264cm" fo:padding-right="0.264cm"/>
    </style:style>
    <style:style style:name="gr39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0" style:family="graphic" style:parent-style-name="standard">
      <style:graphic-properties svg:stroke-width="0.028cm" draw:marker-start-width="0.242cm" draw:marker-end-width="0.242cm" draw:fill="none" draw:textarea-vertical-align="middle" draw:auto-grow-height="false" fo:min-height="0.859cm" fo:min-width="0cm" fo:padding-top="0.139cm" fo:padding-bottom="0.139cm" fo:padding-left="0.264cm" fo:padding-right="0.264cm"/>
    </style:style>
    <style:style style:name="gr411" style:family="graphic" style:parent-style-name="standard">
      <style:graphic-properties draw:textarea-horizontal-align="justify" draw:textarea-vertical-align="top" draw:auto-grow-height="false" fo:min-height="1.35cm" fo:min-width="6.5cm"/>
      <style:paragraph-properties style:writing-mode="lr-tb"/>
    </style:style>
    <style:style style:name="gr41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7"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8"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2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3"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7"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4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4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42" style:family="graphic" style:parent-style-name="standard">
      <style:graphic-properties draw:stroke="solid" svg:stroke-width="0.018cm" svg:stroke-color="#000000" draw:marker-start-width="0.227cm" draw:marker-end-width="0.15cm" draw:fill-color="#ff0000"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443" style:family="graphic" style:parent-style-name="objectwithoutfill">
      <style:graphic-properties draw:stroke="solid" svg:stroke-width="0.028cm" svg:stroke-color="#ff0000" draw:marker-start="Arrow_20_concave" draw:marker-start-width="0.165cm" draw:marker-end="" draw:marker-end-width="0.165cm" draw:fill="solid" draw:textarea-vertical-align="middle" fo:padding-top="0.139cm" fo:padding-bottom="0.139cm" fo:padding-left="0.264cm" fo:padding-right="0.264cm"/>
    </style:style>
    <style:style style:name="gr444" style:family="graphic" style:parent-style-name="standard">
      <style:graphic-properties svg:stroke-width="0.028cm" svg:stroke-color="#000000" draw:marker-start-width="0.242cm" draw:marker-end-width="0.242cm" draw:textarea-horizontal-align="justify" draw:textarea-vertical-align="middle" draw:auto-grow-height="false" fo:min-height="0.141cm" fo:min-width="0cm" fo:padding-top="0.139cm" fo:padding-bottom="0.139cm" fo:padding-left="0.264cm" fo:padding-right="0.264cm"/>
    </style:style>
    <style:style style:name="gr445" style:family="graphic" style:parent-style-name="standard">
      <style:graphic-properties svg:stroke-width="0.028cm" svg:stroke-color="#000000" draw:marker-start-width="0.242cm" draw:marker-end-width="0.242cm" draw:textarea-horizontal-align="justify" draw:textarea-vertical-align="middle" draw:auto-grow-height="false" fo:min-height="0.142cm" fo:min-width="0cm" fo:padding-top="0.139cm" fo:padding-bottom="0.139cm" fo:padding-left="0.264cm" fo:padding-right="0.264cm"/>
    </style:style>
    <style:style style:name="gr446"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142cm" fo:min-width="0cm" fo:padding-top="0.139cm" fo:padding-bottom="0.139cm" fo:padding-left="0.264cm" fo:padding-right="0.264cm"/>
    </style:style>
    <style:style style:name="gr447"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141cm" fo:min-width="0cm" fo:padding-top="0.139cm" fo:padding-bottom="0.139cm" fo:padding-left="0.264cm" fo:padding-right="0.264cm"/>
    </style:style>
    <style:style style:name="gr448" style:family="graphic" style:parent-style-name="standard">
      <style:graphic-properties svg:stroke-width="0.028cm" draw:marker-start-width="0.242cm" draw:marker-end-width="0.242cm" draw:textarea-horizontal-align="justify" draw:textarea-vertical-align="middle" draw:auto-grow-height="false" fo:min-height="0.112cm" fo:min-width="0.262cm" fo:padding-top="0.139cm" fo:padding-bottom="0.139cm" fo:padding-left="0.264cm" fo:padding-right="0.264cm"/>
      <style:paragraph-properties style:writing-mode="lr-tb"/>
    </style:style>
    <style:style style:name="gr449" style:family="graphic" style:parent-style-name="objectwithoutfill">
      <style:graphic-properties svg:stroke-width="0.028cm" draw:marker-start="" draw:marker-start-width="0.242cm" draw:marker-end="Arrow_20_concave" draw:marker-end-width="0.192cm" draw:fill="solid" draw:textarea-vertical-align="middle" fo:padding-top="0.139cm" fo:padding-bottom="0.139cm" fo:padding-left="0.264cm" fo:padding-right="0.264cm"/>
    </style:style>
    <style:style style:name="gr450" style:family="graphic" style:parent-style-name="objectwithoutfill">
      <style:graphic-properties svg:stroke-width="0.028cm" draw:marker-start-width="0.242cm" draw:marker-end-width="0.242cm" draw:fill="solid" draw:textarea-vertical-align="middle" fo:padding-top="0.139cm" fo:padding-bottom="0.139cm" fo:padding-left="0.264cm" fo:padding-right="0.264cm"/>
    </style:style>
    <style:style style:name="gr451" style:family="graphic" style:parent-style-name="standard">
      <style:graphic-properties svg:stroke-width="0.028cm" draw:marker-start-width="0.242cm" draw:marker-end-width="0.242cm" draw:textarea-horizontal-align="justify" draw:textarea-vertical-align="middle" draw:auto-grow-height="false" fo:min-height="0cm" fo:min-width="0cm" fo:padding-top="0.139cm" fo:padding-bottom="0.139cm" fo:padding-left="0.264cm" fo:padding-right="0.264cm"/>
    </style:style>
    <style:style style:name="gr452" style:family="graphic" style:parent-style-name="objectwithoutfill">
      <style:graphic-properties svg:stroke-width="0.028cm" draw:marker-start="" draw:marker-start-width="0.242cm" draw:marker-end="" draw:marker-end-width="0.192cm" draw:fill="solid" draw:textarea-vertical-align="middle" fo:padding-top="0.139cm" fo:padding-bottom="0.139cm" fo:padding-left="0.264cm" fo:padding-right="0.264cm"/>
    </style:style>
    <style:style style:name="gr453" style:family="graphic" style:parent-style-name="standard">
      <style:graphic-properties draw:stroke="solid" svg:stroke-width="0.035cm" svg:stroke-color="#000000" draw:marker-start-width="0.252cm" draw:marker-end-width="0.252cm" draw:opacity="0%" draw:textarea-horizontal-align="justify" draw:textarea-vertical-align="middle" draw:auto-grow-height="false" fo:min-height="2.216cm" fo:min-width="9.816cm" fo:padding-top="0.142cm" fo:padding-bottom="0.142cm" fo:padding-left="0.267cm" fo:padding-right="0.267cm"/>
    </style:style>
    <style:style style:name="gr454" style:family="graphic" style:parent-style-name="standard">
      <style:graphic-properties draw:stroke="solid" svg:stroke-width="0.028cm" svg:stroke-color="#000000" draw:marker-start-width="0.242cm" draw:marker-end-width="0.242cm" svg:stroke-opacity="0%" draw:opacity="0%" draw:textarea-horizontal-align="justify" draw:textarea-vertical-align="middle" draw:auto-grow-height="false" fo:min-height="0cm" fo:min-width="0.276cm" fo:padding-top="0.139cm" fo:padding-bottom="0.139cm" fo:padding-left="0.264cm" fo:padding-right="0.264cm"/>
      <style:paragraph-properties style:writing-mode="lr-tb"/>
    </style:style>
    <style:style style:name="gr455" style:family="graphic" style:parent-style-name="standard">
      <style:graphic-properties draw:stroke="solid" svg:stroke-width="0.028cm" svg:stroke-color="#000000" draw:marker-start-width="0.242cm" draw:marker-end-width="0.242cm" draw:opacity="0%" draw:textarea-horizontal-align="justify" draw:textarea-vertical-align="middle" draw:auto-grow-height="false" fo:min-height="0.131cm" fo:min-width="0.176cm" fo:padding-top="0.139cm" fo:padding-bottom="0.139cm" fo:padding-left="0.264cm" fo:padding-right="0.264cm"/>
      <style:paragraph-properties style:writing-mode="lr-tb"/>
    </style:style>
    <style:style style:name="gr456"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114cm" fo:min-width="0cm" fo:padding-top="0.139cm" fo:padding-bottom="0.139cm" fo:padding-left="0.264cm" fo:padding-right="0.264cm"/>
    </style:style>
    <style:style style:name="gr457"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113cm" fo:min-width="0cm" fo:padding-top="0.139cm" fo:padding-bottom="0.139cm" fo:padding-left="0.264cm" fo:padding-right="0.264cm"/>
    </style:style>
    <style:style style:name="gr458" style:family="graphic" style:parent-style-name="standard">
      <style:graphic-properties svg:stroke-width="0.028cm" svg:stroke-color="#000000" draw:marker-start-width="0.242cm" draw:marker-end-width="0.242cm" draw:textarea-horizontal-align="justify" draw:textarea-vertical-align="middle" draw:auto-grow-height="false" fo:min-height="0.478cm" fo:min-width="0cm" fo:padding-top="0.139cm" fo:padding-bottom="0.139cm" fo:padding-left="0.264cm" fo:padding-right="0.264cm"/>
    </style:style>
    <style:style style:name="gr459" style:family="graphic" style:parent-style-name="standard">
      <style:graphic-properties svg:stroke-width="0.028cm" svg:stroke-color="#000000" draw:marker-start-width="0.242cm" draw:marker-end-width="0.242cm" draw:textarea-horizontal-align="justify" draw:textarea-vertical-align="middle" draw:auto-grow-height="false" fo:min-height="0.479cm" fo:min-width="0cm" fo:padding-top="0.139cm" fo:padding-bottom="0.139cm" fo:padding-left="0.264cm" fo:padding-right="0.264cm"/>
    </style:style>
    <style:style style:name="gr460"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479cm" fo:min-width="0cm" fo:padding-top="0.139cm" fo:padding-bottom="0.139cm" fo:padding-left="0.264cm" fo:padding-right="0.264cm"/>
    </style:style>
    <style:style style:name="gr461"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477cm" fo:min-width="0cm" fo:padding-top="0.139cm" fo:padding-bottom="0.139cm" fo:padding-left="0.264cm" fo:padding-right="0.264cm"/>
    </style:style>
    <style:style style:name="gr462" style:family="graphic" style:parent-style-name="standard">
      <style:graphic-properties draw:stroke="solid" svg:stroke-width="0.028cm" svg:stroke-color="#000000" draw:marker-start-width="0.242cm" draw:marker-end-width="0.242cm" svg:stroke-opacity="0%" draw:opacity="0%" draw:textarea-horizontal-align="justify" draw:textarea-vertical-align="middle" draw:auto-grow-height="false" fo:min-height="0cm" fo:min-width="0.526cm" fo:padding-top="0.139cm" fo:padding-bottom="0.139cm" fo:padding-left="0.264cm" fo:padding-right="0.264cm"/>
      <style:paragraph-properties style:writing-mode="lr-tb"/>
    </style:style>
    <style:style style:name="gr463" style:family="graphic" style:parent-style-name="standard">
      <style:graphic-properties draw:stroke="solid" svg:stroke-width="0.028cm" svg:stroke-color="#000000" draw:marker-start-width="0.242cm" draw:marker-end-width="0.242cm" draw:opacity="0%" draw:textarea-horizontal-align="justify" draw:textarea-vertical-align="middle" draw:auto-grow-height="false" fo:min-height="0.515cm" fo:min-width="0.864cm" fo:padding-top="0.139cm" fo:padding-bottom="0.139cm" fo:padding-left="0.264cm" fo:padding-right="0.264cm"/>
      <style:paragraph-properties style:writing-mode="lr-tb"/>
    </style:style>
    <style:style style:name="gr464" style:family="graphic" style:parent-style-name="objectwithoutfill">
      <style:graphic-properties draw:stroke="solid" svg:stroke-width="0.028cm" draw:marker-start="" draw:marker-start-width="0.165cm" draw:marker-end="Arrow_20_concave" draw:marker-end-width="0.165cm" draw:fill="solid" draw:textarea-vertical-align="middle" fo:padding-top="0.139cm" fo:padding-bottom="0.139cm" fo:padding-left="0.264cm" fo:padding-right="0.264cm"/>
    </style:style>
    <style:style style:name="gr465" style:family="graphic" style:parent-style-name="standard">
      <style:graphic-properties svg:stroke-width="0.028cm" svg:stroke-color="#000000" draw:marker-start-width="0.242cm" draw:marker-end-width="0.242cm" draw:fill-color="#729fcf" draw:textarea-horizontal-align="justify" draw:textarea-vertical-align="middle" draw:auto-grow-height="false" fo:min-height="0.479cm" fo:min-width="0cm" fo:padding-top="0.139cm" fo:padding-bottom="0.139cm" fo:padding-left="0.264cm" fo:padding-right="0.264cm"/>
    </style:style>
    <style:style style:name="P1" style:family="paragraph">
      <style:paragraph-properties fo:margin-left="0cm" fo:margin-right="0cm" fo:margin-top="0cm" fo:margin-bottom="0cm" fo:line-height="100%" fo:text-align="center" fo:text-indent="0cm" style:writing-mode="lr-tb"/>
      <style:text-properties fo:font-size="26pt"/>
    </style:style>
    <style:style style:name="P2" style:family="paragraph">
      <loext:graphic-properties draw:fill-color="#ffffff"/>
      <style:paragraph-properties fo:margin-left="0cm" fo:margin-right="0cm" fo:margin-top="0cm" fo:margin-bottom="0cm" fo:line-height="100%" fo:text-align="center" fo:text-indent="0cm" style:writing-mode="lr-tb"/>
      <style:text-properties fo:font-size="26pt"/>
    </style:style>
    <style:style style:name="P3" style:family="paragraph">
      <style:paragraph-properties fo:text-align="center" style:writing-mode="lr-tb"/>
      <style:text-properties fo:font-size="5pt"/>
    </style:style>
    <style:style style:name="P4" style:family="paragraph">
      <loext:graphic-properties draw:fill-color="#ffffff"/>
      <style:paragraph-properties fo:text-align="center" style:writing-mode="lr-tb"/>
      <style:text-properties fo:font-size="5pt"/>
    </style:style>
    <style:style style:name="P5" style:family="paragraph">
      <style:paragraph-properties fo:text-align="center" style:writing-mode="lr-tb"/>
      <style:text-properties fo:font-size="18pt"/>
    </style:style>
    <style:style style:name="P6" style:family="paragraph">
      <loext:graphic-properties draw:fill-color="#ffffff"/>
      <style:paragraph-properties fo:text-align="center" style:writing-mode="lr-tb"/>
      <style:text-properties fo:font-size="18pt"/>
    </style:style>
    <style:style style:name="P7" style:family="paragraph">
      <style:paragraph-properties fo:text-align="center" style:writing-mode="lr-tb"/>
      <style:text-properties fo:font-size="4pt"/>
    </style:style>
    <style:style style:name="P8" style:family="paragraph">
      <loext:graphic-properties draw:fill-color="#ffffff"/>
      <style:paragraph-properties fo:text-align="center" style:writing-mode="lr-tb"/>
      <style:text-properties fo:font-size="4pt"/>
    </style:style>
    <style:style style:name="P9" style:family="paragraph">
      <style:paragraph-properties fo:text-align="start" style:writing-mode="lr-tb"/>
      <style:text-properties fo:font-size="4pt"/>
    </style:style>
    <style:style style:name="P10" style:family="paragraph">
      <loext:graphic-properties draw:fill-color="#ffffff"/>
      <style:paragraph-properties fo:text-align="start" style:writing-mode="lr-tb"/>
      <style:text-properties fo:font-size="4pt"/>
    </style:style>
    <style:style style:name="P11" style:family="paragraph">
      <loext:graphic-properties draw:fill-color="#ff0000"/>
      <style:paragraph-properties fo:text-align="center" style:writing-mode="lr-tb"/>
      <style:text-properties fo:font-size="4pt"/>
    </style:style>
    <style:style style:name="P12" style:family="paragraph">
      <style:paragraph-properties fo:margin-left="0cm" fo:margin-right="0cm" fo:margin-top="0cm" fo:margin-bottom="0cm" fo:line-height="100%" fo:text-align="center" fo:text-indent="0cm" style:writing-mode="lr-tb"/>
      <style:text-properties fo:font-size="4pt"/>
    </style:style>
    <style:style style:name="P13" style:family="paragraph">
      <style:paragraph-properties fo:text-align="center" style:writing-mode="lr-tb"/>
      <style:text-properties fo:font-size="3pt"/>
    </style:style>
    <style:style style:name="P14" style:family="paragraph">
      <loext:graphic-properties draw:fill-color="#ff0000"/>
      <style:paragraph-properties fo:text-align="center" style:writing-mode="lr-tb"/>
      <style:text-properties fo:font-size="3pt"/>
    </style:style>
    <style:style style:name="P15" style:family="paragraph">
      <loext:graphic-properties draw:fill-color="#ff0000"/>
      <style:paragraph-properties fo:margin-left="0cm" fo:margin-right="0cm" fo:margin-top="0cm" fo:margin-bottom="0cm" fo:line-height="100%" fo:text-align="center" fo:text-indent="0cm" style:writing-mode="lr-tb"/>
      <style:text-properties fo:font-size="4pt"/>
    </style:style>
    <style:style style:name="P16" style:family="paragraph">
      <loext:graphic-properties draw:fill-color="#ff0000"/>
      <style:paragraph-properties fo:text-align="start" style:writing-mode="lr-tb"/>
      <style:text-properties fo:font-size="4pt"/>
    </style:style>
    <style:style style:name="P17" style:family="paragraph">
      <loext:graphic-properties draw:fill-color="#729fcf"/>
      <style:paragraph-properties fo:text-align="center" style:writing-mode="lr-tb"/>
      <style:text-properties fo:font-size="4pt"/>
    </style:style>
    <style:style style:name="P18" style:family="paragraph">
      <loext:graphic-properties draw:fill-color="#729fcf"/>
      <style:paragraph-properties fo:margin-left="0cm" fo:margin-right="0cm" fo:margin-top="0cm" fo:margin-bottom="0cm" fo:line-height="100%" fo:text-align="center" fo:text-indent="0cm" style:writing-mode="lr-tb"/>
      <style:text-properties fo:font-size="4pt"/>
    </style:style>
    <style:style style:name="P19" style:family="paragraph">
      <loext:graphic-properties draw:fill-color="#729fcf"/>
      <style:paragraph-properties fo:text-align="center" style:writing-mode="lr-tb"/>
      <style:text-properties fo:font-size="3pt"/>
    </style:style>
    <style:style style:name="P20" style:family="paragraph">
      <loext:graphic-properties draw:fill="none"/>
      <style:paragraph-properties fo:text-align="center"/>
    </style:style>
    <style:style style:name="P21" style:family="paragraph">
      <style:paragraph-properties fo:text-align="center" style:writing-mode="lr-tb"/>
      <style:text-properties fo:font-size="12pt"/>
    </style:style>
    <style:style style:name="P22" style:family="paragraph">
      <loext:graphic-properties draw:fill-color="#ffbf00"/>
      <style:paragraph-properties fo:text-align="center" style:writing-mode="lr-tb"/>
      <style:text-properties fo:font-size="12pt"/>
    </style:style>
    <style:style style:name="P23" style:family="paragraph">
      <loext:graphic-properties draw:fill="solid"/>
      <style:paragraph-properties fo:text-align="center"/>
    </style:style>
    <style:style style:name="P24" style:family="paragraph">
      <loext:graphic-properties draw:opacity="0%"/>
      <style:paragraph-properties fo:text-align="center"/>
    </style:style>
    <style:style style:name="P25" style:family="paragraph">
      <style:paragraph-properties fo:text-align="center" style:writing-mode="lr-tb"/>
      <style:text-properties fo:font-size="8pt"/>
    </style:style>
    <style:style style:name="P26" style:family="paragraph">
      <loext:graphic-properties draw:fill="none" draw:fill-color="#ffffff"/>
      <style:paragraph-properties style:writing-mode="lr-tb"/>
      <style:text-properties fo:font-size="3pt"/>
    </style:style>
    <style:style style:name="P27" style:family="paragraph">
      <loext:graphic-properties draw:fill="solid"/>
      <style:paragraph-properties fo:text-align="center"/>
      <style:text-properties fo:font-size="3pt"/>
    </style:style>
    <style:style style:name="P28" style:family="paragraph">
      <loext:graphic-properties draw:fill-color="#00a933"/>
      <style:paragraph-properties fo:text-align="center" style:writing-mode="lr-tb"/>
      <style:text-properties fo:font-size="12pt"/>
    </style:style>
    <style:style style:name="P29" style:family="paragraph">
      <style:paragraph-properties fo:text-align="start" style:writing-mode="lr-tb"/>
      <style:text-properties fo:font-size="6pt"/>
    </style:style>
    <style:style style:name="P30" style:family="paragraph">
      <style:paragraph-properties fo:margin-left="0cm" fo:margin-right="0cm" fo:margin-top="0cm" fo:margin-bottom="0cm" fo:line-height="100%" fo:text-align="start" fo:text-indent="0cm" style:writing-mode="lr-tb"/>
      <style:text-properties fo:font-size="6pt"/>
    </style:style>
    <style:style style:name="P31" style:family="paragraph">
      <loext:graphic-properties draw:fill-color="#a1467e"/>
      <style:paragraph-properties fo:text-align="center" style:writing-mode="lr-tb"/>
      <style:text-properties fo:font-size="12pt"/>
    </style:style>
    <style:style style:name="P32" style:family="paragraph">
      <loext:graphic-properties draw:fill-color="#ff0000"/>
      <style:paragraph-properties fo:text-align="center" style:writing-mode="lr-tb"/>
      <style:text-properties fo:font-size="12pt"/>
    </style:style>
    <style:style style:name="P33" style:family="paragraph">
      <style:paragraph-properties fo:text-align="center"/>
    </style:style>
    <style:style style:name="P34" style:family="paragraph">
      <loext:graphic-properties draw:fill-color="#ffffff"/>
      <style:paragraph-properties fo:text-align="center"/>
    </style:style>
    <style:style style:name="P35" style:family="paragraph">
      <loext:graphic-properties draw:opacity="0%"/>
      <style:paragraph-properties fo:text-align="center" style:writing-mode="lr-tb"/>
      <style:text-properties fo:font-size="4pt"/>
    </style:style>
    <style:style style:name="P36" style:family="paragraph">
      <loext:graphic-properties draw:opacity="0%"/>
      <style:paragraph-properties fo:text-align="center" style:writing-mode="lr-tb"/>
      <style:text-properties fo:font-size="6pt"/>
    </style:style>
    <style:style style:name="P37" style:family="paragraph">
      <loext:graphic-properties draw:opacity="0%"/>
      <style:paragraph-properties fo:text-align="center" style:writing-mode="lr-tb"/>
      <style:text-properties fo:font-size="8pt"/>
    </style:style>
    <style:style style:name="P38" style:family="paragraph">
      <loext:graphic-properties draw:fill-color="#729fcf"/>
      <style:paragraph-properties fo:text-align="center"/>
    </style:style>
    <style:style style:name="T1" style:family="text">
      <style:text-properties fo:font-size="26pt" fo:font-weight="bold"/>
    </style:style>
    <style:style style:name="T2" style:family="text">
      <style:text-properties fo:font-size="5pt"/>
    </style:style>
    <style:style style:name="T3" style:family="text">
      <style:text-properties fo:font-size="18pt"/>
    </style:style>
    <style:style style:name="T4" style:family="text">
      <style:text-properties fo:font-size="4pt"/>
    </style:style>
    <style:style style:name="T5" style:family="text">
      <style:text-properties fo:font-variant="normal" fo:text-transform="none" style:use-window-font-color="true" style:text-outline="false" style:text-line-through-style="none" style:text-line-through-type="none" style:font-name="Liberation Sans" fo:font-size="4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style:style style:name="T6" style:family="text">
      <style:text-properties fo:font-size="3pt"/>
    </style:style>
    <style:style style:name="T7" style:family="text">
      <style:text-properties fo:font-size="12pt"/>
    </style:style>
    <style:style style:name="T8" style:family="text">
      <style:text-properties fo:font-size="8pt"/>
    </style:style>
    <style:style style:name="T9" style:family="text">
      <style:text-properties fo:font-size="6pt"/>
    </style:style>
    <style:style style:name="T10" style:family="text">
      <style:text-properties fo:font-variant="normal" fo:text-transform="none" style:use-window-font-color="true" style:text-outline="false" style:text-line-through-style="none" style:text-line-through-type="none" style:font-name="Liberation Sans" fo:font-size="3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2" draw:layer="layout" svg:width="10.9cm" svg:height="1.094cm" svg:x="65.95cm" svg:y="18.55cm">
          <text:p text:style-name="P1"><text:span text:style-name="T1">D</text:span><text:span text:style-name="T1">M</text:span><text:span text:style-name="T1">A </text:span><text:span text:style-name="T1">M</text:span><text:span text:style-name="T1">o</text:span><text:span text:style-name="T1">d</text:span><text:span text:style-name="T1">u</text:span><text:span text:style-name="T1">l</text:span><text:span text:style-name="T1">e</text:span></text:p>
          <draw:enhanced-geometry svg:viewBox="0 0 21600 21600" draw:type="rectangle" draw:enhanced-path="M 0 0 L 21600 0 21600 21600 0 21600 0 0 Z N"/>
        </draw:custom-shape>
        <draw:custom-shape draw:style-name="gr2" draw:text-style-name="P4" draw:layer="layout" svg:width="0.404cm" svg:height="0.2cm" svg:x="74.496cm" svg:y="27.549cm">
          <text:p text:style-name="P3"><text:span text:style-name="T2">axi4.w</text:span></text:p>
          <draw:enhanced-geometry svg:viewBox="0 0 21600 21600" draw:type="rectangle" draw:enhanced-path="M 0 0 L 21600 0 21600 21600 0 21600 0 0 Z N"/>
        </draw:custom-shape>
        <draw:custom-shape draw:style-name="gr3" draw:text-style-name="P4" draw:layer="layout" svg:width="0.501cm" svg:height="0.2cm" svg:x="74.499cm" svg:y="27.149cm">
          <text:p text:style-name="P3"><text:span text:style-name="T2">axi</text:span><text:span text:style-name="T2">4.a</text:span><text:span text:style-name="T2">w</text:span></text:p>
          <draw:enhanced-geometry svg:viewBox="0 0 21600 21600" draw:type="rectangle" draw:enhanced-path="M 0 0 L 21600 0 21600 21600 0 21600 0 0 Z N"/>
        </draw:custom-shape>
        <draw:custom-shape draw:style-name="gr4" draw:text-style-name="P6" draw:layer="layout" svg:width="3.7cm" svg:height="1.4cm" svg:x="40.6cm" svg:y="26cm">
          <text:p text:style-name="P5"><text:span text:style-name="T3">F</text:span><text:span text:style-name="T3">S</text:span><text:span text:style-name="T3">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404cm" svg:height="0.2cm" svg:x="36.195cm" svg:y="11.6cm">
          <text:p text:style-name="P7"><text:span text:style-name="T4">rs1+</text:span><text:span text:style-name="T4">0</text:span></text:p>
          <draw:enhanced-geometry svg:viewBox="0 0 21600 21600" draw:type="rectangle" draw:enhanced-path="M 0 0 L 21600 0 21600 21600 0 21600 0 0 Z N"/>
        </draw:custom-shape>
        <draw:custom-shape draw:style-name="gr5" draw:text-style-name="P8" draw:layer="layout" svg:width="0.404cm" svg:height="0.2cm" svg:x="36.195cm" svg:y="11.4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36.195cm" svg:y="11.2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36.195cm" svg:y="11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36.195cm" svg:y="10.8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36.195cm" svg:y="10.6cm">
          <text:p text:style-name="P7"><text:span text:style-name="T4">rs1+5</text:span></text:p>
          <draw:enhanced-geometry svg:viewBox="0 0 21600 21600" draw:type="rectangle" draw:enhanced-path="M 0 0 L 21600 0 21600 21600 0 21600 0 0 Z N"/>
        </draw:custom-shape>
        <draw:custom-shape draw:style-name="gr5" draw:text-style-name="P8" draw:layer="layout" svg:width="0.404cm" svg:height="0.2cm" svg:x="36.195cm" svg:y="17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36.195cm" svg:y="16.8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36.195cm" svg:y="16.6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36.195cm" svg:y="16.4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36.195cm" svg:y="16.2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36.195cm" svg:y="16cm">
          <text:p text:style-name="P7"><text:span text:style-name="T4">rs1+5</text:span></text:p>
          <draw:enhanced-geometry svg:viewBox="0 0 21600 21600" draw:type="rectangle" draw:enhanced-path="M 0 0 L 21600 0 21600 21600 0 21600 0 0 Z N"/>
        </draw:custom-shape>
        <draw:custom-shape draw:style-name="gr5" draw:text-style-name="P8" draw:layer="layout" svg:width="0.404cm" svg:height="0.2cm" svg:x="36.195cm" svg:y="13.6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36.195cm" svg:y="13.4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36.195cm" svg:y="13.2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36.195cm" svg:y="13cm">
          <text:p text:style-name="P7"><text:span text:style-name="T4">rs1+</text:span><text:span text:style-name="T4">3</text:span></text:p>
          <draw:enhanced-geometry svg:viewBox="0 0 21600 21600" draw:type="rectangle" draw:enhanced-path="M 0 0 L 21600 0 21600 21600 0 21600 0 0 Z N"/>
        </draw:custom-shape>
        <draw:custom-shape draw:style-name="gr5" draw:text-style-name="P8" draw:layer="layout" svg:width="0.404cm" svg:height="0.2cm" svg:x="36.195cm" svg:y="12.8cm">
          <text:p text:style-name="P7"><text:span text:style-name="T4">rs1</text:span><text:span text:style-name="T4">+4</text:span></text:p>
          <draw:enhanced-geometry svg:viewBox="0 0 21600 21600" draw:type="rectangle" draw:enhanced-path="M 0 0 L 21600 0 21600 21600 0 21600 0 0 Z N"/>
        </draw:custom-shape>
        <draw:custom-shape draw:style-name="gr5" draw:text-style-name="P8" draw:layer="layout" svg:width="0.404cm" svg:height="0.2cm" svg:x="36.195cm" svg:y="12.6cm">
          <text:p text:style-name="P7"><text:span text:style-name="T4">rs1</text:span><text:span text:style-name="T4">+5</text:span></text:p>
          <draw:enhanced-geometry svg:viewBox="0 0 21600 21600" draw:type="rectangle" draw:enhanced-path="M 0 0 L 21600 0 21600 21600 0 21600 0 0 Z N"/>
        </draw:custom-shape>
        <draw:custom-shape draw:style-name="gr5" draw:text-style-name="P8" draw:layer="layout" svg:width="0.404cm" svg:height="0.2cm" svg:x="36.195cm" svg:y="15.4cm">
          <text:p text:style-name="P7"><text:span text:style-name="T4">bd </text:span><text:span text:style-name="T4">ptr</text:span></text:p>
          <draw:enhanced-geometry svg:viewBox="0 0 21600 21600" draw:type="rectangle" draw:enhanced-path="M 0 0 L 21600 0 21600 21600 0 21600 0 0 Z N"/>
        </draw:custom-shape>
        <draw:custom-shape draw:style-name="gr5" draw:text-style-name="P8" draw:layer="layout" svg:width="0.404cm" svg:height="0.2cm" svg:x="36.195cm" svg:y="15.2cm">
          <text:p text:style-name="P7"><text:span text:style-name="T4">crc </text:span><text:span text:style-name="T4">bd</text:span></text:p>
          <draw:enhanced-geometry svg:viewBox="0 0 21600 21600" draw:type="rectangle" draw:enhanced-path="M 0 0 L 21600 0 21600 21600 0 21600 0 0 Z N"/>
        </draw:custom-shape>
        <draw:custom-shape draw:style-name="gr5" draw:text-style-name="P8" draw:layer="layout" svg:width="0.404cm" svg:height="0.2cm" svg:x="36.195cm" svg:y="15cm">
          <text:p text:style-name="P7"><text:span text:style-name="T4">mv </text:span><text:span text:style-name="T4">bd</text:span></text:p>
          <draw:enhanced-geometry svg:viewBox="0 0 21600 21600" draw:type="rectangle" draw:enhanced-path="M 0 0 L 21600 0 21600 21600 0 21600 0 0 Z N"/>
        </draw:custom-shape>
        <draw:custom-shape draw:style-name="gr5" draw:text-style-name="P8" draw:layer="layout" svg:width="0.404cm" svg:height="0.2cm" svg:x="36.196cm" svg:y="9.6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36.196cm" svg:y="9.4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36.196cm" svg:y="9.2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36.196cm" svg:y="9cm">
          <text:p text:style-name="P7"><text:span text:style-name="T4">rs1+</text:span><text:span text:style-name="T4">3</text:span></text:p>
          <draw:enhanced-geometry svg:viewBox="0 0 21600 21600" draw:type="rectangle" draw:enhanced-path="M 0 0 L 21600 0 21600 21600 0 21600 0 0 Z N"/>
        </draw:custom-shape>
        <draw:custom-shape draw:style-name="gr5" draw:text-style-name="P8" draw:layer="layout" svg:width="0.404cm" svg:height="0.2cm" svg:x="36.196cm" svg:y="8.8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36.196cm" svg:y="8.6cm">
          <text:p text:style-name="P7"><text:span text:style-name="T4">rs1+</text:span><text:span text:style-name="T4">5</text:span></text:p>
          <draw:enhanced-geometry svg:viewBox="0 0 21600 21600" draw:type="rectangle" draw:enhanced-path="M 0 0 L 21600 0 21600 21600 0 21600 0 0 Z N"/>
        </draw:custom-shape>
        <draw:custom-shape draw:style-name="gr5" draw:text-style-name="P8" draw:layer="layout" svg:width="0.404cm" svg:height="0.2cm" svg:x="36.197cm" svg:y="7.6cm">
          <text:p text:style-name="P7"><text:span text:style-name="T4">rs1+</text:span><text:span text:style-name="T4">0</text:span></text:p>
          <draw:enhanced-geometry svg:viewBox="0 0 21600 21600" draw:type="rectangle" draw:enhanced-path="M 0 0 L 21600 0 21600 21600 0 21600 0 0 Z N"/>
        </draw:custom-shape>
        <draw:custom-shape draw:style-name="gr5" draw:text-style-name="P8" draw:layer="layout" svg:width="0.404cm" svg:height="0.2cm" svg:x="36.197cm" svg:y="7.4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36.197cm" svg:y="7.2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36.197cm" svg:y="7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36.197cm" svg:y="6.8cm">
          <text:p text:style-name="P7"><text:span text:style-name="T4">rs1+</text:span><text:span text:style-name="T4">4</text:span></text:p>
          <draw:enhanced-geometry svg:viewBox="0 0 21600 21600" draw:type="rectangle" draw:enhanced-path="M 0 0 L 21600 0 21600 21600 0 21600 0 0 Z N"/>
        </draw:custom-shape>
        <draw:custom-shape draw:style-name="gr5" draw:text-style-name="P8" draw:layer="layout" svg:width="0.404cm" svg:height="0.2cm" svg:x="36.197cm" svg:y="6.6cm">
          <text:p text:style-name="P7"><text:span text:style-name="T4">rs1+</text:span><text:span text:style-name="T4">5</text:span></text:p>
          <draw:enhanced-geometry svg:viewBox="0 0 21600 21600" draw:type="rectangle" draw:enhanced-path="M 0 0 L 21600 0 21600 21600 0 21600 0 0 Z N"/>
        </draw:custom-shape>
        <draw:custom-shape draw:style-name="gr5" draw:text-style-name="P8" draw:layer="layout" svg:width="0.404cm" svg:height="0.2cm" svg:x="35.6cm" svg:y="24.6cm">
          <text:p text:style-name="P7"><text:span text:style-name="T4">rs1+</text:span><text:span text:style-name="T4">0</text:span></text:p>
          <draw:enhanced-geometry svg:viewBox="0 0 21600 21600" draw:type="rectangle" draw:enhanced-path="M 0 0 L 21600 0 21600 21600 0 21600 0 0 Z N"/>
        </draw:custom-shape>
        <draw:custom-shape draw:style-name="gr5" draw:text-style-name="P8" draw:layer="layout" svg:width="0.404cm" svg:height="0.2cm" svg:x="35.6cm" svg:y="24.4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35.6cm" svg:y="24.2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35.6cm" svg:y="24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35.6cm" svg:y="23.8cm">
          <text:p text:style-name="P7"><text:span text:style-name="T4">rs1</text:span><text:span text:style-name="T4">+4</text:span></text:p>
          <draw:enhanced-geometry svg:viewBox="0 0 21600 21600" draw:type="rectangle" draw:enhanced-path="M 0 0 L 21600 0 21600 21600 0 21600 0 0 Z N"/>
        </draw:custom-shape>
        <draw:custom-shape draw:style-name="gr5" draw:text-style-name="P8" draw:layer="layout" svg:width="0.404cm" svg:height="0.2cm" svg:x="35.6cm" svg:y="23.6cm">
          <text:p text:style-name="P7"><text:span text:style-name="T4">rs1+5</text:span></text:p>
          <draw:enhanced-geometry svg:viewBox="0 0 21600 21600" draw:type="rectangle" draw:enhanced-path="M 0 0 L 21600 0 21600 21600 0 21600 0 0 Z N"/>
        </draw:custom-shape>
        <draw:custom-shape draw:style-name="gr5" draw:text-style-name="P8" draw:layer="layout" svg:width="0.404cm" svg:height="0.2cm" svg:x="49.998cm" svg:y="16.8cm">
          <text:p text:style-name="P7"><text:span text:style-name="T4">rd+</text:span><text:span text:style-name="T4">0</text:span></text:p>
          <draw:enhanced-geometry svg:viewBox="0 0 21600 21600" draw:type="rectangle" draw:enhanced-path="M 0 0 L 21600 0 21600 21600 0 21600 0 0 Z N"/>
        </draw:custom-shape>
        <draw:custom-shape draw:style-name="gr5" draw:text-style-name="P8" draw:layer="layout" svg:width="0.404cm" svg:height="0.2cm" svg:x="49.998cm" svg:y="16.6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16.4cm">
          <text:p text:style-name="P7"><text:span text:style-name="T4">rd+</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49.998cm" svg:y="16.2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16cm">
          <text:p text:style-name="P7"><text:span text:style-name="T4">rd+</text:span><text:span text:style-name="T4">4</text:span></text:p>
          <draw:enhanced-geometry svg:viewBox="0 0 21600 21600" draw:type="rectangle" draw:enhanced-path="M 0 0 L 21600 0 21600 21600 0 21600 0 0 Z N"/>
        </draw:custom-shape>
        <draw:custom-shape draw:style-name="gr5" draw:text-style-name="P8" draw:layer="layout" svg:width="0.404cm" svg:height="0.2cm" svg:x="49.998cm" svg:y="15.8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49.999cm" svg:y="17.2cm">
          <text:p text:style-name="P7"><text:span text:style-name="T4">rd+0</text:span></text:p>
          <draw:enhanced-geometry svg:viewBox="0 0 21600 21600" draw:type="rectangle" draw:enhanced-path="M 0 0 L 21600 0 21600 21600 0 21600 0 0 Z N"/>
        </draw:custom-shape>
        <draw:custom-shape draw:style-name="gr6" draw:text-style-name="P10" draw:layer="layout" svg:width="2.4cm" svg:height="0.2cm" svg:x="50.395cm" svg:y="15.4cm">
          <text:p text:style-name="P9"><text:span text:style-name="T4">dma </text:span><text:span text:style-name="T4">output</text:span></text:p>
          <draw:enhanced-geometry svg:viewBox="0 0 21600 21600" draw:type="rectangle" draw:enhanced-path="M 0 0 L 21600 0 21600 21600 0 21600 0 0 Z N"/>
        </draw:custom-shape>
        <draw:custom-shape draw:style-name="gr5" draw:text-style-name="P8" draw:layer="layout" svg:width="0.404cm" svg:height="0.2cm" svg:x="49.998cm" svg:y="13.6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1cm" svg:y="13.4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13.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13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12.8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12.6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49.998cm" svg:y="11.6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8cm" svg:y="11.4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11.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11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10.8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10.6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49.998cm" svg:y="9.6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8cm" svg:y="9.4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9.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9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8.8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8.6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49.998cm" svg:y="7.6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8cm" svg:y="7.4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7.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7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6.8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6.6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36.595cm" svg:y="15.6cm">
          <text:p text:style-name="P9"><text:span text:style-name="T4">dma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6" draw:text-style-name="P10" draw:layer="layout" svg:width="2.4cm" svg:height="0.2cm" svg:x="36.595cm" svg:y="10.2cm">
          <text:p text:style-name="P9"><text:span text:style-name="T4">key </text:span><text:span text:style-name="T4">read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6" draw:text-style-name="P10" draw:layer="layout" svg:width="2.4cm" svg:height="0.2cm" svg:x="36.595cm" svg:y="1.6cm">
          <text:p text:style-name="P9"><text:span text:style-name="T4">cmd</text:span><text:span text:style-name="T4">_met</text:span><text:span text:style-name="T4">a </text:span><text:span text:style-name="T4">form</text:span><text:span text:style-name="T4">at</text:span></text:p>
          <draw:enhanced-geometry svg:viewBox="0 0 21600 21600" draw:type="rectangle" draw:enhanced-path="M 0 0 L 21600 0 21600 21600 0 21600 0 0 Z N"/>
        </draw:custom-shape>
        <draw:custom-shape draw:style-name="gr5" draw:text-style-name="P8" draw:layer="layout" svg:width="0.404cm" svg:height="0.2cm" svg:x="36.195cm" svg:y="2.8cm">
          <text:p text:style-name="P7"><text:span text:style-name="T4">rs1+</text:span><text:span text:style-name="T4">0</text:span></text:p>
          <draw:enhanced-geometry svg:viewBox="0 0 21600 21600" draw:type="rectangle" draw:enhanced-path="M 0 0 L 21600 0 21600 21600 0 21600 0 0 Z N"/>
        </draw:custom-shape>
        <draw:custom-shape draw:style-name="gr5" draw:text-style-name="P8" draw:layer="layout" svg:width="0.404cm" svg:height="0.2cm" svg:x="36.195cm" svg:y="2.6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36.195cm" svg:y="2.4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36.195cm" svg:y="2.2cm">
          <text:p text:style-name="P7"><text:span text:style-name="T4">rs1+</text:span><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38.595cm" svg:y="1.8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4cm" svg:y="1.8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6cm" svg:y="1.8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5cm" svg:y="1.8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7cm" svg:y="1.8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6cm" svg:y="1.8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8cm" svg:y="1.8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7cm" svg:y="1.8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999cm" svg:y="1.8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8cm" svg:y="1.8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6cm" svg:y="1.8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5cm" svg:y="1.8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7cm" svg:y="1.8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6cm" svg:y="1.8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8cm" svg:y="1.8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7cm" svg:y="1.8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399cm" svg:y="1.8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8cm" svg:y="1.8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cm" svg:y="1.8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199cm" svg:y="1.8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7cm" svg:y="1.8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6cm" svg:y="1.8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8cm" svg:y="1.8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7cm" svg:y="1.8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799cm" svg:y="1.8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8cm" svg:y="1.8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cm" svg:y="1.8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599cm" svg:y="1.8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1cm" svg:y="1.8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cm" svg:y="1.8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1cm" svg:y="1.8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1cm" svg:y="1.8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5cm" svg:y="1.8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4cm" svg:y="1.8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6cm" svg:y="1.8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5cm" svg:y="1.8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7cm" svg:y="1.8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6cm" svg:y="1.8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8cm" svg:y="1.8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7cm" svg:y="1.8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6cm" svg:y="1.8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5cm" svg:y="1.8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7cm" svg:y="1.8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6cm" svg:y="1.8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8cm" svg:y="1.8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7cm" svg:y="1.8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399cm" svg:y="1.8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8cm" svg:y="1.8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cm" svg:y="1.8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199cm" svg:y="1.8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7cm" svg:y="1.8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6cm" svg:y="1.8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8cm" svg:y="1.8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7cm" svg:y="1.8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799cm" svg:y="1.8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8cm" svg:y="1.8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cm" svg:y="1.8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599cm" svg:y="1.8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1cm" svg:y="1.8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cm" svg:y="1.8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1cm" svg:y="1.8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1cm" svg:y="1.8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cm" svg:y="1.8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799cm" svg:y="1.8cm">
          <text:p text:style-name="P7"><text:span text:style-name="T4">62</text:span></text:p>
          <draw:enhanced-geometry svg:viewBox="0 0 21600 21600" draw:type="rectangle" draw:enhanced-path="M 0 0 L 21600 0 21600 21600 0 21600 0 0 Z N"/>
        </draw:custom-shape>
        <draw:custom-shape draw:style-name="gr8" draw:text-style-name="P11" draw:layer="layout" svg:width="12.796cm" svg:height="0.2cm" svg:x="36.599cm" svg:y="2.2cm">
          <text:p text:style-name="P7"><text:span text:style-name="T4">cmd</text:span><text:span text:style-name="T4">_met</text:span><text:span text:style-name="T4">a 2</text:span></text:p>
          <draw:enhanced-geometry svg:viewBox="0 0 21600 21600" draw:type="rectangle" draw:enhanced-path="M 0 0 L 21600 0 21600 21600 0 21600 0 0 Z N"/>
        </draw:custom-shape>
        <draw:custom-shape draw:style-name="gr8" draw:text-style-name="P11" draw:layer="layout" svg:width="12.796cm" svg:height="0.2cm" svg:x="36.599cm" svg:y="2.4cm">
          <text:p text:style-name="P7"><text:span text:style-name="T4">cmd</text:span><text:span text:style-name="T4">_met</text:span><text:span text:style-name="T4">a 1</text:span></text:p>
          <draw:enhanced-geometry svg:viewBox="0 0 21600 21600" draw:type="rectangle" draw:enhanced-path="M 0 0 L 21600 0 21600 21600 0 21600 0 0 Z N"/>
        </draw:custom-shape>
        <draw:custom-shape draw:style-name="gr8" draw:text-style-name="P11" draw:layer="layout" svg:width="12.796cm" svg:height="0.2cm" svg:x="36.599cm" svg:y="2.6cm">
          <text:p text:style-name="P7"><text:span text:style-name="T4">cmd</text:span><text:span text:style-name="T4">_met</text:span><text:span text:style-name="T4">a 0</text:span></text:p>
          <draw:enhanced-geometry svg:viewBox="0 0 21600 21600" draw:type="rectangle" draw:enhanced-path="M 0 0 L 21600 0 21600 21600 0 21600 0 0 Z N"/>
        </draw:custom-shape>
        <draw:custom-shape draw:style-name="gr9" draw:text-style-name="P11" draw:layer="layout" svg:width="0.8cm" svg:height="0.2cm" svg:x="48.595cm" svg:y="2.8cm">
          <text:p text:style-name="P7"><text:span text:style-name="T4">cmd 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7.795cm" svg:y="2.8cm">
          <text:p text:style-name="P7"><text:span text:style-name="T4">cmd 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5cm" svg:y="2.8cm">
          <text:p text:style-name="P7"><text:span text:style-name="T4">cmd 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5cm" svg:y="2.8cm">
          <text:p text:style-name="P7"><text:span text:style-name="T4">cmd 3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5.395cm" svg:y="2.8cm">
          <text:p text:style-name="P12"><text:span text:style-name="T5">cmd 4</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4.595cm" svg:y="2.8cm">
          <text:p text:style-name="P12"><text:span text:style-name="T5">cmd 5</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3.795cm" svg:y="2.8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2.995cm" svg:y="2.8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2.195cm" svg:y="2.8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1.395cm" svg:y="2.8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0.595cm" svg:y="2.8cm">
          <text:p text:style-name="P12"><text:span text:style-name="T5">cmd 10</text:span><text:span text:style-name="T4"> type</text:span></text:p>
          <draw:enhanced-geometry svg:viewBox="0 0 21600 21600" draw:type="rectangle" draw:enhanced-path="M 0 0 L 21600 0 21600 21600 0 21600 0 0 Z N"/>
        </draw:custom-shape>
        <draw:custom-shape draw:style-name="gr9" draw:text-style-name="P11" draw:layer="layout" svg:width="0.8cm" svg:height="0.2cm" svg:x="39.795cm" svg:y="2.8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38.995cm" svg:y="2.8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38.195cm" svg:y="2.8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37.395cm" svg:y="2.8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36.595cm" svg:y="2.8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10" draw:text-style-name="P11" draw:layer="layout" svg:width="6.4cm" svg:height="0.2cm" svg:x="42.995cm" svg:y="3cm">
          <text:p text:style-name="P7"><text:span text:style-name="T4">cmd 0 inst</text:span></text:p>
          <draw:enhanced-geometry svg:viewBox="0 0 21600 21600" draw:type="rectangle" draw:enhanced-path="M 0 0 L 21600 0 21600 21600 0 21600 0 0 Z N"/>
        </draw:custom-shape>
        <draw:custom-shape draw:style-name="gr7" draw:text-style-name="P11" draw:layer="layout" svg:width="0.2cm" svg:height="0.2cm" svg:x="36.601cm" svg:y="3.8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36.801cm" svg:y="3.8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38.195cm" svg:y="3.8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38.394cm" svg:y="3.8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37.796cm" svg:y="3.8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37.995cm" svg:y="3.8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37.397cm" svg:y="3.8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37.596cm" svg:y="3.8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36.998cm" svg:y="3.8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37.197cm" svg:y="3.8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0.196cm" svg:y="3.8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0.395cm" svg:y="3.8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39.797cm" svg:y="3.8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39.996cm" svg:y="3.8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39.398cm" svg:y="3.8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39.597cm" svg:y="3.8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38.999cm" svg:y="3.8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39.198cm" svg:y="3.8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38.6cm" svg:y="3.8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38.799cm" svg:y="3.8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2.197cm" svg:y="3.8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2.396cm" svg:y="3.8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1.798cm" svg:y="3.8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1.997cm" svg:y="3.8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1.399cm" svg:y="3.8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1.598cm" svg:y="3.8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1cm" svg:y="3.8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1.199cm" svg:y="3.8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0.601cm" svg:y="3.8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0.8cm" svg:y="3.8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2.601cm" svg:y="3.8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2.801cm" svg:y="3.8cm">
          <text:p text:style-name="P7"><text:span text:style-name="T4">0</text:span></text:p>
          <draw:enhanced-geometry svg:viewBox="0 0 21600 21600" draw:type="rectangle" draw:enhanced-path="M 0 0 L 21600 0 21600 21600 0 21600 0 0 Z N"/>
        </draw:custom-shape>
        <draw:custom-shape draw:style-name="gr11" draw:text-style-name="P11" draw:layer="layout" svg:width="1.4cm" svg:height="0.2cm" svg:x="41.595cm" svg:y="4cm">
          <text:p text:style-name="P7"><text:span text:style-name="T4">opc</text:span><text:span text:style-name="T4">ode: </text:span><text:span text:style-name="T4">cust</text:span><text:span text:style-name="T4">om0/</text:span><text:span text:style-name="T4">1</text:span></text:p>
          <draw:enhanced-geometry svg:viewBox="0 0 21600 21600" draw:type="rectangle" draw:enhanced-path="M 0 0 L 21600 0 21600 21600 0 21600 0 0 Z N"/>
        </draw:custom-shape>
        <draw:custom-shape draw:style-name="gr12" draw:text-style-name="P11" draw:layer="layout" svg:width="1cm" svg:height="0.2cm" svg:x="40.595cm" svg:y="4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4cm">
          <text:p text:style-name="P7"><text:span text:style-name="T4">funct</text:span><text:span text:style-name="T4">5</text:span></text:p>
          <draw:enhanced-geometry svg:viewBox="0 0 21600 21600" draw:type="rectangle" draw:enhanced-path="M 0 0 L 21600 0 21600 21600 0 21600 0 0 Z N"/>
        </draw:custom-shape>
        <draw:custom-shape draw:style-name="gr11" draw:text-style-name="P11" draw:layer="layout" svg:width="1.4cm" svg:height="0.2cm" svg:x="36.595cm" svg:y="4cm">
          <text:p text:style-name="P7"><text:span text:style-name="T4">funct7</text:span></text:p>
          <draw:enhanced-geometry svg:viewBox="0 0 21600 21600" draw:type="rectangle" draw:enhanced-path="M 0 0 L 21600 0 21600 21600 0 21600 0 0 Z N"/>
        </draw:custom-shape>
        <draw:custom-shape draw:style-name="gr13" draw:text-style-name="P11" draw:layer="layout" svg:width="0.6cm" svg:height="0.2cm" svg:x="39.995cm" svg:y="4cm">
          <text:p text:style-name="P7"><text:span text:style-name="T4">funct</text:span><text:span text:style-name="T4">3</text:span></text:p>
          <draw:enhanced-geometry svg:viewBox="0 0 21600 21600" draw:type="rectangle" draw:enhanced-path="M 0 0 L 21600 0 21600 21600 0 21600 0 0 Z N"/>
        </draw:custom-shape>
        <draw:custom-shape draw:style-name="gr11" draw:text-style-name="P11" draw:layer="layout" svg:width="1.4cm" svg:height="0.2cm" svg:x="41.595cm" svg:y="4.2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0.595cm" svg:y="4.2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2cm">
          <text:p text:style-name="P7"><text:span text:style-name="T4">000</text:span><text:span text:style-name="T4">00</text:span></text:p>
          <draw:enhanced-geometry svg:viewBox="0 0 21600 21600" draw:type="rectangle" draw:enhanced-path="M 0 0 L 21600 0 21600 21600 0 21600 0 0 Z N"/>
        </draw:custom-shape>
        <draw:custom-shape draw:style-name="gr12" draw:text-style-name="P11" draw:layer="layout" svg:width="1cm" svg:height="0.2cm" svg:x="37.995cm" svg:y="4.2cm">
          <text:p text:style-name="P7"><text:span text:style-name="T4">0: load</text:span></text:p>
          <draw:enhanced-geometry svg:viewBox="0 0 21600 21600" draw:type="rectangle" draw:enhanced-path="M 0 0 L 21600 0 21600 21600 0 21600 0 0 Z N"/>
        </draw:custom-shape>
        <draw:custom-shape draw:style-name="gr11" draw:text-style-name="P11" draw:layer="layout" svg:width="1.4cm" svg:height="0.2cm" svg:x="36.595cm" svg:y="4.2cm">
          <text:p text:style-name="P7"><text:span text:style-name="T4">burs</text:span><text:span text:style-name="T4">t </text:span><text:span text:style-name="T4">num</text:span></text:p>
          <draw:enhanced-geometry svg:viewBox="0 0 21600 21600" draw:type="rectangle" draw:enhanced-path="M 0 0 L 21600 0 21600 21600 0 21600 0 0 Z N"/>
        </draw:custom-shape>
        <draw:custom-shape draw:style-name="gr13" draw:text-style-name="P11" draw:layer="layout" svg:width="0.6cm" svg:height="0.2cm" svg:x="39.995cm" svg:y="4.2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1.595cm" svg:y="4.4cm">
          <text:p text:style-name="P7"><text:span text:style-name="T4">opcode: </text:span><text:span text:style-name="T4">custom0</text:span></text:p>
          <draw:enhanced-geometry svg:viewBox="0 0 21600 21600" draw:type="rectangle" draw:enhanced-path="M 0 0 L 21600 0 21600 21600 0 21600 0 0 Z N"/>
        </draw:custom-shape>
        <draw:custom-shape draw:style-name="gr12" draw:text-style-name="P11" draw:layer="layout" svg:width="1cm" svg:height="0.2cm" svg:x="40.595cm" svg:y="4.4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4cm">
          <text:p text:style-name="P7"><text:span text:style-name="T4">00000</text:span></text:p>
          <draw:enhanced-geometry svg:viewBox="0 0 21600 21600" draw:type="rectangle" draw:enhanced-path="M 0 0 L 21600 0 21600 21600 0 21600 0 0 Z N"/>
        </draw:custom-shape>
        <draw:custom-shape draw:style-name="gr12" draw:text-style-name="P11" draw:layer="layout" svg:width="1cm" svg:height="0.2cm" svg:x="37.995cm" svg:y="4.4cm">
          <text:p text:style-name="P7"><text:span text:style-name="T4">1: store</text:span></text:p>
          <draw:enhanced-geometry svg:viewBox="0 0 21600 21600" draw:type="rectangle" draw:enhanced-path="M 0 0 L 21600 0 21600 21600 0 21600 0 0 Z N"/>
        </draw:custom-shape>
        <draw:custom-shape draw:style-name="gr11" draw:text-style-name="P11" draw:layer="layout" svg:width="1.4cm" svg:height="0.2cm" svg:x="36.595cm" svg:y="4.4cm">
          <text:p text:style-name="P7"><text:span text:style-name="T4">burst num</text:span></text:p>
          <draw:enhanced-geometry svg:viewBox="0 0 21600 21600" draw:type="rectangle" draw:enhanced-path="M 0 0 L 21600 0 21600 21600 0 21600 0 0 Z N"/>
        </draw:custom-shape>
        <draw:custom-shape draw:style-name="gr13" draw:text-style-name="P11" draw:layer="layout" svg:width="0.6cm" svg:height="0.2cm" svg:x="39.995cm" svg:y="4.4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1.595cm" svg:y="4.6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40.595cm" svg:y="4.6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6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4.6cm">
          <text:p text:style-name="P7"><text:span text:style-name="T4">2: </text:span><text:span text:style-name="T4">key </text:span><text:span text:style-name="T4">read</text:span></text:p>
          <draw:enhanced-geometry svg:viewBox="0 0 21600 21600" draw:type="rectangle" draw:enhanced-path="M 0 0 L 21600 0 21600 21600 0 21600 0 0 Z N"/>
        </draw:custom-shape>
        <draw:custom-shape draw:style-name="gr11" draw:text-style-name="P11" draw:layer="layout" svg:width="1.4cm" svg:height="0.2cm" svg:x="36.595cm" svg:y="4.6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39.995cm" svg:y="4.6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1.595cm" svg:y="4.8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0.595cm" svg:y="4.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8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4.8cm">
          <text:p text:style-name="P7"><text:span text:style-name="T4">3: </text:span><text:span text:style-name="T4">cam </text:span><text:span text:style-name="T4">sear</text:span><text:span text:style-name="T4">ch</text:span></text:p>
          <draw:enhanced-geometry svg:viewBox="0 0 21600 21600" draw:type="rectangle" draw:enhanced-path="M 0 0 L 21600 0 21600 21600 0 21600 0 0 Z N"/>
        </draw:custom-shape>
        <draw:custom-shape draw:style-name="gr11" draw:text-style-name="P11" draw:layer="layout" svg:width="1.4cm" svg:height="0.2cm" svg:x="36.595cm" svg:y="4.8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39.995cm" svg:y="4.8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1.595cm" svg:y="5cm">
          <text:p text:style-name="P7"><text:span text:style-name="T4">opcode: </text:span><text:span text:style-name="T4">custom0</text:span></text:p>
          <draw:enhanced-geometry svg:viewBox="0 0 21600 21600" draw:type="rectangle" draw:enhanced-path="M 0 0 L 21600 0 21600 21600 0 21600 0 0 Z N"/>
        </draw:custom-shape>
        <draw:custom-shape draw:style-name="gr12" draw:text-style-name="P11" draw:layer="layout" svg:width="1cm" svg:height="0.2cm" svg:x="40.595cm" svg:y="5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5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5cm">
          <text:p text:style-name="P7"><text:span text:style-name="T4">4: </text:span><text:span text:style-name="T4">dma </text:span><text:span text:style-name="T4">actio</text:span><text:span text:style-name="T4">n</text:span></text:p>
          <draw:enhanced-geometry svg:viewBox="0 0 21600 21600" draw:type="rectangle" draw:enhanced-path="M 0 0 L 21600 0 21600 21600 0 21600 0 0 Z N"/>
        </draw:custom-shape>
        <draw:custom-shape draw:style-name="gr11" draw:text-style-name="P11" draw:layer="layout" svg:width="1.4cm" svg:height="0.2cm" svg:x="36.595cm" svg:y="5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39.995cm" svg:y="5cm">
          <text:p text:style-name="P7"><text:span text:style-name="T4">000</text:span></text:p>
          <draw:enhanced-geometry svg:viewBox="0 0 21600 21600" draw:type="rectangle" draw:enhanced-path="M 0 0 L 21600 0 21600 21600 0 21600 0 0 Z N"/>
        </draw:custom-shape>
        <draw:custom-shape draw:style-name="gr7" draw:text-style-name="P14" draw:layer="layout" svg:width="0.2cm" svg:height="0.2cm" svg:x="36.599cm" svg:y="10.6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1.199cm" svg:y="10.6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39.399cm" svg:y="10.6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36.799cm" svg:y="10.6cm">
          <text:p text:style-name="P7"><text:span text:style-name="T4">offset:13</text:span></text:p>
          <draw:enhanced-geometry svg:viewBox="0 0 21600 21600" draw:type="rectangle" draw:enhanced-path="M 0 0 L 21600 0 21600 21600 0 21600 0 0 Z N"/>
        </draw:custom-shape>
        <draw:custom-shape draw:style-name="gr7" draw:text-style-name="P11" draw:layer="layout" svg:width="0.2cm" svg:height="0.2cm" svg:x="38.596cm" svg:y="10.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5cm" svg:y="10.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7cm" svg:y="10.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6cm" svg:y="10.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8cm" svg:y="10.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7cm" svg:y="10.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9cm" svg:y="10.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8cm" svg:y="10.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7cm" svg:y="10.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9cm" svg:y="10.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7cm" svg:y="10.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6cm" svg:y="10.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8cm" svg:y="10.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7cm" svg:y="10.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9cm" svg:y="10.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8cm" svg:y="10.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4cm" svg:y="10.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9cm" svg:y="10.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001cm" svg:y="10.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2cm" svg:y="10.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8cm" svg:y="10.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7cm" svg:y="10.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9cm" svg:y="10.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8cm" svg:y="10.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8cm" svg:y="10.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9cm" svg:y="10.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01cm" svg:y="10.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6cm" svg:y="10.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2cm" svg:y="10.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01cm" svg:y="10.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2cm" svg:y="10.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2cm" svg:y="10.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6cm" svg:y="10.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5cm" svg:y="10.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7cm" svg:y="10.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6cm" svg:y="10.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8cm" svg:y="10.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7cm" svg:y="10.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9cm" svg:y="10.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8cm" svg:y="10.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7cm" svg:y="10.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6cm" svg:y="10.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8cm" svg:y="10.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7cm" svg:y="10.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9cm" svg:y="10.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8cm" svg:y="10.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4cm" svg:y="10.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9cm" svg:y="10.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001cm" svg:y="10.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2cm" svg:y="10.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8cm" svg:y="10.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7cm" svg:y="10.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9cm" svg:y="10.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8cm" svg:y="10.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8cm" svg:y="10.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9cm" svg:y="10.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01cm" svg:y="10.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6cm" svg:y="10.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2cm" svg:y="10.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01cm" svg:y="10.4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2cm" svg:y="10.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2cm" svg:y="10.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01cm" svg:y="10.4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8cm" svg:y="10.4cm">
          <text:p text:style-name="P7"><text:span text:style-name="T4">62</text:span></text:p>
          <draw:enhanced-geometry svg:viewBox="0 0 21600 21600" draw:type="rectangle" draw:enhanced-path="M 0 0 L 21600 0 21600 21600 0 21600 0 0 Z N"/>
        </draw:custom-shape>
        <draw:custom-shape draw:style-name="gr7" draw:text-style-name="P14" draw:layer="layout" svg:width="0.2cm" svg:height="0.2cm" svg:x="42.999cm" svg:y="10.6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599cm" svg:y="10.6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45.799cm" svg:y="10.6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43.199cm" svg:y="10.6cm">
          <text:p text:style-name="P7"><text:span text:style-name="T4">offse</text:span><text:span text:style-name="T4">t:13</text:span></text:p>
          <draw:enhanced-geometry svg:viewBox="0 0 21600 21600" draw:type="rectangle" draw:enhanced-path="M 0 0 L 21600 0 21600 21600 0 21600 0 0 Z N"/>
        </draw:custom-shape>
        <draw:custom-shape draw:style-name="gr5" draw:text-style-name="P8" draw:layer="layout" svg:width="0.404cm" svg:height="0.2cm" svg:x="36.195cm" svg:y="2cm">
          <text:p text:style-name="P7"><text:span text:style-name="T4">rs1+</text:span><text:span text:style-name="T4">4</text:span></text:p>
          <draw:enhanced-geometry svg:viewBox="0 0 21600 21600" draw:type="rectangle" draw:enhanced-path="M 0 0 L 21600 0 21600 21600 0 21600 0 0 Z N"/>
        </draw:custom-shape>
        <draw:custom-shape draw:style-name="gr8" draw:text-style-name="P11" draw:layer="layout" svg:width="12.796cm" svg:height="0.2cm" svg:x="36.599cm" svg:y="2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7" draw:text-style-name="P14" draw:layer="layout" svg:width="0.2cm" svg:height="0.2cm" svg:x="36.599cm" svg:y="10.8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1.199cm" svg:y="10.8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39.399cm" svg:y="10.8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36.799cm" svg:y="10.8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4" draw:layer="layout" svg:width="0.2cm" svg:height="0.2cm" svg:x="42.999cm" svg:y="10.8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599cm" svg:y="10.8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45.799cm" svg:y="10.8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43.199cm" svg:y="10.8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4" draw:layer="layout" svg:width="0.2cm" svg:height="0.2cm" svg:x="36.599cm" svg:y="11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1.199cm" svg:y="11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39.399cm" svg:y="11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36.799cm" svg:y="11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4" draw:layer="layout" svg:width="0.2cm" svg:height="0.2cm" svg:x="42.999cm" svg:y="11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599cm" svg:y="11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45.799cm" svg:y="11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43.199cm" svg:y="11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4" draw:layer="layout" svg:width="0.2cm" svg:height="0.2cm" svg:x="36.599cm" svg:y="11.2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1.199cm" svg:y="11.2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39.399cm" svg:y="11.2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36.799cm" svg:y="11.2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4" draw:layer="layout" svg:width="0.2cm" svg:height="0.2cm" svg:x="42.999cm" svg:y="11.2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599cm" svg:y="11.2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45.799cm" svg:y="11.2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43.199cm" svg:y="11.2cm">
          <text:p text:style-name="P7"><text:span text:style-name="T4">offse</text:span><text:span text:style-name="T4">t:13</text:span></text:p>
          <draw:enhanced-geometry svg:viewBox="0 0 21600 21600" draw:type="rectangle" draw:enhanced-path="M 0 0 L 21600 0 21600 21600 0 21600 0 0 Z N"/>
        </draw:custom-shape>
        <draw:custom-shape draw:style-name="gr8" draw:text-style-name="P11" draw:layer="layout" svg:width="12.796cm" svg:height="0.2cm" svg:x="36.599cm" svg:y="2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9" draw:text-style-name="P11" draw:layer="layout" svg:width="0.8cm" svg:height="0.2cm" svg:x="48.595cm" svg:y="11.6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47.795cm" svg:y="11.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5cm" svg:y="11.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5cm" svg:y="11.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16" draw:text-style-name="P15" draw:layer="layout" svg:width="0.8cm" svg:height="0.2cm" svg:x="45.395cm" svg:y="11.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17" draw:text-style-name="P15" draw:layer="layout" svg:width="0.8cm" svg:height="0.2cm" svg:x="44.595cm" svg:y="11.6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18" draw:text-style-name="P15" draw:layer="layout" svg:width="0.8cm" svg:height="0.2cm" svg:x="43.795cm" svg:y="11.6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19" draw:text-style-name="P15" draw:layer="layout" svg:width="0.8cm" svg:height="0.2cm" svg:x="42.995cm" svg:y="11.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20" draw:text-style-name="P15" draw:layer="layout" svg:width="0.8cm" svg:height="0.2cm" svg:x="42.195cm" svg:y="11.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21" draw:text-style-name="P15" draw:layer="layout" svg:width="0.8cm" svg:height="0.2cm" svg:x="41.395cm" svg:y="11.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22" draw:text-style-name="P15" draw:layer="layout" svg:width="0.8cm" svg:height="0.2cm" svg:x="40.595cm" svg:y="11.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23" draw:text-style-name="P15" draw:layer="layout" svg:width="0.8cm" svg:height="0.2cm" svg:x="39.795cm" svg:y="11.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24" draw:text-style-name="P15" draw:layer="layout" svg:width="0.8cm" svg:height="0.2cm" svg:x="38.995cm" svg:y="11.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25" draw:text-style-name="P15" draw:layer="layout" svg:width="0.8cm" svg:height="0.2cm" svg:x="38.195cm" svg:y="11.6cm">
          <text:p text:style-name="P12"><text:span text:style-name="T5">cmd 13</text:span><text:span text:style-name="T4"> type</text:span></text:p>
          <draw:enhanced-geometry svg:viewBox="0 0 21600 21600" draw:type="rectangle" draw:enhanced-path="M 0 0 L 21600 0 21600 21600 0 21600 0 0 Z N"/>
        </draw:custom-shape>
        <draw:custom-shape draw:style-name="gr26" draw:text-style-name="P15" draw:layer="layout" svg:width="0.8cm" svg:height="0.2cm" svg:x="37.395cm" svg:y="11.6cm">
          <text:p text:style-name="P12"><text:span text:style-name="T5">cmd 14</text:span><text:span text:style-name="T4"> type</text:span></text:p>
          <draw:enhanced-geometry svg:viewBox="0 0 21600 21600" draw:type="rectangle" draw:enhanced-path="M 0 0 L 21600 0 21600 21600 0 21600 0 0 Z N"/>
        </draw:custom-shape>
        <draw:custom-shape draw:style-name="gr27" draw:text-style-name="P15" draw:layer="layout" svg:width="0.8cm" svg:height="0.2cm" svg:x="36.595cm" svg:y="11.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6" draw:text-style-name="P10" draw:layer="layout" svg:width="2.4cm" svg:height="0.2cm" svg:x="36.595cm" svg:y="12.2cm">
          <text:p text:style-name="P9"><text:span text:style-name="T4">tcam </text:span><text:span text:style-name="T4">sear</text:span><text:span text:style-name="T4">ch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7" draw:text-style-name="P11" draw:layer="layout" svg:width="0.2cm" svg:height="0.2cm" svg:x="38.595cm" svg:y="12.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4cm" svg:y="12.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6cm" svg:y="12.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5cm" svg:y="12.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7cm" svg:y="12.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6cm" svg:y="12.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8cm" svg:y="12.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7cm" svg:y="12.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999cm" svg:y="12.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8cm" svg:y="12.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6cm" svg:y="12.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5cm" svg:y="12.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7cm" svg:y="12.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6cm" svg:y="12.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8cm" svg:y="12.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7cm" svg:y="12.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399cm" svg:y="12.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8cm" svg:y="12.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cm" svg:y="12.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199cm" svg:y="12.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7cm" svg:y="12.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6cm" svg:y="12.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8cm" svg:y="12.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7cm" svg:y="12.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799cm" svg:y="12.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8cm" svg:y="12.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cm" svg:y="12.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599cm" svg:y="12.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1cm" svg:y="12.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cm" svg:y="12.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1cm" svg:y="12.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1cm" svg:y="12.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5cm" svg:y="12.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4cm" svg:y="12.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6cm" svg:y="12.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5cm" svg:y="12.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7cm" svg:y="12.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6cm" svg:y="12.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8cm" svg:y="12.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7cm" svg:y="12.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6cm" svg:y="12.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5cm" svg:y="12.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7cm" svg:y="12.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6cm" svg:y="12.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8cm" svg:y="12.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7cm" svg:y="12.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399cm" svg:y="12.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8cm" svg:y="12.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cm" svg:y="12.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199cm" svg:y="12.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7cm" svg:y="12.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6cm" svg:y="12.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8cm" svg:y="12.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7cm" svg:y="12.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799cm" svg:y="12.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8cm" svg:y="12.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cm" svg:y="12.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599cm" svg:y="12.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1cm" svg:y="12.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cm" svg:y="12.4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1cm" svg:y="12.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1cm" svg:y="12.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cm" svg:y="12.4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799cm" svg:y="12.4cm">
          <text:p text:style-name="P7"><text:span text:style-name="T4">62</text:span></text:p>
          <draw:enhanced-geometry svg:viewBox="0 0 21600 21600" draw:type="rectangle" draw:enhanced-path="M 0 0 L 21600 0 21600 21600 0 21600 0 0 Z N"/>
        </draw:custom-shape>
        <draw:custom-shape draw:style-name="gr28" draw:text-style-name="P11" draw:layer="layout" svg:width="12.801cm" svg:height="0.2cm" svg:x="36.599cm" svg:y="12.8cm">
          <text:p text:style-name="P7"><text:span text:style-name="T4">mas</text:span><text:span text:style-name="T4">k 0</text:span></text:p>
          <draw:enhanced-geometry svg:viewBox="0 0 21600 21600" draw:type="rectangle" draw:enhanced-path="M 0 0 L 21600 0 21600 21600 0 21600 0 0 Z N"/>
        </draw:custom-shape>
        <draw:custom-shape draw:style-name="gr28" draw:text-style-name="P11" draw:layer="layout" svg:width="12.801cm" svg:height="0.2cm" svg:x="36.599cm" svg:y="13cm">
          <text:p text:style-name="P7"><text:span text:style-name="T4">key </text:span><text:span text:style-name="T4">1</text:span></text:p>
          <draw:enhanced-geometry svg:viewBox="0 0 21600 21600" draw:type="rectangle" draw:enhanced-path="M 0 0 L 21600 0 21600 21600 0 21600 0 0 Z N"/>
        </draw:custom-shape>
        <draw:custom-shape draw:style-name="gr28" draw:text-style-name="P11" draw:layer="layout" svg:width="12.801cm" svg:height="0.2cm" svg:x="36.599cm" svg:y="13.2cm">
          <text:p text:style-name="P7"><text:span text:style-name="T4">key </text:span><text:span text:style-name="T4">0</text:span></text:p>
          <draw:enhanced-geometry svg:viewBox="0 0 21600 21600" draw:type="rectangle" draw:enhanced-path="M 0 0 L 21600 0 21600 21600 0 21600 0 0 Z N"/>
        </draw:custom-shape>
        <draw:custom-shape draw:style-name="gr9" draw:text-style-name="P11" draw:layer="layout" svg:width="0.8cm" svg:height="0.2cm" svg:x="48.595cm" svg:y="13.6cm">
          <text:p text:style-name="P7"><text:span text:style-name="T4">cmd </text:span><text:span text:style-name="T4">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7.795cm" svg:y="13.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5cm" svg:y="13.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5cm" svg:y="13.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29" draw:text-style-name="P15" draw:layer="layout" svg:width="0.8cm" svg:height="0.2cm" svg:x="45.395cm" svg:y="13.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30" draw:text-style-name="P15" draw:layer="layout" svg:width="0.8cm" svg:height="0.2cm" svg:x="44.595cm" svg:y="13.6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31" draw:text-style-name="P15" draw:layer="layout" svg:width="0.8cm" svg:height="0.2cm" svg:x="43.795cm" svg:y="13.6cm">
          <text:p text:style-name="P12"><text:span text:style-name="T5">cmd 6</text:span><text:span text:style-name="T4"> type</text:span></text:p>
          <draw:enhanced-geometry svg:viewBox="0 0 21600 21600" draw:type="rectangle" draw:enhanced-path="M 0 0 L 21600 0 21600 21600 0 21600 0 0 Z N"/>
        </draw:custom-shape>
        <draw:custom-shape draw:style-name="gr32" draw:text-style-name="P15" draw:layer="layout" svg:width="0.8cm" svg:height="0.2cm" svg:x="42.995cm" svg:y="13.6cm">
          <text:p text:style-name="P12"><text:span text:style-name="T5">cmd 7</text:span><text:span text:style-name="T4"> type</text:span></text:p>
          <draw:enhanced-geometry svg:viewBox="0 0 21600 21600" draw:type="rectangle" draw:enhanced-path="M 0 0 L 21600 0 21600 21600 0 21600 0 0 Z N"/>
        </draw:custom-shape>
        <draw:custom-shape draw:style-name="gr33" draw:text-style-name="P15" draw:layer="layout" svg:width="0.8cm" svg:height="0.2cm" svg:x="42.195cm" svg:y="13.6cm">
          <text:p text:style-name="P12"><text:span text:style-name="T5">cmd 8</text:span><text:span text:style-name="T4"> type</text:span></text:p>
          <draw:enhanced-geometry svg:viewBox="0 0 21600 21600" draw:type="rectangle" draw:enhanced-path="M 0 0 L 21600 0 21600 21600 0 21600 0 0 Z N"/>
        </draw:custom-shape>
        <draw:custom-shape draw:style-name="gr34" draw:text-style-name="P15" draw:layer="layout" svg:width="0.8cm" svg:height="0.2cm" svg:x="41.395cm" svg:y="13.6cm">
          <text:p text:style-name="P12"><text:span text:style-name="T5">cmd 9</text:span><text:span text:style-name="T4"> type</text:span></text:p>
          <draw:enhanced-geometry svg:viewBox="0 0 21600 21600" draw:type="rectangle" draw:enhanced-path="M 0 0 L 21600 0 21600 21600 0 21600 0 0 Z N"/>
        </draw:custom-shape>
        <draw:custom-shape draw:style-name="gr35" draw:text-style-name="P15" draw:layer="layout" svg:width="0.8cm" svg:height="0.2cm" svg:x="40.595cm" svg:y="13.6cm">
          <text:p text:style-name="P12"><text:span text:style-name="T5">cmd 10</text:span><text:span text:style-name="T4"> type</text:span></text:p>
          <draw:enhanced-geometry svg:viewBox="0 0 21600 21600" draw:type="rectangle" draw:enhanced-path="M 0 0 L 21600 0 21600 21600 0 21600 0 0 Z N"/>
        </draw:custom-shape>
        <draw:custom-shape draw:style-name="gr36" draw:text-style-name="P15" draw:layer="layout" svg:width="0.8cm" svg:height="0.2cm" svg:x="39.795cm" svg:y="13.6cm">
          <text:p text:style-name="P12"><text:span text:style-name="T5">cmd 11</text:span><text:span text:style-name="T4"> type</text:span></text:p>
          <draw:enhanced-geometry svg:viewBox="0 0 21600 21600" draw:type="rectangle" draw:enhanced-path="M 0 0 L 21600 0 21600 21600 0 21600 0 0 Z N"/>
        </draw:custom-shape>
        <draw:custom-shape draw:style-name="gr37" draw:text-style-name="P15" draw:layer="layout" svg:width="0.8cm" svg:height="0.2cm" svg:x="38.995cm" svg:y="13.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38" draw:text-style-name="P15" draw:layer="layout" svg:width="0.8cm" svg:height="0.2cm" svg:x="38.195cm" svg:y="13.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39" draw:text-style-name="P15" draw:layer="layout" svg:width="0.8cm" svg:height="0.2cm" svg:x="37.395cm" svg:y="13.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40" draw:text-style-name="P15" draw:layer="layout" svg:width="0.8cm" svg:height="0.2cm" svg:x="36.595cm" svg:y="13.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8" draw:text-style-name="P11" draw:layer="layout" svg:width="12.796cm" svg:height="0.2cm" svg:x="36.599cm" svg:y="12.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8" draw:text-style-name="P11" draw:layer="layout" svg:width="12.796cm" svg:height="0.2cm" svg:x="36.599cm" svg:y="12.6cm">
          <text:p text:style-name="P7"><text:span text:style-name="T4">mas</text:span><text:span text:style-name="T4">k 1</text:span></text:p>
          <draw:enhanced-geometry svg:viewBox="0 0 21600 21600" draw:type="rectangle" draw:enhanced-path="M 0 0 L 21600 0 21600 21600 0 21600 0 0 Z N"/>
        </draw:custom-shape>
        <draw:custom-shape draw:style-name="gr11" draw:text-style-name="P11" draw:layer="layout" svg:width="1.4cm" svg:height="0.2cm" svg:x="47.995cm" svg:y="11.8cm">
          <text:p text:style-name="P7"><text:span text:style-name="T4">opcode: </text:span><text:span text:style-name="T4">custom0</text:span></text:p>
          <draw:enhanced-geometry svg:viewBox="0 0 21600 21600" draw:type="rectangle" draw:enhanced-path="M 0 0 L 21600 0 21600 21600 0 21600 0 0 Z N"/>
        </draw:custom-shape>
        <draw:custom-shape draw:style-name="gr12" draw:text-style-name="P11" draw:layer="layout" svg:width="1cm" svg:height="0.2cm" svg:x="46.995cm" svg:y="11.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11.8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44.395cm" svg:y="11.8cm">
          <text:p text:style-name="P7"><text:span text:style-name="T4">2: </text:span><text:span text:style-name="T4">key </text:span><text:span text:style-name="T4">read</text:span></text:p>
          <draw:enhanced-geometry svg:viewBox="0 0 21600 21600" draw:type="rectangle" draw:enhanced-path="M 0 0 L 21600 0 21600 21600 0 21600 0 0 Z N"/>
        </draw:custom-shape>
        <draw:custom-shape draw:style-name="gr11" draw:text-style-name="P11" draw:layer="layout" svg:width="1.4cm" svg:height="0.2cm" svg:x="42.995cm" svg:y="11.8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46.395cm" svg:y="11.8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7.995cm" svg:y="13.8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6.995cm" svg:y="13.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13.8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44.395cm" svg:y="13.8cm">
          <text:p text:style-name="P7"><text:span text:style-name="T4">3: tcam search</text:span></text:p>
          <draw:enhanced-geometry svg:viewBox="0 0 21600 21600" draw:type="rectangle" draw:enhanced-path="M 0 0 L 21600 0 21600 21600 0 21600 0 0 Z N"/>
        </draw:custom-shape>
        <draw:custom-shape draw:style-name="gr11" draw:text-style-name="P11" draw:layer="layout" svg:width="1.4cm" svg:height="0.2cm" svg:x="42.995cm" svg:y="13.8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46.395cm" svg:y="13.8cm">
          <text:p text:style-name="P7"><text:span text:style-name="T4">000</text:span></text:p>
          <draw:enhanced-geometry svg:viewBox="0 0 21600 21600" draw:type="rectangle" draw:enhanced-path="M 0 0 L 21600 0 21600 21600 0 21600 0 0 Z N"/>
        </draw:custom-shape>
        <draw:custom-shape draw:style-name="gr41" draw:text-style-name="P16" draw:layer="layout" svg:width="2.1cm" svg:height="1.4cm" svg:x="43.595cm" svg:y="3.8cm">
          <text:p text:style-name="P9"><text:span text:style-name="T4">cmd type:</text:span></text:p>
          <text:p text:style-name="P9"><text:span text:style-name="T4"><text:s text:c="2"/></text:span><text:span text:style-name="T4">0, thread inf</text:span></text:p>
          <text:p text:style-name="P9"><text:span text:style-name="T4"><text:s text:c="2"/></text:span><text:span text:style-name="T4">1, load</text:span></text:p>
          <text:p text:style-name="P9"><text:span text:style-name="T4"><text:s text:c="2"/></text:span><text:span text:style-name="T4">2, store</text:span></text:p>
          <text:p text:style-name="P9"><text:span text:style-name="T4"><text:s text:c="2"/></text:span><text:span text:style-name="T4">3, key read</text:span></text:p>
          <text:p text:style-name="P9"><text:span text:style-name="T4"><text:s text:c="2"/></text:span><text:span text:style-name="T4">4, tcam search</text:span></text:p>
          <text:p text:style-name="P9"><text:span text:style-name="T4"><text:s text:c="2"/></text:span><text:span text:style-name="T4">5, dma action</text:span></text:p>
          <text:p text:style-name="P9"><text:span text:style-name="T4"><text:s text:c="2"/></text:span><text:span text:style-name="T4">others, reserved</text:span></text:p>
          <draw:enhanced-geometry svg:viewBox="0 0 21600 21600" draw:type="rectangle" draw:enhanced-path="M 0 0 L 21600 0 21600 21600 0 21600 0 0 Z N"/>
        </draw:custom-shape>
        <draw:custom-shape draw:style-name="gr10" draw:text-style-name="P11" draw:layer="layout" svg:width="6.4cm" svg:height="0.2cm" svg:x="36.595cm" svg:y="3.6cm">
          <text:p text:style-name="P7"><text:span text:style-name="T4">cmd 0 inst</text:span></text:p>
          <draw:enhanced-geometry svg:viewBox="0 0 21600 21600" draw:type="rectangle" draw:enhanced-path="M 0 0 L 21600 0 21600 21600 0 21600 0 0 Z N"/>
        </draw:custom-shape>
        <draw:custom-shape draw:style-name="gr8" draw:text-style-name="P11" draw:layer="layout" svg:width="12.796cm" svg:height="0.2cm" svg:x="36.599cm" svg:y="16.2cm">
          <text:p text:style-name="P12"><text:span text:style-name="T4">dma </text:span><text:span text:style-name="T4">bd</text:span></text:p>
          <draw:enhanced-geometry svg:viewBox="0 0 21600 21600" draw:type="rectangle" draw:enhanced-path="M 0 0 L 21600 0 21600 21600 0 21600 0 0 Z N"/>
        </draw:custom-shape>
        <draw:custom-shape draw:style-name="gr8" draw:text-style-name="P11" draw:layer="layout" svg:width="12.796cm" svg:height="0.2cm" svg:x="36.599cm" svg:y="16.4cm">
          <text:p text:style-name="P12"><text:span text:style-name="T4">dma </text:span><text:span text:style-name="T4">bd</text:span></text:p>
          <draw:enhanced-geometry svg:viewBox="0 0 21600 21600" draw:type="rectangle" draw:enhanced-path="M 0 0 L 21600 0 21600 21600 0 21600 0 0 Z N"/>
        </draw:custom-shape>
        <draw:custom-shape draw:style-name="gr8" draw:text-style-name="P11" draw:layer="layout" svg:width="12.796cm" svg:height="0.2cm" svg:x="36.599cm" svg:y="16.6cm">
          <text:p text:style-name="P12"><text:span text:style-name="T4">dma </text:span><text:span text:style-name="T4">bd</text:span></text:p>
          <draw:enhanced-geometry svg:viewBox="0 0 21600 21600" draw:type="rectangle" draw:enhanced-path="M 0 0 L 21600 0 21600 21600 0 21600 0 0 Z N"/>
        </draw:custom-shape>
        <draw:custom-shape draw:style-name="gr9" draw:text-style-name="P11" draw:layer="layout" svg:width="0.8cm" svg:height="0.2cm" svg:x="48.595cm" svg:y="17cm">
          <text:p text:style-name="P7"><text:span text:style-name="T4">cmd </text:span><text:span text:style-name="T4">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7.795cm" svg:y="17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5cm" svg:y="17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5cm" svg:y="17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42" draw:text-style-name="P15" draw:layer="layout" svg:width="0.8cm" svg:height="0.2cm" svg:x="45.395cm" svg:y="17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43" draw:text-style-name="P15" draw:layer="layout" svg:width="0.8cm" svg:height="0.2cm" svg:x="44.595cm" svg:y="17cm">
          <text:p text:style-name="P12"><text:span text:style-name="T5">cmd 5</text:span><text:span text:style-name="T4"> type</text:span></text:p>
          <draw:enhanced-geometry svg:viewBox="0 0 21600 21600" draw:type="rectangle" draw:enhanced-path="M 0 0 L 21600 0 21600 21600 0 21600 0 0 Z N"/>
        </draw:custom-shape>
        <draw:custom-shape draw:style-name="gr44" draw:text-style-name="P15" draw:layer="layout" svg:width="0.8cm" svg:height="0.2cm" svg:x="43.795cm" svg:y="17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45" draw:text-style-name="P15" draw:layer="layout" svg:width="0.8cm" svg:height="0.2cm" svg:x="42.995cm" svg:y="17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46" draw:text-style-name="P15" draw:layer="layout" svg:width="0.8cm" svg:height="0.2cm" svg:x="42.195cm" svg:y="17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47" draw:text-style-name="P15" draw:layer="layout" svg:width="0.8cm" svg:height="0.2cm" svg:x="41.395cm" svg:y="17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48" draw:text-style-name="P15" draw:layer="layout" svg:width="0.8cm" svg:height="0.2cm" svg:x="40.595cm" svg:y="17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49" draw:text-style-name="P15" draw:layer="layout" svg:width="0.8cm" svg:height="0.2cm" svg:x="39.795cm" svg:y="17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50" draw:text-style-name="P15" draw:layer="layout" svg:width="0.8cm" svg:height="0.2cm" svg:x="38.995cm" svg:y="17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51" draw:text-style-name="P15" draw:layer="layout" svg:width="0.8cm" svg:height="0.2cm" svg:x="38.195cm" svg:y="17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52" draw:text-style-name="P15" draw:layer="layout" svg:width="0.8cm" svg:height="0.2cm" svg:x="37.395cm" svg:y="17cm">
          <text:p text:style-name="P12"><text:span text:style-name="T5">cmd 14</text:span><text:span text:style-name="T4"> type</text:span></text:p>
          <draw:enhanced-geometry svg:viewBox="0 0 21600 21600" draw:type="rectangle" draw:enhanced-path="M 0 0 L 21600 0 21600 21600 0 21600 0 0 Z N"/>
        </draw:custom-shape>
        <draw:custom-shape draw:style-name="gr53" draw:text-style-name="P15" draw:layer="layout" svg:width="0.795cm" svg:height="0.2cm" svg:x="36.6cm" svg:y="17cm">
          <text:p text:style-name="P12"><text:span text:style-name="T5">cmd 15</text:span><text:span text:style-name="T4"> type</text:span></text:p>
          <draw:enhanced-geometry svg:viewBox="0 0 21600 21600" draw:type="rectangle" draw:enhanced-path="M 0 0 L 21600 0 21600 21600 0 21600 0 0 Z N"/>
        </draw:custom-shape>
        <draw:custom-shape draw:style-name="gr8" draw:text-style-name="P11" draw:layer="layout" svg:width="12.796cm" svg:height="0.2cm" svg:x="36.599cm" svg:y="1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54" draw:text-style-name="P15" draw:layer="layout" svg:width="12.796cm" svg:height="0.2cm" svg:x="36.599cm" svg:y="16cm">
          <text:p text:style-name="P12"><text:span text:style-name="T4">dma </text:span><text:span text:style-name="T4">bd</text:span></text:p>
          <draw:enhanced-geometry svg:viewBox="0 0 21600 21600" draw:type="rectangle" draw:enhanced-path="M 0 0 L 21600 0 21600 21600 0 21600 0 0 Z N"/>
        </draw:custom-shape>
        <draw:custom-shape draw:style-name="gr11" draw:text-style-name="P11" draw:layer="layout" svg:width="1.4cm" svg:height="0.2cm" svg:x="47.995cm" svg:y="17.2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6.995cm" svg:y="17.2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17.2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44.395cm" svg:y="17.2cm">
          <text:p text:style-name="P7"><text:span text:style-name="T4">4: </text:span><text:span text:style-name="T4">dma </text:span><text:span text:style-name="T4">actio</text:span><text:span text:style-name="T4">n</text:span></text:p>
          <draw:enhanced-geometry svg:viewBox="0 0 21600 21600" draw:type="rectangle" draw:enhanced-path="M 0 0 L 21600 0 21600 21600 0 21600 0 0 Z N"/>
        </draw:custom-shape>
        <draw:custom-shape draw:style-name="gr11" draw:text-style-name="P11" draw:layer="layout" svg:width="1.4cm" svg:height="0.2cm" svg:x="42.995cm" svg:y="17.2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46.395cm" svg:y="17.2cm">
          <text:p text:style-name="P7"><text:span text:style-name="T4">000</text:span></text:p>
          <draw:enhanced-geometry svg:viewBox="0 0 21600 21600" draw:type="rectangle" draw:enhanced-path="M 0 0 L 21600 0 21600 21600 0 21600 0 0 Z N"/>
        </draw:custom-shape>
        <draw:custom-shape draw:style-name="gr55" draw:text-style-name="P15" draw:layer="layout" svg:width="1.6cm" svg:height="0.2cm" svg:x="47.795cm" svg:y="15.2cm">
          <text:p text:style-name="P12"><text:span text:style-name="T4">opcode: </text:span><text:span text:style-name="T4">128 to .. TBD</text:span></text:p>
          <draw:enhanced-geometry svg:viewBox="0 0 21600 21600" draw:type="rectangle" draw:enhanced-path="M 0 0 L 21600 0 21600 21600 0 21600 0 0 Z N"/>
        </draw:custom-shape>
        <draw:custom-shape draw:style-name="gr56" draw:text-style-name="P15" draw:layer="layout" svg:width="1.602cm" svg:height="0.2cm" svg:x="46.193cm" svg:y="15.2cm">
          <text:p text:style-name="P12"><text:span text:style-name="T4">size</text:span></text:p>
          <draw:enhanced-geometry svg:viewBox="0 0 21600 21600" draw:type="rectangle" draw:enhanced-path="M 0 0 L 21600 0 21600 21600 0 21600 0 0 Z N"/>
        </draw:custom-shape>
        <draw:custom-shape draw:style-name="gr57" draw:text-style-name="P15" draw:layer="layout" svg:width="3cm" svg:height="0.2cm" svg:x="36.795cm" svg:y="15.2cm">
          <text:p text:style-name="P12"><text:span text:style-name="T5">dst_</text:span><text:span text:style-name="T5">addr</text:span><text:span text:style-name="T5">_offs</text:span><text:span text:style-name="T5">et to </text:span><text:span text:style-name="T5">meta</text:span><text:span text:style-name="T5">/data </text:span><text:span text:style-name="T5">TBD</text:span></text:p>
          <draw:enhanced-geometry svg:viewBox="0 0 21600 21600" draw:type="rectangle" draw:enhanced-path="M 0 0 L 21600 0 21600 21600 0 21600 0 0 Z N"/>
        </draw:custom-shape>
        <draw:custom-shape draw:style-name="gr58" draw:text-style-name="P15" draw:layer="layout" svg:width="3cm" svg:height="0.2cm" svg:x="39.995cm" svg:y="15.2cm">
          <text:p text:style-name="P12"><text:span text:style-name="T5">src_</text:span><text:span text:style-name="T5">addr</text:span><text:span text:style-name="T5">_offs</text:span><text:span text:style-name="T5">et to </text:span><text:span text:style-name="T5">meta</text:span><text:span text:style-name="T5">/data </text:span><text:span text:style-name="T5">TBD</text:span></text:p>
          <draw:enhanced-geometry svg:viewBox="0 0 21600 21600" draw:type="rectangle" draw:enhanced-path="M 0 0 L 21600 0 21600 21600 0 21600 0 0 Z N"/>
        </draw:custom-shape>
        <draw:custom-shape draw:style-name="gr6" draw:text-style-name="P10" draw:layer="layout" svg:width="2.4cm" svg:height="0.2cm" svg:x="36.595cm" svg:y="14.6cm">
          <text:p text:style-name="P9"><text:span text:style-name="T4">dma </text:span><text:span text:style-name="T4">bd </text:span><text:span text:style-name="T4">form</text:span><text:span text:style-name="T4">at</text:span></text:p>
          <draw:enhanced-geometry svg:viewBox="0 0 21600 21600" draw:type="rectangle" draw:enhanced-path="M 0 0 L 21600 0 21600 21600 0 21600 0 0 Z N"/>
        </draw:custom-shape>
        <draw:custom-shape draw:style-name="gr7" draw:text-style-name="P11" draw:layer="layout" svg:width="0.2cm" svg:height="0.2cm" svg:x="38.595cm" svg:y="14.8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4cm" svg:y="14.8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6cm" svg:y="14.8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5cm" svg:y="14.8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7cm" svg:y="14.8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6cm" svg:y="14.8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8cm" svg:y="14.8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7cm" svg:y="14.8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999cm" svg:y="14.8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8cm" svg:y="14.8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6cm" svg:y="14.8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5cm" svg:y="14.8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7cm" svg:y="14.8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6cm" svg:y="14.8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8cm" svg:y="14.8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7cm" svg:y="14.8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399cm" svg:y="14.8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8cm" svg:y="14.8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cm" svg:y="14.8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199cm" svg:y="14.8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7cm" svg:y="14.8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6cm" svg:y="14.8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8cm" svg:y="14.8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7cm" svg:y="14.8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799cm" svg:y="14.8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8cm" svg:y="14.8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cm" svg:y="14.8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599cm" svg:y="14.8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1cm" svg:y="14.8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cm" svg:y="14.8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1cm" svg:y="14.8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1cm" svg:y="14.8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5cm" svg:y="14.8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4cm" svg:y="14.8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6cm" svg:y="14.8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5cm" svg:y="14.8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7cm" svg:y="14.8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6cm" svg:y="14.8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8cm" svg:y="14.8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7cm" svg:y="14.8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6cm" svg:y="14.8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5cm" svg:y="14.8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7cm" svg:y="14.8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6cm" svg:y="14.8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8cm" svg:y="14.8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7cm" svg:y="14.8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399cm" svg:y="14.8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8cm" svg:y="14.8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cm" svg:y="14.8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199cm" svg:y="14.8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7cm" svg:y="14.8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6cm" svg:y="14.8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8cm" svg:y="14.8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7cm" svg:y="14.8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799cm" svg:y="14.8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8cm" svg:y="14.8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cm" svg:y="14.8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599cm" svg:y="14.8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1cm" svg:y="14.8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cm" svg:y="14.8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1cm" svg:y="14.8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1cm" svg:y="14.8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cm" svg:y="14.8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799cm" svg:y="14.8cm">
          <text:p text:style-name="P7"><text:span text:style-name="T4">62</text:span></text:p>
          <draw:enhanced-geometry svg:viewBox="0 0 21600 21600" draw:type="rectangle" draw:enhanced-path="M 0 0 L 21600 0 21600 21600 0 21600 0 0 Z N"/>
        </draw:custom-shape>
        <draw:custom-shape draw:style-name="gr59" draw:text-style-name="P15" draw:layer="layout" svg:width="1.6cm" svg:height="0.2cm" svg:x="47.795cm" svg:y="15cm">
          <text:p text:style-name="P12"><text:span text:style-name="T4">opco</text:span><text:span text:style-name="T4">de: 1</text:span></text:p>
          <draw:enhanced-geometry svg:viewBox="0 0 21600 21600" draw:type="rectangle" draw:enhanced-path="M 0 0 L 21600 0 21600 21600 0 21600 0 0 Z N"/>
        </draw:custom-shape>
        <draw:custom-shape draw:style-name="gr60" draw:text-style-name="P15" draw:layer="layout" svg:width="1.602cm" svg:height="0.2cm" svg:x="46.193cm" svg:y="15cm">
          <text:p text:style-name="P12"><text:span text:style-name="T4">size</text:span></text:p>
          <draw:enhanced-geometry svg:viewBox="0 0 21600 21600" draw:type="rectangle" draw:enhanced-path="M 0 0 L 21600 0 21600 21600 0 21600 0 0 Z N"/>
        </draw:custom-shape>
        <draw:custom-shape draw:style-name="gr61" draw:text-style-name="P15" draw:layer="layout" svg:width="3cm" svg:height="0.2cm" svg:x="36.795cm" svg:y="15cm">
          <text:p text:style-name="P12"><text:span text:style-name="T5">dst_</text:span><text:span text:style-name="T5">addr</text:span><text:span text:style-name="T5">_offs</text:span><text:span text:style-name="T5">et to </text:span><text:span text:style-name="T5">meta</text:span><text:span text:style-name="T5">/data</text:span></text:p>
          <draw:enhanced-geometry svg:viewBox="0 0 21600 21600" draw:type="rectangle" draw:enhanced-path="M 0 0 L 21600 0 21600 21600 0 21600 0 0 Z N"/>
        </draw:custom-shape>
        <draw:custom-shape draw:style-name="gr62" draw:text-style-name="P15" draw:layer="layout" svg:width="3cm" svg:height="0.2cm" svg:x="39.995cm" svg:y="15cm">
          <text:p text:style-name="P12"><text:span text:style-name="T5">src_</text:span><text:span text:style-name="T5">addr</text:span><text:span text:style-name="T5">_offs</text:span><text:span text:style-name="T5">et to </text:span><text:span text:style-name="T5">meta</text:span><text:span text:style-name="T5">/data</text:span></text:p>
          <draw:enhanced-geometry svg:viewBox="0 0 21600 21600" draw:type="rectangle" draw:enhanced-path="M 0 0 L 21600 0 21600 21600 0 21600 0 0 Z N"/>
        </draw:custom-shape>
        <draw:custom-shape draw:style-name="gr63" draw:text-style-name="P15" draw:layer="layout" svg:width="3.198cm" svg:height="0.2cm" svg:x="42.995cm" svg:y="15cm">
          <text:p text:style-name="P12"><text:span text:style-name="T5">rese</text:span><text:span text:style-name="T5">rved</text:span></text:p>
          <draw:enhanced-geometry svg:viewBox="0 0 21600 21600" draw:type="rectangle" draw:enhanced-path="M 0 0 L 21600 0 21600 21600 0 21600 0 0 Z N"/>
        </draw:custom-shape>
        <draw:custom-shape draw:style-name="gr7" draw:text-style-name="P14" draw:layer="layout" svg:width="0.2cm" svg:height="0.2cm" svg:x="39.799cm" svg:y="15.2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39.799cm" svg:y="15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36.599cm" svg:y="15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36.599cm" svg:y="15.2cm">
          <text:p text:style-name="P13"><text:span text:style-name="T6">D/M</text:span></text:p>
          <draw:enhanced-geometry svg:viewBox="0 0 21600 21600" draw:type="rectangle" draw:enhanced-path="M 0 0 L 21600 0 21600 21600 0 21600 0 0 Z N"/>
        </draw:custom-shape>
        <draw:custom-shape draw:style-name="gr64" draw:text-style-name="P15" draw:layer="layout" svg:width="3cm" svg:height="0.2cm" svg:x="43.195cm" svg:y="15.2cm">
          <text:p text:style-name="P12"><text:span text:style-name="T5">crc_a</text:span><text:span text:style-name="T5">ddr_o</text:span><text:span text:style-name="T5">ffset to </text:span><text:span text:style-name="T5">meta/</text:span><text:span text:style-name="T5">data</text:span></text:p>
          <draw:enhanced-geometry svg:viewBox="0 0 21600 21600" draw:type="rectangle" draw:enhanced-path="M 0 0 L 21600 0 21600 21600 0 21600 0 0 Z N"/>
        </draw:custom-shape>
        <draw:custom-shape draw:style-name="gr7" draw:text-style-name="P14" draw:layer="layout" svg:width="0.2cm" svg:height="0.2cm" svg:x="42.999cm" svg:y="15.2cm">
          <text:p text:style-name="P13"><text:span text:style-name="T6">D/M</text:span></text:p>
          <draw:enhanced-geometry svg:viewBox="0 0 21600 21600" draw:type="rectangle" draw:enhanced-path="M 0 0 L 21600 0 21600 21600 0 21600 0 0 Z N"/>
        </draw:custom-shape>
        <draw:custom-shape draw:style-name="gr65" draw:text-style-name="P15" draw:layer="layout" svg:width="1.6cm" svg:height="0.2cm" svg:x="47.795cm" svg:y="15.4cm">
          <text:p text:style-name="P12"><text:span text:style-name="T4">opco</text:span><text:span text:style-name="T4">de: 2</text:span></text:p>
          <draw:enhanced-geometry svg:viewBox="0 0 21600 21600" draw:type="rectangle" draw:enhanced-path="M 0 0 L 21600 0 21600 21600 0 21600 0 0 Z N"/>
        </draw:custom-shape>
        <draw:custom-shape draw:style-name="gr66" draw:text-style-name="P15" draw:layer="layout" svg:width="1.6cm" svg:height="0.2cm" svg:x="46.195cm" svg:y="15.4cm">
          <text:p text:style-name="P12"><text:span text:style-name="T4">reser</text:span><text:span text:style-name="T4">ved</text:span></text:p>
          <draw:enhanced-geometry svg:viewBox="0 0 21600 21600" draw:type="rectangle" draw:enhanced-path="M 0 0 L 21600 0 21600 21600 0 21600 0 0 Z N"/>
        </draw:custom-shape>
        <draw:custom-shape draw:style-name="gr67" draw:text-style-name="P15" draw:layer="layout" svg:width="3.195cm" svg:height="0.2cm" svg:x="36.6cm" svg:y="15.4cm">
          <text:p text:style-name="P12"><text:span text:style-name="T5">bd2_</text:span><text:span text:style-name="T5">addr_</text:span><text:span text:style-name="T5">offset </text:span><text:span text:style-name="T5">to bd </text:span><text:span text:style-name="T5">ram</text:span></text:p>
          <draw:enhanced-geometry svg:viewBox="0 0 21600 21600" draw:type="rectangle" draw:enhanced-path="M 0 0 L 21600 0 21600 21600 0 21600 0 0 Z N"/>
        </draw:custom-shape>
        <draw:custom-shape draw:style-name="gr68" draw:text-style-name="P15" draw:layer="layout" svg:width="3.2cm" svg:height="0.2cm" svg:x="39.795cm" svg:y="15.4cm">
          <text:p text:style-name="P12"><text:span text:style-name="T5">bd1_</text:span><text:span text:style-name="T5">addr_</text:span><text:span text:style-name="T5">offset </text:span><text:span text:style-name="T5">to bd </text:span><text:span text:style-name="T5">ram</text:span></text:p>
          <draw:enhanced-geometry svg:viewBox="0 0 21600 21600" draw:type="rectangle" draw:enhanced-path="M 0 0 L 21600 0 21600 21600 0 21600 0 0 Z N"/>
        </draw:custom-shape>
        <draw:custom-shape draw:style-name="gr69" draw:text-style-name="P15" draw:layer="layout" svg:width="3.2cm" svg:height="0.2cm" svg:x="42.995cm" svg:y="15.4cm">
          <text:p text:style-name="P12"><text:span text:style-name="T5">bd0_</text:span><text:span text:style-name="T5">addr_</text:span><text:span text:style-name="T5">offset </text:span><text:span text:style-name="T5">to bd </text:span><text:span text:style-name="T5">ram</text:span></text:p>
          <draw:enhanced-geometry svg:viewBox="0 0 21600 21600" draw:type="rectangle" draw:enhanced-path="M 0 0 L 21600 0 21600 21600 0 21600 0 0 Z N"/>
        </draw:custom-shape>
        <draw:custom-shape draw:style-name="gr70" draw:text-style-name="P11" draw:layer="layout" svg:width="3.201cm" svg:height="0.2cm" svg:x="36.599cm" svg:y="11.4cm">
          <text:p text:style-name="P7"><text:span text:style-name="T4">reser</text:span><text:span text:style-name="T4">ve</text:span></text:p>
          <draw:enhanced-geometry svg:viewBox="0 0 21600 21600" draw:type="rectangle" draw:enhanced-path="M 0 0 L 21600 0 21600 21600 0 21600 0 0 Z N"/>
        </draw:custom-shape>
        <draw:custom-shape draw:style-name="gr70" draw:text-style-name="P11" draw:layer="layout" svg:width="3.201cm" svg:height="0.2cm" svg:x="36.599cm" svg:y="13.4cm">
          <text:p text:style-name="P7"><text:span text:style-name="T4">reser</text:span><text:span text:style-name="T4">ve</text:span></text:p>
          <draw:enhanced-geometry svg:viewBox="0 0 21600 21600" draw:type="rectangle" draw:enhanced-path="M 0 0 L 21600 0 21600 21600 0 21600 0 0 Z N"/>
        </draw:custom-shape>
        <draw:custom-shape draw:style-name="gr71" draw:text-style-name="P11" draw:layer="layout" svg:width="6.396cm" svg:height="0.2cm" svg:x="36.599cm" svg:y="16.8cm">
          <text:p text:style-name="P7"><text:span text:style-name="T4">reser</text:span><text:span text:style-name="T4">ve</text:span></text:p>
          <draw:enhanced-geometry svg:viewBox="0 0 21600 21600" draw:type="rectangle" draw:enhanced-path="M 0 0 L 21600 0 21600 21600 0 21600 0 0 Z N"/>
        </draw:custom-shape>
        <draw:custom-shape draw:style-name="gr7" draw:text-style-name="P11" draw:layer="layout" svg:width="0.2cm" svg:height="0.2cm" svg:x="38.595cm" svg:y="15.8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4cm" svg:y="15.8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6cm" svg:y="15.8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5cm" svg:y="15.8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7cm" svg:y="15.8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6cm" svg:y="15.8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8cm" svg:y="15.8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7cm" svg:y="15.8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999cm" svg:y="15.8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8cm" svg:y="15.8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6cm" svg:y="15.8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5cm" svg:y="15.8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7cm" svg:y="15.8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6cm" svg:y="15.8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8cm" svg:y="15.8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7cm" svg:y="15.8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399cm" svg:y="15.8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8cm" svg:y="15.8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cm" svg:y="15.8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199cm" svg:y="15.8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7cm" svg:y="15.8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6cm" svg:y="15.8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8cm" svg:y="15.8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7cm" svg:y="15.8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799cm" svg:y="15.8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8cm" svg:y="15.8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cm" svg:y="15.8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599cm" svg:y="15.8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1cm" svg:y="15.8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cm" svg:y="15.8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1cm" svg:y="15.8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1cm" svg:y="15.8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5cm" svg:y="15.8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4cm" svg:y="15.8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6cm" svg:y="15.8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5cm" svg:y="15.8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7cm" svg:y="15.8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6cm" svg:y="15.8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8cm" svg:y="15.8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7cm" svg:y="15.8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6cm" svg:y="15.8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5cm" svg:y="15.8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7cm" svg:y="15.8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6cm" svg:y="15.8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8cm" svg:y="15.8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7cm" svg:y="15.8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399cm" svg:y="15.8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8cm" svg:y="15.8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cm" svg:y="15.8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199cm" svg:y="15.8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7cm" svg:y="15.8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6cm" svg:y="15.8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8cm" svg:y="15.8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7cm" svg:y="15.8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799cm" svg:y="15.8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8cm" svg:y="15.8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cm" svg:y="15.8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599cm" svg:y="15.8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1cm" svg:y="15.8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cm" svg:y="15.8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1cm" svg:y="15.8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1cm" svg:y="15.8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cm" svg:y="15.8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799cm" svg:y="15.8cm">
          <text:p text:style-name="P7"><text:span text:style-name="T4">62</text:span></text:p>
          <draw:enhanced-geometry svg:viewBox="0 0 21600 21600" draw:type="rectangle" draw:enhanced-path="M 0 0 L 21600 0 21600 21600 0 21600 0 0 Z N"/>
        </draw:custom-shape>
        <draw:custom-shape draw:style-name="gr6" draw:text-style-name="P10" draw:layer="layout" svg:width="2.4cm" svg:height="0.2cm" svg:x="36.596cm" svg:y="8.2cm">
          <text:p text:style-name="P9"><text:span text:style-name="T4">store input </text:span><text:span text:style-name="T4">format</text:span></text:p>
          <draw:enhanced-geometry svg:viewBox="0 0 21600 21600" draw:type="rectangle" draw:enhanced-path="M 0 0 L 21600 0 21600 21600 0 21600 0 0 Z N"/>
        </draw:custom-shape>
        <draw:custom-shape draw:style-name="gr7" draw:text-style-name="P11" draw:layer="layout" svg:width="0.2cm" svg:height="0.2cm" svg:x="38.597cm" svg:y="8.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6cm" svg:y="8.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8cm" svg:y="8.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7cm" svg:y="8.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9cm" svg:y="8.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8cm" svg:y="8.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4cm" svg:y="8.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9cm" svg:y="8.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7.001cm" svg:y="8.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2cm" svg:y="8.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8cm" svg:y="8.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7cm" svg:y="8.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9cm" svg:y="8.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8cm" svg:y="8.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8cm" svg:y="8.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9cm" svg:y="8.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401cm" svg:y="8.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6cm" svg:y="8.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002cm" svg:y="8.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201cm" svg:y="8.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9cm" svg:y="8.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8cm" svg:y="8.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2cm" svg:y="8.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9cm" svg:y="8.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801cm" svg:y="8.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2cm" svg:y="8.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02cm" svg:y="8.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601cm" svg:y="8.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3cm" svg:y="8.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02cm" svg:y="8.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3cm" svg:y="8.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3cm" svg:y="8.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7cm" svg:y="8.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6cm" svg:y="8.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8cm" svg:y="8.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7cm" svg:y="8.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9cm" svg:y="8.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8cm" svg:y="8.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4cm" svg:y="8.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9cm" svg:y="8.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8cm" svg:y="8.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7cm" svg:y="8.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9cm" svg:y="8.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8cm" svg:y="8.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8cm" svg:y="8.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9cm" svg:y="8.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401cm" svg:y="8.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6cm" svg:y="8.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002cm" svg:y="8.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201cm" svg:y="8.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9cm" svg:y="8.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8cm" svg:y="8.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2cm" svg:y="8.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9cm" svg:y="8.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801cm" svg:y="8.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8cm" svg:y="8.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02cm" svg:y="8.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601cm" svg:y="8.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3cm" svg:y="8.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02cm" svg:y="8.4cm">
          <text:p text:style-name="P7"><text:span text:style-name="T4">10</text:span></text:p>
          <draw:enhanced-geometry svg:viewBox="0 0 21600 21600" draw:type="rectangle" draw:enhanced-path="M 0 0 L 21600 0 21600 21600 0 21600 0 0 Z N"/>
        </draw:custom-shape>
        <draw:custom-shape draw:style-name="gr72" draw:text-style-name="P11" draw:layer="layout" svg:width="4.103cm" svg:height="0.2cm" svg:x="45.1cm" svg:y="8.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3cm" svg:y="8.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02cm" svg:y="8.4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801cm" svg:y="8.4cm">
          <text:p text:style-name="P7"><text:span text:style-name="T4">62</text:span></text:p>
          <draw:enhanced-geometry svg:viewBox="0 0 21600 21600" draw:type="rectangle" draw:enhanced-path="M 0 0 L 21600 0 21600 21600 0 21600 0 0 Z N"/>
        </draw:custom-shape>
        <draw:custom-shape draw:style-name="gr9" draw:text-style-name="P11" draw:layer="layout" svg:width="0.8cm" svg:height="0.2cm" svg:x="48.596cm" svg:y="9.6cm">
          <text:p text:style-name="P7"><text:span text:style-name="T4">cmd </text:span><text:span text:style-name="T4">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7.796cm" svg:y="9.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6cm" svg:y="9.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6cm" svg:y="9.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73" draw:text-style-name="P15" draw:layer="layout" svg:width="0.8cm" svg:height="0.2cm" svg:x="45.396cm" svg:y="9.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74" draw:text-style-name="P15" draw:layer="layout" svg:width="0.8cm" svg:height="0.2cm" svg:x="44.596cm" svg:y="9.6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75" draw:text-style-name="P15" draw:layer="layout" svg:width="0.8cm" svg:height="0.2cm" svg:x="43.796cm" svg:y="9.6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76" draw:text-style-name="P15" draw:layer="layout" svg:width="0.8cm" svg:height="0.2cm" svg:x="42.996cm" svg:y="9.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77" draw:text-style-name="P15" draw:layer="layout" svg:width="0.8cm" svg:height="0.2cm" svg:x="42.196cm" svg:y="9.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78" draw:text-style-name="P15" draw:layer="layout" svg:width="0.8cm" svg:height="0.2cm" svg:x="41.396cm" svg:y="9.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79" draw:text-style-name="P15" draw:layer="layout" svg:width="0.8cm" svg:height="0.2cm" svg:x="40.596cm" svg:y="9.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80" draw:text-style-name="P15" draw:layer="layout" svg:width="0.8cm" svg:height="0.2cm" svg:x="39.796cm" svg:y="9.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81" draw:text-style-name="P15" draw:layer="layout" svg:width="0.8cm" svg:height="0.2cm" svg:x="38.996cm" svg:y="9.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82" draw:text-style-name="P15" draw:layer="layout" svg:width="0.8cm" svg:height="0.2cm" svg:x="38.196cm" svg:y="9.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83" draw:text-style-name="P15" draw:layer="layout" svg:width="0.8cm" svg:height="0.2cm" svg:x="37.396cm" svg:y="9.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84" draw:text-style-name="P15" draw:layer="layout" svg:width="0.8cm" svg:height="0.2cm" svg:x="36.596cm" svg:y="9.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85" draw:text-style-name="P11" draw:layer="layout" svg:width="3.2cm" svg:height="0.2cm" svg:x="36.6cm" svg:y="9.4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599cm" svg:y="8.8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599cm" svg:y="9cm">
          <text:p text:style-name="P7"><text:span text:style-name="T4">rese</text:span><text:span text:style-name="T4">rve</text:span></text:p>
          <draw:enhanced-geometry svg:viewBox="0 0 21600 21600" draw:type="rectangle" draw:enhanced-path="M 0 0 L 21600 0 21600 21600 0 21600 0 0 Z N"/>
        </draw:custom-shape>
        <draw:custom-shape draw:style-name="gr86" draw:text-style-name="P11" draw:layer="layout" svg:width="11.196cm" svg:height="0.2cm" svg:x="36.599cm" svg:y="9.2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599cm" svg:y="8.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8" draw:text-style-name="P11" draw:layer="layout" svg:width="12.796cm" svg:height="0.2cm" svg:x="36.599cm" svg:y="8.6cm">
          <text:p text:style-name="P7"><text:span text:style-name="T4">rese</text:span><text:span text:style-name="T4">rve</text:span></text:p>
          <draw:enhanced-geometry svg:viewBox="0 0 21600 21600" draw:type="rectangle" draw:enhanced-path="M 0 0 L 21600 0 21600 21600 0 21600 0 0 Z N"/>
        </draw:custom-shape>
        <draw:custom-shape draw:style-name="gr6" draw:text-style-name="P10" draw:layer="layout" svg:width="2.4cm" svg:height="0.2cm" svg:x="36.597cm" svg:y="6.2cm">
          <text:p text:style-name="P9"><text:span text:style-name="T4">load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7" draw:text-style-name="P11" draw:layer="layout" svg:width="0.2cm" svg:height="0.2cm" svg:x="38.598cm" svg:y="6.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7cm" svg:y="6.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9cm" svg:y="6.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8cm" svg:y="6.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8cm" svg:y="6.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9cm" svg:y="6.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401cm" svg:y="6.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6cm" svg:y="6.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7.002cm" svg:y="6.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201cm" svg:y="6.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9cm" svg:y="6.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8cm" svg:y="6.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2cm" svg:y="6.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9cm" svg:y="6.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801cm" svg:y="6.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40cm" svg:y="6.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402cm" svg:y="6.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601cm" svg:y="6.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003cm" svg:y="6.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202cm" svg:y="6.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6cm" svg:y="6.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9cm" svg:y="6.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201cm" svg:y="6.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4cm" svg:y="6.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802cm" svg:y="6.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2.001cm" svg:y="6.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03cm" svg:y="6.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602cm" svg:y="6.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4cm" svg:y="6.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03cm" svg:y="6.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4cm" svg:y="6.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4cm" svg:y="6.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8cm" svg:y="6.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7cm" svg:y="6.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9cm" svg:y="6.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8cm" svg:y="6.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8cm" svg:y="6.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9cm" svg:y="6.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401cm" svg:y="6.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6cm" svg:y="6.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9cm" svg:y="6.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8cm" svg:y="6.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2cm" svg:y="6.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9cm" svg:y="6.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801cm" svg:y="6.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6cm" svg:y="6.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402cm" svg:y="6.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601cm" svg:y="6.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003cm" svg:y="6.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202cm" svg:y="6.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6cm" svg:y="6.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9cm" svg:y="6.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201cm" svg:y="6.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4cm" svg:y="6.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802cm" svg:y="6.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8.001cm" svg:y="6.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03cm" svg:y="6.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602cm" svg:y="6.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4cm" svg:y="6.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03cm" svg:y="6.4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4cm" svg:y="6.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4cm" svg:y="6.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03cm" svg:y="6.4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802cm" svg:y="6.4cm">
          <text:p text:style-name="P7"><text:span text:style-name="T4">62</text:span></text:p>
          <draw:enhanced-geometry svg:viewBox="0 0 21600 21600" draw:type="rectangle" draw:enhanced-path="M 0 0 L 21600 0 21600 21600 0 21600 0 0 Z N"/>
        </draw:custom-shape>
        <draw:custom-shape draw:style-name="gr9" draw:text-style-name="P11" draw:layer="layout" svg:width="0.8cm" svg:height="0.2cm" svg:x="48.597cm" svg:y="7.6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47.797cm" svg:y="7.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7cm" svg:y="7.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7cm" svg:y="7.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87" draw:text-style-name="P15" draw:layer="layout" svg:width="0.8cm" svg:height="0.2cm" svg:x="45.397cm" svg:y="7.6cm">
          <text:p text:style-name="P12"><text:span text:style-name="T5">cmd 4</text:span><text:span text:style-name="T4"> </text:span><text:span text:style-name="T4">type</text:span></text:p>
          <draw:enhanced-geometry svg:viewBox="0 0 21600 21600" draw:type="rectangle" draw:enhanced-path="M 0 0 L 21600 0 21600 21600 0 21600 0 0 Z N"/>
        </draw:custom-shape>
        <draw:custom-shape draw:style-name="gr88" draw:text-style-name="P15" draw:layer="layout" svg:width="0.8cm" svg:height="0.2cm" svg:x="44.597cm" svg:y="7.6cm">
          <text:p text:style-name="P12"><text:span text:style-name="T5">cmd 5</text:span><text:span text:style-name="T4"> </text:span><text:span text:style-name="T4">type</text:span></text:p>
          <draw:enhanced-geometry svg:viewBox="0 0 21600 21600" draw:type="rectangle" draw:enhanced-path="M 0 0 L 21600 0 21600 21600 0 21600 0 0 Z N"/>
        </draw:custom-shape>
        <draw:custom-shape draw:style-name="gr89" draw:text-style-name="P15" draw:layer="layout" svg:width="0.8cm" svg:height="0.2cm" svg:x="43.797cm" svg:y="7.6cm">
          <text:p text:style-name="P12"><text:span text:style-name="T5">cmd 6</text:span><text:span text:style-name="T4"> </text:span><text:span text:style-name="T4">type</text:span></text:p>
          <draw:enhanced-geometry svg:viewBox="0 0 21600 21600" draw:type="rectangle" draw:enhanced-path="M 0 0 L 21600 0 21600 21600 0 21600 0 0 Z N"/>
        </draw:custom-shape>
        <draw:custom-shape draw:style-name="gr90" draw:text-style-name="P15" draw:layer="layout" svg:width="0.8cm" svg:height="0.2cm" svg:x="42.997cm" svg:y="7.6cm">
          <text:p text:style-name="P12"><text:span text:style-name="T5">cmd 7</text:span><text:span text:style-name="T4"> type</text:span></text:p>
          <draw:enhanced-geometry svg:viewBox="0 0 21600 21600" draw:type="rectangle" draw:enhanced-path="M 0 0 L 21600 0 21600 21600 0 21600 0 0 Z N"/>
        </draw:custom-shape>
        <draw:custom-shape draw:style-name="gr91" draw:text-style-name="P15" draw:layer="layout" svg:width="0.8cm" svg:height="0.2cm" svg:x="42.197cm" svg:y="7.6cm">
          <text:p text:style-name="P12"><text:span text:style-name="T5">cmd 8</text:span><text:span text:style-name="T4"> type</text:span></text:p>
          <draw:enhanced-geometry svg:viewBox="0 0 21600 21600" draw:type="rectangle" draw:enhanced-path="M 0 0 L 21600 0 21600 21600 0 21600 0 0 Z N"/>
        </draw:custom-shape>
        <draw:custom-shape draw:style-name="gr92" draw:text-style-name="P15" draw:layer="layout" svg:width="0.8cm" svg:height="0.2cm" svg:x="41.397cm" svg:y="7.6cm">
          <text:p text:style-name="P12"><text:span text:style-name="T5">cmd 9</text:span><text:span text:style-name="T4"> type</text:span></text:p>
          <draw:enhanced-geometry svg:viewBox="0 0 21600 21600" draw:type="rectangle" draw:enhanced-path="M 0 0 L 21600 0 21600 21600 0 21600 0 0 Z N"/>
        </draw:custom-shape>
        <draw:custom-shape draw:style-name="gr93" draw:text-style-name="P15" draw:layer="layout" svg:width="0.8cm" svg:height="0.2cm" svg:x="40.597cm" svg:y="7.6cm">
          <text:p text:style-name="P12"><text:span text:style-name="T5">cmd 10</text:span><text:span text:style-name="T4"> type</text:span></text:p>
          <draw:enhanced-geometry svg:viewBox="0 0 21600 21600" draw:type="rectangle" draw:enhanced-path="M 0 0 L 21600 0 21600 21600 0 21600 0 0 Z N"/>
        </draw:custom-shape>
        <draw:custom-shape draw:style-name="gr94" draw:text-style-name="P15" draw:layer="layout" svg:width="0.8cm" svg:height="0.2cm" svg:x="39.797cm" svg:y="7.6cm">
          <text:p text:style-name="P12"><text:span text:style-name="T5">cmd 11</text:span><text:span text:style-name="T4"> type</text:span></text:p>
          <draw:enhanced-geometry svg:viewBox="0 0 21600 21600" draw:type="rectangle" draw:enhanced-path="M 0 0 L 21600 0 21600 21600 0 21600 0 0 Z N"/>
        </draw:custom-shape>
        <draw:custom-shape draw:style-name="gr95" draw:text-style-name="P15" draw:layer="layout" svg:width="0.8cm" svg:height="0.2cm" svg:x="38.997cm" svg:y="7.6cm">
          <text:p text:style-name="P12"><text:span text:style-name="T5">cmd 12</text:span><text:span text:style-name="T4"> type</text:span></text:p>
          <draw:enhanced-geometry svg:viewBox="0 0 21600 21600" draw:type="rectangle" draw:enhanced-path="M 0 0 L 21600 0 21600 21600 0 21600 0 0 Z N"/>
        </draw:custom-shape>
        <draw:custom-shape draw:style-name="gr96" draw:text-style-name="P15" draw:layer="layout" svg:width="0.8cm" svg:height="0.2cm" svg:x="38.197cm" svg:y="7.6cm">
          <text:p text:style-name="P12"><text:span text:style-name="T5">cmd 13</text:span><text:span text:style-name="T4"> type</text:span></text:p>
          <draw:enhanced-geometry svg:viewBox="0 0 21600 21600" draw:type="rectangle" draw:enhanced-path="M 0 0 L 21600 0 21600 21600 0 21600 0 0 Z N"/>
        </draw:custom-shape>
        <draw:custom-shape draw:style-name="gr97" draw:text-style-name="P15" draw:layer="layout" svg:width="0.8cm" svg:height="0.2cm" svg:x="37.397cm" svg:y="7.6cm">
          <text:p text:style-name="P12"><text:span text:style-name="T5">cmd 14</text:span><text:span text:style-name="T4"> type</text:span></text:p>
          <draw:enhanced-geometry svg:viewBox="0 0 21600 21600" draw:type="rectangle" draw:enhanced-path="M 0 0 L 21600 0 21600 21600 0 21600 0 0 Z N"/>
        </draw:custom-shape>
        <draw:custom-shape draw:style-name="gr98" draw:text-style-name="P15" draw:layer="layout" svg:width="0.8cm" svg:height="0.2cm" svg:x="36.597cm" svg:y="7.6cm">
          <text:p text:style-name="P12"><text:span text:style-name="T5">cmd 15</text:span><text:span text:style-name="T4"> type</text:span></text:p>
          <draw:enhanced-geometry svg:viewBox="0 0 21600 21600" draw:type="rectangle" draw:enhanced-path="M 0 0 L 21600 0 21600 21600 0 21600 0 0 Z N"/>
        </draw:custom-shape>
        <draw:custom-shape draw:style-name="gr99" draw:text-style-name="P11" draw:layer="layout" svg:width="3.196cm" svg:height="0.2cm" svg:x="36.601cm" svg:y="7.4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36.6cm" svg:y="6.8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36.6cm" svg:y="7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36.6cm" svg:y="7.2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6cm" svg:y="6.6cm">
          <text:p text:style-name="P7"><text:span text:style-name="T4">cmd_meta 3</text:span></text:p>
          <draw:enhanced-geometry svg:viewBox="0 0 21600 21600" draw:type="rectangle" draw:enhanced-path="M 0 0 L 21600 0 21600 21600 0 21600 0 0 Z N"/>
        </draw:custom-shape>
        <draw:custom-shape draw:style-name="gr8" draw:text-style-name="P11" draw:layer="layout" svg:width="12.796cm" svg:height="0.2cm" svg:x="36.6cm" svg:y="6.6cm">
          <text:p text:style-name="P7"><text:span text:style-name="T4">reserve</text:span></text:p>
          <draw:enhanced-geometry svg:viewBox="0 0 21600 21600" draw:type="rectangle" draw:enhanced-path="M 0 0 L 21600 0 21600 21600 0 21600 0 0 Z N"/>
        </draw:custom-shape>
        <draw:custom-shape draw:style-name="gr11" draw:text-style-name="P11" draw:layer="layout" svg:width="1.4cm" svg:height="0.2cm" svg:x="47.995cm" svg:y="7.8cm">
          <text:p text:style-name="P7"><text:span text:style-name="T4">opcode: </text:span><text:span text:style-name="T4">custom0</text:span></text:p>
          <draw:enhanced-geometry svg:viewBox="0 0 21600 21600" draw:type="rectangle" draw:enhanced-path="M 0 0 L 21600 0 21600 21600 0 21600 0 0 Z N"/>
        </draw:custom-shape>
        <draw:custom-shape draw:style-name="gr12" draw:text-style-name="P11" draw:layer="layout" svg:width="1cm" svg:height="0.2cm" svg:x="46.995cm" svg:y="7.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7.8cm">
          <text:p text:style-name="P7"><text:span text:style-name="T4">00000</text:span></text:p>
          <draw:enhanced-geometry svg:viewBox="0 0 21600 21600" draw:type="rectangle" draw:enhanced-path="M 0 0 L 21600 0 21600 21600 0 21600 0 0 Z N"/>
        </draw:custom-shape>
        <draw:custom-shape draw:style-name="gr12" draw:text-style-name="P11" draw:layer="layout" svg:width="1cm" svg:height="0.2cm" svg:x="44.395cm" svg:y="7.8cm">
          <text:p text:style-name="P7"><text:span text:style-name="T4">0: load</text:span></text:p>
          <draw:enhanced-geometry svg:viewBox="0 0 21600 21600" draw:type="rectangle" draw:enhanced-path="M 0 0 L 21600 0 21600 21600 0 21600 0 0 Z N"/>
        </draw:custom-shape>
        <draw:custom-shape draw:style-name="gr11" draw:text-style-name="P11" draw:layer="layout" svg:width="1.4cm" svg:height="0.2cm" svg:x="42.995cm" svg:y="7.8cm">
          <text:p text:style-name="P7"><text:span text:style-name="T4">burst num</text:span></text:p>
          <draw:enhanced-geometry svg:viewBox="0 0 21600 21600" draw:type="rectangle" draw:enhanced-path="M 0 0 L 21600 0 21600 21600 0 21600 0 0 Z N"/>
        </draw:custom-shape>
        <draw:custom-shape draw:style-name="gr13" draw:text-style-name="P11" draw:layer="layout" svg:width="0.6cm" svg:height="0.2cm" svg:x="46.395cm" svg:y="7.8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7.995cm" svg:y="9.8cm">
          <text:p text:style-name="P7"><text:span text:style-name="T4">opcode: </text:span><text:span text:style-name="T4">custom0</text:span></text:p>
          <draw:enhanced-geometry svg:viewBox="0 0 21600 21600" draw:type="rectangle" draw:enhanced-path="M 0 0 L 21600 0 21600 21600 0 21600 0 0 Z N"/>
        </draw:custom-shape>
        <draw:custom-shape draw:style-name="gr12" draw:text-style-name="P11" draw:layer="layout" svg:width="1cm" svg:height="0.2cm" svg:x="46.995cm" svg:y="9.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9.8cm">
          <text:p text:style-name="P7"><text:span text:style-name="T4">00000</text:span></text:p>
          <draw:enhanced-geometry svg:viewBox="0 0 21600 21600" draw:type="rectangle" draw:enhanced-path="M 0 0 L 21600 0 21600 21600 0 21600 0 0 Z N"/>
        </draw:custom-shape>
        <draw:custom-shape draw:style-name="gr12" draw:text-style-name="P11" draw:layer="layout" svg:width="1cm" svg:height="0.2cm" svg:x="44.395cm" svg:y="9.8cm">
          <text:p text:style-name="P7"><text:span text:style-name="T4">1: store</text:span></text:p>
          <draw:enhanced-geometry svg:viewBox="0 0 21600 21600" draw:type="rectangle" draw:enhanced-path="M 0 0 L 21600 0 21600 21600 0 21600 0 0 Z N"/>
        </draw:custom-shape>
        <draw:custom-shape draw:style-name="gr11" draw:text-style-name="P11" draw:layer="layout" svg:width="1.4cm" svg:height="0.2cm" svg:x="42.995cm" svg:y="9.8cm">
          <text:p text:style-name="P7"><text:span text:style-name="T4">burst num</text:span></text:p>
          <draw:enhanced-geometry svg:viewBox="0 0 21600 21600" draw:type="rectangle" draw:enhanced-path="M 0 0 L 21600 0 21600 21600 0 21600 0 0 Z N"/>
        </draw:custom-shape>
        <draw:custom-shape draw:style-name="gr13" draw:text-style-name="P11" draw:layer="layout" svg:width="0.6cm" svg:height="0.2cm" svg:x="46.395cm" svg:y="9.8cm">
          <text:p text:style-name="P7"><text:span text:style-name="T4">000</text:span></text:p>
          <draw:enhanced-geometry svg:viewBox="0 0 21600 21600" draw:type="rectangle" draw:enhanced-path="M 0 0 L 21600 0 21600 21600 0 21600 0 0 Z N"/>
        </draw:custom-shape>
        <draw:custom-shape draw:style-name="gr6" draw:text-style-name="P10" draw:layer="layout" svg:width="2.4cm" svg:height="0.2cm" svg:x="50.398cm" svg:y="6.2cm">
          <text:p text:style-name="P9"><text:span text:style-name="T4">load output</text:span></text:p>
          <draw:enhanced-geometry svg:viewBox="0 0 21600 21600" draw:type="rectangle" draw:enhanced-path="M 0 0 L 21600 0 21600 21600 0 21600 0 0 Z N"/>
        </draw:custom-shape>
        <draw:custom-shape draw:style-name="gr100" draw:text-style-name="P17" draw:layer="layout" svg:width="0.2cm" svg:height="0.2cm" svg:x="52.399cm" svg:y="6.4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8cm" svg:y="6.4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2cm" svg:y="6.4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199cm" svg:y="6.4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601cm" svg:y="6.4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8cm" svg:y="6.4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202cm" svg:y="6.4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401cm" svg:y="6.4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803cm" svg:y="6.4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1.002cm" svg:y="6.4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4cm" svg:y="6.4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599cm" svg:y="6.4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4.001cm" svg:y="6.4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2cm" svg:y="6.4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602cm" svg:y="6.4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801cm" svg:y="6.4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203cm" svg:y="6.4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402cm" svg:y="6.4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04cm" svg:y="6.4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3.003cm" svg:y="6.4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401cm" svg:y="6.4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6cm" svg:y="6.4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6.002cm" svg:y="6.4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201cm" svg:y="6.4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603cm" svg:y="6.4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802cm" svg:y="6.4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04cm" svg:y="6.4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403cm" svg:y="6.4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5cm" svg:y="6.4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004cm" svg:y="6.4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5cm" svg:y="6.4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5cm" svg:y="6.4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399cm" svg:y="6.4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8cm" svg:y="6.4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8cm" svg:y="6.4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199cm" svg:y="6.4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601cm" svg:y="6.4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8cm" svg:y="6.4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202cm" svg:y="6.4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401cm" svg:y="6.4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4cm" svg:y="6.4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599cm" svg:y="6.4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60.001cm" svg:y="6.4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2cm" svg:y="6.4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602cm" svg:y="6.4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801cm" svg:y="6.4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203cm" svg:y="6.4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402cm" svg:y="6.4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04cm" svg:y="6.4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9.003cm" svg:y="6.4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401cm" svg:y="6.4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6cm" svg:y="6.4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2.002cm" svg:y="6.4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201cm" svg:y="6.4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603cm" svg:y="6.4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802cm" svg:y="6.4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04cm" svg:y="6.4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403cm" svg:y="6.4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5cm" svg:y="6.4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004cm" svg:y="6.4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5cm" svg:y="6.4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5cm" svg:y="6.4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9cm" svg:height="0.2cm" svg:x="50.395cm" svg:y="6.4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603cm" svg:y="6.4cm">
          <text:p text:style-name="P7"><text:span text:style-name="T4">62</text:span></text:p>
          <draw:enhanced-geometry svg:viewBox="0 0 21600 21600" draw:type="rectangle" draw:enhanced-path="M 0 0 L 21600 0 21600 21600 0 21600 0 0 Z N"/>
        </draw:custom-shape>
        <draw:custom-shape draw:style-name="gr101" draw:text-style-name="P17" draw:layer="layout" svg:width="3.203cm" svg:height="0.2cm" svg:x="50.395cm" svg:y="7.4cm">
          <text:p text:style-name="P7"><text:span text:style-name="T4">rese</text:span><text:span text:style-name="T4">rve</text:span></text:p>
          <draw:enhanced-geometry svg:viewBox="0 0 21600 21600" draw:type="rectangle" draw:enhanced-path="M 0 0 L 21600 0 21600 21600 0 21600 0 0 Z N"/>
        </draw:custom-shape>
        <draw:custom-shape draw:style-name="gr102" draw:text-style-name="P17" draw:layer="layout" svg:width="12.802cm" svg:height="0.2cm" svg:x="50.395cm" svg:y="6.8cm">
          <text:p text:style-name="P7"><text:span text:style-name="T4">rese</text:span><text:span text:style-name="T4">rve</text:span></text:p>
          <draw:enhanced-geometry svg:viewBox="0 0 21600 21600" draw:type="rectangle" draw:enhanced-path="M 0 0 L 21600 0 21600 21600 0 21600 0 0 Z N"/>
        </draw:custom-shape>
        <draw:custom-shape draw:style-name="gr102" draw:text-style-name="P17" draw:layer="layout" svg:width="12.802cm" svg:height="0.2cm" svg:x="50.395cm" svg:y="7cm">
          <text:p text:style-name="P7"><text:span text:style-name="T4">rese</text:span><text:span text:style-name="T4">rve</text:span></text:p>
          <draw:enhanced-geometry svg:viewBox="0 0 21600 21600" draw:type="rectangle" draw:enhanced-path="M 0 0 L 21600 0 21600 21600 0 21600 0 0 Z N"/>
        </draw:custom-shape>
        <draw:custom-shape draw:style-name="gr103" draw:text-style-name="P17" draw:layer="layout" svg:width="11.2cm" svg:height="0.2cm" svg:x="50.395cm" svg:y="7.2cm">
          <text:p text:style-name="P7"><text:span text:style-name="T4">rese</text:span><text:span text:style-name="T4">rve</text:span></text:p>
          <draw:enhanced-geometry svg:viewBox="0 0 21600 21600" draw:type="rectangle" draw:enhanced-path="M 0 0 L 21600 0 21600 21600 0 21600 0 0 Z N"/>
        </draw:custom-shape>
        <draw:custom-shape draw:style-name="gr104" draw:text-style-name="P17" draw:layer="layout" svg:width="12.796cm" svg:height="0.2cm" svg:x="50.401cm" svg:y="6.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102" draw:text-style-name="P17" draw:layer="layout" svg:width="12.802cm" svg:height="0.2cm" svg:x="50.395cm" svg:y="6.6cm">
          <text:p text:style-name="P7"><text:span text:style-name="T4">rese</text:span><text:span text:style-name="T4">rve</text:span></text:p>
          <draw:enhanced-geometry svg:viewBox="0 0 21600 21600" draw:type="rectangle" draw:enhanced-path="M 0 0 L 21600 0 21600 21600 0 21600 0 0 Z N"/>
        </draw:custom-shape>
        <draw:custom-shape draw:style-name="gr105" draw:text-style-name="P17" draw:layer="layout" svg:width="1.6cm" svg:height="0.2cm" svg:x="61.595cm" svg:y="7.4cm">
          <text:p text:style-name="P7"><text:span text:style-name="T4">first </text:span><text:span text:style-name="T4">ram</text:span><text:span text:style-name="T4">_buff</text:span><text:span text:style-name="T4">_id</text:span></text:p>
          <draw:enhanced-geometry svg:viewBox="0 0 21600 21600" draw:type="rectangle" draw:enhanced-path="M 0 0 L 21600 0 21600 21600 0 21600 0 0 Z N"/>
        </draw:custom-shape>
        <draw:custom-shape draw:style-name="gr105" draw:text-style-name="P17" draw:layer="layout" svg:width="1.6cm" svg:height="0.2cm" svg:x="61.595cm" svg:y="7.2cm">
          <text:p text:style-name="P7"><text:span text:style-name="T4">num</text:span></text:p>
          <draw:enhanced-geometry svg:viewBox="0 0 21600 21600" draw:type="rectangle" draw:enhanced-path="M 0 0 L 21600 0 21600 21600 0 21600 0 0 Z N"/>
        </draw:custom-shape>
        <draw:custom-shape draw:style-name="gr106" draw:text-style-name="P11" draw:layer="layout" svg:width="1.6cm" svg:height="0.2cm" svg:x="47.795cm" svg:y="9.2cm">
          <text:p text:style-name="P7"><text:span text:style-name="T4">num</text:span></text:p>
          <draw:enhanced-geometry svg:viewBox="0 0 21600 21600" draw:type="rectangle" draw:enhanced-path="M 0 0 L 21600 0 21600 21600 0 21600 0 0 Z N"/>
        </draw:custom-shape>
        <draw:custom-shape draw:style-name="gr6" draw:text-style-name="P10" draw:layer="layout" svg:width="2.4cm" svg:height="0.2cm" svg:x="50.399cm" svg:y="8.2cm">
          <text:p text:style-name="P9"><text:span text:style-name="T4">stor</text:span><text:span text:style-name="T4">e </text:span><text:span text:style-name="T4">outp</text:span><text:span text:style-name="T4">ut</text:span></text:p>
          <draw:enhanced-geometry svg:viewBox="0 0 21600 21600" draw:type="rectangle" draw:enhanced-path="M 0 0 L 21600 0 21600 21600 0 21600 0 0 Z N"/>
        </draw:custom-shape>
        <draw:custom-shape draw:style-name="gr100" draw:text-style-name="P17" draw:layer="layout" svg:width="0.2cm" svg:height="0.2cm" svg:x="52.4cm" svg:y="8.4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9cm" svg:y="8.4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2.001cm" svg:y="8.4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2cm" svg:y="8.4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602cm" svg:y="8.4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801cm" svg:y="8.4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203cm" svg:y="8.4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402cm" svg:y="8.4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804cm" svg:y="8.4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1.003cm" svg:y="8.4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401cm" svg:y="8.4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6cm" svg:y="8.4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4.002cm" svg:y="8.4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201cm" svg:y="8.4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603cm" svg:y="8.4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802cm" svg:y="8.4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204cm" svg:y="8.4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403cm" svg:y="8.4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05cm" svg:y="8.4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3.004cm" svg:y="8.4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402cm" svg:y="8.4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601cm" svg:y="8.4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6.003cm" svg:y="8.4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202cm" svg:y="8.4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604cm" svg:y="8.4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803cm" svg:y="8.4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05cm" svg:y="8.4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404cm" svg:y="8.4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6cm" svg:y="8.4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005cm" svg:y="8.4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6cm" svg:y="8.4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6cm" svg:y="8.4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4cm" svg:y="8.4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9cm" svg:y="8.4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8.001cm" svg:y="8.4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2cm" svg:y="8.4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602cm" svg:y="8.4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801cm" svg:y="8.4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203cm" svg:y="8.4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402cm" svg:y="8.4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401cm" svg:y="8.4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6cm" svg:y="8.4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60.002cm" svg:y="8.4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201cm" svg:y="8.4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603cm" svg:y="8.4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802cm" svg:y="8.4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204cm" svg:y="8.4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403cm" svg:y="8.4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05cm" svg:y="8.4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9.004cm" svg:y="8.4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402cm" svg:y="8.4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601cm" svg:y="8.4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2.003cm" svg:y="8.4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202cm" svg:y="8.4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604cm" svg:y="8.4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803cm" svg:y="8.4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05cm" svg:y="8.4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404cm" svg:y="8.4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6cm" svg:y="8.4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005cm" svg:y="8.4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6cm" svg:y="8.4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6cm" svg:y="8.4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1cm" svg:height="0.2cm" svg:x="50.395cm" svg:y="8.4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604cm" svg:y="8.4cm">
          <text:p text:style-name="P7"><text:span text:style-name="T4">62</text:span></text:p>
          <draw:enhanced-geometry svg:viewBox="0 0 21600 21600" draw:type="rectangle" draw:enhanced-path="M 0 0 L 21600 0 21600 21600 0 21600 0 0 Z N"/>
        </draw:custom-shape>
        <draw:custom-shape draw:style-name="gr101" draw:text-style-name="P17" draw:layer="layout" svg:width="3.203cm" svg:height="0.2cm" svg:x="50.395cm" svg:y="9.4cm">
          <text:p text:style-name="P7"><text:span text:style-name="T4">rese</text:span><text:span text:style-name="T4">rve</text:span></text:p>
          <draw:enhanced-geometry svg:viewBox="0 0 21600 21600" draw:type="rectangle" draw:enhanced-path="M 0 0 L 21600 0 21600 21600 0 21600 0 0 Z N"/>
        </draw:custom-shape>
        <draw:custom-shape draw:style-name="gr107" draw:text-style-name="P17" draw:layer="layout" svg:width="12.803cm" svg:height="0.2cm" svg:x="50.395cm" svg:y="8.8cm">
          <text:p text:style-name="P7"><text:span text:style-name="T4">rese</text:span><text:span text:style-name="T4">rve</text:span></text:p>
          <draw:enhanced-geometry svg:viewBox="0 0 21600 21600" draw:type="rectangle" draw:enhanced-path="M 0 0 L 21600 0 21600 21600 0 21600 0 0 Z N"/>
        </draw:custom-shape>
        <draw:custom-shape draw:style-name="gr107" draw:text-style-name="P17" draw:layer="layout" svg:width="12.803cm" svg:height="0.2cm" svg:x="50.395cm" svg:y="9cm">
          <text:p text:style-name="P7"><text:span text:style-name="T4">rese</text:span><text:span text:style-name="T4">rve</text:span></text:p>
          <draw:enhanced-geometry svg:viewBox="0 0 21600 21600" draw:type="rectangle" draw:enhanced-path="M 0 0 L 21600 0 21600 21600 0 21600 0 0 Z N"/>
        </draw:custom-shape>
        <draw:custom-shape draw:style-name="gr103" draw:text-style-name="P17" draw:layer="layout" svg:width="11.2cm" svg:height="0.2cm" svg:x="50.395cm" svg:y="9.2cm">
          <text:p text:style-name="P7"><text:span text:style-name="T4">rese</text:span><text:span text:style-name="T4">rve</text:span></text:p>
          <draw:enhanced-geometry svg:viewBox="0 0 21600 21600" draw:type="rectangle" draw:enhanced-path="M 0 0 L 21600 0 21600 21600 0 21600 0 0 Z N"/>
        </draw:custom-shape>
        <draw:custom-shape draw:style-name="gr104" draw:text-style-name="P17" draw:layer="layout" svg:width="12.796cm" svg:height="0.2cm" svg:x="50.402cm" svg:y="8.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107" draw:text-style-name="P17" draw:layer="layout" svg:width="12.803cm" svg:height="0.2cm" svg:x="50.395cm" svg:y="8.6cm">
          <text:p text:style-name="P7"><text:span text:style-name="T4">rese</text:span><text:span text:style-name="T4">rve</text:span></text:p>
          <draw:enhanced-geometry svg:viewBox="0 0 21600 21600" draw:type="rectangle" draw:enhanced-path="M 0 0 L 21600 0 21600 21600 0 21600 0 0 Z N"/>
        </draw:custom-shape>
        <draw:custom-shape draw:style-name="gr108" draw:text-style-name="P17" draw:layer="layout" svg:width="1.601cm" svg:height="0.2cm" svg:x="61.595cm" svg:y="9.2cm">
          <text:p text:style-name="P7"><text:span text:style-name="T4">num</text:span></text:p>
          <draw:enhanced-geometry svg:viewBox="0 0 21600 21600" draw:type="rectangle" draw:enhanced-path="M 0 0 L 21600 0 21600 21600 0 21600 0 0 Z N"/>
        </draw:custom-shape>
        <draw:custom-shape draw:style-name="gr6" draw:text-style-name="P10" draw:layer="layout" svg:width="2.4cm" svg:height="0.2cm" svg:x="50.395cm" svg:y="10.2cm">
          <text:p text:style-name="P9"><text:span text:style-name="T4">key </text:span><text:span text:style-name="T4">read </text:span><text:span text:style-name="T4">outp</text:span><text:span text:style-name="T4">ut</text:span></text:p>
          <draw:enhanced-geometry svg:viewBox="0 0 21600 21600" draw:type="rectangle" draw:enhanced-path="M 0 0 L 21600 0 21600 21600 0 21600 0 0 Z N"/>
        </draw:custom-shape>
        <draw:custom-shape draw:style-name="gr100" draw:text-style-name="P17" draw:layer="layout" svg:width="0.2cm" svg:height="0.2cm" svg:x="52.395cm" svg:y="10.4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4cm" svg:y="10.4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1.996cm" svg:y="10.4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195cm" svg:y="10.4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597cm" svg:y="10.4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796cm" svg:y="10.4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198cm" svg:y="10.4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397cm" svg:y="10.4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799cm" svg:y="10.4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0.998cm" svg:y="10.4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396cm" svg:y="10.4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595cm" svg:y="10.4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3.997cm" svg:y="10.4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196cm" svg:y="10.4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598cm" svg:y="10.4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797cm" svg:y="10.4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199cm" svg:y="10.4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398cm" svg:y="10.4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cm" svg:y="10.4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2.999cm" svg:y="10.4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397cm" svg:y="10.4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596cm" svg:y="10.4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5.998cm" svg:y="10.4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197cm" svg:y="10.4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599cm" svg:y="10.4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798cm" svg:y="10.4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cm" svg:y="10.4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399cm" svg:y="10.4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1cm" svg:y="10.4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cm" svg:y="10.4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1cm" svg:y="10.4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1cm" svg:y="10.4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395cm" svg:y="10.4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4cm" svg:y="10.4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7.996cm" svg:y="10.4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195cm" svg:y="10.4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597cm" svg:y="10.4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796cm" svg:y="10.4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198cm" svg:y="10.4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397cm" svg:y="10.4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396cm" svg:y="10.4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595cm" svg:y="10.4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59.997cm" svg:y="10.4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196cm" svg:y="10.4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598cm" svg:y="10.4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797cm" svg:y="10.4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199cm" svg:y="10.4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398cm" svg:y="10.4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cm" svg:y="10.4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8.999cm" svg:y="10.4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397cm" svg:y="10.4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596cm" svg:y="10.4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1.998cm" svg:y="10.4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197cm" svg:y="10.4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599cm" svg:y="10.4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798cm" svg:y="10.4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cm" svg:y="10.4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399cm" svg:y="10.4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1cm" svg:y="10.4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cm" svg:y="10.4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1cm" svg:y="10.4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1cm" svg:y="10.4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50.395cm" svg:y="10.4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599cm" svg:y="10.4cm">
          <text:p text:style-name="P7"><text:span text:style-name="T4">62</text:span></text:p>
          <draw:enhanced-geometry svg:viewBox="0 0 21600 21600" draw:type="rectangle" draw:enhanced-path="M 0 0 L 21600 0 21600 21600 0 21600 0 0 Z N"/>
        </draw:custom-shape>
        <draw:custom-shape draw:style-name="gr109" draw:text-style-name="P17" draw:layer="layout" svg:width="12.8cm" svg:height="0.2cm" svg:x="50.395cm" svg:y="10.8cm">
          <text:p text:style-name="P7"><text:span text:style-name="T4">mask 0</text:span></text:p>
          <draw:enhanced-geometry svg:viewBox="0 0 21600 21600" draw:type="rectangle" draw:enhanced-path="M 0 0 L 21600 0 21600 21600 0 21600 0 0 Z N"/>
        </draw:custom-shape>
        <draw:custom-shape draw:style-name="gr109" draw:text-style-name="P17" draw:layer="layout" svg:width="12.8cm" svg:height="0.2cm" svg:x="50.395cm" svg:y="11cm">
          <text:p text:style-name="P7"><text:span text:style-name="T4">key 1</text:span></text:p>
          <draw:enhanced-geometry svg:viewBox="0 0 21600 21600" draw:type="rectangle" draw:enhanced-path="M 0 0 L 21600 0 21600 21600 0 21600 0 0 Z N"/>
        </draw:custom-shape>
        <draw:custom-shape draw:style-name="gr109" draw:text-style-name="P17" draw:layer="layout" svg:width="12.8cm" svg:height="0.2cm" svg:x="50.395cm" svg:y="11.2cm">
          <text:p text:style-name="P7"><text:span text:style-name="T4">key 0</text:span></text:p>
          <draw:enhanced-geometry svg:viewBox="0 0 21600 21600" draw:type="rectangle" draw:enhanced-path="M 0 0 L 21600 0 21600 21600 0 21600 0 0 Z N"/>
        </draw:custom-shape>
        <draw:custom-shape draw:style-name="gr110" draw:text-style-name="P17" draw:layer="layout" svg:width="0.8cm" svg:height="0.2cm" svg:x="62.395cm" svg:y="11.6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61.595cm" svg:y="11.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0.795cm" svg:y="11.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111" draw:text-style-name="P18" draw:layer="layout" svg:width="0.8cm" svg:height="0.2cm" svg:x="59.995cm" svg:y="11.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112" draw:text-style-name="P18" draw:layer="layout" svg:width="0.8cm" svg:height="0.2cm" svg:x="59.195cm" svg:y="11.6cm">
          <text:p text:style-name="P12"><text:span text:style-name="T5">cmd 5</text:span><text:span text:style-name="T4"> type</text:span></text:p>
          <draw:enhanced-geometry svg:viewBox="0 0 21600 21600" draw:type="rectangle" draw:enhanced-path="M 0 0 L 21600 0 21600 21600 0 21600 0 0 Z N"/>
        </draw:custom-shape>
        <draw:custom-shape draw:style-name="gr113" draw:text-style-name="P18" draw:layer="layout" svg:width="0.8cm" svg:height="0.2cm" svg:x="58.395cm" svg:y="11.6cm">
          <text:p text:style-name="P12"><text:span text:style-name="T5">cmd 6</text:span><text:span text:style-name="T4"> type</text:span></text:p>
          <draw:enhanced-geometry svg:viewBox="0 0 21600 21600" draw:type="rectangle" draw:enhanced-path="M 0 0 L 21600 0 21600 21600 0 21600 0 0 Z N"/>
        </draw:custom-shape>
        <draw:custom-shape draw:style-name="gr114" draw:text-style-name="P18" draw:layer="layout" svg:width="0.8cm" svg:height="0.2cm" svg:x="57.595cm" svg:y="11.6cm">
          <text:p text:style-name="P12"><text:span text:style-name="T5">cmd 7</text:span><text:span text:style-name="T4"> type</text:span></text:p>
          <draw:enhanced-geometry svg:viewBox="0 0 21600 21600" draw:type="rectangle" draw:enhanced-path="M 0 0 L 21600 0 21600 21600 0 21600 0 0 Z N"/>
        </draw:custom-shape>
        <draw:custom-shape draw:style-name="gr115" draw:text-style-name="P18" draw:layer="layout" svg:width="0.8cm" svg:height="0.2cm" svg:x="56.795cm" svg:y="11.6cm">
          <text:p text:style-name="P12"><text:span text:style-name="T5">cmd 8</text:span><text:span text:style-name="T4"> type</text:span></text:p>
          <draw:enhanced-geometry svg:viewBox="0 0 21600 21600" draw:type="rectangle" draw:enhanced-path="M 0 0 L 21600 0 21600 21600 0 21600 0 0 Z N"/>
        </draw:custom-shape>
        <draw:custom-shape draw:style-name="gr116" draw:text-style-name="P18" draw:layer="layout" svg:width="0.8cm" svg:height="0.2cm" svg:x="55.995cm" svg:y="11.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117" draw:text-style-name="P18" draw:layer="layout" svg:width="0.8cm" svg:height="0.2cm" svg:x="55.195cm" svg:y="11.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118" draw:text-style-name="P18" draw:layer="layout" svg:width="0.8cm" svg:height="0.2cm" svg:x="54.395cm" svg:y="11.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119" draw:text-style-name="P18" draw:layer="layout" svg:width="0.8cm" svg:height="0.2cm" svg:x="53.595cm" svg:y="11.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120" draw:text-style-name="P18" draw:layer="layout" svg:width="0.8cm" svg:height="0.2cm" svg:x="52.795cm" svg:y="11.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121" draw:text-style-name="P18" draw:layer="layout" svg:width="0.8cm" svg:height="0.2cm" svg:x="51.995cm" svg:y="11.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122" draw:text-style-name="P18" draw:layer="layout" svg:width="0.8cm" svg:height="0.2cm" svg:x="51.195cm" svg:y="11.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104" draw:text-style-name="P17" draw:layer="layout" svg:width="12.796cm" svg:height="0.2cm" svg:x="50.399cm" svg:y="10.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109" draw:text-style-name="P17" draw:layer="layout" svg:width="12.8cm" svg:height="0.2cm" svg:x="50.395cm" svg:y="10.6cm">
          <text:p text:style-name="P7"><text:span text:style-name="T4">mas</text:span><text:span text:style-name="T4">k 1</text:span></text:p>
          <draw:enhanced-geometry svg:viewBox="0 0 21600 21600" draw:type="rectangle" draw:enhanced-path="M 0 0 L 21600 0 21600 21600 0 21600 0 0 Z N"/>
        </draw:custom-shape>
        <draw:custom-shape draw:style-name="gr105" draw:text-style-name="P17" draw:layer="layout" svg:width="1.6cm" svg:height="0.2cm" svg:x="61.595cm" svg:y="11.4cm">
          <text:p text:style-name="P7"><text:span text:style-name="T4">ram</text:span><text:span text:style-name="T4">_buff</text:span><text:span text:style-name="T4">_id</text:span></text:p>
          <draw:enhanced-geometry svg:viewBox="0 0 21600 21600" draw:type="rectangle" draw:enhanced-path="M 0 0 L 21600 0 21600 21600 0 21600 0 0 Z N"/>
        </draw:custom-shape>
        <draw:custom-shape draw:style-name="gr101" draw:text-style-name="P17" draw:layer="layout" svg:width="3.203cm" svg:height="0.2cm" svg:x="50.395cm" svg:y="11.4cm">
          <text:p text:style-name="P7"><text:span text:style-name="T4">rese</text:span><text:span text:style-name="T4">rve</text:span></text:p>
          <draw:enhanced-geometry svg:viewBox="0 0 21600 21600" draw:type="rectangle" draw:enhanced-path="M 0 0 L 21600 0 21600 21600 0 21600 0 0 Z N"/>
        </draw:custom-shape>
        <draw:custom-shape draw:style-name="gr123" draw:text-style-name="P18" draw:layer="layout" svg:width="0.8cm" svg:height="0.2cm" svg:x="50.395cm" svg:y="11.6cm">
          <text:p text:style-name="P12"><text:span text:style-name="T5">000</text:span><text:span text:style-name="T5">0</text:span></text:p>
          <draw:enhanced-geometry svg:viewBox="0 0 21600 21600" draw:type="rectangle" draw:enhanced-path="M 0 0 L 21600 0 21600 21600 0 21600 0 0 Z N"/>
        </draw:custom-shape>
        <draw:custom-shape draw:style-name="gr110" draw:text-style-name="P17" draw:layer="layout" svg:width="0.8cm" svg:height="0.2cm" svg:x="62.395cm" svg:y="9.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1.595cm" svg:y="9.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0.795cm" svg:y="9.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124" draw:text-style-name="P18" draw:layer="layout" svg:width="0.8cm" svg:height="0.2cm" svg:x="59.995cm" svg:y="9.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125" draw:text-style-name="P18" draw:layer="layout" svg:width="0.8cm" svg:height="0.2cm" svg:x="59.195cm" svg:y="9.6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126" draw:text-style-name="P18" draw:layer="layout" svg:width="0.8cm" svg:height="0.2cm" svg:x="58.395cm" svg:y="9.6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127" draw:text-style-name="P18" draw:layer="layout" svg:width="0.8cm" svg:height="0.2cm" svg:x="57.595cm" svg:y="9.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128" draw:text-style-name="P18" draw:layer="layout" svg:width="0.8cm" svg:height="0.2cm" svg:x="56.795cm" svg:y="9.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129" draw:text-style-name="P18" draw:layer="layout" svg:width="0.8cm" svg:height="0.2cm" svg:x="55.995cm" svg:y="9.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130" draw:text-style-name="P18" draw:layer="layout" svg:width="0.8cm" svg:height="0.2cm" svg:x="55.195cm" svg:y="9.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131" draw:text-style-name="P18" draw:layer="layout" svg:width="0.8cm" svg:height="0.2cm" svg:x="54.395cm" svg:y="9.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132" draw:text-style-name="P18" draw:layer="layout" svg:width="0.8cm" svg:height="0.2cm" svg:x="53.595cm" svg:y="9.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133" draw:text-style-name="P18" draw:layer="layout" svg:width="0.8cm" svg:height="0.2cm" svg:x="52.795cm" svg:y="9.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134" draw:text-style-name="P18" draw:layer="layout" svg:width="0.8cm" svg:height="0.2cm" svg:x="51.995cm" svg:y="9.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135" draw:text-style-name="P18" draw:layer="layout" svg:width="0.8cm" svg:height="0.2cm" svg:x="51.195cm" svg:y="9.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136" draw:text-style-name="P18" draw:layer="layout" svg:width="0.8cm" svg:height="0.2cm" svg:x="50.395cm" svg:y="9.6cm">
          <text:p text:style-name="P12"><text:span text:style-name="T5">000</text:span><text:span text:style-name="T5">0</text:span></text:p>
          <draw:enhanced-geometry svg:viewBox="0 0 21600 21600" draw:type="rectangle" draw:enhanced-path="M 0 0 L 21600 0 21600 21600 0 21600 0 0 Z N"/>
        </draw:custom-shape>
        <draw:custom-shape draw:style-name="gr110" draw:text-style-name="P17" draw:layer="layout" svg:width="0.8cm" svg:height="0.2cm" svg:x="62.395cm" svg:y="7.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1.595cm" svg:y="7.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0.795cm" svg:y="7.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137" draw:text-style-name="P18" draw:layer="layout" svg:width="0.8cm" svg:height="0.2cm" svg:x="59.995cm" svg:y="7.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138" draw:text-style-name="P18" draw:layer="layout" svg:width="0.8cm" svg:height="0.2cm" svg:x="59.195cm" svg:y="7.6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139" draw:text-style-name="P18" draw:layer="layout" svg:width="0.8cm" svg:height="0.2cm" svg:x="58.395cm" svg:y="7.6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140" draw:text-style-name="P18" draw:layer="layout" svg:width="0.8cm" svg:height="0.2cm" svg:x="57.595cm" svg:y="7.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141" draw:text-style-name="P18" draw:layer="layout" svg:width="0.8cm" svg:height="0.2cm" svg:x="56.795cm" svg:y="7.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142" draw:text-style-name="P18" draw:layer="layout" svg:width="0.8cm" svg:height="0.2cm" svg:x="55.995cm" svg:y="7.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143" draw:text-style-name="P18" draw:layer="layout" svg:width="0.8cm" svg:height="0.2cm" svg:x="55.195cm" svg:y="7.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144" draw:text-style-name="P18" draw:layer="layout" svg:width="0.8cm" svg:height="0.2cm" svg:x="54.395cm" svg:y="7.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145" draw:text-style-name="P18" draw:layer="layout" svg:width="0.8cm" svg:height="0.2cm" svg:x="53.595cm" svg:y="7.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146" draw:text-style-name="P18" draw:layer="layout" svg:width="0.8cm" svg:height="0.2cm" svg:x="52.795cm" svg:y="7.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147" draw:text-style-name="P18" draw:layer="layout" svg:width="0.8cm" svg:height="0.2cm" svg:x="51.995cm" svg:y="7.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148" draw:text-style-name="P18" draw:layer="layout" svg:width="0.8cm" svg:height="0.2cm" svg:x="51.195cm" svg:y="7.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149" draw:text-style-name="P18" draw:layer="layout" svg:width="0.8cm" svg:height="0.2cm" svg:x="50.395cm" svg:y="7.6cm">
          <text:p text:style-name="P12"><text:span text:style-name="T5">000</text:span><text:span text:style-name="T5">0</text:span></text:p>
          <draw:enhanced-geometry svg:viewBox="0 0 21600 21600" draw:type="rectangle" draw:enhanced-path="M 0 0 L 21600 0 21600 21600 0 21600 0 0 Z N"/>
        </draw:custom-shape>
        <draw:custom-shape draw:style-name="gr6" draw:text-style-name="P10" draw:layer="layout" svg:width="2.4cm" svg:height="0.2cm" svg:x="50.395cm" svg:y="12.2cm">
          <text:p text:style-name="P9"><text:span text:style-name="T4">tcam </text:span><text:span text:style-name="T4">sear</text:span><text:span text:style-name="T4">ch </text:span><text:span text:style-name="T4">outp</text:span><text:span text:style-name="T4">ut</text:span></text:p>
          <draw:enhanced-geometry svg:viewBox="0 0 21600 21600" draw:type="rectangle" draw:enhanced-path="M 0 0 L 21600 0 21600 21600 0 21600 0 0 Z N"/>
        </draw:custom-shape>
        <draw:custom-shape draw:style-name="gr150" draw:text-style-name="P18" draw:layer="layout" svg:width="12.8cm" svg:height="0.2cm" svg:x="50.395cm" svg:y="12.8cm">
          <text:p text:style-name="P12"><text:span text:style-name="T4">dma </text:span><text:span text:style-name="T4">bd</text:span></text:p>
          <draw:enhanced-geometry svg:viewBox="0 0 21600 21600" draw:type="rectangle" draw:enhanced-path="M 0 0 L 21600 0 21600 21600 0 21600 0 0 Z N"/>
        </draw:custom-shape>
        <draw:custom-shape draw:style-name="gr151" draw:text-style-name="P18" draw:layer="layout" svg:width="12.8cm" svg:height="0.2cm" svg:x="50.395cm" svg:y="13cm">
          <text:p text:style-name="P12"><text:span text:style-name="T4">dma </text:span><text:span text:style-name="T4">bd</text:span></text:p>
          <draw:enhanced-geometry svg:viewBox="0 0 21600 21600" draw:type="rectangle" draw:enhanced-path="M 0 0 L 21600 0 21600 21600 0 21600 0 0 Z N"/>
        </draw:custom-shape>
        <draw:custom-shape draw:style-name="gr152" draw:text-style-name="P18" draw:layer="layout" svg:width="12.8cm" svg:height="0.2cm" svg:x="50.395cm" svg:y="13.2cm">
          <text:p text:style-name="P12"><text:span text:style-name="T4">dma </text:span><text:span text:style-name="T4">bd</text:span></text:p>
          <draw:enhanced-geometry svg:viewBox="0 0 21600 21600" draw:type="rectangle" draw:enhanced-path="M 0 0 L 21600 0 21600 21600 0 21600 0 0 Z N"/>
        </draw:custom-shape>
        <draw:custom-shape draw:style-name="gr104" draw:text-style-name="P17" draw:layer="layout" svg:width="12.796cm" svg:height="0.2cm" svg:x="50.399cm" svg:y="12.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153" draw:text-style-name="P18" draw:layer="layout" svg:width="12.8cm" svg:height="0.2cm" svg:x="50.395cm" svg:y="12.6cm">
          <text:p text:style-name="P12"><text:span text:style-name="T4">dma </text:span><text:span text:style-name="T4">bd</text:span></text:p>
          <draw:enhanced-geometry svg:viewBox="0 0 21600 21600" draw:type="rectangle" draw:enhanced-path="M 0 0 L 21600 0 21600 21600 0 21600 0 0 Z N"/>
        </draw:custom-shape>
        <draw:custom-shape draw:style-name="gr100" draw:text-style-name="P17" draw:layer="layout" svg:width="0.2cm" svg:height="0.2cm" svg:x="52.395cm" svg:y="12.4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4cm" svg:y="12.4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1.996cm" svg:y="12.4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195cm" svg:y="12.4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597cm" svg:y="12.4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796cm" svg:y="12.4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198cm" svg:y="12.4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397cm" svg:y="12.4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799cm" svg:y="12.4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0.998cm" svg:y="12.4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396cm" svg:y="12.4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595cm" svg:y="12.4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3.997cm" svg:y="12.4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196cm" svg:y="12.4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598cm" svg:y="12.4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797cm" svg:y="12.4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199cm" svg:y="12.4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398cm" svg:y="12.4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cm" svg:y="12.4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2.999cm" svg:y="12.4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397cm" svg:y="12.4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596cm" svg:y="12.4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5.998cm" svg:y="12.4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197cm" svg:y="12.4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599cm" svg:y="12.4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798cm" svg:y="12.4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cm" svg:y="12.4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399cm" svg:y="12.4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1cm" svg:y="12.4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cm" svg:y="12.4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1cm" svg:y="12.4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1cm" svg:y="12.4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395cm" svg:y="12.4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4cm" svg:y="12.4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7.996cm" svg:y="12.4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195cm" svg:y="12.4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597cm" svg:y="12.4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796cm" svg:y="12.4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198cm" svg:y="12.4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397cm" svg:y="12.4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396cm" svg:y="12.4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595cm" svg:y="12.4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59.997cm" svg:y="12.4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196cm" svg:y="12.4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598cm" svg:y="12.4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797cm" svg:y="12.4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199cm" svg:y="12.4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398cm" svg:y="12.4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cm" svg:y="12.4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8.999cm" svg:y="12.4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397cm" svg:y="12.4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596cm" svg:y="12.4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1.998cm" svg:y="12.4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197cm" svg:y="12.4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599cm" svg:y="12.4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798cm" svg:y="12.4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cm" svg:y="12.4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399cm" svg:y="12.4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1cm" svg:y="12.4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cm" svg:y="12.4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1cm" svg:y="12.4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1cm" svg:y="12.4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50.395cm" svg:y="12.4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599cm" svg:y="12.4cm">
          <text:p text:style-name="P7"><text:span text:style-name="T4">62</text:span></text:p>
          <draw:enhanced-geometry svg:viewBox="0 0 21600 21600" draw:type="rectangle" draw:enhanced-path="M 0 0 L 21600 0 21600 21600 0 21600 0 0 Z N"/>
        </draw:custom-shape>
        <draw:custom-shape draw:style-name="gr110" draw:text-style-name="P17" draw:layer="layout" svg:width="0.8cm" svg:height="0.2cm" svg:x="62.395cm" svg:y="13.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1.595cm" svg:y="13.6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60.795cm" svg:y="13.6cm">
          <text:p text:style-name="P7"><text:span text:style-name="T4">cmd 3 type</text:span></text:p>
          <draw:enhanced-geometry svg:viewBox="0 0 21600 21600" draw:type="rectangle" draw:enhanced-path="M 0 0 L 21600 0 21600 21600 0 21600 0 0 Z N"/>
        </draw:custom-shape>
        <draw:custom-shape draw:style-name="gr154" draw:text-style-name="P18" draw:layer="layout" svg:width="0.8cm" svg:height="0.2cm" svg:x="59.995cm" svg:y="13.6cm">
          <text:p text:style-name="P12"><text:span text:style-name="T5">cmd 4</text:span><text:span text:style-name="T4"> type</text:span></text:p>
          <draw:enhanced-geometry svg:viewBox="0 0 21600 21600" draw:type="rectangle" draw:enhanced-path="M 0 0 L 21600 0 21600 21600 0 21600 0 0 Z N"/>
        </draw:custom-shape>
        <draw:custom-shape draw:style-name="gr155" draw:text-style-name="P18" draw:layer="layout" svg:width="0.8cm" svg:height="0.2cm" svg:x="59.195cm" svg:y="13.6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156" draw:text-style-name="P18" draw:layer="layout" svg:width="0.8cm" svg:height="0.2cm" svg:x="58.395cm" svg:y="13.6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157" draw:text-style-name="P18" draw:layer="layout" svg:width="0.8cm" svg:height="0.2cm" svg:x="57.595cm" svg:y="13.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158" draw:text-style-name="P18" draw:layer="layout" svg:width="0.8cm" svg:height="0.2cm" svg:x="56.795cm" svg:y="13.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159" draw:text-style-name="P18" draw:layer="layout" svg:width="0.8cm" svg:height="0.2cm" svg:x="55.995cm" svg:y="13.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160" draw:text-style-name="P18" draw:layer="layout" svg:width="0.8cm" svg:height="0.2cm" svg:x="55.195cm" svg:y="13.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161" draw:text-style-name="P18" draw:layer="layout" svg:width="0.8cm" svg:height="0.2cm" svg:x="54.395cm" svg:y="13.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162" draw:text-style-name="P18" draw:layer="layout" svg:width="0.8cm" svg:height="0.2cm" svg:x="53.595cm" svg:y="13.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163" draw:text-style-name="P18" draw:layer="layout" svg:width="0.8cm" svg:height="0.2cm" svg:x="52.795cm" svg:y="13.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164" draw:text-style-name="P18" draw:layer="layout" svg:width="0.8cm" svg:height="0.2cm" svg:x="51.995cm" svg:y="13.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165" draw:text-style-name="P18" draw:layer="layout" svg:width="0.8cm" svg:height="0.2cm" svg:x="51.195cm" svg:y="13.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101" draw:text-style-name="P17" draw:layer="layout" svg:width="3.203cm" svg:height="0.2cm" svg:x="50.395cm" svg:y="13.4cm">
          <text:p text:style-name="P7"><text:span text:style-name="T4">rese</text:span><text:span text:style-name="T4">rve</text:span></text:p>
          <draw:enhanced-geometry svg:viewBox="0 0 21600 21600" draw:mirror-horizontal="false" draw:mirror-vertical="false" draw:type="rectangle" draw:enhanced-path="M 0 0 L 21600 0 21600 21600 0 21600 0 0 Z N"/>
        </draw:custom-shape>
        <draw:custom-shape draw:style-name="gr166" draw:text-style-name="P18" draw:layer="layout" svg:width="0.8cm" svg:height="0.2cm" svg:x="50.395cm" svg:y="13.6cm">
          <text:p text:style-name="P12"><text:span text:style-name="T5">000</text:span><text:span text:style-name="T5">0</text:span></text:p>
          <draw:enhanced-geometry svg:viewBox="0 0 21600 21600" draw:type="rectangle" draw:enhanced-path="M 0 0 L 21600 0 21600 21600 0 21600 0 0 Z N"/>
        </draw:custom-shape>
        <draw:custom-shape draw:style-name="gr110" draw:text-style-name="P17" draw:layer="layout" svg:width="0.8cm" svg:height="0.2cm" svg:x="62.395cm" svg:y="16.8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1.595cm" svg:y="16.8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0.795cm" svg:y="16.8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167" draw:text-style-name="P18" draw:layer="layout" svg:width="0.8cm" svg:height="0.2cm" svg:x="59.995cm" svg:y="16.8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168" draw:text-style-name="P18" draw:layer="layout" svg:width="0.8cm" svg:height="0.2cm" svg:x="59.195cm" svg:y="16.8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169" draw:text-style-name="P18" draw:layer="layout" svg:width="0.8cm" svg:height="0.2cm" svg:x="58.395cm" svg:y="16.8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170" draw:text-style-name="P18" draw:layer="layout" svg:width="0.8cm" svg:height="0.2cm" svg:x="57.595cm" svg:y="16.8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171" draw:text-style-name="P18" draw:layer="layout" svg:width="0.8cm" svg:height="0.2cm" svg:x="56.795cm" svg:y="16.8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172" draw:text-style-name="P18" draw:layer="layout" svg:width="0.8cm" svg:height="0.2cm" svg:x="55.995cm" svg:y="16.8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173" draw:text-style-name="P18" draw:layer="layout" svg:width="0.8cm" svg:height="0.2cm" svg:x="55.195cm" svg:y="16.8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174" draw:text-style-name="P18" draw:layer="layout" svg:width="0.8cm" svg:height="0.2cm" svg:x="54.395cm" svg:y="16.8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175" draw:text-style-name="P18" draw:layer="layout" svg:width="0.8cm" svg:height="0.2cm" svg:x="53.595cm" svg:y="16.8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176" draw:text-style-name="P18" draw:layer="layout" svg:width="0.8cm" svg:height="0.2cm" svg:x="52.795cm" svg:y="16.8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177" draw:text-style-name="P18" draw:layer="layout" svg:width="0.8cm" svg:height="0.2cm" svg:x="51.995cm" svg:y="16.8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178" draw:text-style-name="P18" draw:layer="layout" svg:width="0.8cm" svg:height="0.2cm" svg:x="51.195cm" svg:y="16.8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100" draw:text-style-name="P17" draw:layer="layout" svg:width="0.2cm" svg:height="0.2cm" svg:x="52.395cm" svg:y="15.6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4cm" svg:y="15.6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1.996cm" svg:y="15.6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195cm" svg:y="15.6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597cm" svg:y="15.6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796cm" svg:y="15.6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198cm" svg:y="15.6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397cm" svg:y="15.6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799cm" svg:y="15.6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0.998cm" svg:y="15.6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396cm" svg:y="15.6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595cm" svg:y="15.6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3.997cm" svg:y="15.6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196cm" svg:y="15.6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598cm" svg:y="15.6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797cm" svg:y="15.6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199cm" svg:y="15.6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398cm" svg:y="15.6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cm" svg:y="15.6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2.999cm" svg:y="15.6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397cm" svg:y="15.6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596cm" svg:y="15.6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5.998cm" svg:y="15.6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197cm" svg:y="15.6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599cm" svg:y="15.6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798cm" svg:y="15.6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cm" svg:y="15.6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399cm" svg:y="15.6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1cm" svg:y="15.6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cm" svg:y="15.6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1cm" svg:y="15.6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1cm" svg:y="15.6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395cm" svg:y="15.6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4cm" svg:y="15.6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7.996cm" svg:y="15.6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195cm" svg:y="15.6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597cm" svg:y="15.6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796cm" svg:y="15.6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198cm" svg:y="15.6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397cm" svg:y="15.6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396cm" svg:y="15.6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595cm" svg:y="15.6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59.997cm" svg:y="15.6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196cm" svg:y="15.6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598cm" svg:y="15.6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797cm" svg:y="15.6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199cm" svg:y="15.6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398cm" svg:y="15.6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cm" svg:y="15.6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8.999cm" svg:y="15.6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397cm" svg:y="15.6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596cm" svg:y="15.6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1.998cm" svg:y="15.6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197cm" svg:y="15.6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599cm" svg:y="15.6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798cm" svg:y="15.6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cm" svg:y="15.6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399cm" svg:y="15.6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1cm" svg:y="15.6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cm" svg:y="15.6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1cm" svg:y="15.6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1cm" svg:y="15.6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50.395cm" svg:y="15.6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599cm" svg:y="15.6cm">
          <text:p text:style-name="P7"><text:span text:style-name="T4">62</text:span></text:p>
          <draw:enhanced-geometry svg:viewBox="0 0 21600 21600" draw:type="rectangle" draw:enhanced-path="M 0 0 L 21600 0 21600 21600 0 21600 0 0 Z N"/>
        </draw:custom-shape>
        <draw:custom-shape draw:style-name="gr100" draw:text-style-name="P19" draw:layer="layout" svg:width="0.204cm" svg:height="0.2cm" svg:x="50.395cm" svg:y="15.8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54.999cm" svg:y="15.8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53.199cm" svg:y="15.8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50.599cm" svg:y="15.8cm">
          <text:p text:style-name="P7"><text:span text:style-name="T4">offse</text:span><text:span text:style-name="T4">t:13</text:span></text:p>
          <draw:enhanced-geometry svg:viewBox="0 0 21600 21600" draw:type="rectangle" draw:enhanced-path="M 0 0 L 21600 0 21600 21600 0 21600 0 0 Z N"/>
        </draw:custom-shape>
        <draw:custom-shape draw:style-name="gr100" draw:text-style-name="P19" draw:layer="layout" svg:width="0.2cm" svg:height="0.2cm" svg:x="56.799cm" svg:y="15.8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1.399cm" svg:y="15.8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59.599cm" svg:y="15.8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56.999cm" svg:y="15.8cm">
          <text:p text:style-name="P7"><text:span text:style-name="T4">offse</text:span><text:span text:style-name="T4">t:13</text:span></text:p>
          <draw:enhanced-geometry svg:viewBox="0 0 21600 21600" draw:type="rectangle" draw:enhanced-path="M 0 0 L 21600 0 21600 21600 0 21600 0 0 Z N"/>
        </draw:custom-shape>
        <draw:custom-shape draw:style-name="gr100" draw:text-style-name="P19" draw:layer="layout" svg:width="0.204cm" svg:height="0.2cm" svg:x="50.395cm" svg:y="16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54.999cm" svg:y="16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53.199cm" svg:y="16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50.599cm" svg:y="16cm">
          <text:p text:style-name="P7"><text:span text:style-name="T4">offse</text:span><text:span text:style-name="T4">t:13</text:span></text:p>
          <draw:enhanced-geometry svg:viewBox="0 0 21600 21600" draw:type="rectangle" draw:enhanced-path="M 0 0 L 21600 0 21600 21600 0 21600 0 0 Z N"/>
        </draw:custom-shape>
        <draw:custom-shape draw:style-name="gr100" draw:text-style-name="P19" draw:layer="layout" svg:width="0.2cm" svg:height="0.2cm" svg:x="56.799cm" svg:y="16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1.399cm" svg:y="16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59.599cm" svg:y="16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56.999cm" svg:y="16cm">
          <text:p text:style-name="P7"><text:span text:style-name="T4">offse</text:span><text:span text:style-name="T4">t:13</text:span></text:p>
          <draw:enhanced-geometry svg:viewBox="0 0 21600 21600" draw:type="rectangle" draw:enhanced-path="M 0 0 L 21600 0 21600 21600 0 21600 0 0 Z N"/>
        </draw:custom-shape>
        <draw:custom-shape draw:style-name="gr100" draw:text-style-name="P19" draw:layer="layout" svg:width="0.204cm" svg:height="0.2cm" svg:x="50.395cm" svg:y="16.2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54.999cm" svg:y="16.2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53.199cm" svg:y="16.2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50.599cm" svg:y="16.2cm">
          <text:p text:style-name="P7"><text:span text:style-name="T4">offse</text:span><text:span text:style-name="T4">t:13</text:span></text:p>
          <draw:enhanced-geometry svg:viewBox="0 0 21600 21600" draw:type="rectangle" draw:enhanced-path="M 0 0 L 21600 0 21600 21600 0 21600 0 0 Z N"/>
        </draw:custom-shape>
        <draw:custom-shape draw:style-name="gr100" draw:text-style-name="P19" draw:layer="layout" svg:width="0.2cm" svg:height="0.2cm" svg:x="56.799cm" svg:y="16.2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1.399cm" svg:y="16.2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59.599cm" svg:y="16.2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56.999cm" svg:y="16.2cm">
          <text:p text:style-name="P7"><text:span text:style-name="T4">offse</text:span><text:span text:style-name="T4">t:13</text:span></text:p>
          <draw:enhanced-geometry svg:viewBox="0 0 21600 21600" draw:type="rectangle" draw:enhanced-path="M 0 0 L 21600 0 21600 21600 0 21600 0 0 Z N"/>
        </draw:custom-shape>
        <draw:custom-shape draw:style-name="gr100" draw:text-style-name="P19" draw:layer="layout" svg:width="0.204cm" svg:height="0.2cm" svg:x="50.395cm" svg:y="16.4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54.999cm" svg:y="16.4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53.199cm" svg:y="16.4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50.599cm" svg:y="16.4cm">
          <text:p text:style-name="P7"><text:span text:style-name="T4">offse</text:span><text:span text:style-name="T4">t:13</text:span></text:p>
          <draw:enhanced-geometry svg:viewBox="0 0 21600 21600" draw:type="rectangle" draw:enhanced-path="M 0 0 L 21600 0 21600 21600 0 21600 0 0 Z N"/>
        </draw:custom-shape>
        <draw:custom-shape draw:style-name="gr100" draw:text-style-name="P19" draw:layer="layout" svg:width="0.2cm" svg:height="0.2cm" svg:x="56.799cm" svg:y="16.4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1.399cm" svg:y="16.4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59.599cm" svg:y="16.4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56.999cm" svg:y="16.4cm">
          <text:p text:style-name="P7"><text:span text:style-name="T4">offse</text:span><text:span text:style-name="T4">t:13</text:span></text:p>
          <draw:enhanced-geometry svg:viewBox="0 0 21600 21600" draw:type="rectangle" draw:enhanced-path="M 0 0 L 21600 0 21600 21600 0 21600 0 0 Z N"/>
        </draw:custom-shape>
        <draw:custom-shape draw:style-name="gr181" draw:text-style-name="P17" draw:layer="layout" svg:width="3.205cm" svg:height="0.2cm" svg:x="50.395cm" svg:y="16.6cm">
          <text:p text:style-name="P7"><text:span text:style-name="T4">rese</text:span><text:span text:style-name="T4">rve</text:span></text:p>
          <draw:enhanced-geometry svg:viewBox="0 0 21600 21600" draw:type="rectangle" draw:enhanced-path="M 0 0 L 21600 0 21600 21600 0 21600 0 0 Z N"/>
        </draw:custom-shape>
        <draw:custom-shape draw:style-name="gr110" draw:text-style-name="P17" draw:layer="layout" svg:width="0.8cm" svg:height="0.2cm" svg:x="62.396cm" svg:y="17.2cm">
          <text:p text:style-name="P7"><text:span text:style-name="T4">000</text:span><text:span text:style-name="T4">0</text:span></text:p>
          <draw:enhanced-geometry svg:viewBox="0 0 21600 21600" draw:type="rectangle" draw:enhanced-path="M 0 0 L 21600 0 21600 21600 0 21600 0 0 Z N"/>
        </draw:custom-shape>
        <draw:custom-shape draw:style-name="gr110" draw:text-style-name="P17" draw:layer="layout" svg:width="0.8cm" svg:height="0.2cm" svg:x="61.596cm" svg:y="17.2cm">
          <text:p text:style-name="P7"><text:span text:style-name="T4">000</text:span><text:span text:style-name="T4">0</text:span></text:p>
          <draw:enhanced-geometry svg:viewBox="0 0 21600 21600" draw:type="rectangle" draw:enhanced-path="M 0 0 L 21600 0 21600 21600 0 21600 0 0 Z N"/>
        </draw:custom-shape>
        <draw:custom-shape draw:style-name="gr110" draw:text-style-name="P17" draw:layer="layout" svg:width="0.8cm" svg:height="0.2cm" svg:x="60.796cm" svg:y="17.2cm">
          <text:p text:style-name="P7"><text:span text:style-name="T4">000</text:span><text:span text:style-name="T4">0</text:span></text:p>
          <draw:enhanced-geometry svg:viewBox="0 0 21600 21600" draw:type="rectangle" draw:enhanced-path="M 0 0 L 21600 0 21600 21600 0 21600 0 0 Z N"/>
        </draw:custom-shape>
        <draw:custom-shape draw:style-name="gr110" draw:text-style-name="P17" draw:layer="layout" svg:width="0.8cm" svg:height="0.2cm" svg:x="59.996cm" svg:y="17.2cm">
          <text:p text:style-name="P7"><text:span text:style-name="T4">000</text:span><text:span text:style-name="T4">0</text:span></text:p>
          <draw:enhanced-geometry svg:viewBox="0 0 21600 21600" draw:type="rectangle" draw:enhanced-path="M 0 0 L 21600 0 21600 21600 0 21600 0 0 Z N"/>
        </draw:custom-shape>
        <draw:custom-shape draw:style-name="gr182" draw:text-style-name="P18" draw:layer="layout" svg:width="0.8cm" svg:height="0.2cm" svg:x="59.1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83" draw:text-style-name="P18" draw:layer="layout" svg:width="0.8cm" svg:height="0.2cm" svg:x="58.396cm" svg:y="17.2cm">
          <text:p text:style-name="P12"><text:span text:style-name="T5">000</text:span><text:span text:style-name="T5">0</text:span></text:p>
          <draw:enhanced-geometry svg:viewBox="0 0 21600 21600" draw:type="rectangle" draw:enhanced-path="M 0 0 L 21600 0 21600 21600 0 21600 0 0 Z N"/>
        </draw:custom-shape>
        <draw:custom-shape draw:style-name="gr184" draw:text-style-name="P18" draw:layer="layout" svg:width="0.8cm" svg:height="0.2cm" svg:x="57.596cm" svg:y="17.2cm">
          <text:p text:style-name="P12"><text:span text:style-name="T5">000</text:span><text:span text:style-name="T5">0</text:span></text:p>
          <draw:enhanced-geometry svg:viewBox="0 0 21600 21600" draw:type="rectangle" draw:enhanced-path="M 0 0 L 21600 0 21600 21600 0 21600 0 0 Z N"/>
        </draw:custom-shape>
        <draw:custom-shape draw:style-name="gr185" draw:text-style-name="P18" draw:layer="layout" svg:width="0.8cm" svg:height="0.2cm" svg:x="56.7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86" draw:text-style-name="P18" draw:layer="layout" svg:width="0.8cm" svg:height="0.2cm" svg:x="55.9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87" draw:text-style-name="P18" draw:layer="layout" svg:width="0.8cm" svg:height="0.2cm" svg:x="55.1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88" draw:text-style-name="P18" draw:layer="layout" svg:width="0.8cm" svg:height="0.2cm" svg:x="54.3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89" draw:text-style-name="P18" draw:layer="layout" svg:width="0.8cm" svg:height="0.2cm" svg:x="53.5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90" draw:text-style-name="P18" draw:layer="layout" svg:width="0.8cm" svg:height="0.2cm" svg:x="52.796cm" svg:y="17.2cm">
          <text:p text:style-name="P12"><text:span text:style-name="T5">000</text:span><text:span text:style-name="T5">0</text:span></text:p>
          <draw:enhanced-geometry svg:viewBox="0 0 21600 21600" draw:type="rectangle" draw:enhanced-path="M 0 0 L 21600 0 21600 21600 0 21600 0 0 Z N"/>
        </draw:custom-shape>
        <draw:custom-shape draw:style-name="gr191" draw:text-style-name="P18" draw:layer="layout" svg:width="0.8cm" svg:height="0.2cm" svg:x="51.9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92" draw:text-style-name="P18" draw:layer="layout" svg:width="0.8cm" svg:height="0.2cm" svg:x="51.1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93" draw:text-style-name="P18" draw:layer="layout" svg:width="0.8cm" svg:height="0.2cm" svg:x="50.3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94" draw:text-style-name="P18" draw:layer="layout" svg:width="0.8cm" svg:height="0.2cm" svg:x="50.396cm" svg:y="16.8cm">
          <text:p text:style-name="P12"><text:span text:style-name="T4">000</text:span><text:span text:style-name="T4">0</text:span></text:p>
          <draw:enhanced-geometry svg:viewBox="0 0 21600 21600" draw:type="rectangle" draw:enhanced-path="M 0 0 L 21600 0 21600 21600 0 21600 0 0 Z N"/>
        </draw:custom-shape>
        <draw:custom-shape draw:style-name="gr195" draw:text-style-name="P20" draw:layer="layout" svg:width="0.501cm" svg:height="12.8cm" draw:transform="rotate (-1.5706217938697) translate (48.8cm 24.9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96" draw:text-style-name="P22" draw:layer="layout" svg:width="1.5cm" svg:height="0.8cm" svg:x="46.4cm" svg:y="26.3cm">
          <text:p text:style-name="P21"><text:span text:style-name="T7">s</text:span><text:span text:style-name="T7">o</text:span><text:span text:style-name="T7">u</text:span><text:span text:style-name="T7">r</text:span><text:span text:style-name="T7">c</text:span><text:span text:style-name="T7">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7" draw:text-style-name="P23" draw:layer="layout" svg:x1="47.9cm" svg:y1="26.7cm" svg:x2="48.9cm" svg:y2="26.7cm">
          <text:p/>
        </draw:line>
        <draw:line draw:style-name="gr198" draw:text-style-name="P23" draw:layer="layout" svg:x1="44.3cm" svg:y1="26.7cm" svg:x2="46.4cm" svg:y2="26.7cm">
          <text:p/>
        </draw:line>
        <draw:line draw:style-name="gr199" draw:text-style-name="P23" draw:layer="layout" svg:x1="42.4cm" svg:y1="25.5cm" svg:x2="42.4cm" svg:y2="26cm">
          <text:p/>
        </draw:line>
        <draw:custom-shape draw:style-name="gr200" draw:text-style-name="P20" draw:layer="layout" svg:width="0.204cm" svg:height="1.199cm" svg:x="48.396cm" svg:y="21.4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48.6cm" svg:y1="22cm" svg:x2="48.9cm" svg:y2="22cm">
          <text:p/>
        </draw:line>
        <draw:custom-shape draw:style-name="gr200" draw:text-style-name="P20" draw:layer="layout" svg:width="0.204cm" svg:height="1.199cm" draw:transform="rotate (-3.14159265358979) translate (35.6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35.1cm" svg:y1="24.2cm" svg:x2="35.4cm" svg:y2="24.2cm">
          <text:p/>
        </draw:line>
        <draw:custom-shape draw:style-name="gr202" draw:text-style-name="P24" draw:layer="layout" svg:width="13.8cm" svg:height="8.6cm" svg:x="35.1cm" svg:y="19cm">
          <text:p/>
          <draw:enhanced-geometry svg:viewBox="0 0 21600 21600" draw:type="rectangle" draw:enhanced-path="M 0 0 L 21600 0 21600 21600 0 21600 0 0 Z N"/>
        </draw:custom-shape>
        <draw:custom-shape draw:style-name="gr203" draw:text-style-name="P2" draw:layer="layout" svg:width="10.9cm" svg:height="1.094cm" svg:x="36.35cm" svg:y="19.55cm">
          <text:p text:style-name="P1"><text:span text:style-name="T1">Key </text:span><text:span text:style-name="T1">read </text:span><text:span text:style-name="T1">Modu</text:span><text:span text:style-name="T1">le</text:span></text:p>
          <draw:enhanced-geometry svg:viewBox="0 0 21600 21600" draw:type="rectangle" draw:enhanced-path="M 0 0 L 21600 0 21600 21600 0 21600 0 0 Z N"/>
        </draw:custom-shape>
        <draw:custom-shape draw:style-name="gr204" draw:text-style-name="P25" draw:layer="layout" svg:width="1cm" svg:height="0.4cm" svg:x="40.8cm" svg:y="26.5cm">
          <text:p text:style-name="P25"><text:span text:style-name="T8">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25" draw:layer="layout" svg:width="1cm" svg:height="0.4cm" svg:x="42.5cm" svg:y="26.5cm">
          <text:p text:style-name="P25"><text:span text:style-name="T8">rea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5" draw:text-style-name="P23" draw:layer="layout" svg:width="1.129cm" svg:height="1.19cm" draw:transform="rotate (0.798662665712605) translate (41.3735510881228cm 26.483562842087cm)" svg:viewBox="0 0 1130 1191" svg:d="M0 1c71-6 139 25 201 59 69 37 134 85 190 140 84 83 169 172 252 259 77 80 155 161 230 244 66 74 111 164 165 247 47 73 73 156 92 241">
          <text:p/>
        </draw:path>
        <draw:frame draw:style-name="gr206" draw:text-style-name="P26" draw:layer="layout" svg:width="2.25cm" svg:height="0.37cm" svg:x="41.15cm" svg:y="26.1cm">
          <draw:text-box>
            <text:p><text:span text:style-name="T6">io.input.fire()&amp;&amp;(cmd 0 type =/= 0.U)</text:span></text:p>
          </draw:text-box>
        </draw:frame>
        <draw:path draw:style-name="gr207" draw:text-style-name="P27" draw:layer="layout" svg:width="0.562cm" svg:height="0.589cm" draw:transform="rotate (0.408232512041474) translate (43.0756505433584cm 26.5287084389091cm)" svg:viewBox="0 0 563 590" svg:d="M100 2c57 4 113-9 171 4 44 9 88 23 127 45 53 31 88 86 128 135 41 52 45 118 26 176-22 66-49 136-108 188-46 39-103 47-153 36-48-11-105 2-140-35-33-33-84-37-102-83l-49-92">
          <text:p/>
        </draw:path>
        <draw:frame draw:style-name="gr208" draw:text-style-name="P26" draw:layer="layout" svg:width="1.2cm" svg:height="0.608cm" svg:x="43.3cm" svg:y="26.45cm">
          <draw:text-box>
            <text:p><text:span text:style-name="T6">next key size =/= 0.U)</text:span></text:p>
          </draw:text-box>
        </draw:frame>
        <draw:custom-shape draw:style-name="gr6" draw:text-style-name="P10" draw:layer="layout" svg:width="2.4cm" svg:height="0.2cm" svg:x="36cm" svg:y="23.2cm">
          <text:p text:style-name="P9"><text:span text:style-name="T4">key </text:span><text:span text:style-name="T4">rea</text:span><text:span text:style-name="T4">d </text:span><text:span text:style-name="T4">inp</text:span><text:span text:style-name="T4">ut </text:span><text:span text:style-name="T4">for</text:span><text:span text:style-name="T4">mat</text:span></text:p>
          <draw:enhanced-geometry svg:viewBox="0 0 21600 21600" draw:type="rectangle" draw:enhanced-path="M 0 0 L 21600 0 21600 21600 0 21600 0 0 Z N"/>
        </draw:custom-shape>
        <draw:custom-shape draw:style-name="gr7" draw:text-style-name="P14" draw:layer="layout" svg:width="0.2cm" svg:height="0.2cm" svg:x="36.004cm" svg:y="23.6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0.604cm" svg:y="23.6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38.804cm" svg:y="23.6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36.204cm" svg:y="23.6cm">
          <text:p text:style-name="P7"><text:span text:style-name="T4">offset:1</text:span><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38.001cm" svg:y="23.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2cm" svg:y="23.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7.602cm" svg:y="23.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7.801cm" svg:y="23.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203cm" svg:y="23.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402cm" svg:y="23.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6.804cm" svg:y="23.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003cm" svg:y="23.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405cm" svg:y="23.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6.604cm" svg:y="23.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002cm" svg:y="23.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201cm" svg:y="23.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39.603cm" svg:y="23.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39.802cm" svg:y="23.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204cm" svg:y="23.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403cm" svg:y="23.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8.805cm" svg:y="23.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004cm" svg:y="23.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8.406cm" svg:y="23.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8.605cm" svg:y="23.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003cm" svg:y="23.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202cm" svg:y="23.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1.604cm" svg:y="23.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1.803cm" svg:y="23.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205cm" svg:y="23.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404cm" svg:y="23.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0.806cm" svg:y="23.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005cm" svg:y="23.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0.407cm" svg:y="23.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0.606cm" svg:y="23.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2.407cm" svg:y="23.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2.607cm" svg:y="23.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001cm" svg:y="23.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2cm" svg:y="23.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3.602cm" svg:y="23.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3.801cm" svg:y="23.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203cm" svg:y="23.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402cm" svg:y="23.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2.804cm" svg:y="23.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003cm" svg:y="23.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002cm" svg:y="23.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201cm" svg:y="23.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5.603cm" svg:y="23.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5.802cm" svg:y="23.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204cm" svg:y="23.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403cm" svg:y="23.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4.805cm" svg:y="23.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004cm" svg:y="23.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4.406cm" svg:y="23.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4.605cm" svg:y="23.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003cm" svg:y="23.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202cm" svg:y="23.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7.604cm" svg:y="23.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7.803cm" svg:y="23.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205cm" svg:y="23.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404cm" svg:y="23.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6.806cm" svg:y="23.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005cm" svg:y="23.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6.407cm" svg:y="23.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6.606cm" svg:y="23.4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8.407cm" svg:y="23.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8.607cm" svg:y="23.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006cm" svg:y="23.4cm">
          <text:p text:style-name="P7"><text:span text:style-name="T4">63</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0.2cm" svg:height="0.2cm" svg:x="36.205cm" svg:y="23.4cm">
          <text:p text:style-name="P7"><text:span text:style-name="T4">62</text:span></text:p>
          <draw:enhanced-geometry svg:viewBox="0 0 21600 21600" draw:type="rectangle" draw:enhanced-path="M 0 0 L 21600 0 21600 21600 0 21600 0 0 Z N"/>
        </draw:custom-shape>
        <draw:custom-shape draw:style-name="gr7" draw:text-style-name="P14" draw:layer="layout" svg:width="0.2cm" svg:height="0.2cm" svg:x="42.404cm" svg:y="23.6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004cm" svg:y="23.6cm">
          <text:p text:style-name="P7"><text:span text:style-name="T4">mask</text:span><text:span text:style-name="T4">b:9</text:span></text:p>
          <draw:enhanced-geometry svg:viewBox="0 0 21600 21600" draw:type="rectangle" draw:enhanced-path="M 0 0 L 21600 0 21600 21600 0 21600 0 0 Z N"/>
        </draw:custom-shape>
        <draw:custom-shape draw:style-name="gr14" draw:text-style-name="P11" draw:layer="layout" svg:width="1.796cm" svg:height="0.2cm" svg:x="45.204cm" svg:y="23.6cm">
          <text:p text:style-name="P7"><text:span text:style-name="T4">sizeb:</text:span><text:span text:style-name="T4">9</text:span></text:p>
          <draw:enhanced-geometry svg:viewBox="0 0 21600 21600" draw:type="rectangle" draw:enhanced-path="M 0 0 L 21600 0 21600 21600 0 21600 0 0 Z N"/>
        </draw:custom-shape>
        <draw:custom-shape draw:style-name="gr15" draw:text-style-name="P11" draw:layer="layout" svg:width="2.596cm" svg:height="0.2cm" svg:x="42.604cm" svg:y="23.6cm">
          <text:p text:style-name="P7"><text:span text:style-name="T4">offset:</text:span><text:span text:style-name="T4">13</text:span></text:p>
          <draw:enhanced-geometry svg:viewBox="0 0 21600 21600" draw:type="rectangle" draw:enhanced-path="M 0 0 L 21600 0 21600 21600 0 21600 0 0 Z N"/>
        </draw:custom-shape>
        <draw:custom-shape draw:style-name="gr7" draw:text-style-name="P14" draw:layer="layout" svg:width="0.2cm" svg:height="0.2cm" svg:x="36.004cm" svg:y="23.8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0.604cm" svg:y="23.8cm">
          <text:p text:style-name="P7"><text:span text:style-name="T4">mask</text:span><text:span text:style-name="T4">b:9</text:span></text:p>
          <draw:enhanced-geometry svg:viewBox="0 0 21600 21600" draw:type="rectangle" draw:enhanced-path="M 0 0 L 21600 0 21600 21600 0 21600 0 0 Z N"/>
        </draw:custom-shape>
        <draw:custom-shape draw:style-name="gr14" draw:text-style-name="P11" draw:layer="layout" svg:width="1.796cm" svg:height="0.2cm" svg:x="38.804cm" svg:y="23.8cm">
          <text:p text:style-name="P7"><text:span text:style-name="T4">sizeb:</text:span><text:span text:style-name="T4">9</text:span></text:p>
          <draw:enhanced-geometry svg:viewBox="0 0 21600 21600" draw:type="rectangle" draw:enhanced-path="M 0 0 L 21600 0 21600 21600 0 21600 0 0 Z N"/>
        </draw:custom-shape>
        <draw:custom-shape draw:style-name="gr15" draw:text-style-name="P11" draw:layer="layout" svg:width="2.596cm" svg:height="0.2cm" svg:x="36.204cm" svg:y="23.8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42.404cm" svg:y="23.8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004cm" svg:y="23.8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45.204cm" svg:y="23.8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42.604cm" svg:y="23.8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4" draw:layer="layout" svg:width="0.2cm" svg:height="0.2cm" svg:x="36.004cm" svg:y="24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0.604cm" svg:y="24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38.804cm" svg:y="24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36.204cm" svg:y="24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4" draw:layer="layout" svg:width="0.2cm" svg:height="0.2cm" svg:x="42.404cm" svg:y="24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004cm" svg:y="24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45.204cm" svg:y="24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42.604cm" svg:y="24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4" draw:layer="layout" svg:width="0.2cm" svg:height="0.2cm" svg:x="36.004cm" svg:y="24.2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0.604cm" svg:y="24.2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38.804cm" svg:y="24.2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36.204cm" svg:y="24.2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4" draw:layer="layout" svg:width="0.2cm" svg:height="0.2cm" svg:x="42.404cm" svg:y="24.2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004cm" svg:y="24.2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45.204cm" svg:y="24.2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42.604cm" svg:y="24.2cm">
          <text:p text:style-name="P7"><text:span text:style-name="T4">offse</text:span><text:span text:style-name="T4">t:13</text:span></text:p>
          <draw:enhanced-geometry svg:viewBox="0 0 21600 21600" draw:type="rectangle" draw:enhanced-path="M 0 0 L 21600 0 21600 21600 0 21600 0 0 Z N"/>
        </draw:custom-shape>
        <draw:custom-shape draw:style-name="gr9" draw:text-style-name="P11" draw:layer="layout" svg:width="0.8cm" svg:height="0.2cm" svg:x="48cm" svg:y="24.6cm">
          <text:p text:style-name="P7"><text:span text:style-name="T4">cmd </text:span><text:span text:style-name="T4">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7.2cm" svg:y="24.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4cm" svg:y="24.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5.6cm" svg:y="24.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209" draw:text-style-name="P15" draw:layer="layout" svg:width="0.8cm" svg:height="0.2cm" svg:x="44.8cm" svg:y="24.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210" draw:text-style-name="P15" draw:layer="layout" svg:width="0.8cm" svg:height="0.2cm" svg:x="44cm" svg:y="24.6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211" draw:text-style-name="P15" draw:layer="layout" svg:width="0.8cm" svg:height="0.2cm" svg:x="43.2cm" svg:y="24.6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212" draw:text-style-name="P15" draw:layer="layout" svg:width="0.8cm" svg:height="0.2cm" svg:x="42.4cm" svg:y="24.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213" draw:text-style-name="P15" draw:layer="layout" svg:width="0.8cm" svg:height="0.2cm" svg:x="41.6cm" svg:y="24.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214" draw:text-style-name="P15" draw:layer="layout" svg:width="0.8cm" svg:height="0.2cm" svg:x="40.8cm" svg:y="24.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215" draw:text-style-name="P15" draw:layer="layout" svg:width="0.8cm" svg:height="0.2cm" svg:x="40cm" svg:y="24.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216" draw:text-style-name="P15" draw:layer="layout" svg:width="0.8cm" svg:height="0.2cm" svg:x="39.2cm" svg:y="24.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217" draw:text-style-name="P15" draw:layer="layout" svg:width="0.8cm" svg:height="0.2cm" svg:x="38.4cm" svg:y="24.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218" draw:text-style-name="P15" draw:layer="layout" svg:width="0.8cm" svg:height="0.2cm" svg:x="37.6cm" svg:y="24.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219" draw:text-style-name="P15" draw:layer="layout" svg:width="0.8cm" svg:height="0.2cm" svg:x="36.8cm" svg:y="24.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220" draw:text-style-name="P15" draw:layer="layout" svg:width="0.8cm" svg:height="0.2cm" svg:x="36cm" svg:y="24.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11" draw:text-style-name="P11" draw:layer="layout" svg:width="1.4cm" svg:height="0.2cm" svg:x="47.4cm" svg:y="24.8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6.4cm" svg:y="24.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4.8cm" svg:y="24.8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43.8cm" svg:y="24.8cm">
          <text:p text:style-name="P7"><text:span text:style-name="T4">2: </text:span><text:span text:style-name="T4">key </text:span><text:span text:style-name="T4">read</text:span></text:p>
          <draw:enhanced-geometry svg:viewBox="0 0 21600 21600" draw:type="rectangle" draw:enhanced-path="M 0 0 L 21600 0 21600 21600 0 21600 0 0 Z N"/>
        </draw:custom-shape>
        <draw:custom-shape draw:style-name="gr11" draw:text-style-name="P11" draw:layer="layout" svg:width="1.4cm" svg:height="0.2cm" svg:x="42.4cm" svg:y="24.8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45.8cm" svg:y="24.8cm">
          <text:p text:style-name="P7"><text:span text:style-name="T4">000</text:span></text:p>
          <draw:enhanced-geometry svg:viewBox="0 0 21600 21600" draw:type="rectangle" draw:enhanced-path="M 0 0 L 21600 0 21600 21600 0 21600 0 0 Z N"/>
        </draw:custom-shape>
        <draw:custom-shape draw:style-name="gr99" draw:text-style-name="P11" draw:layer="layout" svg:width="3.196cm" svg:height="0.2cm" svg:x="36.004cm" svg:y="24.4cm">
          <text:p text:style-name="P7"><text:span text:style-name="T4">rese</text:span><text:span text:style-name="T4">rve</text:span></text:p>
          <draw:enhanced-geometry svg:viewBox="0 0 21600 21600" draw:type="rectangle" draw:enhanced-path="M 0 0 L 21600 0 21600 21600 0 21600 0 0 Z N"/>
        </draw:custom-shape>
        <draw:path draw:style-name="gr207" draw:text-style-name="P23" draw:layer="layout" svg:width="1.144cm" svg:height="0.672cm" draw:transform="rotate (-2.63248011078305) translate (42.892cm 26.901cm)" svg:viewBox="0 0 1145 673" svg:d="M0 0c77 0 151 0 228 17 58 13 111 31 160 57 60 30 121 55 176 92 69 47 148 78 216 126 70 50 131 113 201 162 55 39 108 91 126 158l32 51 6 10">
          <text:p/>
        </draw:path>
        <draw:frame draw:style-name="gr206" draw:text-style-name="P26" draw:layer="layout" svg:width="1.65cm" svg:height="0.37cm" svg:x="41.4cm" svg:y="26.9cm">
          <draw:text-box>
            <text:p><text:span text:style-name="T6">next key size === 0.U)</text:span></text:p>
          </draw:text-box>
        </draw:frame>
        <draw:custom-shape draw:style-name="gr5" draw:text-style-name="P8" draw:layer="layout" svg:width="0.404cm" svg:height="0.2cm" svg:x="35.199cm" svg:y="22.4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35.199cm" svg:y="22.2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35.199cm" svg:y="2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35.199cm" svg:y="21.8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35.199cm" svg:y="21.6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35.199cm" svg:y="21.4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35.596cm" svg:y="21cm">
          <text:p text:style-name="P9"><text:span text:style-name="T4">key </text:span><text:span text:style-name="T4">read </text:span><text:span text:style-name="T4">outp</text:span><text:span text:style-name="T4">ut</text:span></text:p>
          <draw:enhanced-geometry svg:viewBox="0 0 21600 21600" draw:type="rectangle" draw:enhanced-path="M 0 0 L 21600 0 21600 21600 0 21600 0 0 Z N"/>
        </draw:custom-shape>
        <draw:custom-shape draw:style-name="gr100" draw:text-style-name="P17" draw:layer="layout" svg:width="0.2cm" svg:height="0.2cm" svg:x="37.596cm" svg:y="21.2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37.795cm" svg:y="21.2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37.197cm" svg:y="21.2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37.396cm" svg:y="21.2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36.798cm" svg:y="21.2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36.997cm" svg:y="21.2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36.399cm" svg:y="21.2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36.598cm" svg:y="21.2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36cm" svg:y="21.2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36.199cm" svg:y="21.2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39.597cm" svg:y="21.2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39.796cm" svg:y="21.2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39.198cm" svg:y="21.2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39.397cm" svg:y="21.2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38.799cm" svg:y="21.2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38.998cm" svg:y="21.2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38.4cm" svg:y="21.2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38.599cm" svg:y="21.2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38.001cm" svg:y="21.2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38.2cm" svg:y="21.2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41.598cm" svg:y="21.2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41.797cm" svg:y="21.2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41.199cm" svg:y="21.2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41.398cm" svg:y="21.2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40.8cm" svg:y="21.2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40.999cm" svg:y="21.2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40.401cm" svg:y="21.2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40.6cm" svg:y="21.2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40.002cm" svg:y="21.2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40.201cm" svg:y="21.2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42.002cm" svg:y="21.2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42.202cm" svg:y="21.2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43.596cm" svg:y="21.2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43.795cm" svg:y="21.2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43.197cm" svg:y="21.2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43.396cm" svg:y="21.2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42.798cm" svg:y="21.2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42.997cm" svg:y="21.2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42.399cm" svg:y="21.2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42.598cm" svg:y="21.2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45.597cm" svg:y="21.2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45.796cm" svg:y="21.2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45.198cm" svg:y="21.2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45.397cm" svg:y="21.2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44.799cm" svg:y="21.2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44.998cm" svg:y="21.2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44.4cm" svg:y="21.2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44.599cm" svg:y="21.2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44.001cm" svg:y="21.2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44.2cm" svg:y="21.2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47.598cm" svg:y="21.2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47.797cm" svg:y="21.2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47.199cm" svg:y="21.2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47.398cm" svg:y="21.2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46.8cm" svg:y="21.2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46.999cm" svg:y="21.2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46.401cm" svg:y="21.2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46.6cm" svg:y="21.2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46.002cm" svg:y="21.2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46.201cm" svg:y="21.2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48.002cm" svg:y="21.2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48.202cm" svg:y="21.2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35.596cm" svg:y="21.2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35.8cm" svg:y="21.2cm">
          <text:p text:style-name="P7"><text:span text:style-name="T4">62</text:span></text:p>
          <draw:enhanced-geometry svg:viewBox="0 0 21600 21600" draw:type="rectangle" draw:enhanced-path="M 0 0 L 21600 0 21600 21600 0 21600 0 0 Z N"/>
        </draw:custom-shape>
        <draw:custom-shape draw:style-name="gr109" draw:text-style-name="P17" draw:layer="layout" svg:width="12.8cm" svg:height="0.2cm" svg:x="35.596cm" svg:y="21.6cm">
          <text:p text:style-name="P7"><text:span text:style-name="T4">mask 0</text:span></text:p>
          <draw:enhanced-geometry svg:viewBox="0 0 21600 21600" draw:type="rectangle" draw:enhanced-path="M 0 0 L 21600 0 21600 21600 0 21600 0 0 Z N"/>
        </draw:custom-shape>
        <draw:custom-shape draw:style-name="gr109" draw:text-style-name="P17" draw:layer="layout" svg:width="12.8cm" svg:height="0.2cm" svg:x="35.596cm" svg:y="21.8cm">
          <text:p text:style-name="P7"><text:span text:style-name="T4">key 1</text:span></text:p>
          <draw:enhanced-geometry svg:viewBox="0 0 21600 21600" draw:type="rectangle" draw:enhanced-path="M 0 0 L 21600 0 21600 21600 0 21600 0 0 Z N"/>
        </draw:custom-shape>
        <draw:custom-shape draw:style-name="gr109" draw:text-style-name="P17" draw:layer="layout" svg:width="12.8cm" svg:height="0.2cm" svg:x="35.596cm" svg:y="22cm">
          <text:p text:style-name="P7"><text:span text:style-name="T4">key 0</text:span></text:p>
          <draw:enhanced-geometry svg:viewBox="0 0 21600 21600" draw:type="rectangle" draw:enhanced-path="M 0 0 L 21600 0 21600 21600 0 21600 0 0 Z N"/>
        </draw:custom-shape>
        <draw:custom-shape draw:style-name="gr110" draw:text-style-name="P17" draw:layer="layout" svg:width="0.8cm" svg:height="0.2cm" svg:x="47.596cm" svg:y="22.4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46.796cm" svg:y="22.4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45.996cm" svg:y="22.4cm">
          <text:p text:style-name="P7"><text:span text:style-name="T4">cmd 3 type</text:span></text:p>
          <draw:enhanced-geometry svg:viewBox="0 0 21600 21600" draw:type="rectangle" draw:enhanced-path="M 0 0 L 21600 0 21600 21600 0 21600 0 0 Z N"/>
        </draw:custom-shape>
        <draw:custom-shape draw:style-name="gr221" draw:text-style-name="P18" draw:layer="layout" svg:width="0.8cm" svg:height="0.2cm" svg:x="45.196cm" svg:y="22.4cm">
          <text:p text:style-name="P12"><text:span text:style-name="T5">cmd 4</text:span><text:span text:style-name="T4"> type</text:span></text:p>
          <draw:enhanced-geometry svg:viewBox="0 0 21600 21600" draw:type="rectangle" draw:enhanced-path="M 0 0 L 21600 0 21600 21600 0 21600 0 0 Z N"/>
        </draw:custom-shape>
        <draw:custom-shape draw:style-name="gr222" draw:text-style-name="P18" draw:layer="layout" svg:width="0.8cm" svg:height="0.2cm" svg:x="44.396cm" svg:y="22.4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223" draw:text-style-name="P18" draw:layer="layout" svg:width="0.8cm" svg:height="0.2cm" svg:x="43.596cm" svg:y="22.4cm">
          <text:p text:style-name="P12"><text:span text:style-name="T5">cmd 6</text:span><text:span text:style-name="T4"> type</text:span></text:p>
          <draw:enhanced-geometry svg:viewBox="0 0 21600 21600" draw:type="rectangle" draw:enhanced-path="M 0 0 L 21600 0 21600 21600 0 21600 0 0 Z N"/>
        </draw:custom-shape>
        <draw:custom-shape draw:style-name="gr224" draw:text-style-name="P18" draw:layer="layout" svg:width="0.8cm" svg:height="0.2cm" svg:x="42.796cm" svg:y="22.4cm">
          <text:p text:style-name="P12"><text:span text:style-name="T5">cmd 7</text:span><text:span text:style-name="T4"> type</text:span></text:p>
          <draw:enhanced-geometry svg:viewBox="0 0 21600 21600" draw:type="rectangle" draw:enhanced-path="M 0 0 L 21600 0 21600 21600 0 21600 0 0 Z N"/>
        </draw:custom-shape>
        <draw:custom-shape draw:style-name="gr225" draw:text-style-name="P18" draw:layer="layout" svg:width="0.8cm" svg:height="0.2cm" svg:x="41.996cm" svg:y="22.4cm">
          <text:p text:style-name="P12"><text:span text:style-name="T5">cmd 8</text:span><text:span text:style-name="T4"> type</text:span></text:p>
          <draw:enhanced-geometry svg:viewBox="0 0 21600 21600" draw:type="rectangle" draw:enhanced-path="M 0 0 L 21600 0 21600 21600 0 21600 0 0 Z N"/>
        </draw:custom-shape>
        <draw:custom-shape draw:style-name="gr226" draw:text-style-name="P18" draw:layer="layout" svg:width="0.8cm" svg:height="0.2cm" svg:x="41.196cm" svg:y="22.4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227" draw:text-style-name="P18" draw:layer="layout" svg:width="0.8cm" svg:height="0.2cm" svg:x="40.396cm" svg:y="22.4cm">
          <text:p text:style-name="P12"><text:span text:style-name="T5">cmd 10</text:span><text:span text:style-name="T4"> type</text:span></text:p>
          <draw:enhanced-geometry svg:viewBox="0 0 21600 21600" draw:type="rectangle" draw:enhanced-path="M 0 0 L 21600 0 21600 21600 0 21600 0 0 Z N"/>
        </draw:custom-shape>
        <draw:custom-shape draw:style-name="gr228" draw:text-style-name="P18" draw:layer="layout" svg:width="0.8cm" svg:height="0.2cm" svg:x="39.596cm" svg:y="22.4cm">
          <text:p text:style-name="P12"><text:span text:style-name="T5">cmd 11</text:span><text:span text:style-name="T4"> type</text:span></text:p>
          <draw:enhanced-geometry svg:viewBox="0 0 21600 21600" draw:type="rectangle" draw:enhanced-path="M 0 0 L 21600 0 21600 21600 0 21600 0 0 Z N"/>
        </draw:custom-shape>
        <draw:custom-shape draw:style-name="gr229" draw:text-style-name="P18" draw:layer="layout" svg:width="0.8cm" svg:height="0.2cm" svg:x="38.796cm" svg:y="22.4cm">
          <text:p text:style-name="P12"><text:span text:style-name="T5">cmd 12</text:span><text:span text:style-name="T4"> type</text:span></text:p>
          <draw:enhanced-geometry svg:viewBox="0 0 21600 21600" draw:type="rectangle" draw:enhanced-path="M 0 0 L 21600 0 21600 21600 0 21600 0 0 Z N"/>
        </draw:custom-shape>
        <draw:custom-shape draw:style-name="gr230" draw:text-style-name="P18" draw:layer="layout" svg:width="0.8cm" svg:height="0.2cm" svg:x="37.996cm" svg:y="22.4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231" draw:text-style-name="P18" draw:layer="layout" svg:width="0.8cm" svg:height="0.2cm" svg:x="37.196cm" svg:y="22.4cm">
          <text:p text:style-name="P12"><text:span text:style-name="T5">cmd 14</text:span><text:span text:style-name="T4"> type</text:span></text:p>
          <draw:enhanced-geometry svg:viewBox="0 0 21600 21600" draw:type="rectangle" draw:enhanced-path="M 0 0 L 21600 0 21600 21600 0 21600 0 0 Z N"/>
        </draw:custom-shape>
        <draw:custom-shape draw:style-name="gr232" draw:text-style-name="P18" draw:layer="layout" svg:width="0.8cm" svg:height="0.2cm" svg:x="36.396cm" svg:y="22.4cm">
          <text:p text:style-name="P12"><text:span text:style-name="T5">cmd 15</text:span><text:span text:style-name="T4"> type</text:span></text:p>
          <draw:enhanced-geometry svg:viewBox="0 0 21600 21600" draw:type="rectangle" draw:enhanced-path="M 0 0 L 21600 0 21600 21600 0 21600 0 0 Z N"/>
        </draw:custom-shape>
        <draw:custom-shape draw:style-name="gr104" draw:text-style-name="P17" draw:layer="layout" svg:width="12.796cm" svg:height="0.2cm" svg:x="35.6cm" svg:y="21.4cm">
          <text:p text:style-name="P7"><text:span text:style-name="T4">cmd_meta 3</text:span></text:p>
          <draw:enhanced-geometry svg:viewBox="0 0 21600 21600" draw:type="rectangle" draw:enhanced-path="M 0 0 L 21600 0 21600 21600 0 21600 0 0 Z N"/>
        </draw:custom-shape>
        <draw:custom-shape draw:style-name="gr109" draw:text-style-name="P17" draw:layer="layout" svg:width="12.8cm" svg:height="0.2cm" svg:x="35.596cm" svg:y="21.4cm">
          <text:p text:style-name="P7"><text:span text:style-name="T4">mas</text:span><text:span text:style-name="T4">k 1</text:span></text:p>
          <draw:enhanced-geometry svg:viewBox="0 0 21600 21600" draw:type="rectangle" draw:enhanced-path="M 0 0 L 21600 0 21600 21600 0 21600 0 0 Z N"/>
        </draw:custom-shape>
        <draw:custom-shape draw:style-name="gr233" draw:text-style-name="P17" draw:layer="layout" svg:width="3.204cm" svg:height="0.2cm" svg:x="35.596cm" svg:y="22.2cm">
          <text:p text:style-name="P7"><text:span text:style-name="T4">rese</text:span><text:span text:style-name="T4">rve</text:span></text:p>
          <draw:enhanced-geometry svg:viewBox="0 0 21600 21600" draw:type="rectangle" draw:enhanced-path="M 0 0 L 21600 0 21600 21600 0 21600 0 0 Z N"/>
        </draw:custom-shape>
        <draw:custom-shape draw:style-name="gr234" draw:text-style-name="P18" draw:layer="layout" svg:width="0.8cm" svg:height="0.2cm" svg:x="35.596cm" svg:y="22.4cm">
          <text:p text:style-name="P12"><text:span text:style-name="T5">000</text:span><text:span text:style-name="T5">0</text:span></text:p>
          <draw:enhanced-geometry svg:viewBox="0 0 21600 21600" draw:type="rectangle" draw:enhanced-path="M 0 0 L 21600 0 21600 21600 0 21600 0 0 Z N"/>
        </draw:custom-shape>
        <draw:custom-shape draw:style-name="gr105" draw:text-style-name="P17" draw:layer="layout" svg:width="1.6cm" svg:height="0.2cm" svg:x="59.995cm" svg:y="11.4cm">
          <text:p text:style-name="P7"><text:span text:style-name="T4">tcam</text:span><text:span text:style-name="T4">_id</text:span></text:p>
          <draw:enhanced-geometry svg:viewBox="0 0 21600 21600" draw:type="rectangle" draw:enhanced-path="M 0 0 L 21600 0 21600 21600 0 21600 0 0 Z N"/>
        </draw:custom-shape>
        <draw:custom-shape draw:style-name="gr5" draw:text-style-name="P8" draw:layer="layout" svg:width="0.404cm" svg:height="0.2cm" svg:x="50.199cm" svg:y="22.4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50.199cm" svg:y="22.2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50.199cm" svg:y="2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50.199cm" svg:y="21.8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50.199cm" svg:y="21.6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50.199cm" svg:y="21.4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50.596cm" svg:y="21cm">
          <text:p text:style-name="P9"><text:span text:style-name="T4">tcam </text:span><text:span text:style-name="T4">sear</text:span><text:span text:style-name="T4">ch </text:span><text:span text:style-name="T4">outp</text:span><text:span text:style-name="T4">ut</text:span></text:p>
          <draw:enhanced-geometry svg:viewBox="0 0 21600 21600" draw:type="rectangle" draw:enhanced-path="M 0 0 L 21600 0 21600 21600 0 21600 0 0 Z N"/>
        </draw:custom-shape>
        <draw:custom-shape draw:style-name="gr235" draw:text-style-name="P18" draw:layer="layout" svg:width="12.8cm" svg:height="0.2cm" svg:x="50.596cm" svg:y="21.6cm">
          <text:p text:style-name="P12"><text:span text:style-name="T4">dma </text:span><text:span text:style-name="T4">bd</text:span></text:p>
          <draw:enhanced-geometry svg:viewBox="0 0 21600 21600" draw:type="rectangle" draw:enhanced-path="M 0 0 L 21600 0 21600 21600 0 21600 0 0 Z N"/>
        </draw:custom-shape>
        <draw:custom-shape draw:style-name="gr236" draw:text-style-name="P18" draw:layer="layout" svg:width="12.8cm" svg:height="0.2cm" svg:x="50.596cm" svg:y="21.8cm">
          <text:p text:style-name="P12"><text:span text:style-name="T4">dma </text:span><text:span text:style-name="T4">bd</text:span></text:p>
          <draw:enhanced-geometry svg:viewBox="0 0 21600 21600" draw:type="rectangle" draw:enhanced-path="M 0 0 L 21600 0 21600 21600 0 21600 0 0 Z N"/>
        </draw:custom-shape>
        <draw:custom-shape draw:style-name="gr237" draw:text-style-name="P18" draw:layer="layout" svg:width="12.8cm" svg:height="0.2cm" svg:x="50.596cm" svg:y="22cm">
          <text:p text:style-name="P12"><text:span text:style-name="T4">dma </text:span><text:span text:style-name="T4">bd</text:span></text:p>
          <draw:enhanced-geometry svg:viewBox="0 0 21600 21600" draw:type="rectangle" draw:enhanced-path="M 0 0 L 21600 0 21600 21600 0 21600 0 0 Z N"/>
        </draw:custom-shape>
        <draw:custom-shape draw:style-name="gr104" draw:text-style-name="P17" draw:layer="layout" svg:width="12.796cm" svg:height="0.2cm" svg:x="50.6cm" svg:y="21.4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238" draw:text-style-name="P18" draw:layer="layout" svg:width="12.8cm" svg:height="0.2cm" svg:x="50.596cm" svg:y="21.4cm">
          <text:p text:style-name="P12"><text:span text:style-name="T4">dma </text:span><text:span text:style-name="T4">bd</text:span></text:p>
          <draw:enhanced-geometry svg:viewBox="0 0 21600 21600" draw:type="rectangle" draw:enhanced-path="M 0 0 L 21600 0 21600 21600 0 21600 0 0 Z N"/>
        </draw:custom-shape>
        <draw:custom-shape draw:style-name="gr100" draw:text-style-name="P17" draw:layer="layout" svg:width="0.2cm" svg:height="0.2cm" svg:x="52.596cm" svg:y="21.2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795cm" svg:y="21.2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2.197cm" svg:y="21.2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396cm" svg:y="21.2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798cm" svg:y="21.2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997cm" svg:y="21.2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399cm" svg:y="21.2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598cm" svg:y="21.2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1cm" svg:y="21.2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1.199cm" svg:y="21.2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597cm" svg:y="21.2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796cm" svg:y="21.2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4.198cm" svg:y="21.2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397cm" svg:y="21.2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799cm" svg:y="21.2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998cm" svg:y="21.2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4cm" svg:y="21.2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599cm" svg:y="21.2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3.001cm" svg:y="21.2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3.2cm" svg:y="21.2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598cm" svg:y="21.2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797cm" svg:y="21.2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6.199cm" svg:y="21.2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398cm" svg:y="21.2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8cm" svg:y="21.2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999cm" svg:y="21.2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401cm" svg:y="21.2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6cm" svg:y="21.2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5.002cm" svg:y="21.2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201cm" svg:y="21.2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7.002cm" svg:y="21.2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202cm" svg:y="21.2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596cm" svg:y="21.2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795cm" svg:y="21.2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8.197cm" svg:y="21.2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396cm" svg:y="21.2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798cm" svg:y="21.2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997cm" svg:y="21.2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399cm" svg:y="21.2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598cm" svg:y="21.2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597cm" svg:y="21.2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796cm" svg:y="21.2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60.198cm" svg:y="21.2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397cm" svg:y="21.2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799cm" svg:y="21.2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998cm" svg:y="21.2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4cm" svg:y="21.2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599cm" svg:y="21.2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9.001cm" svg:y="21.2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9.2cm" svg:y="21.2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598cm" svg:y="21.2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797cm" svg:y="21.2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2.199cm" svg:y="21.2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398cm" svg:y="21.2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8cm" svg:y="21.2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999cm" svg:y="21.2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401cm" svg:y="21.2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6cm" svg:y="21.2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1.002cm" svg:y="21.2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201cm" svg:y="21.2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3.002cm" svg:y="21.2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202cm" svg:y="21.2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50.596cm" svg:y="21.2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8cm" svg:y="21.2cm">
          <text:p text:style-name="P7"><text:span text:style-name="T4">62</text:span></text:p>
          <draw:enhanced-geometry svg:viewBox="0 0 21600 21600" draw:type="rectangle" draw:enhanced-path="M 0 0 L 21600 0 21600 21600 0 21600 0 0 Z N"/>
        </draw:custom-shape>
        <draw:custom-shape draw:style-name="gr110" draw:text-style-name="P17" draw:layer="layout" svg:width="0.8cm" svg:height="0.2cm" svg:x="62.596cm" svg:y="22.4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1.796cm" svg:y="22.4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0.996cm" svg:y="22.4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239" draw:text-style-name="P18" draw:layer="layout" svg:width="0.8cm" svg:height="0.2cm" svg:x="60.196cm" svg:y="22.4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240" draw:text-style-name="P18" draw:layer="layout" svg:width="0.8cm" svg:height="0.2cm" svg:x="59.396cm" svg:y="22.4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241" draw:text-style-name="P18" draw:layer="layout" svg:width="0.8cm" svg:height="0.2cm" svg:x="58.596cm" svg:y="22.4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242" draw:text-style-name="P18" draw:layer="layout" svg:width="0.8cm" svg:height="0.2cm" svg:x="57.796cm" svg:y="22.4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243" draw:text-style-name="P18" draw:layer="layout" svg:width="0.8cm" svg:height="0.2cm" svg:x="56.996cm" svg:y="22.4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244" draw:text-style-name="P18" draw:layer="layout" svg:width="0.8cm" svg:height="0.2cm" svg:x="56.196cm" svg:y="22.4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245" draw:text-style-name="P18" draw:layer="layout" svg:width="0.8cm" svg:height="0.2cm" svg:x="55.396cm" svg:y="22.4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246" draw:text-style-name="P18" draw:layer="layout" svg:width="0.8cm" svg:height="0.2cm" svg:x="54.596cm" svg:y="22.4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247" draw:text-style-name="P18" draw:layer="layout" svg:width="0.8cm" svg:height="0.2cm" svg:x="53.796cm" svg:y="22.4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248" draw:text-style-name="P18" draw:layer="layout" svg:width="0.8cm" svg:height="0.2cm" svg:x="52.996cm" svg:y="22.4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249" draw:text-style-name="P18" draw:layer="layout" svg:width="0.8cm" svg:height="0.2cm" svg:x="52.196cm" svg:y="22.4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250" draw:text-style-name="P18" draw:layer="layout" svg:width="0.8cm" svg:height="0.2cm" svg:x="51.396cm" svg:y="22.4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105" draw:text-style-name="P17" draw:layer="layout" svg:width="1.6cm" svg:height="0.2cm" svg:x="61.796cm" svg:y="22.2cm">
          <text:p text:style-name="P7"><text:span text:style-name="T4">ram</text:span><text:span text:style-name="T4">_buff</text:span><text:span text:style-name="T4">_id</text:span></text:p>
          <draw:enhanced-geometry svg:viewBox="0 0 21600 21600" draw:type="rectangle" draw:enhanced-path="M 0 0 L 21600 0 21600 21600 0 21600 0 0 Z N"/>
        </draw:custom-shape>
        <draw:custom-shape draw:style-name="gr251" draw:text-style-name="P17" draw:layer="layout" svg:width="3.2cm" svg:height="0.2cm" svg:x="50.596cm" svg:y="22.2cm">
          <text:p text:style-name="P7"><text:span text:style-name="T4">rese</text:span><text:span text:style-name="T4">rve</text:span></text:p>
          <draw:enhanced-geometry svg:viewBox="0 0 21600 21600" draw:mirror-horizontal="false" draw:mirror-vertical="false" draw:type="rectangle" draw:enhanced-path="M 0 0 L 21600 0 21600 21600 0 21600 0 0 Z N"/>
        </draw:custom-shape>
        <draw:custom-shape draw:style-name="gr252" draw:text-style-name="P18" draw:layer="layout" svg:width="0.8cm" svg:height="0.2cm" svg:x="50.596cm" svg:y="22.4cm">
          <text:p text:style-name="P12"><text:span text:style-name="T5">000</text:span><text:span text:style-name="T5">0</text:span></text:p>
          <draw:enhanced-geometry svg:viewBox="0 0 21600 21600" draw:type="rectangle" draw:enhanced-path="M 0 0 L 21600 0 21600 21600 0 21600 0 0 Z N"/>
        </draw:custom-shape>
        <draw:custom-shape draw:style-name="gr5" draw:text-style-name="P8" draw:layer="layout" svg:width="0.404cm" svg:height="0.2cm" svg:x="50.6cm" svg:y="24.6cm">
          <text:p text:style-name="P7"><text:span text:style-name="T4">rs1+</text:span><text:span text:style-name="T4">0</text:span></text:p>
          <draw:enhanced-geometry svg:viewBox="0 0 21600 21600" draw:type="rectangle" draw:enhanced-path="M 0 0 L 21600 0 21600 21600 0 21600 0 0 Z N"/>
        </draw:custom-shape>
        <draw:custom-shape draw:style-name="gr5" draw:text-style-name="P8" draw:layer="layout" svg:width="0.404cm" svg:height="0.2cm" svg:x="50.6cm" svg:y="24.4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50.6cm" svg:y="24.2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50.6cm" svg:y="24cm">
          <text:p text:style-name="P7"><text:span text:style-name="T4">rs1+</text:span><text:span text:style-name="T4">3</text:span></text:p>
          <draw:enhanced-geometry svg:viewBox="0 0 21600 21600" draw:type="rectangle" draw:enhanced-path="M 0 0 L 21600 0 21600 21600 0 21600 0 0 Z N"/>
        </draw:custom-shape>
        <draw:custom-shape draw:style-name="gr5" draw:text-style-name="P8" draw:layer="layout" svg:width="0.404cm" svg:height="0.2cm" svg:x="50.6cm" svg:y="23.8cm">
          <text:p text:style-name="P7"><text:span text:style-name="T4">rs1+</text:span><text:span text:style-name="T4">4</text:span></text:p>
          <draw:enhanced-geometry svg:viewBox="0 0 21600 21600" draw:type="rectangle" draw:enhanced-path="M 0 0 L 21600 0 21600 21600 0 21600 0 0 Z N"/>
        </draw:custom-shape>
        <draw:custom-shape draw:style-name="gr5" draw:text-style-name="P8" draw:layer="layout" svg:width="0.404cm" svg:height="0.2cm" svg:x="50.6cm" svg:y="23.6cm">
          <text:p text:style-name="P7"><text:span text:style-name="T4">rs1+</text:span><text:span text:style-name="T4">5</text:span></text:p>
          <draw:enhanced-geometry svg:viewBox="0 0 21600 21600" draw:type="rectangle" draw:enhanced-path="M 0 0 L 21600 0 21600 21600 0 21600 0 0 Z N"/>
        </draw:custom-shape>
        <draw:custom-shape draw:style-name="gr195" draw:text-style-name="P20" draw:layer="layout" svg:width="0.501cm" svg:height="12.8cm" draw:transform="rotate (-1.5706217938697) translate (63.8cm 24.9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3" draw:text-style-name="P28" draw:layer="layout" svg:width="1.5cm" svg:height="0.8cm" svg:x="61.4cm" svg:y="26.3cm">
          <text:p text:style-name="P21"><text:span text:style-name="T7">s</text:span><text:span text:style-name="T7">o</text:span><text:span text:style-name="T7">u</text:span><text:span text:style-name="T7">r</text:span><text:span text:style-name="T7">c</text:span><text:span text:style-name="T7">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4" draw:text-style-name="P23" draw:layer="layout" svg:x1="62.9cm" svg:y1="26.7cm" svg:x2="63.9cm" svg:y2="26.7cm">
          <text:p/>
        </draw:line>
        <draw:line draw:style-name="gr198" draw:text-style-name="P23" draw:layer="layout" svg:x1="60.2cm" svg:y1="26.7cm" svg:x2="61.4cm" svg:y2="26.7cm">
          <text:p/>
        </draw:line>
        <draw:line draw:style-name="gr199" draw:text-style-name="P23" draw:layer="layout" svg:x1="57.4cm" svg:y1="25.5cm" svg:x2="57.4cm" svg:y2="25.8cm">
          <text:p/>
        </draw:line>
        <draw:custom-shape draw:style-name="gr200" draw:text-style-name="P20" draw:layer="layout" svg:width="0.204cm" svg:height="1.199cm" svg:x="63.396cm" svg:y="21.4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63.6cm" svg:y1="22cm" svg:x2="63.9cm" svg:y2="22cm">
          <text:p/>
        </draw:line>
        <draw:custom-shape draw:style-name="gr200" draw:text-style-name="P20" draw:layer="layout" svg:width="0.204cm" svg:height="1.199cm" draw:transform="rotate (-3.14159265358979) translate (50.6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50.1cm" svg:y1="24.2cm" svg:x2="50.4cm" svg:y2="24.2cm">
          <text:p/>
        </draw:line>
        <draw:custom-shape draw:style-name="gr202" draw:text-style-name="P24" draw:layer="layout" svg:width="13.8cm" svg:height="8.6cm" svg:x="50.1cm" svg:y="19cm">
          <text:p/>
          <draw:enhanced-geometry svg:viewBox="0 0 21600 21600" draw:type="rectangle" draw:enhanced-path="M 0 0 L 21600 0 21600 21600 0 21600 0 0 Z N"/>
        </draw:custom-shape>
        <draw:custom-shape draw:style-name="gr255" draw:text-style-name="P2" draw:layer="layout" svg:width="10.9cm" svg:height="1.094cm" svg:x="51.35cm" svg:y="19.55cm">
          <text:p text:style-name="P1"><text:span text:style-name="T1">T</text:span><text:span text:style-name="T1">C</text:span><text:span text:style-name="T1">A</text:span><text:span text:style-name="T1">M</text:span><text:span text:style-name="T1"> </text:span><text:span text:style-name="T1">s</text:span><text:span text:style-name="T1">e</text:span><text:span text:style-name="T1">a</text:span><text:span text:style-name="T1">r</text:span><text:span text:style-name="T1">c</text:span><text:span text:style-name="T1">h</text:span><text:span text:style-name="T1"> </text:span><text:span text:style-name="T1">M</text:span><text:span text:style-name="T1">o</text:span><text:span text:style-name="T1">d</text:span><text:span text:style-name="T1">u</text:span><text:span text:style-name="T1">l</text:span><text:span text:style-name="T1">e</text:span></text:p>
          <draw:enhanced-geometry svg:viewBox="0 0 21600 21600" draw:type="rectangle" draw:enhanced-path="M 0 0 L 21600 0 21600 21600 0 21600 0 0 Z N"/>
        </draw:custom-shape>
        <draw:custom-shape draw:style-name="gr6" draw:text-style-name="P10" draw:layer="layout" svg:width="2.4cm" svg:height="0.2cm" svg:x="51cm" svg:y="23.199cm">
          <text:p text:style-name="P9"><text:span text:style-name="T4">tcam </text:span><text:span text:style-name="T4">sear</text:span><text:span text:style-name="T4">ch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7" draw:text-style-name="P11" draw:layer="layout" svg:width="0.2cm" svg:height="0.2cm" svg:x="53cm" svg:y="23.399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53.199cm" svg:y="23.399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52.601cm" svg:y="23.399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52.8cm" svg:y="23.399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52.202cm" svg:y="23.399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52.401cm" svg:y="23.399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51.803cm" svg:y="23.399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52.002cm" svg:y="23.399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51.404cm" svg:y="23.399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51.603cm" svg:y="23.399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55.001cm" svg:y="23.399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55.2cm" svg:y="23.399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54.602cm" svg:y="23.399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54.801cm" svg:y="23.399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54.203cm" svg:y="23.399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54.402cm" svg:y="23.399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53.804cm" svg:y="23.399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54.003cm" svg:y="23.399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53.405cm" svg:y="23.399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53.604cm" svg:y="23.399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57.002cm" svg:y="23.399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57.201cm" svg:y="23.399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56.603cm" svg:y="23.399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56.802cm" svg:y="23.399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56.204cm" svg:y="23.399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56.403cm" svg:y="23.399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55.805cm" svg:y="23.399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56.004cm" svg:y="23.399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55.406cm" svg:y="23.399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55.605cm" svg:y="23.399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57.406cm" svg:y="23.399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57.606cm" svg:y="23.399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59cm" svg:y="23.399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59.199cm" svg:y="23.399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58.601cm" svg:y="23.399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58.8cm" svg:y="23.399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58.202cm" svg:y="23.399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58.401cm" svg:y="23.399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57.803cm" svg:y="23.399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58.002cm" svg:y="23.399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61.001cm" svg:y="23.399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61.2cm" svg:y="23.399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60.602cm" svg:y="23.399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60.801cm" svg:y="23.399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60.203cm" svg:y="23.399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60.402cm" svg:y="23.399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59.804cm" svg:y="23.399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60.003cm" svg:y="23.399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59.405cm" svg:y="23.399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59.604cm" svg:y="23.399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63.002cm" svg:y="23.399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63.201cm" svg:y="23.399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62.603cm" svg:y="23.399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62.802cm" svg:y="23.399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62.204cm" svg:y="23.399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62.403cm" svg:y="23.399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61.805cm" svg:y="23.399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62.004cm" svg:y="23.399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61.406cm" svg:y="23.399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61.605cm" svg:y="23.399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63.406cm" svg:y="23.399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63.606cm" svg:y="23.399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51.005cm" svg:y="23.399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51.204cm" svg:y="23.399cm">
          <text:p text:style-name="P7"><text:span text:style-name="T4">62</text:span></text:p>
          <draw:enhanced-geometry svg:viewBox="0 0 21600 21600" draw:type="rectangle" draw:enhanced-path="M 0 0 L 21600 0 21600 21600 0 21600 0 0 Z N"/>
        </draw:custom-shape>
        <draw:custom-shape draw:style-name="gr8" draw:text-style-name="P11" draw:layer="layout" svg:width="12.796cm" svg:height="0.2cm" svg:x="51.004cm" svg:y="23.799cm">
          <text:p text:style-name="P7"><text:span text:style-name="T4">mas</text:span><text:span text:style-name="T4">k 0</text:span></text:p>
          <draw:enhanced-geometry svg:viewBox="0 0 21600 21600" draw:type="rectangle" draw:enhanced-path="M 0 0 L 21600 0 21600 21600 0 21600 0 0 Z N"/>
        </draw:custom-shape>
        <draw:custom-shape draw:style-name="gr8" draw:text-style-name="P11" draw:layer="layout" svg:width="12.796cm" svg:height="0.2cm" svg:x="51.004cm" svg:y="23.999cm">
          <text:p text:style-name="P7"><text:span text:style-name="T4">key </text:span><text:span text:style-name="T4">1</text:span></text:p>
          <draw:enhanced-geometry svg:viewBox="0 0 21600 21600" draw:type="rectangle" draw:enhanced-path="M 0 0 L 21600 0 21600 21600 0 21600 0 0 Z N"/>
        </draw:custom-shape>
        <draw:custom-shape draw:style-name="gr8" draw:text-style-name="P11" draw:layer="layout" svg:width="12.796cm" svg:height="0.2cm" svg:x="51.004cm" svg:y="24.199cm">
          <text:p text:style-name="P7"><text:span text:style-name="T4">key </text:span><text:span text:style-name="T4">0</text:span></text:p>
          <draw:enhanced-geometry svg:viewBox="0 0 21600 21600" draw:type="rectangle" draw:enhanced-path="M 0 0 L 21600 0 21600 21600 0 21600 0 0 Z N"/>
        </draw:custom-shape>
        <draw:custom-shape draw:style-name="gr9" draw:text-style-name="P11" draw:layer="layout" svg:width="0.8cm" svg:height="0.2cm" svg:x="63cm" svg:y="24.599cm">
          <text:p text:style-name="P7"><text:span text:style-name="T4">cmd </text:span><text:span text:style-name="T4">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62.2cm" svg:y="24.599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61.4cm" svg:y="24.599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60.6cm" svg:y="24.599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256" draw:text-style-name="P15" draw:layer="layout" svg:width="0.8cm" svg:height="0.2cm" svg:x="59.8cm" svg:y="24.599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257" draw:text-style-name="P15" draw:layer="layout" svg:width="0.8cm" svg:height="0.2cm" svg:x="59cm" svg:y="24.599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258" draw:text-style-name="P15" draw:layer="layout" svg:width="0.8cm" svg:height="0.2cm" svg:x="58.2cm" svg:y="24.599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259" draw:text-style-name="P15" draw:layer="layout" svg:width="0.8cm" svg:height="0.2cm" svg:x="57.4cm" svg:y="24.599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260" draw:text-style-name="P15" draw:layer="layout" svg:width="0.8cm" svg:height="0.2cm" svg:x="56.6cm" svg:y="24.599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261" draw:text-style-name="P15" draw:layer="layout" svg:width="0.8cm" svg:height="0.2cm" svg:x="55.8cm" svg:y="24.599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262" draw:text-style-name="P15" draw:layer="layout" svg:width="0.8cm" svg:height="0.2cm" svg:x="55cm" svg:y="24.599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263" draw:text-style-name="P15" draw:layer="layout" svg:width="0.8cm" svg:height="0.2cm" svg:x="54.2cm" svg:y="24.599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264" draw:text-style-name="P15" draw:layer="layout" svg:width="0.8cm" svg:height="0.2cm" svg:x="53.4cm" svg:y="24.599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265" draw:text-style-name="P15" draw:layer="layout" svg:width="0.8cm" svg:height="0.2cm" svg:x="52.6cm" svg:y="24.599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266" draw:text-style-name="P15" draw:layer="layout" svg:width="0.8cm" svg:height="0.2cm" svg:x="51.8cm" svg:y="24.599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267" draw:text-style-name="P15" draw:layer="layout" svg:width="0.8cm" svg:height="0.2cm" svg:x="51cm" svg:y="24.599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8" draw:text-style-name="P11" draw:layer="layout" svg:width="12.796cm" svg:height="0.2cm" svg:x="51.004cm" svg:y="23.599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8" draw:text-style-name="P11" draw:layer="layout" svg:width="12.796cm" svg:height="0.2cm" svg:x="51.004cm" svg:y="23.599cm">
          <text:p text:style-name="P7"><text:span text:style-name="T4">mas</text:span><text:span text:style-name="T4">k 1</text:span></text:p>
          <draw:enhanced-geometry svg:viewBox="0 0 21600 21600" draw:type="rectangle" draw:enhanced-path="M 0 0 L 21600 0 21600 21600 0 21600 0 0 Z N"/>
        </draw:custom-shape>
        <draw:custom-shape draw:style-name="gr11" draw:text-style-name="P11" draw:layer="layout" svg:width="1.4cm" svg:height="0.2cm" svg:x="62.4cm" svg:y="24.799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61.4cm" svg:y="24.799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59.8cm" svg:y="24.799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58.8cm" svg:y="24.799cm">
          <text:p text:style-name="P7"><text:span text:style-name="T4">3: </text:span><text:span text:style-name="T4">tcam </text:span><text:span text:style-name="T4">sear</text:span><text:span text:style-name="T4">ch</text:span></text:p>
          <draw:enhanced-geometry svg:viewBox="0 0 21600 21600" draw:type="rectangle" draw:enhanced-path="M 0 0 L 21600 0 21600 21600 0 21600 0 0 Z N"/>
        </draw:custom-shape>
        <draw:custom-shape draw:style-name="gr11" draw:text-style-name="P11" draw:layer="layout" svg:width="1.4cm" svg:height="0.2cm" svg:x="57.4cm" svg:y="24.799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60.8cm" svg:y="24.799cm">
          <text:p text:style-name="P7"><text:span text:style-name="T4">000</text:span></text:p>
          <draw:enhanced-geometry svg:viewBox="0 0 21600 21600" draw:type="rectangle" draw:enhanced-path="M 0 0 L 21600 0 21600 21600 0 21600 0 0 Z N"/>
        </draw:custom-shape>
        <draw:custom-shape draw:style-name="gr99" draw:text-style-name="P11" draw:layer="layout" svg:width="3.196cm" svg:height="0.2cm" svg:x="51.004cm" svg:y="24.399cm">
          <text:p text:style-name="P7"><text:span text:style-name="T4">rese</text:span><text:span text:style-name="T4">rve</text:span></text:p>
          <draw:enhanced-geometry svg:viewBox="0 0 21600 21600" draw:type="rectangle" draw:enhanced-path="M 0 0 L 21600 0 21600 21600 0 21600 0 0 Z N"/>
        </draw:custom-shape>
        <draw:custom-shape draw:style-name="gr268" draw:text-style-name="P29" draw:layer="layout" svg:width="4.4cm" svg:height="1.4cm" svg:x="55.8cm" svg:y="25.8cm">
          <text:p text:style-name="P29"><text:span text:style-name="T9">1. </text:span><text:span text:style-name="T9">se</text:span><text:span text:style-name="T9">nd </text:span><text:span text:style-name="T9">ke</text:span><text:span text:style-name="T9">ys </text:span><text:span text:style-name="T9">an</text:span><text:span text:style-name="T9">d </text:span><text:span text:style-name="T9">ma</text:span><text:span text:style-name="T9">sk </text:span><text:span text:style-name="T9">to </text:span><text:span text:style-name="T9">TC</text:span><text:span text:style-name="T9">A</text:span><text:span text:style-name="T9">M </text:span><text:span text:style-name="T9">by </text:span><text:span text:style-name="T9">tca</text:span><text:span text:style-name="T9">m_</text:span><text:span text:style-name="T9">id</text:span></text:p>
          <text:p text:style-name="P29"><text:span text:style-name="T9">2. </text:span><text:span text:style-name="T9">wa</text:span><text:span text:style-name="T9">itti</text:span><text:span text:style-name="T9">ng </text:span><text:span text:style-name="T9">res</text:span><text:span text:style-name="T9">p </text:span><text:span text:style-name="T9">fro</text:span><text:span text:style-name="T9">m </text:span><text:span text:style-name="T9">TC</text:span><text:span text:style-name="T9">A</text:span><text:span text:style-name="T9">M</text:span></text:p>
          <text:p text:style-name="P29"><text:span text:style-name="T9">3. </text:span><text:span text:style-name="T9">up</text:span><text:span text:style-name="T9">dat</text:span><text:span text:style-name="T9">e </text:span><text:span text:style-name="T9">out</text:span><text:span text:style-name="T9">put </text:span><text:span text:style-name="T9">rd</text:span><text:span text:style-name="T9">+(</text:span><text:span text:style-name="T9">2~</text:span><text:span text:style-name="T9">5)</text:span></text:p>
          <text:p text:style-name="P29"><text:span text:style-name="T9">4. </text:span><text:span text:style-name="T9">up</text:span><text:span text:style-name="T9">dat</text:span><text:span text:style-name="T9">e </text:span><text:span text:style-name="T9">out</text:span><text:span text:style-name="T9">put </text:span><text:span text:style-name="T9">par</text:span><text:span text:style-name="T9">tof </text:span><text:span text:style-name="T9">rd</text:span><text:span text:style-name="T9">+1 </text:span></text:p>
          <text:p text:style-name="P29"><text:span text:style-name="T9">4. </text:span><text:span text:style-name="T9">up</text:span><text:span text:style-name="T9">dat</text:span><text:span text:style-name="T9">e </text:span><text:span text:style-name="T9">out</text:span><text:span text:style-name="T9">put </text:span><text:span text:style-name="T9">rd</text:span><text:span text:style-name="T9">+0 </text:span><text:span text:style-name="T9">ac</text:span><text:span text:style-name="T9">co</text:span><text:span text:style-name="T9">din</text:span><text:span text:style-name="T9">g </text:span><text:span text:style-name="T9">TC</text:span><text:span text:style-name="T9">A</text:span><text:span text:style-name="T9">M </text:span><text:span text:style-name="T9">res</text:span><text:span text:style-name="T9">p</text:span></text:p>
          <draw:enhanced-geometry svg:viewBox="0 0 21600 21600" draw:type="rectangle" draw:enhanced-path="M 0 0 L 21600 0 21600 21600 0 21600 0 0 Z N"/>
        </draw:custom-shape>
        <draw:custom-shape draw:style-name="gr195" draw:text-style-name="P20" draw:layer="layout" svg:width="0.501cm" svg:height="12.8cm" draw:transform="rotate (-1.5706217938697) translate (78.4cm 24.999cm)">
          <text:p/>
          <draw:enhanced-geometry svg:viewBox="0 0 21600 21600" draw:glue-points="0 0 0 21600 21600 10800" draw:text-areas="0 ?f9 7800 ?f10" draw:type="right-brace" draw:modifiers="695.141384158725 12994.42231075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96" draw:text-style-name="P22" draw:layer="layout" svg:width="1.5cm" svg:height="0.8cm" svg:x="76.2cm" svg:y="26.3cm">
          <text:p text:style-name="P21"><text:span text:style-name="T7">s</text:span><text:span text:style-name="T7">o</text:span><text:span text:style-name="T7">u</text:span><text:span text:style-name="T7">r</text:span><text:span text:style-name="T7">c</text:span><text:span text:style-name="T7">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7" draw:text-style-name="P23" draw:layer="layout" svg:x1="77.7cm" svg:y1="26.7cm" svg:x2="78.5cm" svg:y2="26.7cm">
          <text:p/>
        </draw:line>
        <draw:line draw:style-name="gr198" draw:text-style-name="P23" draw:layer="layout" svg:x1="75.4cm" svg:y1="26.7cm" svg:x2="76.2cm" svg:y2="26.7cm">
          <text:p/>
        </draw:line>
        <draw:line draw:style-name="gr199" draw:text-style-name="P23" draw:layer="layout" svg:x1="70.7cm" svg:y1="25.5cm" svg:x2="70.7cm" svg:y2="26cm">
          <text:p/>
        </draw:line>
        <draw:custom-shape draw:style-name="gr200" draw:text-style-name="P20" draw:layer="layout" svg:width="0.204cm" svg:height="1.199cm" svg:x="77.996cm" svg:y="20.2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78.2cm" svg:y1="20.8cm" svg:x2="78.5cm" svg:y2="20.8cm">
          <text:p/>
        </draw:line>
        <draw:custom-shape draw:style-name="gr200" draw:text-style-name="P20" draw:layer="layout" svg:width="0.204cm" svg:height="1.199cm" draw:transform="rotate (-3.14159265358979) translate (65.2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64.7cm" svg:y1="24.2cm" svg:x2="65cm" svg:y2="24.2cm">
          <text:p/>
        </draw:line>
        <draw:custom-shape draw:style-name="gr269" draw:text-style-name="P24" draw:layer="layout" svg:width="13.8cm" svg:height="10.4cm" svg:x="64.7cm" svg:y="18.4cm">
          <text:p/>
          <draw:enhanced-geometry svg:viewBox="0 0 21600 21600" draw:mirror-horizontal="false" draw:mirror-vertical="false" draw:type="rectangle" draw:enhanced-path="M 0 0 L 21600 0 21600 21600 0 21600 0 0 Z N"/>
        </draw:custom-shape>
        <draw:custom-shape draw:style-name="gr204" draw:text-style-name="P25" draw:layer="layout" svg:width="1cm" svg:height="0.4cm" svg:x="67.7cm" svg:y="26.9cm">
          <text:p text:style-name="P25"><text:span text:style-name="T8">idl</text:span><text:span text:style-name="T8">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25" draw:layer="layout" svg:width="1cm" svg:height="0.4cm" svg:x="69.4cm" svg:y="26.9cm">
          <text:p text:style-name="P25"><text:span text:style-name="T8">a</text:span><text:span text:style-name="T8">cti</text:span><text:span text:style-name="T8">o</text:span><text:span text:style-name="T8">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5" draw:text-style-name="P23" draw:layer="layout" svg:width="1.129cm" svg:height="1.19cm" draw:transform="rotate (0.798662665712605) translate (68.2735510881228cm 26.883562842087cm)" svg:viewBox="0 0 1130 1191" svg:d="M0 1c71-6 139 25 201 59 69 37 134 85 190 140 84 83 169 172 252 259 77 80 155 161 230 244 66 74 111 164 165 247 47 73 73 156 92 241">
          <text:p/>
        </draw:path>
        <draw:frame draw:style-name="gr270" draw:text-style-name="P26" draw:layer="layout" svg:width="2.4cm" svg:height="0.489cm" svg:x="68.05cm" svg:y="26.5cm">
          <draw:text-box>
            <text:p><text:span text:style-name="T6">io.input.fire()&amp;&amp;(first bd opcode =/= 0.U)</text:span></text:p>
          </draw:text-box>
        </draw:frame>
        <draw:path draw:style-name="gr207" draw:text-style-name="P27" draw:layer="layout" svg:width="0.562cm" svg:height="0.589cm" draw:transform="rotate (0.408232512041474) translate (69.9756505433584cm 26.9287084389091cm)" svg:viewBox="0 0 563 590" svg:d="M100 2c57 4 113-9 171 4 44 9 88 23 127 45 53 31 88 86 128 135 41 52 45 118 26 176-22 66-49 136-108 188-46 39-103 47-153 36-48-11-105 2-140-35-33-33-84-37-102-83l-49-92">
          <text:p/>
        </draw:path>
        <draw:frame draw:style-name="gr208" draw:text-style-name="P26" draw:layer="layout" svg:width="1.2cm" svg:height="0.608cm" svg:x="70.2cm" svg:y="26.85cm">
          <draw:text-box>
            <text:p><text:span text:style-name="T6">next bd opcode =/= 0.U)</text:span></text:p>
          </draw:text-box>
        </draw:frame>
        <draw:path draw:style-name="gr207" draw:text-style-name="P23" draw:layer="layout" svg:width="3.083cm" svg:height="1.924cm" draw:transform="skewX (0.118682389135614) rotate (-2.57313891621524) translate (69.792cm 27.358099378882cm)" svg:viewBox="0 0 3084 1925" svg:d="M0 0c206 1 405 1 611 49 157 36 299 88 433 161 160 89 324 158 472 264 186 134 400 224 581 362 190 144 355 322 544 463 148 111 289 260 339 454l87 146 17 26">
          <text:p/>
        </draw:path>
        <draw:frame draw:style-name="gr206" draw:text-style-name="P26" draw:layer="layout" svg:width="3.25cm" svg:height="0.37cm" svg:x="66.25cm" svg:y="27.5cm">
          <draw:text-box>
            <text:p><text:span text:style-name="T10">next bd opcode =/= 0.U) &amp;&amp; meta_addr_offset</text:span><text:span text:style-name="T6"> =/= -1.S</text:span></text:p>
          </draw:text-box>
        </draw:frame>
        <draw:custom-shape draw:style-name="gr5" draw:text-style-name="P8" draw:layer="layout" svg:width="0.404cm" svg:height="0.2cm" svg:x="65.2cm" svg:y="24.599cm">
          <text:p text:style-name="P7"><text:span text:style-name="T4">rs1+</text:span><text:span text:style-name="T4">0</text:span></text:p>
          <draw:enhanced-geometry svg:viewBox="0 0 21600 21600" draw:type="rectangle" draw:enhanced-path="M 0 0 L 21600 0 21600 21600 0 21600 0 0 Z N"/>
        </draw:custom-shape>
        <draw:custom-shape draw:style-name="gr5" draw:text-style-name="P8" draw:layer="layout" svg:width="0.404cm" svg:height="0.2cm" svg:x="65.2cm" svg:y="24.399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65.2cm" svg:y="24.199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65.2cm" svg:y="23.999cm">
          <text:p text:style-name="P7"><text:span text:style-name="T4">rs1+</text:span><text:span text:style-name="T4">3</text:span></text:p>
          <draw:enhanced-geometry svg:viewBox="0 0 21600 21600" draw:type="rectangle" draw:enhanced-path="M 0 0 L 21600 0 21600 21600 0 21600 0 0 Z N"/>
        </draw:custom-shape>
        <draw:custom-shape draw:style-name="gr5" draw:text-style-name="P8" draw:layer="layout" svg:width="0.404cm" svg:height="0.2cm" svg:x="65.2cm" svg:y="23.799cm">
          <text:p text:style-name="P7"><text:span text:style-name="T4">rs1+</text:span><text:span text:style-name="T4">4</text:span></text:p>
          <draw:enhanced-geometry svg:viewBox="0 0 21600 21600" draw:type="rectangle" draw:enhanced-path="M 0 0 L 21600 0 21600 21600 0 21600 0 0 Z N"/>
        </draw:custom-shape>
        <draw:custom-shape draw:style-name="gr5" draw:text-style-name="P8" draw:layer="layout" svg:width="0.404cm" svg:height="0.2cm" svg:x="65.2cm" svg:y="23.599cm">
          <text:p text:style-name="P7"><text:span text:style-name="T4">rs1+</text:span><text:span text:style-name="T4">5</text:span></text:p>
          <draw:enhanced-geometry svg:viewBox="0 0 21600 21600" draw:type="rectangle" draw:enhanced-path="M 0 0 L 21600 0 21600 21600 0 21600 0 0 Z N"/>
        </draw:custom-shape>
        <draw:custom-shape draw:style-name="gr5" draw:text-style-name="P8" draw:layer="layout" svg:width="0.404cm" svg:height="0.2cm" svg:x="65.2cm" svg:y="22.999cm">
          <text:p text:style-name="P7"><text:span text:style-name="T4">bd </text:span><text:span text:style-name="T4">ptr</text:span></text:p>
          <draw:enhanced-geometry svg:viewBox="0 0 21600 21600" draw:type="rectangle" draw:enhanced-path="M 0 0 L 21600 0 21600 21600 0 21600 0 0 Z N"/>
        </draw:custom-shape>
        <draw:custom-shape draw:style-name="gr5" draw:text-style-name="P8" draw:layer="layout" svg:width="0.404cm" svg:height="0.2cm" svg:x="65.2cm" svg:y="22.799cm">
          <text:p text:style-name="P7"><text:span text:style-name="T4">crc </text:span><text:span text:style-name="T4">bd</text:span></text:p>
          <draw:enhanced-geometry svg:viewBox="0 0 21600 21600" draw:type="rectangle" draw:enhanced-path="M 0 0 L 21600 0 21600 21600 0 21600 0 0 Z N"/>
        </draw:custom-shape>
        <draw:custom-shape draw:style-name="gr5" draw:text-style-name="P8" draw:layer="layout" svg:width="0.404cm" svg:height="0.2cm" svg:x="65.2cm" svg:y="22.599cm">
          <text:p text:style-name="P7"><text:span text:style-name="T4">mv </text:span><text:span text:style-name="T4">bd</text:span></text:p>
          <draw:enhanced-geometry svg:viewBox="0 0 21600 21600" draw:type="rectangle" draw:enhanced-path="M 0 0 L 21600 0 21600 21600 0 21600 0 0 Z N"/>
        </draw:custom-shape>
        <draw:custom-shape draw:style-name="gr6" draw:text-style-name="P10" draw:layer="layout" svg:width="2.4cm" svg:height="0.2cm" svg:x="65.6cm" svg:y="23.199cm">
          <text:p text:style-name="P9"><text:span text:style-name="T4">dma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8" draw:text-style-name="P15" draw:layer="layout" svg:width="12.796cm" svg:height="0.2cm" svg:x="65.604cm" svg:y="23.799cm">
          <text:p text:style-name="P12"><text:span text:style-name="T4">dma </text:span><text:span text:style-name="T4">bd</text:span></text:p>
          <draw:enhanced-geometry svg:viewBox="0 0 21600 21600" draw:type="rectangle" draw:enhanced-path="M 0 0 L 21600 0 21600 21600 0 21600 0 0 Z N"/>
        </draw:custom-shape>
        <draw:custom-shape draw:style-name="gr8" draw:text-style-name="P15" draw:layer="layout" svg:width="12.796cm" svg:height="0.2cm" svg:x="65.604cm" svg:y="23.999cm">
          <text:p text:style-name="P12"><text:span text:style-name="T4">dma </text:span><text:span text:style-name="T4">bd</text:span></text:p>
          <draw:enhanced-geometry svg:viewBox="0 0 21600 21600" draw:type="rectangle" draw:enhanced-path="M 0 0 L 21600 0 21600 21600 0 21600 0 0 Z N"/>
        </draw:custom-shape>
        <draw:custom-shape draw:style-name="gr8" draw:text-style-name="P15" draw:layer="layout" svg:width="12.796cm" svg:height="0.2cm" svg:x="65.604cm" svg:y="24.199cm">
          <text:p text:style-name="P12"><text:span text:style-name="T4">dma </text:span><text:span text:style-name="T4">bd</text:span></text:p>
          <draw:enhanced-geometry svg:viewBox="0 0 21600 21600" draw:type="rectangle" draw:enhanced-path="M 0 0 L 21600 0 21600 21600 0 21600 0 0 Z N"/>
        </draw:custom-shape>
        <draw:custom-shape draw:style-name="gr9" draw:text-style-name="P11" draw:layer="layout" svg:width="0.8cm" svg:height="0.2cm" svg:x="77.6cm" svg:y="24.599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76.8cm" svg:y="24.599cm">
          <text:p text:style-name="P7"><text:span text:style-name="T4">cmd 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76cm" svg:y="24.599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75.2cm" svg:y="24.599cm">
          <text:p text:style-name="P7"><text:span text:style-name="T4">cmd 3 type</text:span></text:p>
          <draw:enhanced-geometry svg:viewBox="0 0 21600 21600" draw:type="rectangle" draw:enhanced-path="M 0 0 L 21600 0 21600 21600 0 21600 0 0 Z N"/>
        </draw:custom-shape>
        <draw:custom-shape draw:style-name="gr271" draw:text-style-name="P15" draw:layer="layout" svg:width="0.8cm" svg:height="0.2cm" svg:x="74.4cm" svg:y="24.599cm">
          <text:p text:style-name="P12"><text:span text:style-name="T5">cmd 4</text:span><text:span text:style-name="T4"> type</text:span></text:p>
          <draw:enhanced-geometry svg:viewBox="0 0 21600 21600" draw:type="rectangle" draw:enhanced-path="M 0 0 L 21600 0 21600 21600 0 21600 0 0 Z N"/>
        </draw:custom-shape>
        <draw:custom-shape draw:style-name="gr272" draw:text-style-name="P15" draw:layer="layout" svg:width="0.8cm" svg:height="0.2cm" svg:x="73.6cm" svg:y="24.599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273" draw:text-style-name="P15" draw:layer="layout" svg:width="0.8cm" svg:height="0.2cm" svg:x="72.8cm" svg:y="24.599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274" draw:text-style-name="P15" draw:layer="layout" svg:width="0.8cm" svg:height="0.2cm" svg:x="72cm" svg:y="24.599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275" draw:text-style-name="P15" draw:layer="layout" svg:width="0.8cm" svg:height="0.2cm" svg:x="71.2cm" svg:y="24.599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276" draw:text-style-name="P15" draw:layer="layout" svg:width="0.8cm" svg:height="0.2cm" svg:x="70.4cm" svg:y="24.599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277" draw:text-style-name="P15" draw:layer="layout" svg:width="0.8cm" svg:height="0.2cm" svg:x="69.6cm" svg:y="24.599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278" draw:text-style-name="P15" draw:layer="layout" svg:width="0.8cm" svg:height="0.2cm" svg:x="68.8cm" svg:y="24.599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279" draw:text-style-name="P15" draw:layer="layout" svg:width="0.8cm" svg:height="0.2cm" svg:x="68cm" svg:y="24.599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280" draw:text-style-name="P15" draw:layer="layout" svg:width="0.8cm" svg:height="0.2cm" svg:x="67.2cm" svg:y="24.599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281" draw:text-style-name="P15" draw:layer="layout" svg:width="0.8cm" svg:height="0.2cm" svg:x="66.4cm" svg:y="24.599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282" draw:text-style-name="P15" draw:layer="layout" svg:width="0.8cm" svg:height="0.2cm" svg:x="65.6cm" svg:y="24.599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8" draw:text-style-name="P11" draw:layer="layout" svg:width="12.796cm" svg:height="0.2cm" svg:x="65.604cm" svg:y="23.599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283" draw:text-style-name="P15" draw:layer="layout" svg:width="12.796cm" svg:height="0.2cm" svg:x="65.604cm" svg:y="23.599cm">
          <text:p text:style-name="P12"><text:span text:style-name="T4">dma </text:span><text:span text:style-name="T4">bd</text:span></text:p>
          <draw:enhanced-geometry svg:viewBox="0 0 21600 21600" draw:type="rectangle" draw:enhanced-path="M 0 0 L 21600 0 21600 21600 0 21600 0 0 Z N"/>
        </draw:custom-shape>
        <draw:custom-shape draw:style-name="gr11" draw:text-style-name="P11" draw:layer="layout" svg:width="1.4cm" svg:height="0.2cm" svg:x="77cm" svg:y="24.799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76cm" svg:y="24.799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74.4cm" svg:y="24.799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73.4cm" svg:y="24.799cm">
          <text:p text:style-name="P7"><text:span text:style-name="T4">4: </text:span><text:span text:style-name="T4">dma </text:span><text:span text:style-name="T4">actio</text:span><text:span text:style-name="T4">n</text:span></text:p>
          <draw:enhanced-geometry svg:viewBox="0 0 21600 21600" draw:type="rectangle" draw:enhanced-path="M 0 0 L 21600 0 21600 21600 0 21600 0 0 Z N"/>
        </draw:custom-shape>
        <draw:custom-shape draw:style-name="gr11" draw:text-style-name="P11" draw:layer="layout" svg:width="1.4cm" svg:height="0.2cm" svg:x="72cm" svg:y="24.799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75.4cm" svg:y="24.799cm">
          <text:p text:style-name="P7"><text:span text:style-name="T4">000</text:span></text:p>
          <draw:enhanced-geometry svg:viewBox="0 0 21600 21600" draw:type="rectangle" draw:enhanced-path="M 0 0 L 21600 0 21600 21600 0 21600 0 0 Z N"/>
        </draw:custom-shape>
        <draw:custom-shape draw:style-name="gr284" draw:text-style-name="P15" draw:layer="layout" svg:width="1.6cm" svg:height="0.2cm" svg:x="76.8cm" svg:y="22.799cm">
          <text:p text:style-name="P12"><text:span text:style-name="T4">opc</text:span><text:span text:style-name="T4">ode: </text:span><text:span text:style-name="T4">128 </text:span><text:span text:style-name="T4">to .. </text:span><text:span text:style-name="T4">TBD</text:span></text:p>
          <draw:enhanced-geometry svg:viewBox="0 0 21600 21600" draw:type="rectangle" draw:enhanced-path="M 0 0 L 21600 0 21600 21600 0 21600 0 0 Z N"/>
        </draw:custom-shape>
        <draw:custom-shape draw:style-name="gr285" draw:text-style-name="P15" draw:layer="layout" svg:width="1.602cm" svg:height="0.2cm" svg:x="75.198cm" svg:y="22.799cm">
          <text:p text:style-name="P12"><text:span text:style-name="T4">size</text:span></text:p>
          <draw:enhanced-geometry svg:viewBox="0 0 21600 21600" draw:type="rectangle" draw:enhanced-path="M 0 0 L 21600 0 21600 21600 0 21600 0 0 Z N"/>
        </draw:custom-shape>
        <draw:custom-shape draw:style-name="gr286" draw:text-style-name="P15" draw:layer="layout" svg:width="3cm" svg:height="0.2cm" svg:x="65.8cm" svg:y="22.799cm">
          <text:p text:style-name="P12"><text:span text:style-name="T5">dst_</text:span><text:span text:style-name="T5">addr</text:span><text:span text:style-name="T5">_offs</text:span><text:span text:style-name="T5">et to </text:span><text:span text:style-name="T5">meta</text:span><text:span text:style-name="T5">/data </text:span><text:span text:style-name="T5">TBD</text:span></text:p>
          <draw:enhanced-geometry svg:viewBox="0 0 21600 21600" draw:type="rectangle" draw:enhanced-path="M 0 0 L 21600 0 21600 21600 0 21600 0 0 Z N"/>
        </draw:custom-shape>
        <draw:custom-shape draw:style-name="gr287" draw:text-style-name="P15" draw:layer="layout" svg:width="3cm" svg:height="0.2cm" svg:x="69cm" svg:y="22.799cm">
          <text:p text:style-name="P12"><text:span text:style-name="T5">src_</text:span><text:span text:style-name="T5">addr</text:span><text:span text:style-name="T5">_offs</text:span><text:span text:style-name="T5">et to </text:span><text:span text:style-name="T5">meta</text:span><text:span text:style-name="T5">/data </text:span><text:span text:style-name="T5">TBD</text:span></text:p>
          <draw:enhanced-geometry svg:viewBox="0 0 21600 21600" draw:type="rectangle" draw:enhanced-path="M 0 0 L 21600 0 21600 21600 0 21600 0 0 Z N"/>
        </draw:custom-shape>
        <draw:custom-shape draw:style-name="gr6" draw:text-style-name="P10" draw:layer="layout" svg:width="2.4cm" svg:height="0.2cm" svg:x="65.6cm" svg:y="22.199cm">
          <text:p text:style-name="P9"><text:span text:style-name="T4">dma </text:span><text:span text:style-name="T4">bd </text:span><text:span text:style-name="T4">form</text:span><text:span text:style-name="T4">at</text:span></text:p>
          <draw:enhanced-geometry svg:viewBox="0 0 21600 21600" draw:type="rectangle" draw:enhanced-path="M 0 0 L 21600 0 21600 21600 0 21600 0 0 Z N"/>
        </draw:custom-shape>
        <draw:custom-shape draw:style-name="gr7" draw:text-style-name="P11" draw:layer="layout" svg:width="0.2cm" svg:height="0.2cm" svg:x="67.6cm" svg:y="22.399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67.799cm" svg:y="22.399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67.201cm" svg:y="22.399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67.4cm" svg:y="22.399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66.802cm" svg:y="22.399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67.001cm" svg:y="22.399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66.403cm" svg:y="22.399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66.602cm" svg:y="22.399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66.004cm" svg:y="22.399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66.203cm" svg:y="22.399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69.601cm" svg:y="22.399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69.8cm" svg:y="22.399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69.202cm" svg:y="22.399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69.401cm" svg:y="22.399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68.803cm" svg:y="22.399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69.002cm" svg:y="22.399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68.404cm" svg:y="22.399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68.603cm" svg:y="22.399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68.005cm" svg:y="22.399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68.204cm" svg:y="22.399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71.602cm" svg:y="22.399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71.801cm" svg:y="22.399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71.203cm" svg:y="22.399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71.402cm" svg:y="22.399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70.804cm" svg:y="22.399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71.003cm" svg:y="22.399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70.405cm" svg:y="22.399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70.604cm" svg:y="22.399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70.006cm" svg:y="22.399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70.205cm" svg:y="22.399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72.006cm" svg:y="22.399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72.206cm" svg:y="22.399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73.6cm" svg:y="22.399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73.799cm" svg:y="22.399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73.201cm" svg:y="22.399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73.4cm" svg:y="22.399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72.802cm" svg:y="22.399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73.001cm" svg:y="22.399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72.403cm" svg:y="22.399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72.602cm" svg:y="22.399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75.601cm" svg:y="22.399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75.8cm" svg:y="22.399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75.202cm" svg:y="22.399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75.401cm" svg:y="22.399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74.803cm" svg:y="22.399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75.002cm" svg:y="22.399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74.404cm" svg:y="22.399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74.603cm" svg:y="22.399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74.005cm" svg:y="22.399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74.204cm" svg:y="22.399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77.602cm" svg:y="22.399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77.801cm" svg:y="22.399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77.203cm" svg:y="22.399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77.402cm" svg:y="22.399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76.804cm" svg:y="22.399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77.003cm" svg:y="22.399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76.405cm" svg:y="22.399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76.604cm" svg:y="22.399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76.006cm" svg:y="22.399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76.205cm" svg:y="22.399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78.006cm" svg:y="22.399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78.206cm" svg:y="22.399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65.605cm" svg:y="22.399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65.804cm" svg:y="22.399cm">
          <text:p text:style-name="P7"><text:span text:style-name="T4">62</text:span></text:p>
          <draw:enhanced-geometry svg:viewBox="0 0 21600 21600" draw:type="rectangle" draw:enhanced-path="M 0 0 L 21600 0 21600 21600 0 21600 0 0 Z N"/>
        </draw:custom-shape>
        <draw:custom-shape draw:style-name="gr288" draw:text-style-name="P15" draw:layer="layout" svg:width="1.6cm" svg:height="0.2cm" svg:x="76.8cm" svg:y="22.599cm">
          <text:p text:style-name="P12"><text:span text:style-name="T4">opc</text:span><text:span text:style-name="T4">ode: </text:span><text:span text:style-name="T4">1</text:span></text:p>
          <draw:enhanced-geometry svg:viewBox="0 0 21600 21600" draw:type="rectangle" draw:enhanced-path="M 0 0 L 21600 0 21600 21600 0 21600 0 0 Z N"/>
        </draw:custom-shape>
        <draw:custom-shape draw:style-name="gr289" draw:text-style-name="P15" draw:layer="layout" svg:width="1.602cm" svg:height="0.2cm" svg:x="75.198cm" svg:y="22.599cm">
          <text:p text:style-name="P12"><text:span text:style-name="T4">size</text:span></text:p>
          <draw:enhanced-geometry svg:viewBox="0 0 21600 21600" draw:type="rectangle" draw:enhanced-path="M 0 0 L 21600 0 21600 21600 0 21600 0 0 Z N"/>
        </draw:custom-shape>
        <draw:custom-shape draw:style-name="gr290" draw:text-style-name="P15" draw:layer="layout" svg:width="3cm" svg:height="0.2cm" svg:x="65.8cm" svg:y="22.599cm">
          <text:p text:style-name="P12"><text:span text:style-name="T5">dst_</text:span><text:span text:style-name="T5">addr</text:span><text:span text:style-name="T5">_offs</text:span><text:span text:style-name="T5">et to </text:span><text:span text:style-name="T5">meta</text:span><text:span text:style-name="T5">/data</text:span></text:p>
          <draw:enhanced-geometry svg:viewBox="0 0 21600 21600" draw:type="rectangle" draw:enhanced-path="M 0 0 L 21600 0 21600 21600 0 21600 0 0 Z N"/>
        </draw:custom-shape>
        <draw:custom-shape draw:style-name="gr291" draw:text-style-name="P15" draw:layer="layout" svg:width="3cm" svg:height="0.2cm" svg:x="69cm" svg:y="22.599cm">
          <text:p text:style-name="P12"><text:span text:style-name="T5">src_</text:span><text:span text:style-name="T5">addr</text:span><text:span text:style-name="T5">_offs</text:span><text:span text:style-name="T5">et to </text:span><text:span text:style-name="T5">meta</text:span><text:span text:style-name="T5">/data</text:span></text:p>
          <draw:enhanced-geometry svg:viewBox="0 0 21600 21600" draw:type="rectangle" draw:enhanced-path="M 0 0 L 21600 0 21600 21600 0 21600 0 0 Z N"/>
        </draw:custom-shape>
        <draw:custom-shape draw:style-name="gr292" draw:text-style-name="P15" draw:layer="layout" svg:width="3.198cm" svg:height="0.2cm" svg:x="72cm" svg:y="22.599cm">
          <text:p text:style-name="P12"><text:span text:style-name="T5">rese</text:span><text:span text:style-name="T5">rved</text:span></text:p>
          <draw:enhanced-geometry svg:viewBox="0 0 21600 21600" draw:type="rectangle" draw:enhanced-path="M 0 0 L 21600 0 21600 21600 0 21600 0 0 Z N"/>
        </draw:custom-shape>
        <draw:custom-shape draw:style-name="gr7" draw:text-style-name="P14" draw:layer="layout" svg:width="0.2cm" svg:height="0.2cm" svg:x="68.804cm" svg:y="22.799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68.804cm" svg:y="22.599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65.604cm" svg:y="22.599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65.604cm" svg:y="22.799cm">
          <text:p text:style-name="P13"><text:span text:style-name="T6">D/M</text:span></text:p>
          <draw:enhanced-geometry svg:viewBox="0 0 21600 21600" draw:type="rectangle" draw:enhanced-path="M 0 0 L 21600 0 21600 21600 0 21600 0 0 Z N"/>
        </draw:custom-shape>
        <draw:custom-shape draw:style-name="gr293" draw:text-style-name="P15" draw:layer="layout" svg:width="3cm" svg:height="0.2cm" svg:x="72.2cm" svg:y="22.799cm">
          <text:p text:style-name="P12"><text:span text:style-name="T5">crc_</text:span><text:span text:style-name="T5">addr</text:span><text:span text:style-name="T5">_offs</text:span><text:span text:style-name="T5">et to </text:span><text:span text:style-name="T5">meta</text:span><text:span text:style-name="T5">/data</text:span></text:p>
          <draw:enhanced-geometry svg:viewBox="0 0 21600 21600" draw:type="rectangle" draw:enhanced-path="M 0 0 L 21600 0 21600 21600 0 21600 0 0 Z N"/>
        </draw:custom-shape>
        <draw:custom-shape draw:style-name="gr7" draw:text-style-name="P14" draw:layer="layout" svg:width="0.2cm" svg:height="0.2cm" svg:x="72.004cm" svg:y="22.799cm">
          <text:p text:style-name="P13"><text:span text:style-name="T6">D/M</text:span></text:p>
          <draw:enhanced-geometry svg:viewBox="0 0 21600 21600" draw:type="rectangle" draw:enhanced-path="M 0 0 L 21600 0 21600 21600 0 21600 0 0 Z N"/>
        </draw:custom-shape>
        <draw:custom-shape draw:style-name="gr294" draw:text-style-name="P15" draw:layer="layout" svg:width="1.6cm" svg:height="0.2cm" svg:x="76.8cm" svg:y="22.999cm">
          <text:p text:style-name="P12"><text:span text:style-name="T4">opc</text:span><text:span text:style-name="T4">ode: </text:span><text:span text:style-name="T4">2</text:span></text:p>
          <draw:enhanced-geometry svg:viewBox="0 0 21600 21600" draw:type="rectangle" draw:enhanced-path="M 0 0 L 21600 0 21600 21600 0 21600 0 0 Z N"/>
        </draw:custom-shape>
        <draw:custom-shape draw:style-name="gr295" draw:text-style-name="P15" draw:layer="layout" svg:width="1.6cm" svg:height="0.2cm" svg:x="75.2cm" svg:y="22.999cm">
          <text:p text:style-name="P12"><text:span text:style-name="T4">rese</text:span><text:span text:style-name="T4">rved</text:span></text:p>
          <draw:enhanced-geometry svg:viewBox="0 0 21600 21600" draw:type="rectangle" draw:enhanced-path="M 0 0 L 21600 0 21600 21600 0 21600 0 0 Z N"/>
        </draw:custom-shape>
        <draw:custom-shape draw:style-name="gr296" draw:text-style-name="P15" draw:layer="layout" svg:width="3.2cm" svg:height="0.2cm" svg:x="65.6cm" svg:y="22.999cm">
          <text:p text:style-name="P12"><text:span text:style-name="T5">bd2</text:span><text:span text:style-name="T5">_ad</text:span><text:span text:style-name="T5">dr_o</text:span><text:span text:style-name="T5">ffset </text:span><text:span text:style-name="T5">to bd </text:span><text:span text:style-name="T5">ram</text:span></text:p>
          <draw:enhanced-geometry svg:viewBox="0 0 21600 21600" draw:type="rectangle" draw:enhanced-path="M 0 0 L 21600 0 21600 21600 0 21600 0 0 Z N"/>
        </draw:custom-shape>
        <draw:custom-shape draw:style-name="gr297" draw:text-style-name="P15" draw:layer="layout" svg:width="3.2cm" svg:height="0.2cm" svg:x="68.8cm" svg:y="22.999cm">
          <text:p text:style-name="P12"><text:span text:style-name="T5">bd1</text:span><text:span text:style-name="T5">_ad</text:span><text:span text:style-name="T5">dr_o</text:span><text:span text:style-name="T5">ffset </text:span><text:span text:style-name="T5">to bd </text:span><text:span text:style-name="T5">ram</text:span></text:p>
          <draw:enhanced-geometry svg:viewBox="0 0 21600 21600" draw:type="rectangle" draw:enhanced-path="M 0 0 L 21600 0 21600 21600 0 21600 0 0 Z N"/>
        </draw:custom-shape>
        <draw:custom-shape draw:style-name="gr298" draw:text-style-name="P15" draw:layer="layout" svg:width="3.2cm" svg:height="0.2cm" svg:x="72cm" svg:y="22.999cm">
          <text:p text:style-name="P12"><text:span text:style-name="T5">bd0</text:span><text:span text:style-name="T5">_ad</text:span><text:span text:style-name="T5">dr_o</text:span><text:span text:style-name="T5">ffset </text:span><text:span text:style-name="T5">to bd </text:span><text:span text:style-name="T5">ram</text:span></text:p>
          <draw:enhanced-geometry svg:viewBox="0 0 21600 21600" draw:type="rectangle" draw:enhanced-path="M 0 0 L 21600 0 21600 21600 0 21600 0 0 Z N"/>
        </draw:custom-shape>
        <draw:custom-shape draw:style-name="gr99" draw:text-style-name="P11" draw:layer="layout" svg:width="3.196cm" svg:height="0.2cm" svg:x="65.604cm" svg:y="24.399cm">
          <text:p text:style-name="P7"><text:span text:style-name="T4">rese</text:span><text:span text:style-name="T4">rve</text:span></text:p>
          <draw:enhanced-geometry svg:viewBox="0 0 21600 21600" draw:type="rectangle" draw:enhanced-path="M 0 0 L 21600 0 21600 21600 0 21600 0 0 Z N"/>
        </draw:custom-shape>
        <draw:custom-shape draw:style-name="gr7" draw:text-style-name="P11" draw:layer="layout" svg:width="0.2cm" svg:height="0.2cm" svg:x="67.6cm" svg:y="23.399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67.799cm" svg:y="23.399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67.201cm" svg:y="23.399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67.4cm" svg:y="23.399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66.802cm" svg:y="23.399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67.001cm" svg:y="23.399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66.403cm" svg:y="23.399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66.602cm" svg:y="23.399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66.004cm" svg:y="23.399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66.203cm" svg:y="23.399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69.601cm" svg:y="23.399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69.8cm" svg:y="23.399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69.202cm" svg:y="23.399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69.401cm" svg:y="23.399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68.803cm" svg:y="23.399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69.002cm" svg:y="23.399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68.404cm" svg:y="23.399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68.603cm" svg:y="23.399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68.005cm" svg:y="23.399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68.204cm" svg:y="23.399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71.602cm" svg:y="23.399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71.801cm" svg:y="23.399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71.203cm" svg:y="23.399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71.402cm" svg:y="23.399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70.804cm" svg:y="23.399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71.003cm" svg:y="23.399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70.405cm" svg:y="23.399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70.604cm" svg:y="23.399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70.006cm" svg:y="23.399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70.205cm" svg:y="23.399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72.006cm" svg:y="23.399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72.206cm" svg:y="23.399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73.6cm" svg:y="23.399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73.799cm" svg:y="23.399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73.201cm" svg:y="23.399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73.4cm" svg:y="23.399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72.802cm" svg:y="23.399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73.001cm" svg:y="23.399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72.403cm" svg:y="23.399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72.602cm" svg:y="23.399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75.601cm" svg:y="23.399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75.8cm" svg:y="23.399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75.202cm" svg:y="23.399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75.401cm" svg:y="23.399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74.803cm" svg:y="23.399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75.002cm" svg:y="23.399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74.404cm" svg:y="23.399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74.603cm" svg:y="23.399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74.005cm" svg:y="23.399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74.204cm" svg:y="23.399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77.602cm" svg:y="23.399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77.801cm" svg:y="23.399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77.203cm" svg:y="23.399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77.402cm" svg:y="23.399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76.804cm" svg:y="23.399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77.003cm" svg:y="23.399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76.405cm" svg:y="23.399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76.604cm" svg:y="23.399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76.006cm" svg:y="23.399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76.205cm" svg:y="23.399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78.006cm" svg:y="23.399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78.206cm" svg:y="23.399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65.605cm" svg:y="23.399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65.804cm" svg:y="23.399cm">
          <text:p text:style-name="P7"><text:span text:style-name="T4">62</text:span></text:p>
          <draw:enhanced-geometry svg:viewBox="0 0 21600 21600" draw:type="rectangle" draw:enhanced-path="M 0 0 L 21600 0 21600 21600 0 21600 0 0 Z N"/>
        </draw:custom-shape>
        <draw:custom-shape draw:style-name="gr5" draw:text-style-name="P8" draw:layer="layout" svg:width="0.404cm" svg:height="0.2cm" svg:x="64.8cm" svg:y="21.2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64.8cm" svg:y="21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64.8cm" svg:y="20.8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64.8cm" svg:y="20.6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64.8cm" svg:y="20.4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64.8cm" svg:y="20.2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64.801cm" svg:y="21.6cm">
          <text:p text:style-name="P7"><text:span text:style-name="T4">rd+0</text:span></text:p>
          <draw:enhanced-geometry svg:viewBox="0 0 21600 21600" draw:type="rectangle" draw:enhanced-path="M 0 0 L 21600 0 21600 21600 0 21600 0 0 Z N"/>
        </draw:custom-shape>
        <draw:custom-shape draw:style-name="gr6" draw:text-style-name="P10" draw:layer="layout" svg:width="2.4cm" svg:height="0.2cm" svg:x="65.197cm" svg:y="19.8cm">
          <text:p text:style-name="P9"><text:span text:style-name="T4">dma </text:span><text:span text:style-name="T4">output</text:span></text:p>
          <draw:enhanced-geometry svg:viewBox="0 0 21600 21600" draw:type="rectangle" draw:enhanced-path="M 0 0 L 21600 0 21600 21600 0 21600 0 0 Z N"/>
        </draw:custom-shape>
        <draw:custom-shape draw:style-name="gr110" draw:text-style-name="P17" draw:layer="layout" svg:width="0.8cm" svg:height="0.2cm" svg:x="77.197cm" svg:y="21.2cm">
          <text:p text:style-name="P7"><text:span text:style-name="T4">cmd 1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76.397cm" svg:y="21.2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75.597cm" svg:y="21.2cm">
          <text:p text:style-name="P7"><text:span text:style-name="T4">cmd 3 type</text:span></text:p>
          <draw:enhanced-geometry svg:viewBox="0 0 21600 21600" draw:type="rectangle" draw:enhanced-path="M 0 0 L 21600 0 21600 21600 0 21600 0 0 Z N"/>
        </draw:custom-shape>
        <draw:custom-shape draw:style-name="gr299" draw:text-style-name="P18" draw:layer="layout" svg:width="0.8cm" svg:height="0.2cm" svg:x="74.797cm" svg:y="21.2cm">
          <text:p text:style-name="P12"><text:span text:style-name="T5">cmd 4</text:span><text:span text:style-name="T4"> type</text:span></text:p>
          <draw:enhanced-geometry svg:viewBox="0 0 21600 21600" draw:type="rectangle" draw:enhanced-path="M 0 0 L 21600 0 21600 21600 0 21600 0 0 Z N"/>
        </draw:custom-shape>
        <draw:custom-shape draw:style-name="gr300" draw:text-style-name="P18" draw:layer="layout" svg:width="0.8cm" svg:height="0.2cm" svg:x="73.997cm" svg:y="21.2cm">
          <text:p text:style-name="P12"><text:span text:style-name="T5">cmd 5</text:span><text:span text:style-name="T4"> type</text:span></text:p>
          <draw:enhanced-geometry svg:viewBox="0 0 21600 21600" draw:type="rectangle" draw:enhanced-path="M 0 0 L 21600 0 21600 21600 0 21600 0 0 Z N"/>
        </draw:custom-shape>
        <draw:custom-shape draw:style-name="gr301" draw:text-style-name="P18" draw:layer="layout" svg:width="0.8cm" svg:height="0.2cm" svg:x="73.197cm" svg:y="21.2cm">
          <text:p text:style-name="P12"><text:span text:style-name="T5">cmd 6</text:span><text:span text:style-name="T4"> type</text:span></text:p>
          <draw:enhanced-geometry svg:viewBox="0 0 21600 21600" draw:type="rectangle" draw:enhanced-path="M 0 0 L 21600 0 21600 21600 0 21600 0 0 Z N"/>
        </draw:custom-shape>
        <draw:custom-shape draw:style-name="gr302" draw:text-style-name="P18" draw:layer="layout" svg:width="0.8cm" svg:height="0.2cm" svg:x="72.397cm" svg:y="21.2cm">
          <text:p text:style-name="P12"><text:span text:style-name="T5">cmd 7</text:span><text:span text:style-name="T4"> type</text:span></text:p>
          <draw:enhanced-geometry svg:viewBox="0 0 21600 21600" draw:type="rectangle" draw:enhanced-path="M 0 0 L 21600 0 21600 21600 0 21600 0 0 Z N"/>
        </draw:custom-shape>
        <draw:custom-shape draw:style-name="gr303" draw:text-style-name="P18" draw:layer="layout" svg:width="0.8cm" svg:height="0.2cm" svg:x="71.597cm" svg:y="21.2cm">
          <text:p text:style-name="P12"><text:span text:style-name="T5">cmd 8</text:span><text:span text:style-name="T4"> type</text:span></text:p>
          <draw:enhanced-geometry svg:viewBox="0 0 21600 21600" draw:type="rectangle" draw:enhanced-path="M 0 0 L 21600 0 21600 21600 0 21600 0 0 Z N"/>
        </draw:custom-shape>
        <draw:custom-shape draw:style-name="gr304" draw:text-style-name="P18" draw:layer="layout" svg:width="0.8cm" svg:height="0.2cm" svg:x="70.797cm" svg:y="21.2cm">
          <text:p text:style-name="P12"><text:span text:style-name="T5">cmd 9</text:span><text:span text:style-name="T4"> type</text:span></text:p>
          <draw:enhanced-geometry svg:viewBox="0 0 21600 21600" draw:type="rectangle" draw:enhanced-path="M 0 0 L 21600 0 21600 21600 0 21600 0 0 Z N"/>
        </draw:custom-shape>
        <draw:custom-shape draw:style-name="gr305" draw:text-style-name="P18" draw:layer="layout" svg:width="0.8cm" svg:height="0.2cm" svg:x="69.997cm" svg:y="21.2cm">
          <text:p text:style-name="P12"><text:span text:style-name="T5">cmd 10</text:span><text:span text:style-name="T4"> </text:span><text:span text:style-name="T4">type</text:span></text:p>
          <draw:enhanced-geometry svg:viewBox="0 0 21600 21600" draw:type="rectangle" draw:enhanced-path="M 0 0 L 21600 0 21600 21600 0 21600 0 0 Z N"/>
        </draw:custom-shape>
        <draw:custom-shape draw:style-name="gr306" draw:text-style-name="P18" draw:layer="layout" svg:width="0.8cm" svg:height="0.2cm" svg:x="69.197cm" svg:y="21.2cm">
          <text:p text:style-name="P12"><text:span text:style-name="T5">cmd 11</text:span><text:span text:style-name="T4"> </text:span><text:span text:style-name="T4">type</text:span></text:p>
          <draw:enhanced-geometry svg:viewBox="0 0 21600 21600" draw:type="rectangle" draw:enhanced-path="M 0 0 L 21600 0 21600 21600 0 21600 0 0 Z N"/>
        </draw:custom-shape>
        <draw:custom-shape draw:style-name="gr307" draw:text-style-name="P18" draw:layer="layout" svg:width="0.8cm" svg:height="0.2cm" svg:x="68.397cm" svg:y="21.2cm">
          <text:p text:style-name="P12"><text:span text:style-name="T5">cmd 12</text:span><text:span text:style-name="T4"> </text:span><text:span text:style-name="T4">type</text:span></text:p>
          <draw:enhanced-geometry svg:viewBox="0 0 21600 21600" draw:type="rectangle" draw:enhanced-path="M 0 0 L 21600 0 21600 21600 0 21600 0 0 Z N"/>
        </draw:custom-shape>
        <draw:custom-shape draw:style-name="gr308" draw:text-style-name="P18" draw:layer="layout" svg:width="0.8cm" svg:height="0.2cm" svg:x="67.597cm" svg:y="21.2cm">
          <text:p text:style-name="P12"><text:span text:style-name="T5">cmd 13</text:span><text:span text:style-name="T4"> </text:span><text:span text:style-name="T4">type</text:span></text:p>
          <draw:enhanced-geometry svg:viewBox="0 0 21600 21600" draw:type="rectangle" draw:enhanced-path="M 0 0 L 21600 0 21600 21600 0 21600 0 0 Z N"/>
        </draw:custom-shape>
        <draw:custom-shape draw:style-name="gr309" draw:text-style-name="P18" draw:layer="layout" svg:width="0.8cm" svg:height="0.2cm" svg:x="66.797cm" svg:y="21.2cm">
          <text:p text:style-name="P12"><text:span text:style-name="T5">cmd 14</text:span><text:span text:style-name="T4"> </text:span><text:span text:style-name="T4">type</text:span></text:p>
          <draw:enhanced-geometry svg:viewBox="0 0 21600 21600" draw:type="rectangle" draw:enhanced-path="M 0 0 L 21600 0 21600 21600 0 21600 0 0 Z N"/>
        </draw:custom-shape>
        <draw:custom-shape draw:style-name="gr310" draw:text-style-name="P18" draw:layer="layout" svg:width="0.8cm" svg:height="0.2cm" svg:x="65.997cm" svg:y="21.2cm">
          <text:p text:style-name="P12"><text:span text:style-name="T5">cmd 15</text:span><text:span text:style-name="T4"> </text:span><text:span text:style-name="T4">type</text:span></text:p>
          <draw:enhanced-geometry svg:viewBox="0 0 21600 21600" draw:type="rectangle" draw:enhanced-path="M 0 0 L 21600 0 21600 21600 0 21600 0 0 Z N"/>
        </draw:custom-shape>
        <draw:custom-shape draw:style-name="gr100" draw:text-style-name="P17" draw:layer="layout" svg:width="0.2cm" svg:height="0.2cm" svg:x="67.197cm" svg:y="20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67.396cm" svg:y="20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66.798cm" svg:y="20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66.997cm" svg:y="20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66.399cm" svg:y="20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66.598cm" svg:y="20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66cm" svg:y="20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66.199cm" svg:y="20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65.601cm" svg:y="20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65.8cm" svg:y="20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69.198cm" svg:y="20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69.397cm" svg:y="20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68.799cm" svg:y="20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68.998cm" svg:y="20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68.4cm" svg:y="20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68.599cm" svg:y="20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68.001cm" svg:y="20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68.2cm" svg:y="20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67.602cm" svg:y="20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67.801cm" svg:y="20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71.199cm" svg:y="20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71.398cm" svg:y="20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70.8cm" svg:y="20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70.999cm" svg:y="20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70.401cm" svg:y="20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70.6cm" svg:y="20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70.002cm" svg:y="20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70.201cm" svg:y="20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69.603cm" svg:y="20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69.802cm" svg:y="20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71.603cm" svg:y="20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71.803cm" svg:y="20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73.197cm" svg:y="20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73.396cm" svg:y="20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72.798cm" svg:y="20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72.997cm" svg:y="20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72.399cm" svg:y="20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72.598cm" svg:y="20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72cm" svg:y="20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72.199cm" svg:y="20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75.198cm" svg:y="20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75.397cm" svg:y="20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74.799cm" svg:y="20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74.998cm" svg:y="20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74.4cm" svg:y="20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74.599cm" svg:y="20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74.001cm" svg:y="20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74.2cm" svg:y="20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73.602cm" svg:y="20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73.801cm" svg:y="20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77.199cm" svg:y="20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77.398cm" svg:y="20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76.8cm" svg:y="20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76.999cm" svg:y="20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76.401cm" svg:y="20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76.6cm" svg:y="20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76.002cm" svg:y="20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76.201cm" svg:y="20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75.603cm" svg:y="20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75.802cm" svg:y="20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77.603cm" svg:y="20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77.803cm" svg:y="20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65.197cm" svg:y="20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65.401cm" svg:y="20cm">
          <text:p text:style-name="P7"><text:span text:style-name="T4">62</text:span></text:p>
          <draw:enhanced-geometry svg:viewBox="0 0 21600 21600" draw:type="rectangle" draw:enhanced-path="M 0 0 L 21600 0 21600 21600 0 21600 0 0 Z N"/>
        </draw:custom-shape>
        <draw:custom-shape draw:style-name="gr100" draw:text-style-name="P19" draw:layer="layout" svg:width="0.204cm" svg:height="0.2cm" svg:x="65.197cm" svg:y="20.2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9.801cm" svg:y="20.2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68.001cm" svg:y="20.2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65.401cm" svg:y="20.2cm">
          <text:p text:style-name="P7"><text:span text:style-name="T4">offse</text:span><text:span text:style-name="T4">t:13</text:span></text:p>
          <draw:enhanced-geometry svg:viewBox="0 0 21600 21600" draw:type="rectangle" draw:enhanced-path="M 0 0 L 21600 0 21600 21600 0 21600 0 0 Z N"/>
        </draw:custom-shape>
        <draw:custom-shape draw:style-name="gr100" draw:text-style-name="P19" draw:layer="layout" svg:width="0.2cm" svg:height="0.2cm" svg:x="71.601cm" svg:y="20.2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76.201cm" svg:y="20.2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74.401cm" svg:y="20.2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71.801cm" svg:y="20.2cm">
          <text:p text:style-name="P7"><text:span text:style-name="T4">offse</text:span><text:span text:style-name="T4">t:13</text:span></text:p>
          <draw:enhanced-geometry svg:viewBox="0 0 21600 21600" draw:type="rectangle" draw:enhanced-path="M 0 0 L 21600 0 21600 21600 0 21600 0 0 Z N"/>
        </draw:custom-shape>
        <draw:custom-shape draw:style-name="gr100" draw:text-style-name="P19" draw:layer="layout" svg:width="0.204cm" svg:height="0.2cm" svg:x="65.197cm" svg:y="20.4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9.801cm" svg:y="20.4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68.001cm" svg:y="20.4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65.401cm" svg:y="20.4cm">
          <text:p text:style-name="P7"><text:span text:style-name="T4">offse</text:span><text:span text:style-name="T4">t:13</text:span></text:p>
          <draw:enhanced-geometry svg:viewBox="0 0 21600 21600" draw:type="rectangle" draw:enhanced-path="M 0 0 L 21600 0 21600 21600 0 21600 0 0 Z N"/>
        </draw:custom-shape>
        <draw:custom-shape draw:style-name="gr100" draw:text-style-name="P19" draw:layer="layout" svg:width="0.2cm" svg:height="0.2cm" svg:x="71.601cm" svg:y="20.4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76.201cm" svg:y="20.4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74.401cm" svg:y="20.4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71.801cm" svg:y="20.4cm">
          <text:p text:style-name="P7"><text:span text:style-name="T4">offse</text:span><text:span text:style-name="T4">t:13</text:span></text:p>
          <draw:enhanced-geometry svg:viewBox="0 0 21600 21600" draw:type="rectangle" draw:enhanced-path="M 0 0 L 21600 0 21600 21600 0 21600 0 0 Z N"/>
        </draw:custom-shape>
        <draw:custom-shape draw:style-name="gr100" draw:text-style-name="P19" draw:layer="layout" svg:width="0.204cm" svg:height="0.2cm" svg:x="65.197cm" svg:y="20.6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9.801cm" svg:y="20.6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68.001cm" svg:y="20.6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65.401cm" svg:y="20.6cm">
          <text:p text:style-name="P7"><text:span text:style-name="T4">offse</text:span><text:span text:style-name="T4">t:13</text:span></text:p>
          <draw:enhanced-geometry svg:viewBox="0 0 21600 21600" draw:type="rectangle" draw:enhanced-path="M 0 0 L 21600 0 21600 21600 0 21600 0 0 Z N"/>
        </draw:custom-shape>
        <draw:custom-shape draw:style-name="gr100" draw:text-style-name="P19" draw:layer="layout" svg:width="0.2cm" svg:height="0.2cm" svg:x="71.601cm" svg:y="20.6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76.201cm" svg:y="20.6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74.401cm" svg:y="20.6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71.801cm" svg:y="20.6cm">
          <text:p text:style-name="P7"><text:span text:style-name="T4">offse</text:span><text:span text:style-name="T4">t:13</text:span></text:p>
          <draw:enhanced-geometry svg:viewBox="0 0 21600 21600" draw:type="rectangle" draw:enhanced-path="M 0 0 L 21600 0 21600 21600 0 21600 0 0 Z N"/>
        </draw:custom-shape>
        <draw:custom-shape draw:style-name="gr100" draw:text-style-name="P19" draw:layer="layout" svg:width="0.204cm" svg:height="0.2cm" svg:x="65.197cm" svg:y="20.8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9.801cm" svg:y="20.8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68.001cm" svg:y="20.8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65.401cm" svg:y="20.8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71.601cm" svg:y="20.8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76.201cm" svg:y="20.8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74.401cm" svg:y="20.8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71.801cm" svg:y="20.8cm">
          <text:p text:style-name="P7"><text:span text:style-name="T4">offset:13</text:span></text:p>
          <draw:enhanced-geometry svg:viewBox="0 0 21600 21600" draw:type="rectangle" draw:enhanced-path="M 0 0 L 21600 0 21600 21600 0 21600 0 0 Z N"/>
        </draw:custom-shape>
        <draw:custom-shape draw:style-name="gr101" draw:text-style-name="P17" draw:layer="layout" svg:width="3.203cm" svg:height="0.2cm" svg:x="65.197cm" svg:y="21cm">
          <text:p text:style-name="P7"><text:span text:style-name="T4">reserve</text:span></text:p>
          <draw:enhanced-geometry svg:viewBox="0 0 21600 21600" draw:type="rectangle" draw:enhanced-path="M 0 0 L 21600 0 21600 21600 0 21600 0 0 Z N"/>
        </draw:custom-shape>
        <draw:custom-shape draw:style-name="gr110" draw:text-style-name="P17" draw:layer="layout" svg:width="0.8cm" svg:height="0.2cm" svg:x="77.198cm" svg:y="21.6cm">
          <text:p text:style-name="P7"><text:span text:style-name="T4">0000</text:span></text:p>
          <draw:enhanced-geometry svg:viewBox="0 0 21600 21600" draw:type="rectangle" draw:enhanced-path="M 0 0 L 21600 0 21600 21600 0 21600 0 0 Z N"/>
        </draw:custom-shape>
        <draw:custom-shape draw:style-name="gr110" draw:text-style-name="P17" draw:layer="layout" svg:width="0.8cm" svg:height="0.2cm" svg:x="76.398cm" svg:y="21.6cm">
          <text:p text:style-name="P7"><text:span text:style-name="T4">0000</text:span></text:p>
          <draw:enhanced-geometry svg:viewBox="0 0 21600 21600" draw:type="rectangle" draw:enhanced-path="M 0 0 L 21600 0 21600 21600 0 21600 0 0 Z N"/>
        </draw:custom-shape>
        <draw:custom-shape draw:style-name="gr110" draw:text-style-name="P17" draw:layer="layout" svg:width="0.8cm" svg:height="0.2cm" svg:x="75.598cm" svg:y="21.6cm">
          <text:p text:style-name="P7"><text:span text:style-name="T4">0000</text:span></text:p>
          <draw:enhanced-geometry svg:viewBox="0 0 21600 21600" draw:type="rectangle" draw:enhanced-path="M 0 0 L 21600 0 21600 21600 0 21600 0 0 Z N"/>
        </draw:custom-shape>
        <draw:custom-shape draw:style-name="gr110" draw:text-style-name="P17" draw:layer="layout" svg:width="0.8cm" svg:height="0.2cm" svg:x="74.798cm" svg:y="21.6cm">
          <text:p text:style-name="P7"><text:span text:style-name="T4">000</text:span><text:span text:style-name="T4">0</text:span></text:p>
          <draw:enhanced-geometry svg:viewBox="0 0 21600 21600" draw:type="rectangle" draw:enhanced-path="M 0 0 L 21600 0 21600 21600 0 21600 0 0 Z N"/>
        </draw:custom-shape>
        <draw:custom-shape draw:style-name="gr311" draw:text-style-name="P18" draw:layer="layout" svg:width="0.8cm" svg:height="0.2cm" svg:x="73.998cm" svg:y="21.6cm">
          <text:p text:style-name="P12"><text:span text:style-name="T4">000</text:span><text:span text:style-name="T4">0</text:span></text:p>
          <draw:enhanced-geometry svg:viewBox="0 0 21600 21600" draw:type="rectangle" draw:enhanced-path="M 0 0 L 21600 0 21600 21600 0 21600 0 0 Z N"/>
        </draw:custom-shape>
        <draw:custom-shape draw:style-name="gr312" draw:text-style-name="P18" draw:layer="layout" svg:width="0.8cm" svg:height="0.2cm" svg:x="73.198cm" svg:y="21.6cm">
          <text:p text:style-name="P12"><text:span text:style-name="T5">000</text:span><text:span text:style-name="T5">0</text:span></text:p>
          <draw:enhanced-geometry svg:viewBox="0 0 21600 21600" draw:type="rectangle" draw:enhanced-path="M 0 0 L 21600 0 21600 21600 0 21600 0 0 Z N"/>
        </draw:custom-shape>
        <draw:custom-shape draw:style-name="gr313" draw:text-style-name="P18" draw:layer="layout" svg:width="0.8cm" svg:height="0.2cm" svg:x="72.398cm" svg:y="21.6cm">
          <text:p text:style-name="P12"><text:span text:style-name="T5">000</text:span><text:span text:style-name="T5">0</text:span></text:p>
          <draw:enhanced-geometry svg:viewBox="0 0 21600 21600" draw:type="rectangle" draw:enhanced-path="M 0 0 L 21600 0 21600 21600 0 21600 0 0 Z N"/>
        </draw:custom-shape>
        <draw:custom-shape draw:style-name="gr314" draw:text-style-name="P18" draw:layer="layout" svg:width="0.8cm" svg:height="0.2cm" svg:x="71.598cm" svg:y="21.6cm">
          <text:p text:style-name="P12"><text:span text:style-name="T4">000</text:span><text:span text:style-name="T4">0</text:span></text:p>
          <draw:enhanced-geometry svg:viewBox="0 0 21600 21600" draw:type="rectangle" draw:enhanced-path="M 0 0 L 21600 0 21600 21600 0 21600 0 0 Z N"/>
        </draw:custom-shape>
        <draw:custom-shape draw:style-name="gr315" draw:text-style-name="P18" draw:layer="layout" svg:width="0.8cm" svg:height="0.2cm" svg:x="70.798cm" svg:y="21.6cm">
          <text:p text:style-name="P12"><text:span text:style-name="T4">000</text:span><text:span text:style-name="T4">0</text:span></text:p>
          <draw:enhanced-geometry svg:viewBox="0 0 21600 21600" draw:type="rectangle" draw:enhanced-path="M 0 0 L 21600 0 21600 21600 0 21600 0 0 Z N"/>
        </draw:custom-shape>
        <draw:custom-shape draw:style-name="gr316" draw:text-style-name="P18" draw:layer="layout" svg:width="0.8cm" svg:height="0.2cm" svg:x="69.998cm" svg:y="21.6cm">
          <text:p text:style-name="P12"><text:span text:style-name="T4">000</text:span><text:span text:style-name="T4">0</text:span></text:p>
          <draw:enhanced-geometry svg:viewBox="0 0 21600 21600" draw:type="rectangle" draw:enhanced-path="M 0 0 L 21600 0 21600 21600 0 21600 0 0 Z N"/>
        </draw:custom-shape>
        <draw:custom-shape draw:style-name="gr317" draw:text-style-name="P18" draw:layer="layout" svg:width="0.8cm" svg:height="0.2cm" svg:x="69.198cm" svg:y="21.6cm">
          <text:p text:style-name="P12"><text:span text:style-name="T4">000</text:span><text:span text:style-name="T4">0</text:span></text:p>
          <draw:enhanced-geometry svg:viewBox="0 0 21600 21600" draw:type="rectangle" draw:enhanced-path="M 0 0 L 21600 0 21600 21600 0 21600 0 0 Z N"/>
        </draw:custom-shape>
        <draw:custom-shape draw:style-name="gr318" draw:text-style-name="P18" draw:layer="layout" svg:width="0.8cm" svg:height="0.2cm" svg:x="68.398cm" svg:y="21.6cm">
          <text:p text:style-name="P12"><text:span text:style-name="T4">000</text:span><text:span text:style-name="T4">0</text:span></text:p>
          <draw:enhanced-geometry svg:viewBox="0 0 21600 21600" draw:type="rectangle" draw:enhanced-path="M 0 0 L 21600 0 21600 21600 0 21600 0 0 Z N"/>
        </draw:custom-shape>
        <draw:custom-shape draw:style-name="gr319" draw:text-style-name="P18" draw:layer="layout" svg:width="0.8cm" svg:height="0.2cm" svg:x="67.598cm" svg:y="21.6cm">
          <text:p text:style-name="P12"><text:span text:style-name="T5">000</text:span><text:span text:style-name="T5">0</text:span></text:p>
          <draw:enhanced-geometry svg:viewBox="0 0 21600 21600" draw:type="rectangle" draw:enhanced-path="M 0 0 L 21600 0 21600 21600 0 21600 0 0 Z N"/>
        </draw:custom-shape>
        <draw:custom-shape draw:style-name="gr320" draw:text-style-name="P18" draw:layer="layout" svg:width="0.8cm" svg:height="0.2cm" svg:x="66.798cm" svg:y="21.6cm">
          <text:p text:style-name="P12"><text:span text:style-name="T4">000</text:span><text:span text:style-name="T4">0</text:span></text:p>
          <draw:enhanced-geometry svg:viewBox="0 0 21600 21600" draw:type="rectangle" draw:enhanced-path="M 0 0 L 21600 0 21600 21600 0 21600 0 0 Z N"/>
        </draw:custom-shape>
        <draw:custom-shape draw:style-name="gr321" draw:text-style-name="P18" draw:layer="layout" svg:width="0.8cm" svg:height="0.2cm" svg:x="65.998cm" svg:y="21.6cm">
          <text:p text:style-name="P12"><text:span text:style-name="T4">000</text:span><text:span text:style-name="T4">0</text:span></text:p>
          <draw:enhanced-geometry svg:viewBox="0 0 21600 21600" draw:type="rectangle" draw:enhanced-path="M 0 0 L 21600 0 21600 21600 0 21600 0 0 Z N"/>
        </draw:custom-shape>
        <draw:custom-shape draw:style-name="gr322" draw:text-style-name="P18" draw:layer="layout" svg:width="0.8cm" svg:height="0.2cm" svg:x="65.198cm" svg:y="21.6cm">
          <text:p text:style-name="P12"><text:span text:style-name="T4">000</text:span><text:span text:style-name="T4">0</text:span></text:p>
          <draw:enhanced-geometry svg:viewBox="0 0 21600 21600" draw:type="rectangle" draw:enhanced-path="M 0 0 L 21600 0 21600 21600 0 21600 0 0 Z N"/>
        </draw:custom-shape>
        <draw:custom-shape draw:style-name="gr323" draw:text-style-name="P18" draw:layer="layout" svg:width="0.8cm" svg:height="0.2cm" svg:x="65.198cm" svg:y="21.2cm">
          <text:p text:style-name="P12"><text:span text:style-name="T4">000</text:span><text:span text:style-name="T4">0</text:span></text:p>
          <draw:enhanced-geometry svg:viewBox="0 0 21600 21600" draw:type="rectangle" draw:enhanced-path="M 0 0 L 21600 0 21600 21600 0 21600 0 0 Z N"/>
        </draw:custom-shape>
        <draw:custom-shape draw:style-name="gr324" draw:text-style-name="P18" draw:layer="layout" svg:width="1.6cm" svg:height="0.2cm" svg:x="57cm" svg:y="22.2cm">
          <text:p text:style-name="P12"><text:span text:style-name="T5">next</text:span><text:span text:style-name="T5">_met</text:span><text:span text:style-name="T5">a </text:span><text:span text:style-name="T5">offse</text:span><text:span text:style-name="T5">t</text:span></text:p>
          <draw:enhanced-geometry svg:viewBox="0 0 21600 21600" draw:type="rectangle" draw:enhanced-path="M 0 0 L 21600 0 21600 21600 0 21600 0 0 Z N"/>
        </draw:custom-shape>
        <draw:custom-shape draw:style-name="gr105" draw:text-style-name="P17" draw:layer="layout" svg:width="1.6cm" svg:height="0.2cm" svg:x="60.196cm" svg:y="22.2cm">
          <text:p text:style-name="P7"><text:span text:style-name="T4">tcam</text:span><text:span text:style-name="T4">_id</text:span></text:p>
          <draw:enhanced-geometry svg:viewBox="0 0 21600 21600" draw:type="rectangle" draw:enhanced-path="M 0 0 L 21600 0 21600 21600 0 21600 0 0 Z N"/>
        </draw:custom-shape>
        <draw:custom-shape draw:style-name="gr325" draw:text-style-name="P25" draw:layer="layout" svg:width="1.5cm" svg:height="0.4cm" svg:x="65.2cm" svg:y="26.9cm">
          <text:p text:style-name="P25"><text:span text:style-name="T8">lo</text:span><text:span text:style-name="T8">a</text:span><text:span text:style-name="T8">d </text:span><text:span text:style-name="T8">m</text:span><text:span text:style-name="T8">et</text:span><text:span text:style-name="T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7" draw:text-style-name="P23" draw:layer="layout" svg:width="1.18cm" svg:height="0.711cm" draw:transform="skewX (0.0528834763354281) rotate (-2.60787096832993) translate (69.796cm 27.3081614906832cm)" svg:viewBox="0 0 1181 712" svg:d="M0 0c79 0 155 0 234 18 60 13 114 33 166 60 61 32 124 58 180 97 71 50 154 83 223 134 72 53 136 119 208 171 57 41 111 96 130 168l33 54 7 10">
          <text:p/>
        </draw:path>
        <draw:frame draw:style-name="gr326" draw:text-style-name="P26" draw:layer="layout" svg:width="1.25cm" svg:height="0.727cm" svg:x="68.45cm" svg:y="26.95cm">
          <draw:text-box>
            <text:p><text:span text:style-name="T10">next bd opcode =/= 0.U) &amp;&amp; meta_addr_offset</text:span><text:span text:style-name="T6"> === -1.S)</text:span></text:p>
          </draw:text-box>
        </draw:frame>
        <draw:path draw:style-name="gr205" draw:text-style-name="P23" draw:layer="layout" svg:width="1.326cm" svg:height="1.349cm" draw:transform="skewX (0.238586508747625) rotate (0.91717052192302) translate (66.2705421697455cm 26.9221193158655cm)" svg:viewBox="0 0 1327 1350" svg:d="M0 1c84-6 163 28 237 67 80 43 156 96 222 158 99 95 199 196 296 294 91 91 182 182 270 277 78 84 131 186 194 280 55 82 86 177 108 273">
          <text:p/>
        </draw:path>
        <draw:frame draw:style-name="gr206" draw:text-style-name="P26" draw:layer="layout" svg:width="1.55cm" svg:height="0.37cm" svg:x="66.25cm" svg:y="26.48cm">
          <draw:text-box>
            <text:p><text:span text:style-name="T6">new meta load finish</text:span></text:p>
          </draw:text-box>
        </draw:frame>
        <draw:custom-shape draw:style-name="gr105" draw:text-style-name="P17" draw:layer="layout" svg:width="1.6cm" svg:height="0.2cm" svg:x="59.995cm" svg:y="7.4cm">
          <text:p text:style-name="P7"><text:span text:style-name="T4">tcam</text:span><text:span text:style-name="T4">_id</text:span></text:p>
          <draw:enhanced-geometry svg:viewBox="0 0 21600 21600" draw:type="rectangle" draw:enhanced-path="M 0 0 L 21600 0 21600 21600 0 21600 0 0 Z N"/>
        </draw:custom-shape>
        <draw:custom-shape draw:style-name="gr105" draw:text-style-name="P17" draw:layer="layout" svg:width="1.6cm" svg:height="0.2cm" svg:x="58.395cm" svg:y="11.4cm">
          <text:p text:style-name="P7"><text:span text:style-name="T4">key</text:span><text:span text:style-name="T4">_ke</text:span><text:span text:style-name="T4">y_si</text:span><text:span text:style-name="T4">zeb(</text:span><text:span text:style-name="T4">bit)</text:span></text:p>
          <draw:enhanced-geometry svg:viewBox="0 0 21600 21600" draw:type="rectangle" draw:enhanced-path="M 0 0 L 21600 0 21600 21600 0 21600 0 0 Z N"/>
        </draw:custom-shape>
        <draw:custom-shape draw:style-name="gr105" draw:text-style-name="P17" draw:layer="layout" svg:width="1.6cm" svg:height="0.2cm" svg:x="61.595cm" svg:y="13.4cm">
          <text:p text:style-name="P7"><text:span text:style-name="T4">ram_buff_id</text:span></text:p>
          <draw:enhanced-geometry svg:viewBox="0 0 21600 21600" draw:type="rectangle" draw:enhanced-path="M 0 0 L 21600 0 21600 21600 0 21600 0 0 Z N"/>
        </draw:custom-shape>
        <draw:custom-shape draw:style-name="gr105" draw:text-style-name="P17" draw:layer="layout" svg:width="1.6cm" svg:height="0.2cm" svg:x="59.995cm" svg:y="13.4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395cm" svg:y="13.4cm">
          <text:p text:style-name="P7"><text:span text:style-name="T4">key_key_sizeb(</text:span><text:span text:style-name="T4">bit)</text:span></text:p>
          <draw:enhanced-geometry svg:viewBox="0 0 21600 21600" draw:type="rectangle" draw:enhanced-path="M 0 0 L 21600 0 21600 21600 0 21600 0 0 Z N"/>
        </draw:custom-shape>
        <draw:custom-shape draw:style-name="gr105" draw:text-style-name="P17" draw:layer="layout" svg:width="1.6cm" svg:height="0.2cm" svg:x="61.595cm" svg:y="16.6cm">
          <text:p text:style-name="P7"><text:span text:style-name="T4">ram</text:span><text:span text:style-name="T4">_bu</text:span><text:span text:style-name="T4">ff_id</text:span></text:p>
          <draw:enhanced-geometry svg:viewBox="0 0 21600 21600" draw:type="rectangle" draw:enhanced-path="M 0 0 L 21600 0 21600 21600 0 21600 0 0 Z N"/>
        </draw:custom-shape>
        <draw:custom-shape draw:style-name="gr105" draw:text-style-name="P17" draw:layer="layout" svg:width="1.6cm" svg:height="0.2cm" svg:x="59.995cm" svg:y="16.6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395cm" svg:y="16.6cm">
          <text:p text:style-name="P7"><text:span text:style-name="T4">key_ke</text:span><text:span text:style-name="T4">y_size</text:span><text:span text:style-name="T4">b(bit)</text:span></text:p>
          <draw:enhanced-geometry svg:viewBox="0 0 21600 21600" draw:type="rectangle" draw:enhanced-path="M 0 0 L 21600 0 21600 21600 0 21600 0 0 Z N"/>
        </draw:custom-shape>
        <draw:custom-shape draw:style-name="gr105" draw:text-style-name="P17" draw:layer="layout" svg:width="1.6cm" svg:height="0.2cm" svg:x="61.595cm" svg:y="9.4cm">
          <text:p text:style-name="P7"><text:span text:style-name="T4">ram_bu</text:span><text:span text:style-name="T4">ff_id</text:span></text:p>
          <draw:enhanced-geometry svg:viewBox="0 0 21600 21600" draw:type="rectangle" draw:enhanced-path="M 0 0 L 21600 0 21600 21600 0 21600 0 0 Z N"/>
        </draw:custom-shape>
        <draw:custom-shape draw:style-name="gr105" draw:text-style-name="P17" draw:layer="layout" svg:width="1.6cm" svg:height="0.2cm" svg:x="59.995cm" svg:y="9.4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395cm" svg:y="9.4cm">
          <text:p text:style-name="P7"><text:span text:style-name="T4">key_key_</text:span><text:span text:style-name="T4">sizeb(bit)</text:span></text:p>
          <draw:enhanced-geometry svg:viewBox="0 0 21600 21600" draw:type="rectangle" draw:enhanced-path="M 0 0 L 21600 0 21600 21600 0 21600 0 0 Z N"/>
        </draw:custom-shape>
        <draw:custom-shape draw:style-name="gr105" draw:text-style-name="P17" draw:layer="layout" svg:width="1.6cm" svg:height="0.2cm" svg:x="58.595cm" svg:y="22.2cm">
          <text:p text:style-name="P7"><text:span text:style-name="T4">key_key_</text:span><text:span text:style-name="T4">sizeb(bit)</text:span></text:p>
          <draw:enhanced-geometry svg:viewBox="0 0 21600 21600" draw:type="rectangle" draw:enhanced-path="M 0 0 L 21600 0 21600 21600 0 21600 0 0 Z N"/>
        </draw:custom-shape>
        <draw:custom-shape draw:style-name="gr327" draw:text-style-name="P18" draw:layer="layout" svg:width="1.6cm" svg:height="0.2cm" svg:x="56.8cm" svg:y="16.6cm">
          <text:p text:style-name="P12"><text:span text:style-name="T5">dma_next</text:span><text:span text:style-name="T5">_meta </text:span><text:span text:style-name="T5">offset</text:span></text:p>
          <draw:enhanced-geometry svg:viewBox="0 0 21600 21600" draw:type="rectangle" draw:enhanced-path="M 0 0 L 21600 0 21600 21600 0 21600 0 0 Z N"/>
        </draw:custom-shape>
        <draw:custom-shape draw:style-name="gr328" draw:text-style-name="P18" draw:layer="layout" svg:width="1.6cm" svg:height="0.2cm" svg:x="56.8cm" svg:y="13.4cm">
          <text:p text:style-name="P12"><text:span text:style-name="T5">dma_next</text:span><text:span text:style-name="T5">_meta </text:span><text:span text:style-name="T5">offset</text:span></text:p>
          <draw:enhanced-geometry svg:viewBox="0 0 21600 21600" draw:type="rectangle" draw:enhanced-path="M 0 0 L 21600 0 21600 21600 0 21600 0 0 Z N"/>
        </draw:custom-shape>
        <draw:custom-shape draw:style-name="gr329" draw:text-style-name="P18" draw:layer="layout" svg:width="1.6cm" svg:height="0.2cm" svg:x="56.8cm" svg:y="11.4cm">
          <text:p text:style-name="P12"><text:span text:style-name="T5">dma</text:span><text:span text:style-name="T5">_ne</text:span><text:span text:style-name="T5">xt_m</text:span><text:span text:style-name="T5">eta </text:span><text:span text:style-name="T5">offse</text:span><text:span text:style-name="T5">t</text:span></text:p>
          <draw:enhanced-geometry svg:viewBox="0 0 21600 21600" draw:type="rectangle" draw:enhanced-path="M 0 0 L 21600 0 21600 21600 0 21600 0 0 Z N"/>
        </draw:custom-shape>
        <draw:custom-shape draw:style-name="gr330" draw:text-style-name="P18" draw:layer="layout" svg:width="1.6cm" svg:height="0.2cm" svg:x="56.8cm" svg:y="9.4cm">
          <text:p text:style-name="P12"><text:span text:style-name="T5">dma</text:span><text:span text:style-name="T5">_ne</text:span><text:span text:style-name="T5">xt_m</text:span><text:span text:style-name="T5">eta </text:span><text:span text:style-name="T5">offse</text:span><text:span text:style-name="T5">t</text:span></text:p>
          <draw:enhanced-geometry svg:viewBox="0 0 21600 21600" draw:type="rectangle" draw:enhanced-path="M 0 0 L 21600 0 21600 21600 0 21600 0 0 Z N"/>
        </draw:custom-shape>
        <draw:custom-shape draw:style-name="gr331" draw:text-style-name="P18" draw:layer="layout" svg:width="1.6cm" svg:height="0.2cm" svg:x="56.8cm" svg:y="7.4cm">
          <text:p text:style-name="P12"><text:span text:style-name="T5">dma</text:span><text:span text:style-name="T5">_ne</text:span><text:span text:style-name="T5">xt_m</text:span><text:span text:style-name="T5">eta </text:span><text:span text:style-name="T5">offse</text:span><text:span text:style-name="T5">t</text:span></text:p>
          <draw:enhanced-geometry svg:viewBox="0 0 21600 21600" draw:type="rectangle" draw:enhanced-path="M 0 0 L 21600 0 21600 21600 0 21600 0 0 Z N"/>
        </draw:custom-shape>
        <draw:custom-shape draw:style-name="gr105" draw:text-style-name="P17" draw:layer="layout" svg:width="1.6cm" svg:height="0.2cm" svg:x="58.395cm" svg:y="7.4cm">
          <text:p text:style-name="P7"><text:span text:style-name="T4">key</text:span><text:span text:style-name="T4">_ke</text:span><text:span text:style-name="T4">y_si</text:span><text:span text:style-name="T4">zeb(</text:span><text:span text:style-name="T4">bit)</text:span></text:p>
          <draw:enhanced-geometry svg:viewBox="0 0 21600 21600" draw:type="rectangle" draw:enhanced-path="M 0 0 L 21600 0 21600 21600 0 21600 0 0 Z N"/>
        </draw:custom-shape>
        <draw:custom-shape draw:style-name="gr106" draw:text-style-name="P11" draw:layer="layout" svg:width="1.6cm" svg:height="0.2cm" svg:x="47.797cm" svg:y="7.4cm">
          <text:p text:style-name="P7"><text:span text:style-name="T4">first </text:span><text:span text:style-name="T4">ram</text:span><text:span text:style-name="T4">_buff</text:span><text:span text:style-name="T4">_id</text:span></text:p>
          <draw:enhanced-geometry svg:viewBox="0 0 21600 21600" draw:type="rectangle" draw:enhanced-path="M 0 0 L 21600 0 21600 21600 0 21600 0 0 Z N"/>
        </draw:custom-shape>
        <draw:custom-shape draw:style-name="gr106" draw:text-style-name="P11" draw:layer="layout" svg:width="1.6cm" svg:height="0.2cm" svg:x="46.197cm" svg:y="7.4cm">
          <text:p text:style-name="P7"><text:span text:style-name="T4">tcam</text:span><text:span text:style-name="T4">_id</text:span></text:p>
          <draw:enhanced-geometry svg:viewBox="0 0 21600 21600" draw:type="rectangle" draw:enhanced-path="M 0 0 L 21600 0 21600 21600 0 21600 0 0 Z N"/>
        </draw:custom-shape>
        <draw:custom-shape draw:style-name="gr332" draw:text-style-name="P15" draw:layer="layout" svg:width="1.6cm" svg:height="0.2cm" svg:x="43.002cm" svg:y="7.4cm">
          <text:p text:style-name="P12"><text:span text:style-name="T5">dma</text:span><text:span text:style-name="T5">_ne</text:span><text:span text:style-name="T5">xt_m</text:span><text:span text:style-name="T5">eta </text:span><text:span text:style-name="T5">offse</text:span><text:span text:style-name="T5">t</text:span></text:p>
          <draw:enhanced-geometry svg:viewBox="0 0 21600 21600" draw:type="rectangle" draw:enhanced-path="M 0 0 L 21600 0 21600 21600 0 21600 0 0 Z N"/>
        </draw:custom-shape>
        <draw:custom-shape draw:style-name="gr106" draw:text-style-name="P11" draw:layer="layout" svg:width="1.6cm" svg:height="0.2cm" svg:x="44.597cm" svg:y="7.4cm">
          <text:p text:style-name="P7"><text:span text:style-name="T4">key</text:span><text:span text:style-name="T4">_ke</text:span><text:span text:style-name="T4">y_si</text:span><text:span text:style-name="T4">zeb(</text:span><text:span text:style-name="T4">bit)</text:span></text:p>
          <draw:enhanced-geometry svg:viewBox="0 0 21600 21600" draw:type="rectangle" draw:enhanced-path="M 0 0 L 21600 0 21600 21600 0 21600 0 0 Z N"/>
        </draw:custom-shape>
        <draw:custom-shape draw:style-name="gr106" draw:text-style-name="P11" draw:layer="layout" svg:width="1.6cm" svg:height="0.2cm" svg:x="47.798cm" svg:y="9.4cm">
          <text:p text:style-name="P7"><text:span text:style-name="T4">first </text:span><text:span text:style-name="T4">ram</text:span><text:span text:style-name="T4">_buff</text:span><text:span text:style-name="T4">_id</text:span></text:p>
          <draw:enhanced-geometry svg:viewBox="0 0 21600 21600" draw:type="rectangle" draw:enhanced-path="M 0 0 L 21600 0 21600 21600 0 21600 0 0 Z N"/>
        </draw:custom-shape>
        <draw:custom-shape draw:style-name="gr106" draw:text-style-name="P11" draw:layer="layout" svg:width="1.6cm" svg:height="0.2cm" svg:x="46.198cm" svg:y="9.4cm">
          <text:p text:style-name="P7"><text:span text:style-name="T4">tcam</text:span><text:span text:style-name="T4">_id</text:span></text:p>
          <draw:enhanced-geometry svg:viewBox="0 0 21600 21600" draw:type="rectangle" draw:enhanced-path="M 0 0 L 21600 0 21600 21600 0 21600 0 0 Z N"/>
        </draw:custom-shape>
        <draw:custom-shape draw:style-name="gr333" draw:text-style-name="P15" draw:layer="layout" svg:width="1.6cm" svg:height="0.2cm" svg:x="43.003cm" svg:y="9.4cm">
          <text:p text:style-name="P12"><text:span text:style-name="T5">dma</text:span><text:span text:style-name="T5">_ne</text:span><text:span text:style-name="T5">xt_m</text:span><text:span text:style-name="T5">eta </text:span><text:span text:style-name="T5">offse</text:span><text:span text:style-name="T5">t</text:span></text:p>
          <draw:enhanced-geometry svg:viewBox="0 0 21600 21600" draw:type="rectangle" draw:enhanced-path="M 0 0 L 21600 0 21600 21600 0 21600 0 0 Z N"/>
        </draw:custom-shape>
        <draw:custom-shape draw:style-name="gr106" draw:text-style-name="P11" draw:layer="layout" svg:width="1.6cm" svg:height="0.2cm" svg:x="44.598cm" svg:y="9.4cm">
          <text:p text:style-name="P7"><text:span text:style-name="T4">key</text:span><text:span text:style-name="T4">_ke</text:span><text:span text:style-name="T4">y_si</text:span><text:span text:style-name="T4">zeb(</text:span><text:span text:style-name="T4">bit)</text:span></text:p>
          <draw:enhanced-geometry svg:viewBox="0 0 21600 21600" draw:type="rectangle" draw:enhanced-path="M 0 0 L 21600 0 21600 21600 0 21600 0 0 Z N"/>
        </draw:custom-shape>
        <draw:custom-shape draw:style-name="gr106" draw:text-style-name="P11" draw:layer="layout" svg:width="1.6cm" svg:height="0.2cm" svg:x="47.799cm" svg:y="11.4cm">
          <text:p text:style-name="P7"><text:span text:style-name="T4">first </text:span><text:span text:style-name="T4">ram</text:span><text:span text:style-name="T4">_buff</text:span><text:span text:style-name="T4">_id</text:span></text:p>
          <draw:enhanced-geometry svg:viewBox="0 0 21600 21600" draw:type="rectangle" draw:enhanced-path="M 0 0 L 21600 0 21600 21600 0 21600 0 0 Z N"/>
        </draw:custom-shape>
        <draw:custom-shape draw:style-name="gr106" draw:text-style-name="P11" draw:layer="layout" svg:width="1.6cm" svg:height="0.2cm" svg:x="46.199cm" svg:y="11.4cm">
          <text:p text:style-name="P7"><text:span text:style-name="T4">tcam</text:span><text:span text:style-name="T4">_id</text:span></text:p>
          <draw:enhanced-geometry svg:viewBox="0 0 21600 21600" draw:type="rectangle" draw:enhanced-path="M 0 0 L 21600 0 21600 21600 0 21600 0 0 Z N"/>
        </draw:custom-shape>
        <draw:custom-shape draw:style-name="gr334" draw:text-style-name="P15" draw:layer="layout" svg:width="1.6cm" svg:height="0.2cm" svg:x="43.004cm" svg:y="11.4cm">
          <text:p text:style-name="P12"><text:span text:style-name="T5">dma</text:span><text:span text:style-name="T5">_ne</text:span><text:span text:style-name="T5">xt_m</text:span><text:span text:style-name="T5">eta </text:span><text:span text:style-name="T5">offse</text:span><text:span text:style-name="T5">t</text:span></text:p>
          <draw:enhanced-geometry svg:viewBox="0 0 21600 21600" draw:type="rectangle" draw:enhanced-path="M 0 0 L 21600 0 21600 21600 0 21600 0 0 Z N"/>
        </draw:custom-shape>
        <draw:custom-shape draw:style-name="gr106" draw:text-style-name="P11" draw:layer="layout" svg:width="1.6cm" svg:height="0.2cm" svg:x="44.599cm" svg:y="11.4cm">
          <text:p text:style-name="P7"><text:span text:style-name="T4">key</text:span><text:span text:style-name="T4">_ke</text:span><text:span text:style-name="T4">y_si</text:span><text:span text:style-name="T4">zeb(</text:span><text:span text:style-name="T4">bit)</text:span></text:p>
          <draw:enhanced-geometry svg:viewBox="0 0 21600 21600" draw:type="rectangle" draw:enhanced-path="M 0 0 L 21600 0 21600 21600 0 21600 0 0 Z N"/>
        </draw:custom-shape>
        <draw:custom-shape draw:style-name="gr106" draw:text-style-name="P11" draw:layer="layout" svg:width="1.6cm" svg:height="0.2cm" svg:x="47.8cm" svg:y="13.4cm">
          <text:p text:style-name="P7"><text:span text:style-name="T4">first </text:span><text:span text:style-name="T4">ram</text:span><text:span text:style-name="T4">_buff</text:span><text:span text:style-name="T4">_id</text:span></text:p>
          <draw:enhanced-geometry svg:viewBox="0 0 21600 21600" draw:type="rectangle" draw:enhanced-path="M 0 0 L 21600 0 21600 21600 0 21600 0 0 Z N"/>
        </draw:custom-shape>
        <draw:custom-shape draw:style-name="gr106" draw:text-style-name="P11" draw:layer="layout" svg:width="1.6cm" svg:height="0.2cm" svg:x="46.2cm" svg:y="13.4cm">
          <text:p text:style-name="P7"><text:span text:style-name="T4">tcam</text:span><text:span text:style-name="T4">_id</text:span></text:p>
          <draw:enhanced-geometry svg:viewBox="0 0 21600 21600" draw:type="rectangle" draw:enhanced-path="M 0 0 L 21600 0 21600 21600 0 21600 0 0 Z N"/>
        </draw:custom-shape>
        <draw:custom-shape draw:style-name="gr335" draw:text-style-name="P15" draw:layer="layout" svg:width="1.6cm" svg:height="0.2cm" svg:x="43.005cm" svg:y="13.4cm">
          <text:p text:style-name="P12"><text:span text:style-name="T5">dma</text:span><text:span text:style-name="T5">_ne</text:span><text:span text:style-name="T5">xt_m</text:span><text:span text:style-name="T5">eta </text:span><text:span text:style-name="T5">offse</text:span><text:span text:style-name="T5">t</text:span></text:p>
          <draw:enhanced-geometry svg:viewBox="0 0 21600 21600" draw:type="rectangle" draw:enhanced-path="M 0 0 L 21600 0 21600 21600 0 21600 0 0 Z N"/>
        </draw:custom-shape>
        <draw:custom-shape draw:style-name="gr106" draw:text-style-name="P11" draw:layer="layout" svg:width="1.6cm" svg:height="0.2cm" svg:x="44.6cm" svg:y="13.4cm">
          <text:p text:style-name="P7"><text:span text:style-name="T4">key</text:span><text:span text:style-name="T4">_ke</text:span><text:span text:style-name="T4">y_s</text:span><text:span text:style-name="T4">ize</text:span><text:span text:style-name="T4">b(bi</text:span><text:span text:style-name="T4">t)</text:span></text:p>
          <draw:enhanced-geometry svg:viewBox="0 0 21600 21600" draw:type="rectangle" draw:enhanced-path="M 0 0 L 21600 0 21600 21600 0 21600 0 0 Z N"/>
        </draw:custom-shape>
        <draw:custom-shape draw:style-name="gr106" draw:text-style-name="P11" draw:layer="layout" svg:width="1.6cm" svg:height="0.2cm" svg:x="47.801cm" svg:y="16.8cm">
          <text:p text:style-name="P7"><text:span text:style-name="T4">first </text:span><text:span text:style-name="T4">ram_buff_id</text:span></text:p>
          <draw:enhanced-geometry svg:viewBox="0 0 21600 21600" draw:type="rectangle" draw:enhanced-path="M 0 0 L 21600 0 21600 21600 0 21600 0 0 Z N"/>
        </draw:custom-shape>
        <draw:custom-shape draw:style-name="gr106" draw:text-style-name="P11" draw:layer="layout" svg:width="1.6cm" svg:height="0.2cm" svg:x="46.201cm" svg:y="16.8cm">
          <text:p text:style-name="P7"><text:span text:style-name="T4">tcam_id</text:span></text:p>
          <draw:enhanced-geometry svg:viewBox="0 0 21600 21600" draw:type="rectangle" draw:enhanced-path="M 0 0 L 21600 0 21600 21600 0 21600 0 0 Z N"/>
        </draw:custom-shape>
        <draw:custom-shape draw:style-name="gr336" draw:text-style-name="P15" draw:layer="layout" svg:width="1.6cm" svg:height="0.2cm" svg:x="43.006cm" svg:y="16.8cm">
          <text:p text:style-name="P12"><text:span text:style-name="T5">dma_n</text:span><text:span text:style-name="T5">ext_met</text:span><text:span text:style-name="T5">a offset</text:span></text:p>
          <draw:enhanced-geometry svg:viewBox="0 0 21600 21600" draw:type="rectangle" draw:enhanced-path="M 0 0 L 21600 0 21600 21600 0 21600 0 0 Z N"/>
        </draw:custom-shape>
        <draw:custom-shape draw:style-name="gr106" draw:text-style-name="P11" draw:layer="layout" svg:width="1.6cm" svg:height="0.2cm" svg:x="44.601cm" svg:y="16.8cm">
          <text:p text:style-name="P7"><text:span text:style-name="T4">key_ke</text:span><text:span text:style-name="T4">y_size</text:span><text:span text:style-name="T4">b(bit)</text:span></text:p>
          <draw:enhanced-geometry svg:viewBox="0 0 21600 21600" draw:type="rectangle" draw:enhanced-path="M 0 0 L 21600 0 21600 21600 0 21600 0 0 Z N"/>
        </draw:custom-shape>
        <draw:custom-shape draw:style-name="gr106" draw:text-style-name="P11" draw:layer="layout" svg:width="1.6cm" svg:height="0.2cm" svg:x="62.196cm" svg:y="24.4cm">
          <text:p text:style-name="P7"><text:span text:style-name="T4">ram_buff_id</text:span></text:p>
          <draw:enhanced-geometry svg:viewBox="0 0 21600 21600" draw:type="rectangle" draw:enhanced-path="M 0 0 L 21600 0 21600 21600 0 21600 0 0 Z N"/>
        </draw:custom-shape>
        <draw:custom-shape draw:style-name="gr337" draw:text-style-name="P15" draw:layer="layout" svg:width="1.6cm" svg:height="0.2cm" svg:x="57.4cm" svg:y="24.4cm">
          <text:p text:style-name="P12"><text:span text:style-name="T5">dma_next_meta </text:span><text:span text:style-name="T5">offset</text:span></text:p>
          <draw:enhanced-geometry svg:viewBox="0 0 21600 21600" draw:type="rectangle" draw:enhanced-path="M 0 0 L 21600 0 21600 21600 0 21600 0 0 Z N"/>
        </draw:custom-shape>
        <draw:custom-shape draw:style-name="gr106" draw:text-style-name="P11" draw:layer="layout" svg:width="1.6cm" svg:height="0.2cm" svg:x="60.5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58.995cm" svg:y="24.4cm">
          <text:p text:style-name="P7"><text:span text:style-name="T4">key</text:span><text:span text:style-name="T4">_ke</text:span><text:span text:style-name="T4">y_s</text:span><text:span text:style-name="T4">ize</text:span><text:span text:style-name="T4">b(bi</text:span><text:span text:style-name="T4">t)</text:span></text:p>
          <draw:enhanced-geometry svg:viewBox="0 0 21600 21600" draw:type="rectangle" draw:enhanced-path="M 0 0 L 21600 0 21600 21600 0 21600 0 0 Z N"/>
        </draw:custom-shape>
        <draw:custom-shape draw:style-name="gr105" draw:text-style-name="P17" draw:layer="layout" svg:width="1.6cm" svg:height="0.2cm" svg:x="61.796cm" svg:y="22.2cm">
          <text:p text:style-name="P7"><text:span text:style-name="T4">ram_buff_id</text:span></text:p>
          <draw:enhanced-geometry svg:viewBox="0 0 21600 21600" draw:type="rectangle" draw:enhanced-path="M 0 0 L 21600 0 21600 21600 0 21600 0 0 Z N"/>
        </draw:custom-shape>
        <draw:custom-shape draw:style-name="gr338" draw:text-style-name="P18" draw:layer="layout" svg:width="1.6cm" svg:height="0.2cm" svg:x="57cm" svg:y="22.2cm">
          <text:p text:style-name="P12"><text:span text:style-name="T5">dma_next_met</text:span><text:span text:style-name="T5">a offset</text:span></text:p>
          <draw:enhanced-geometry svg:viewBox="0 0 21600 21600" draw:type="rectangle" draw:enhanced-path="M 0 0 L 21600 0 21600 21600 0 21600 0 0 Z N"/>
        </draw:custom-shape>
        <draw:custom-shape draw:style-name="gr105" draw:text-style-name="P17" draw:layer="layout" svg:width="1.6cm" svg:height="0.2cm" svg:x="60.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595cm" svg:y="22.2cm">
          <text:p text:style-name="P7"><text:span text:style-name="T4">key_ke</text:span><text:span text:style-name="T4">y_size</text:span><text:span text:style-name="T4">b(bit)</text:span></text:p>
          <draw:enhanced-geometry svg:viewBox="0 0 21600 21600" draw:type="rectangle" draw:enhanced-path="M 0 0 L 21600 0 21600 21600 0 21600 0 0 Z N"/>
        </draw:custom-shape>
        <draw:custom-shape draw:style-name="gr105" draw:text-style-name="P17" draw:layer="layout" svg:width="1.6cm" svg:height="0.2cm" svg:x="61.796cm" svg:y="22.2cm">
          <text:p text:style-name="P7"><text:span text:style-name="T4">ram_buff_id</text:span></text:p>
          <draw:enhanced-geometry svg:viewBox="0 0 21600 21600" draw:type="rectangle" draw:enhanced-path="M 0 0 L 21600 0 21600 21600 0 21600 0 0 Z N"/>
        </draw:custom-shape>
        <draw:custom-shape draw:style-name="gr339" draw:text-style-name="P18" draw:layer="layout" svg:width="1.6cm" svg:height="0.2cm" svg:x="57cm" svg:y="22.2cm">
          <text:p text:style-name="P12"><text:span text:style-name="T5">dma_next_meta </text:span><text:span text:style-name="T5">offset</text:span></text:p>
          <draw:enhanced-geometry svg:viewBox="0 0 21600 21600" draw:type="rectangle" draw:enhanced-path="M 0 0 L 21600 0 21600 21600 0 21600 0 0 Z N"/>
        </draw:custom-shape>
        <draw:custom-shape draw:style-name="gr105" draw:text-style-name="P17" draw:layer="layout" svg:width="1.6cm" svg:height="0.2cm" svg:x="60.196cm" svg:y="22.2cm">
          <text:p text:style-name="P7"><text:span text:style-name="T4">tca</text:span><text:span text:style-name="T4">m_i</text:span><text:span text:style-name="T4">d</text:span></text:p>
          <draw:enhanced-geometry svg:viewBox="0 0 21600 21600" draw:type="rectangle" draw:enhanced-path="M 0 0 L 21600 0 21600 21600 0 21600 0 0 Z N"/>
        </draw:custom-shape>
        <draw:custom-shape draw:style-name="gr105" draw:text-style-name="P17" draw:layer="layout" svg:width="1.6cm" svg:height="0.2cm" svg:x="58.595cm" svg:y="22.2cm">
          <text:p text:style-name="P7"><text:span text:style-name="T4">key_key_size</text:span><text:span text:style-name="T4">b(bit)</text:span></text:p>
          <draw:enhanced-geometry svg:viewBox="0 0 21600 21600" draw:type="rectangle" draw:enhanced-path="M 0 0 L 21600 0 21600 21600 0 21600 0 0 Z N"/>
        </draw:custom-shape>
        <draw:custom-shape draw:style-name="gr106" draw:text-style-name="P11" draw:layer="layout" svg:width="1.6cm" svg:height="0.2cm" svg:x="76.796cm" svg:y="24.4cm">
          <text:p text:style-name="P7"><text:span text:style-name="T4">ram_buff_i</text:span><text:span text:style-name="T4">d</text:span></text:p>
          <draw:enhanced-geometry svg:viewBox="0 0 21600 21600" draw:type="rectangle" draw:enhanced-path="M 0 0 L 21600 0 21600 21600 0 21600 0 0 Z N"/>
        </draw:custom-shape>
        <draw:custom-shape draw:style-name="gr340" draw:text-style-name="P15" draw:layer="layout" svg:width="1.6cm" svg:height="0.2cm" svg:x="72cm" svg:y="24.4cm">
          <text:p text:style-name="P12"><text:span text:style-name="T5">dma_n</text:span><text:span text:style-name="T5">ext_met</text:span><text:span text:style-name="T5">a offset</text:span></text:p>
          <draw:enhanced-geometry svg:viewBox="0 0 21600 21600" draw:type="rectangle" draw:enhanced-path="M 0 0 L 21600 0 21600 21600 0 21600 0 0 Z N"/>
        </draw:custom-shape>
        <draw:custom-shape draw:style-name="gr106" draw:text-style-name="P11" draw:layer="layout" svg:width="1.6cm" svg:height="0.2cm" svg:x="75.1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73.595cm" svg:y="24.4cm">
          <text:p text:style-name="P7"><text:span text:style-name="T4">key_key_sizeb(</text:span><text:span text:style-name="T4">bit)</text:span></text:p>
          <draw:enhanced-geometry svg:viewBox="0 0 21600 21600" draw:type="rectangle" draw:enhanced-path="M 0 0 L 21600 0 21600 21600 0 21600 0 0 Z N"/>
        </draw:custom-shape>
        <draw:custom-shape draw:style-name="gr105" draw:text-style-name="P17" draw:layer="layout" svg:width="1.6cm" svg:height="0.2cm" svg:x="76.396cm" svg:y="21cm">
          <text:p text:style-name="P7"><text:span text:style-name="T4">ram_buff_id</text:span></text:p>
          <draw:enhanced-geometry svg:viewBox="0 0 21600 21600" draw:type="rectangle" draw:enhanced-path="M 0 0 L 21600 0 21600 21600 0 21600 0 0 Z N"/>
        </draw:custom-shape>
        <draw:custom-shape draw:style-name="gr341" draw:text-style-name="P18" draw:layer="layout" svg:width="1.6cm" svg:height="0.2cm" svg:x="71.6cm" svg:y="21cm">
          <text:p text:style-name="P12"><text:span text:style-name="T5">dma_next_meta </text:span><text:span text:style-name="T5">offset</text:span></text:p>
          <draw:enhanced-geometry svg:viewBox="0 0 21600 21600" draw:type="rectangle" draw:enhanced-path="M 0 0 L 21600 0 21600 21600 0 21600 0 0 Z N"/>
        </draw:custom-shape>
        <draw:custom-shape draw:style-name="gr105" draw:text-style-name="P17" draw:layer="layout" svg:width="1.6cm" svg:height="0.2cm" svg:x="74.796cm" svg:y="21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73.195cm" svg:y="21cm">
          <text:p text:style-name="P7"><text:span text:style-name="T4">key_key_sizeb(</text:span><text:span text:style-name="T4">bit)</text:span></text:p>
          <draw:enhanced-geometry svg:viewBox="0 0 21600 21600" draw:type="rectangle" draw:enhanced-path="M 0 0 L 21600 0 21600 21600 0 21600 0 0 Z N"/>
        </draw:custom-shape>
        <draw:custom-shape draw:style-name="gr105" draw:text-style-name="P17" draw:layer="layout" svg:width="1.6cm" svg:height="0.2cm" svg:x="46.796cm" svg:y="22.2cm">
          <text:p text:style-name="P7"><text:span text:style-name="T4">ram_buff_id</text:span></text:p>
          <draw:enhanced-geometry svg:viewBox="0 0 21600 21600" draw:type="rectangle" draw:enhanced-path="M 0 0 L 21600 0 21600 21600 0 21600 0 0 Z N"/>
        </draw:custom-shape>
        <draw:custom-shape draw:style-name="gr342" draw:text-style-name="P18" draw:layer="layout" svg:width="1.6cm" svg:height="0.2cm" svg:x="42cm" svg:y="22.2cm">
          <text:p text:style-name="P12"><text:span text:style-name="T5">dma_next_meta </text:span><text:span text:style-name="T5">offset</text:span></text:p>
          <draw:enhanced-geometry svg:viewBox="0 0 21600 21600" draw:type="rectangle" draw:enhanced-path="M 0 0 L 21600 0 21600 21600 0 21600 0 0 Z N"/>
        </draw:custom-shape>
        <draw:custom-shape draw:style-name="gr105" draw:text-style-name="P17" draw:layer="layout" svg:width="1.6cm" svg:height="0.2cm" svg:x="45.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43.595cm" svg:y="22.2cm">
          <text:p text:style-name="P7"><text:span text:style-name="T4">key_key_sizeb(</text:span><text:span text:style-name="T4">bit)</text:span></text:p>
          <draw:enhanced-geometry svg:viewBox="0 0 21600 21600" draw:type="rectangle" draw:enhanced-path="M 0 0 L 21600 0 21600 21600 0 21600 0 0 Z N"/>
        </draw:custom-shape>
        <draw:custom-shape draw:style-name="gr105" draw:text-style-name="P17" draw:layer="layout" svg:width="1.6cm" svg:height="0.2cm" svg:x="46.796cm" svg:y="22.2cm">
          <text:p text:style-name="P7"><text:span text:style-name="T4">ram_buff_id</text:span></text:p>
          <draw:enhanced-geometry svg:viewBox="0 0 21600 21600" draw:type="rectangle" draw:enhanced-path="M 0 0 L 21600 0 21600 21600 0 21600 0 0 Z N"/>
        </draw:custom-shape>
        <draw:custom-shape draw:style-name="gr343" draw:text-style-name="P18" draw:layer="layout" svg:width="1.6cm" svg:height="0.2cm" svg:x="42cm" svg:y="22.2cm">
          <text:p text:style-name="P12"><text:span text:style-name="T5">dm</text:span><text:span text:style-name="T5">a_n</text:span><text:span text:style-name="T5">ext</text:span><text:span text:style-name="T5">_m</text:span><text:span text:style-name="T5">eta </text:span><text:span text:style-name="T5">offs</text:span><text:span text:style-name="T5">et</text:span></text:p>
          <draw:enhanced-geometry svg:viewBox="0 0 21600 21600" draw:type="rectangle" draw:enhanced-path="M 0 0 L 21600 0 21600 21600 0 21600 0 0 Z N"/>
        </draw:custom-shape>
        <draw:custom-shape draw:style-name="gr105" draw:text-style-name="P17" draw:layer="layout" svg:width="1.6cm" svg:height="0.2cm" svg:x="45.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43.595cm" svg:y="22.2cm">
          <text:p text:style-name="P7"><text:span text:style-name="T4">key_ke</text:span><text:span text:style-name="T4">y_size</text:span><text:span text:style-name="T4">b(bit)</text:span></text:p>
          <draw:enhanced-geometry svg:viewBox="0 0 21600 21600" draw:type="rectangle" draw:enhanced-path="M 0 0 L 21600 0 21600 21600 0 21600 0 0 Z N"/>
        </draw:custom-shape>
        <draw:custom-shape draw:style-name="gr105" draw:text-style-name="P17" draw:layer="layout" svg:width="1.6cm" svg:height="0.2cm" svg:x="46.796cm" svg:y="22.2cm">
          <text:p text:style-name="P7"><text:span text:style-name="T4">ram_bu</text:span><text:span text:style-name="T4">ff_id</text:span></text:p>
          <draw:enhanced-geometry svg:viewBox="0 0 21600 21600" draw:type="rectangle" draw:enhanced-path="M 0 0 L 21600 0 21600 21600 0 21600 0 0 Z N"/>
        </draw:custom-shape>
        <draw:custom-shape draw:style-name="gr344" draw:text-style-name="P18" draw:layer="layout" svg:width="1.6cm" svg:height="0.2cm" svg:x="42cm" svg:y="22.2cm">
          <text:p text:style-name="P12"><text:span text:style-name="T5">dma_n</text:span><text:span text:style-name="T5">ext_met</text:span><text:span text:style-name="T5">a offset</text:span></text:p>
          <draw:enhanced-geometry svg:viewBox="0 0 21600 21600" draw:type="rectangle" draw:enhanced-path="M 0 0 L 21600 0 21600 21600 0 21600 0 0 Z N"/>
        </draw:custom-shape>
        <draw:custom-shape draw:style-name="gr105" draw:text-style-name="P17" draw:layer="layout" svg:width="1.6cm" svg:height="0.2cm" svg:x="45.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43.595cm" svg:y="22.2cm">
          <text:p text:style-name="P7"><text:span text:style-name="T4">key_key_</text:span><text:span text:style-name="T4">sizeb(bit)</text:span></text:p>
          <draw:enhanced-geometry svg:viewBox="0 0 21600 21600" draw:type="rectangle" draw:enhanced-path="M 0 0 L 21600 0 21600 21600 0 21600 0 0 Z N"/>
        </draw:custom-shape>
        <draw:custom-shape draw:style-name="gr106" draw:text-style-name="P11" draw:layer="layout" svg:width="1.6cm" svg:height="0.2cm" svg:x="47.196cm" svg:y="24.4cm">
          <text:p text:style-name="P7"><text:span text:style-name="T4">ram_buff_i</text:span><text:span text:style-name="T4">d</text:span></text:p>
          <draw:enhanced-geometry svg:viewBox="0 0 21600 21600" draw:type="rectangle" draw:enhanced-path="M 0 0 L 21600 0 21600 21600 0 21600 0 0 Z N"/>
        </draw:custom-shape>
        <draw:custom-shape draw:style-name="gr345" draw:text-style-name="P15" draw:layer="layout" svg:width="1.6cm" svg:height="0.2cm" svg:x="42.4cm" svg:y="24.4cm">
          <text:p text:style-name="P12"><text:span text:style-name="T5">dma_next</text:span><text:span text:style-name="T5">_meta </text:span><text:span text:style-name="T5">offset</text:span></text:p>
          <draw:enhanced-geometry svg:viewBox="0 0 21600 21600" draw:type="rectangle" draw:enhanced-path="M 0 0 L 21600 0 21600 21600 0 21600 0 0 Z N"/>
        </draw:custom-shape>
        <draw:custom-shape draw:style-name="gr106" draw:text-style-name="P11" draw:layer="layout" svg:width="1.6cm" svg:height="0.2cm" svg:x="45.5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43.995cm" svg:y="24.4cm">
          <text:p text:style-name="P7"><text:span text:style-name="T4">key_key_</text:span><text:span text:style-name="T4">sizeb(bit)</text:span></text:p>
          <draw:enhanced-geometry svg:viewBox="0 0 21600 21600" draw:type="rectangle" draw:enhanced-path="M 0 0 L 21600 0 21600 21600 0 21600 0 0 Z N"/>
        </draw:custom-shape>
        <draw:custom-shape draw:style-name="gr106" draw:text-style-name="P11" draw:layer="layout" svg:width="1.6cm" svg:height="0.2cm" svg:x="47.196cm" svg:y="24.4cm">
          <text:p text:style-name="P7"><text:span text:style-name="T4">ram_buff_i</text:span><text:span text:style-name="T4">d</text:span></text:p>
          <draw:enhanced-geometry svg:viewBox="0 0 21600 21600" draw:type="rectangle" draw:enhanced-path="M 0 0 L 21600 0 21600 21600 0 21600 0 0 Z N"/>
        </draw:custom-shape>
        <draw:custom-shape draw:style-name="gr346" draw:text-style-name="P15" draw:layer="layout" svg:width="1.6cm" svg:height="0.2cm" svg:x="42.4cm" svg:y="24.4cm">
          <text:p text:style-name="P12"><text:span text:style-name="T5">dma_next</text:span><text:span text:style-name="T5">_meta </text:span><text:span text:style-name="T5">offset</text:span></text:p>
          <draw:enhanced-geometry svg:viewBox="0 0 21600 21600" draw:type="rectangle" draw:enhanced-path="M 0 0 L 21600 0 21600 21600 0 21600 0 0 Z N"/>
        </draw:custom-shape>
        <draw:custom-shape draw:style-name="gr106" draw:text-style-name="P11" draw:layer="layout" svg:width="1.6cm" svg:height="0.2cm" svg:x="45.5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43.995cm" svg:y="24.4cm">
          <text:p text:style-name="P7"><text:span text:style-name="T4">key_key_</text:span><text:span text:style-name="T4">sizeb(bit)</text:span></text:p>
          <draw:enhanced-geometry svg:viewBox="0 0 21600 21600" draw:type="rectangle" draw:enhanced-path="M 0 0 L 21600 0 21600 21600 0 21600 0 0 Z N"/>
        </draw:custom-shape>
        <draw:custom-shape draw:style-name="gr106" draw:text-style-name="P11" draw:layer="layout" svg:width="1.6cm" svg:height="0.2cm" svg:x="47.196cm" svg:y="24.4cm">
          <text:p text:style-name="P7"><text:span text:style-name="T4">ram</text:span><text:span text:style-name="T4">_buff</text:span><text:span text:style-name="T4">_id</text:span></text:p>
          <draw:enhanced-geometry svg:viewBox="0 0 21600 21600" draw:type="rectangle" draw:enhanced-path="M 0 0 L 21600 0 21600 21600 0 21600 0 0 Z N"/>
        </draw:custom-shape>
        <draw:custom-shape draw:style-name="gr347" draw:text-style-name="P15" draw:layer="layout" svg:width="1.6cm" svg:height="0.2cm" svg:x="42.4cm" svg:y="24.4cm">
          <text:p text:style-name="P12"><text:span text:style-name="T5">dma</text:span><text:span text:style-name="T5">_ne</text:span><text:span text:style-name="T5">xt_m</text:span><text:span text:style-name="T5">eta </text:span><text:span text:style-name="T5">offse</text:span><text:span text:style-name="T5">t</text:span></text:p>
          <draw:enhanced-geometry svg:viewBox="0 0 21600 21600" draw:type="rectangle" draw:enhanced-path="M 0 0 L 21600 0 21600 21600 0 21600 0 0 Z N"/>
        </draw:custom-shape>
        <draw:custom-shape draw:style-name="gr106" draw:text-style-name="P11" draw:layer="layout" svg:width="1.6cm" svg:height="0.2cm" svg:x="45.596cm" svg:y="24.4cm">
          <text:p text:style-name="P7"><text:span text:style-name="T4">tcam</text:span><text:span text:style-name="T4">_id</text:span></text:p>
          <draw:enhanced-geometry svg:viewBox="0 0 21600 21600" draw:type="rectangle" draw:enhanced-path="M 0 0 L 21600 0 21600 21600 0 21600 0 0 Z N"/>
        </draw:custom-shape>
        <draw:custom-shape draw:style-name="gr106" draw:text-style-name="P11" draw:layer="layout" svg:width="1.6cm" svg:height="0.2cm" svg:x="43.995cm" svg:y="24.4cm">
          <text:p text:style-name="P7"><text:span text:style-name="T4">key</text:span><text:span text:style-name="T4">_ke</text:span><text:span text:style-name="T4">y_si</text:span><text:span text:style-name="T4">zeb(</text:span><text:span text:style-name="T4">bit)</text:span></text:p>
          <draw:enhanced-geometry svg:viewBox="0 0 21600 21600" draw:type="rectangle" draw:enhanced-path="M 0 0 L 21600 0 21600 21600 0 21600 0 0 Z N"/>
        </draw:custom-shape>
        <draw:custom-shape draw:style-name="gr5" draw:text-style-name="P8" draw:layer="layout" svg:width="0.404cm" svg:height="0.2cm" svg:x="18.802cm" svg:y="20.199cm">
          <text:p text:style-name="P7"><text:span text:style-name="T4">rs1+</text:span><text:span text:style-name="T4">0</text:span></text:p>
          <draw:enhanced-geometry svg:viewBox="0 0 21600 21600" draw:type="rectangle" draw:enhanced-path="M 0 0 L 21600 0 21600 21600 0 21600 0 0 Z N"/>
        </draw:custom-shape>
        <draw:custom-shape draw:style-name="gr5" draw:text-style-name="P8" draw:layer="layout" svg:width="0.404cm" svg:height="0.2cm" svg:x="18.802cm" svg:y="19.999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18.802cm" svg:y="19.799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18.802cm" svg:y="19.599cm">
          <text:p text:style-name="P7"><text:span text:style-name="T4">rs1+</text:span><text:span text:style-name="T4">3</text:span></text:p>
          <draw:enhanced-geometry svg:viewBox="0 0 21600 21600" draw:type="rectangle" draw:enhanced-path="M 0 0 L 21600 0 21600 21600 0 21600 0 0 Z N"/>
        </draw:custom-shape>
        <draw:custom-shape draw:style-name="gr5" draw:text-style-name="P8" draw:layer="layout" svg:width="0.404cm" svg:height="0.2cm" svg:x="18.802cm" svg:y="19.399cm">
          <text:p text:style-name="P7"><text:span text:style-name="T4">rs1+</text:span><text:span text:style-name="T4">4</text:span></text:p>
          <draw:enhanced-geometry svg:viewBox="0 0 21600 21600" draw:type="rectangle" draw:enhanced-path="M 0 0 L 21600 0 21600 21600 0 21600 0 0 Z N"/>
        </draw:custom-shape>
        <draw:custom-shape draw:style-name="gr5" draw:text-style-name="P8" draw:layer="layout" svg:width="0.404cm" svg:height="0.2cm" svg:x="18.802cm" svg:y="19.199cm">
          <text:p text:style-name="P7"><text:span text:style-name="T4">rs1+</text:span><text:span text:style-name="T4">5</text:span></text:p>
          <draw:enhanced-geometry svg:viewBox="0 0 21600 21600" draw:type="rectangle" draw:enhanced-path="M 0 0 L 21600 0 21600 21600 0 21600 0 0 Z N"/>
        </draw:custom-shape>
        <draw:custom-shape draw:style-name="gr6" draw:text-style-name="P10" draw:layer="layout" svg:width="2.4cm" svg:height="0.2cm" svg:x="19.202cm" svg:y="18.799cm">
          <text:p text:style-name="P9"><text:span text:style-name="T4">load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7" draw:text-style-name="P11" draw:layer="layout" svg:width="0.2cm" svg:height="0.2cm" svg:x="21.203cm" svg:y="18.999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21.402cm" svg:y="18.999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20.804cm" svg:y="18.999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21.003cm" svg:y="18.999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20.405cm" svg:y="18.999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20.604cm" svg:y="18.999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20.006cm" svg:y="18.999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20.205cm" svg:y="18.999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19.607cm" svg:y="18.999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19.806cm" svg:y="18.999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23.204cm" svg:y="18.999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23.403cm" svg:y="18.999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22.805cm" svg:y="18.999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23.004cm" svg:y="18.999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22.406cm" svg:y="18.999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22.605cm" svg:y="18.999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22.007cm" svg:y="18.999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22.206cm" svg:y="18.999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21.608cm" svg:y="18.999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21.807cm" svg:y="18.999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25.205cm" svg:y="18.999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25.404cm" svg:y="18.999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24.806cm" svg:y="18.999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25.005cm" svg:y="18.999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24.407cm" svg:y="18.999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24.606cm" svg:y="18.999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24.008cm" svg:y="18.999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24.207cm" svg:y="18.999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23.609cm" svg:y="18.999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23.808cm" svg:y="18.999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25.609cm" svg:y="18.999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25.809cm" svg:y="18.999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27.203cm" svg:y="18.999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27.402cm" svg:y="18.999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26.804cm" svg:y="18.999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27.003cm" svg:y="18.999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26.405cm" svg:y="18.999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26.604cm" svg:y="18.999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26.006cm" svg:y="18.999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26.205cm" svg:y="18.999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29.204cm" svg:y="18.999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29.403cm" svg:y="18.999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28.805cm" svg:y="18.999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29.004cm" svg:y="18.999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28.406cm" svg:y="18.999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28.605cm" svg:y="18.999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28.007cm" svg:y="18.999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28.206cm" svg:y="18.999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27.608cm" svg:y="18.999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27.807cm" svg:y="18.999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31.205cm" svg:y="18.999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31.404cm" svg:y="18.999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30.806cm" svg:y="18.999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31.005cm" svg:y="18.999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30.407cm" svg:y="18.999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30.606cm" svg:y="18.999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30.008cm" svg:y="18.999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30.207cm" svg:y="18.999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29.609cm" svg:y="18.999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29.808cm" svg:y="18.999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31.609cm" svg:y="18.999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31.809cm" svg:y="18.999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19.208cm" svg:y="18.999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19.407cm" svg:y="18.999cm">
          <text:p text:style-name="P7"><text:span text:style-name="T4">62</text:span></text:p>
          <draw:enhanced-geometry svg:viewBox="0 0 21600 21600" draw:type="rectangle" draw:enhanced-path="M 0 0 L 21600 0 21600 21600 0 21600 0 0 Z N"/>
        </draw:custom-shape>
        <draw:custom-shape draw:style-name="gr9" draw:text-style-name="P11" draw:layer="layout" svg:width="0.8cm" svg:height="0.2cm" svg:x="31.202cm" svg:y="20.199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30.402cm" svg:y="20.199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29.602cm" svg:y="20.199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28.802cm" svg:y="20.199cm">
          <text:p text:style-name="P7"><text:span text:style-name="T4">cmd 3 type</text:span></text:p>
          <draw:enhanced-geometry svg:viewBox="0 0 21600 21600" draw:type="rectangle" draw:enhanced-path="M 0 0 L 21600 0 21600 21600 0 21600 0 0 Z N"/>
        </draw:custom-shape>
        <draw:custom-shape draw:style-name="gr348" draw:text-style-name="P15" draw:layer="layout" svg:width="0.8cm" svg:height="0.2cm" svg:x="28.002cm" svg:y="20.199cm">
          <text:p text:style-name="P12"><text:span text:style-name="T5">cmd 4</text:span><text:span text:style-name="T4"> type</text:span></text:p>
          <draw:enhanced-geometry svg:viewBox="0 0 21600 21600" draw:type="rectangle" draw:enhanced-path="M 0 0 L 21600 0 21600 21600 0 21600 0 0 Z N"/>
        </draw:custom-shape>
        <draw:custom-shape draw:style-name="gr349" draw:text-style-name="P15" draw:layer="layout" svg:width="0.8cm" svg:height="0.2cm" svg:x="27.202cm" svg:y="20.199cm">
          <text:p text:style-name="P12"><text:span text:style-name="T5">cmd 5</text:span><text:span text:style-name="T4"> type</text:span></text:p>
          <draw:enhanced-geometry svg:viewBox="0 0 21600 21600" draw:type="rectangle" draw:enhanced-path="M 0 0 L 21600 0 21600 21600 0 21600 0 0 Z N"/>
        </draw:custom-shape>
        <draw:custom-shape draw:style-name="gr350" draw:text-style-name="P15" draw:layer="layout" svg:width="0.8cm" svg:height="0.2cm" svg:x="26.402cm" svg:y="20.199cm">
          <text:p text:style-name="P12"><text:span text:style-name="T5">cmd 6</text:span><text:span text:style-name="T4"> type</text:span></text:p>
          <draw:enhanced-geometry svg:viewBox="0 0 21600 21600" draw:type="rectangle" draw:enhanced-path="M 0 0 L 21600 0 21600 21600 0 21600 0 0 Z N"/>
        </draw:custom-shape>
        <draw:custom-shape draw:style-name="gr351" draw:text-style-name="P15" draw:layer="layout" svg:width="0.8cm" svg:height="0.2cm" svg:x="25.602cm" svg:y="20.199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352" draw:text-style-name="P15" draw:layer="layout" svg:width="0.8cm" svg:height="0.2cm" svg:x="24.802cm" svg:y="20.199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353" draw:text-style-name="P15" draw:layer="layout" svg:width="0.8cm" svg:height="0.2cm" svg:x="24.002cm" svg:y="20.199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354" draw:text-style-name="P15" draw:layer="layout" svg:width="0.8cm" svg:height="0.2cm" svg:x="23.202cm" svg:y="20.199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355" draw:text-style-name="P15" draw:layer="layout" svg:width="0.8cm" svg:height="0.2cm" svg:x="22.402cm" svg:y="20.199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356" draw:text-style-name="P15" draw:layer="layout" svg:width="0.8cm" svg:height="0.2cm" svg:x="21.602cm" svg:y="20.199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357" draw:text-style-name="P15" draw:layer="layout" svg:width="0.8cm" svg:height="0.2cm" svg:x="20.802cm" svg:y="20.199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358" draw:text-style-name="P15" draw:layer="layout" svg:width="0.8cm" svg:height="0.2cm" svg:x="20.002cm" svg:y="20.199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359" draw:text-style-name="P15" draw:layer="layout" svg:width="0.8cm" svg:height="0.2cm" svg:x="19.202cm" svg:y="20.199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99" draw:text-style-name="P11" draw:layer="layout" svg:width="3.196cm" svg:height="0.2cm" svg:x="19.206cm" svg:y="19.999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19.205cm" svg:y="19.399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19.205cm" svg:y="19.599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19.205cm" svg:y="19.799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19.205cm" svg:y="19.199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8" draw:text-style-name="P11" draw:layer="layout" svg:width="12.796cm" svg:height="0.2cm" svg:x="19.205cm" svg:y="19.199cm">
          <text:p text:style-name="P7"><text:span text:style-name="T4">reserve</text:span></text:p>
          <draw:enhanced-geometry svg:viewBox="0 0 21600 21600" draw:type="rectangle" draw:enhanced-path="M 0 0 L 21600 0 21600 21600 0 21600 0 0 Z N"/>
        </draw:custom-shape>
        <draw:custom-shape draw:style-name="gr11" draw:text-style-name="P11" draw:layer="layout" svg:width="1.4cm" svg:height="0.2cm" svg:x="30.6cm" svg:y="20.399cm">
          <text:p text:style-name="P7"><text:span text:style-name="T4">opcode: </text:span><text:span text:style-name="T4">custom0</text:span></text:p>
          <draw:enhanced-geometry svg:viewBox="0 0 21600 21600" draw:type="rectangle" draw:enhanced-path="M 0 0 L 21600 0 21600 21600 0 21600 0 0 Z N"/>
        </draw:custom-shape>
        <draw:custom-shape draw:style-name="gr12" draw:text-style-name="P11" draw:layer="layout" svg:width="1cm" svg:height="0.2cm" svg:x="29.6cm" svg:y="20.399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28cm" svg:y="20.399cm">
          <text:p text:style-name="P7"><text:span text:style-name="T4">000</text:span><text:span text:style-name="T4">00</text:span></text:p>
          <draw:enhanced-geometry svg:viewBox="0 0 21600 21600" draw:type="rectangle" draw:enhanced-path="M 0 0 L 21600 0 21600 21600 0 21600 0 0 Z N"/>
        </draw:custom-shape>
        <draw:custom-shape draw:style-name="gr12" draw:text-style-name="P11" draw:layer="layout" svg:width="1cm" svg:height="0.2cm" svg:x="27cm" svg:y="20.399cm">
          <text:p text:style-name="P7"><text:span text:style-name="T4">0: </text:span><text:span text:style-name="T4">load</text:span></text:p>
          <draw:enhanced-geometry svg:viewBox="0 0 21600 21600" draw:type="rectangle" draw:enhanced-path="M 0 0 L 21600 0 21600 21600 0 21600 0 0 Z N"/>
        </draw:custom-shape>
        <draw:custom-shape draw:style-name="gr11" draw:text-style-name="P11" draw:layer="layout" svg:width="1.4cm" svg:height="0.2cm" svg:x="25.6cm" svg:y="20.399cm">
          <text:p text:style-name="P7"><text:span text:style-name="T4">burs</text:span><text:span text:style-name="T4">t </text:span><text:span text:style-name="T4">num</text:span></text:p>
          <draw:enhanced-geometry svg:viewBox="0 0 21600 21600" draw:type="rectangle" draw:enhanced-path="M 0 0 L 21600 0 21600 21600 0 21600 0 0 Z N"/>
        </draw:custom-shape>
        <draw:custom-shape draw:style-name="gr13" draw:text-style-name="P11" draw:layer="layout" svg:width="0.6cm" svg:height="0.2cm" svg:x="29cm" svg:y="20.399cm">
          <text:p text:style-name="P7"><text:span text:style-name="T4">000</text:span></text:p>
          <draw:enhanced-geometry svg:viewBox="0 0 21600 21600" draw:type="rectangle" draw:enhanced-path="M 0 0 L 21600 0 21600 21600 0 21600 0 0 Z N"/>
        </draw:custom-shape>
        <draw:custom-shape draw:style-name="gr106" draw:text-style-name="P11" draw:layer="layout" svg:width="1.6cm" svg:height="0.2cm" svg:x="30.402cm" svg:y="19.999cm">
          <text:p text:style-name="P7"><text:span text:style-name="T4">first </text:span><text:span text:style-name="T4">ram</text:span><text:span text:style-name="T4">_buff</text:span><text:span text:style-name="T4">_id</text:span></text:p>
          <draw:enhanced-geometry svg:viewBox="0 0 21600 21600" draw:type="rectangle" draw:enhanced-path="M 0 0 L 21600 0 21600 21600 0 21600 0 0 Z N"/>
        </draw:custom-shape>
        <draw:custom-shape draw:style-name="gr106" draw:text-style-name="P11" draw:layer="layout" svg:width="1.6cm" svg:height="0.2cm" svg:x="28.802cm" svg:y="19.999cm">
          <text:p text:style-name="P7"><text:span text:style-name="T4">tcam</text:span><text:span text:style-name="T4">_id</text:span></text:p>
          <draw:enhanced-geometry svg:viewBox="0 0 21600 21600" draw:type="rectangle" draw:enhanced-path="M 0 0 L 21600 0 21600 21600 0 21600 0 0 Z N"/>
        </draw:custom-shape>
        <draw:custom-shape draw:style-name="gr360" draw:text-style-name="P15" draw:layer="layout" svg:width="1.6cm" svg:height="0.2cm" svg:x="25.607cm" svg:y="19.999cm">
          <text:p text:style-name="P12"><text:span text:style-name="T5">dma</text:span><text:span text:style-name="T5">_ne</text:span><text:span text:style-name="T5">xt_m</text:span><text:span text:style-name="T5">eta </text:span><text:span text:style-name="T5">offse</text:span><text:span text:style-name="T5">t</text:span></text:p>
          <draw:enhanced-geometry svg:viewBox="0 0 21600 21600" draw:type="rectangle" draw:enhanced-path="M 0 0 L 21600 0 21600 21600 0 21600 0 0 Z N"/>
        </draw:custom-shape>
        <draw:custom-shape draw:style-name="gr106" draw:text-style-name="P11" draw:layer="layout" svg:width="1.6cm" svg:height="0.2cm" svg:x="27.202cm" svg:y="19.999cm">
          <text:p text:style-name="P7"><text:span text:style-name="T4">key</text:span><text:span text:style-name="T4">_ke</text:span><text:span text:style-name="T4">y_si</text:span><text:span text:style-name="T4">zeb(</text:span><text:span text:style-name="T4">bit)</text:span></text:p>
          <draw:enhanced-geometry svg:viewBox="0 0 21600 21600" draw:type="rectangle" draw:enhanced-path="M 0 0 L 21600 0 21600 21600 0 21600 0 0 Z N"/>
        </draw:custom-shape>
        <draw:custom-shape draw:style-name="gr5" draw:text-style-name="P8" draw:layer="layout" svg:width="0.404cm" svg:height="0.2cm" svg:x="18.397cm" svg:y="18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18.397cm" svg:y="17.8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18.397cm" svg:y="17.6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18.397cm" svg:y="17.4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18.397cm" svg:y="17.2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18.397cm" svg:y="17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18.797cm" svg:y="16.6cm">
          <text:p text:style-name="P9"><text:span text:style-name="T4">load output</text:span></text:p>
          <draw:enhanced-geometry svg:viewBox="0 0 21600 21600" draw:type="rectangle" draw:enhanced-path="M 0 0 L 21600 0 21600 21600 0 21600 0 0 Z N"/>
        </draw:custom-shape>
        <draw:custom-shape draw:style-name="gr100" draw:text-style-name="P17" draw:layer="layout" svg:width="0.2cm" svg:height="0.2cm" svg:x="20.798cm" svg:y="16.8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20.997cm" svg:y="16.8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20.399cm" svg:y="16.8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20.598cm" svg:y="16.8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20cm" svg:y="16.8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20.199cm" svg:y="16.8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19.601cm" svg:y="16.8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19.8cm" svg:y="16.8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19.202cm" svg:y="16.8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19.401cm" svg:y="16.8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22.799cm" svg:y="16.8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22.998cm" svg:y="16.8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22.4cm" svg:y="16.8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22.599cm" svg:y="16.8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22.001cm" svg:y="16.8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22.2cm" svg:y="16.8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21.602cm" svg:y="16.8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21.801cm" svg:y="16.8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21.203cm" svg:y="16.8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21.402cm" svg:y="16.8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24.8cm" svg:y="16.8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24.999cm" svg:y="16.8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24.401cm" svg:y="16.8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24.6cm" svg:y="16.8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24.002cm" svg:y="16.8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24.201cm" svg:y="16.8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23.603cm" svg:y="16.8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23.802cm" svg:y="16.8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23.204cm" svg:y="16.8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23.403cm" svg:y="16.8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25.204cm" svg:y="16.8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25.404cm" svg:y="16.8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26.798cm" svg:y="16.8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26.997cm" svg:y="16.8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26.399cm" svg:y="16.8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26.598cm" svg:y="16.8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26cm" svg:y="16.8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26.199cm" svg:y="16.8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25.601cm" svg:y="16.8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25.8cm" svg:y="16.8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28.799cm" svg:y="16.8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28.998cm" svg:y="16.8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28.4cm" svg:y="16.8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28.599cm" svg:y="16.8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28.001cm" svg:y="16.8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28.2cm" svg:y="16.8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27.602cm" svg:y="16.8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27.801cm" svg:y="16.8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27.203cm" svg:y="16.8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27.402cm" svg:y="16.8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30.8cm" svg:y="16.8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30.999cm" svg:y="16.8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30.401cm" svg:y="16.8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30.6cm" svg:y="16.8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30.002cm" svg:y="16.8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30.201cm" svg:y="16.8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29.603cm" svg:y="16.8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29.802cm" svg:y="16.8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29.204cm" svg:y="16.8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29.403cm" svg:y="16.8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31.204cm" svg:y="16.8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31.404cm" svg:y="16.8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9cm" svg:height="0.2cm" svg:x="18.794cm" svg:y="16.8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19.002cm" svg:y="16.8cm">
          <text:p text:style-name="P7"><text:span text:style-name="T4">62</text:span></text:p>
          <draw:enhanced-geometry svg:viewBox="0 0 21600 21600" draw:type="rectangle" draw:enhanced-path="M 0 0 L 21600 0 21600 21600 0 21600 0 0 Z N"/>
        </draw:custom-shape>
        <draw:custom-shape draw:style-name="gr361" draw:text-style-name="P17" draw:layer="layout" svg:width="3.208cm" svg:height="0.2cm" svg:x="18.794cm" svg:y="17.8cm">
          <text:p text:style-name="P7"><text:span text:style-name="T4">rese</text:span><text:span text:style-name="T4">rve</text:span></text:p>
          <draw:enhanced-geometry svg:viewBox="0 0 21600 21600" draw:type="rectangle" draw:enhanced-path="M 0 0 L 21600 0 21600 21600 0 21600 0 0 Z N"/>
        </draw:custom-shape>
        <draw:custom-shape draw:style-name="gr102" draw:text-style-name="P17" draw:layer="layout" svg:width="12.802cm" svg:height="0.2cm" svg:x="18.794cm" svg:y="17.2cm">
          <text:p text:style-name="P7"><text:span text:style-name="T4">rese</text:span><text:span text:style-name="T4">rve</text:span></text:p>
          <draw:enhanced-geometry svg:viewBox="0 0 21600 21600" draw:type="rectangle" draw:enhanced-path="M 0 0 L 21600 0 21600 21600 0 21600 0 0 Z N"/>
        </draw:custom-shape>
        <draw:custom-shape draw:style-name="gr102" draw:text-style-name="P17" draw:layer="layout" svg:width="12.802cm" svg:height="0.2cm" svg:x="18.794cm" svg:y="17.4cm">
          <text:p text:style-name="P7"><text:span text:style-name="T4">rese</text:span><text:span text:style-name="T4">rve</text:span></text:p>
          <draw:enhanced-geometry svg:viewBox="0 0 21600 21600" draw:type="rectangle" draw:enhanced-path="M 0 0 L 21600 0 21600 21600 0 21600 0 0 Z N"/>
        </draw:custom-shape>
        <draw:custom-shape draw:style-name="gr103" draw:text-style-name="P17" draw:layer="layout" svg:width="11.2cm" svg:height="0.2cm" svg:x="18.794cm" svg:y="17.6cm">
          <text:p text:style-name="P7"><text:span text:style-name="T4">rese</text:span><text:span text:style-name="T4">rve</text:span></text:p>
          <draw:enhanced-geometry svg:viewBox="0 0 21600 21600" draw:type="rectangle" draw:enhanced-path="M 0 0 L 21600 0 21600 21600 0 21600 0 0 Z N"/>
        </draw:custom-shape>
        <draw:custom-shape draw:style-name="gr104" draw:text-style-name="P17" draw:layer="layout" svg:width="12.796cm" svg:height="0.2cm" svg:x="18.8cm" svg:y="17cm">
          <text:p text:style-name="P7"><text:span text:style-name="T4">cmd_meta 3</text:span></text:p>
          <draw:enhanced-geometry svg:viewBox="0 0 21600 21600" draw:type="rectangle" draw:enhanced-path="M 0 0 L 21600 0 21600 21600 0 21600 0 0 Z N"/>
        </draw:custom-shape>
        <draw:custom-shape draw:style-name="gr102" draw:text-style-name="P17" draw:layer="layout" svg:width="12.802cm" svg:height="0.2cm" svg:x="18.794cm" svg:y="17cm">
          <text:p text:style-name="P7"><text:span text:style-name="T4">reserve</text:span></text:p>
          <draw:enhanced-geometry svg:viewBox="0 0 21600 21600" draw:type="rectangle" draw:enhanced-path="M 0 0 L 21600 0 21600 21600 0 21600 0 0 Z N"/>
        </draw:custom-shape>
        <draw:custom-shape draw:style-name="gr105" draw:text-style-name="P17" draw:layer="layout" svg:width="1.6cm" svg:height="0.2cm" svg:x="29.994cm" svg:y="17.8cm">
          <text:p text:style-name="P7"><text:span text:style-name="T4">first </text:span><text:span text:style-name="T4">ram_buff_id</text:span></text:p>
          <draw:enhanced-geometry svg:viewBox="0 0 21600 21600" draw:type="rectangle" draw:enhanced-path="M 0 0 L 21600 0 21600 21600 0 21600 0 0 Z N"/>
        </draw:custom-shape>
        <draw:custom-shape draw:style-name="gr105" draw:text-style-name="P17" draw:layer="layout" svg:width="1.6cm" svg:height="0.2cm" svg:x="29.994cm" svg:y="17.6cm">
          <text:p text:style-name="P7"><text:span text:style-name="T4">num</text:span></text:p>
          <draw:enhanced-geometry svg:viewBox="0 0 21600 21600" draw:type="rectangle" draw:enhanced-path="M 0 0 L 21600 0 21600 21600 0 21600 0 0 Z N"/>
        </draw:custom-shape>
        <draw:custom-shape draw:style-name="gr110" draw:text-style-name="P17" draw:layer="layout" svg:width="0.8cm" svg:height="0.2cm" svg:x="30.794cm" svg:y="18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29.994cm" svg:y="18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29.194cm" svg:y="18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362" draw:text-style-name="P18" draw:layer="layout" svg:width="0.8cm" svg:height="0.2cm" svg:x="28.394cm" svg:y="18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363" draw:text-style-name="P18" draw:layer="layout" svg:width="0.8cm" svg:height="0.2cm" svg:x="27.594cm" svg:y="18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364" draw:text-style-name="P18" draw:layer="layout" svg:width="0.8cm" svg:height="0.2cm" svg:x="26.794cm" svg:y="18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365" draw:text-style-name="P18" draw:layer="layout" svg:width="0.8cm" svg:height="0.2cm" svg:x="25.994cm" svg:y="18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366" draw:text-style-name="P18" draw:layer="layout" svg:width="0.8cm" svg:height="0.2cm" svg:x="25.194cm" svg:y="18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367" draw:text-style-name="P18" draw:layer="layout" svg:width="0.8cm" svg:height="0.2cm" svg:x="24.394cm" svg:y="18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368" draw:text-style-name="P18" draw:layer="layout" svg:width="0.8cm" svg:height="0.2cm" svg:x="23.594cm" svg:y="18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369" draw:text-style-name="P18" draw:layer="layout" svg:width="0.8cm" svg:height="0.2cm" svg:x="22.794cm" svg:y="18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370" draw:text-style-name="P18" draw:layer="layout" svg:width="0.8cm" svg:height="0.2cm" svg:x="21.994cm" svg:y="18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371" draw:text-style-name="P18" draw:layer="layout" svg:width="0.8cm" svg:height="0.2cm" svg:x="21.194cm" svg:y="18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372" draw:text-style-name="P18" draw:layer="layout" svg:width="0.8cm" svg:height="0.2cm" svg:x="20.394cm" svg:y="18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373" draw:text-style-name="P18" draw:layer="layout" svg:width="0.8cm" svg:height="0.2cm" svg:x="19.594cm" svg:y="18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374" draw:text-style-name="P18" draw:layer="layout" svg:width="0.8cm" svg:height="0.2cm" svg:x="18.794cm" svg:y="18cm">
          <text:p text:style-name="P12"><text:span text:style-name="T5">000</text:span><text:span text:style-name="T5">0</text:span></text:p>
          <draw:enhanced-geometry svg:viewBox="0 0 21600 21600" draw:type="rectangle" draw:enhanced-path="M 0 0 L 21600 0 21600 21600 0 21600 0 0 Z N"/>
        </draw:custom-shape>
        <draw:custom-shape draw:style-name="gr105" draw:text-style-name="P17" draw:layer="layout" svg:width="1.6cm" svg:height="0.2cm" svg:x="28.394cm" svg:y="17.8cm">
          <text:p text:style-name="P7"><text:span text:style-name="T4">tcam</text:span><text:span text:style-name="T4">_id</text:span></text:p>
          <draw:enhanced-geometry svg:viewBox="0 0 21600 21600" draw:type="rectangle" draw:enhanced-path="M 0 0 L 21600 0 21600 21600 0 21600 0 0 Z N"/>
        </draw:custom-shape>
        <draw:custom-shape draw:style-name="gr375" draw:text-style-name="P18" draw:layer="layout" svg:width="1.6cm" svg:height="0.2cm" svg:x="25.199cm" svg:y="17.8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26.794cm" svg:y="17.8cm">
          <text:p text:style-name="P7"><text:span text:style-name="T4">key_key_si</text:span><text:span text:style-name="T4">zeb(bit)</text:span></text:p>
          <draw:enhanced-geometry svg:viewBox="0 0 21600 21600" draw:type="rectangle" draw:enhanced-path="M 0 0 L 21600 0 21600 21600 0 21600 0 0 Z N"/>
        </draw:custom-shape>
        <draw:custom-shape draw:style-name="gr195" draw:text-style-name="P20" draw:layer="layout" svg:width="0.501cm" svg:height="12.8cm" draw:transform="rotate (-1.5706217938697) translate (32.002cm 20.5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76" draw:text-style-name="P22" draw:layer="layout" svg:width="1.5cm" svg:height="0.8cm" svg:x="30.102cm" svg:y="23cm">
          <text:p text:style-name="P21"><text:span text:style-name="T7">sou</text:span><text:span text:style-name="T7">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7" draw:text-style-name="P23" draw:layer="layout" svg:x1="31.102cm" svg:y1="23.4cm" svg:x2="32.102cm" svg:y2="23.4cm">
          <text:p/>
        </draw:line>
        <draw:line draw:style-name="gr198" draw:text-style-name="P23" draw:layer="layout" svg:x1="29.002cm" svg:y1="22.5cm" svg:x2="30.102cm" svg:y2="23.3cm">
          <text:p/>
        </draw:line>
        <draw:line draw:style-name="gr199" draw:text-style-name="P23" draw:layer="layout" svg:x1="25.602cm" svg:y1="21.1cm" svg:x2="25.602cm" svg:y2="21.4cm">
          <text:p/>
        </draw:line>
        <draw:custom-shape draw:style-name="gr200" draw:text-style-name="P20" draw:layer="layout" svg:width="0.204cm" svg:height="1.199cm" svg:x="31.598cm" svg:y="17.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31.802cm" svg:y1="17.6cm" svg:x2="32.102cm" svg:y2="17.6cm">
          <text:p/>
        </draw:line>
        <draw:custom-shape draw:style-name="gr200" draw:text-style-name="P20" draw:layer="layout" svg:width="0.204cm" svg:height="1.199cm" draw:transform="rotate (-3.14159265358979) translate (18.806cm 2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18.302cm" svg:y1="19.8cm" svg:x2="18.602cm" svg:y2="19.8cm">
          <text:p/>
        </draw:line>
        <draw:custom-shape draw:style-name="gr377" draw:text-style-name="P24" draw:layer="layout" svg:width="13.8cm" svg:height="16.2cm" svg:x="18.302cm" svg:y="14.6cm">
          <text:p/>
          <draw:enhanced-geometry svg:viewBox="0 0 21600 21600" draw:type="rectangle" draw:enhanced-path="M 0 0 L 21600 0 21600 21600 0 21600 0 0 Z N"/>
        </draw:custom-shape>
        <draw:custom-shape draw:style-name="gr378" draw:text-style-name="P2" draw:layer="layout" svg:width="10.9cm" svg:height="1.094cm" svg:x="19.552cm" svg:y="15.15cm">
          <text:p text:style-name="P1"><text:span text:style-name="T1">L</text:span><text:span text:style-name="T1">o</text:span><text:span text:style-name="T1">a</text:span><text:span text:style-name="T1">d </text:span><text:span text:style-name="T1">a</text:span><text:span text:style-name="T1">n</text:span><text:span text:style-name="T1">d </text:span><text:span text:style-name="T1">S</text:span><text:span text:style-name="T1">t</text:span><text:span text:style-name="T1">o</text:span><text:span text:style-name="T1">r</text:span><text:span text:style-name="T1">e </text:span><text:span text:style-name="T1">M</text:span><text:span text:style-name="T1">o</text:span><text:span text:style-name="T1">d</text:span><text:span text:style-name="T1">u</text:span><text:span text:style-name="T1">l</text:span><text:span text:style-name="T1">e</text:span></text:p>
          <draw:enhanced-geometry svg:viewBox="0 0 21600 21600" draw:type="rectangle" draw:enhanced-path="M 0 0 L 21600 0 21600 21600 0 21600 0 0 Z N"/>
        </draw:custom-shape>
        <draw:custom-shape draw:style-name="gr379" draw:text-style-name="P29" draw:layer="layout" svg:width="7cm" svg:height="1.8cm" svg:x="22.002cm" svg:y="21.4cm">
          <text:p text:style-name="P29"><text:span text:style-name="T9">1. send </text:span><text:span text:style-name="T9">load </text:span><text:span text:style-name="T9">req to </text:span><text:span text:style-name="T9">paket </text:span><text:span text:style-name="T9">windo</text:span><text:span text:style-name="T9">w/queu</text:span><text:span text:style-name="T9">e</text:span></text:p>
          <text:p text:style-name="P30"><text:span text:style-name="T11">2. </text:span><text:span text:style-name="T11">waittin</text:span><text:span text:style-name="T11">g resp </text:span><text:span text:style-name="T11">from </text:span><text:span text:style-name="T9">paket </text:span><text:span text:style-name="T9">windo</text:span><text:span text:style-name="T9">w/queu</text:span><text:span text:style-name="T9">e</text:span></text:p>
          <text:p text:style-name="P29"><text:span text:style-name="T11">3. put </text:span><text:span text:style-name="T11">read </text:span><text:span text:style-name="T11">addres</text:span><text:span text:style-name="T11">s from </text:span><text:span text:style-name="T9">paket </text:span><text:span text:style-name="T9">windo</text:span><text:span text:style-name="T9">w/queu</text:span><text:span text:style-name="T9">e on rw </text:span><text:span text:style-name="T9">channe</text:span><text:span text:style-name="T9">l of </text:span><text:span text:style-name="T9">axi4</text:span></text:p>
          <text:p text:style-name="P29"><text:span text:style-name="T9">4. </text:span><text:span text:style-name="T9">waittin</text:span><text:span text:style-name="T9">g resp </text:span><text:span text:style-name="T9">from </text:span><text:span text:style-name="T9">ddr</text:span></text:p>
          <text:p text:style-name="P29"><text:span text:style-name="T9">5. store </text:span><text:span text:style-name="T9">the </text:span><text:span text:style-name="T9">data </text:span><text:span text:style-name="T9">from r </text:span><text:span text:style-name="T9">channe</text:span><text:span text:style-name="T9">l to the </text:span><text:span text:style-name="T9">ram </text:span><text:span text:style-name="T9">buffer </text:span><text:span text:style-name="T9">tail</text:span></text:p>
          <text:p text:style-name="P29"><text:span text:style-name="T9">6. </text:span><text:span text:style-name="T9">update </text:span><text:span text:style-name="T9">ram </text:span><text:span text:style-name="T9">buffer </text:span><text:span text:style-name="T9">tail</text:span></text:p>
          <draw:enhanced-geometry svg:viewBox="0 0 21600 21600" draw:type="rectangle" draw:enhanced-path="M 0 0 L 21600 0 21600 21600 0 21600 0 0 Z N"/>
        </draw:custom-shape>
        <draw:custom-shape draw:style-name="gr380" draw:text-style-name="P31" draw:layer="layout" svg:width="1.5cm" svg:height="0.8cm" svg:x="19.402cm" svg:y="23.5cm">
          <text:p text:style-name="P21"><text:span text:style-name="T7">so</text:span><text:span text:style-name="T7">urc</text:span><text:span text:style-name="T7">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1" draw:text-style-name="P23" draw:layer="layout" svg:x1="18.302cm" svg:y1="23.9cm" svg:x2="19.402cm" svg:y2="23.9cm">
          <text:p/>
        </draw:line>
        <draw:line draw:style-name="gr198" draw:text-style-name="P23" draw:layer="layout" svg:x1="20.902cm" svg:y1="22.8cm" svg:x2="22.002cm" svg:y2="22.1cm">
          <text:p/>
        </draw:line>
        <draw:custom-shape draw:style-name="gr5" draw:text-style-name="P8" draw:layer="layout" svg:width="0.404cm" svg:height="0.2cm" svg:x="18.802cm" svg:y="27.3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18.802cm" svg:y="27.1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18.802cm" svg:y="26.9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18.802cm" svg:y="26.7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18.802cm" svg:y="26.5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18.802cm" svg:y="26.3cm">
          <text:p text:style-name="P7"><text:span text:style-name="T4">rs1+5</text:span></text:p>
          <draw:enhanced-geometry svg:viewBox="0 0 21600 21600" draw:type="rectangle" draw:enhanced-path="M 0 0 L 21600 0 21600 21600 0 21600 0 0 Z N"/>
        </draw:custom-shape>
        <draw:custom-shape draw:style-name="gr6" draw:text-style-name="P10" draw:layer="layout" svg:width="2.4cm" svg:height="0.2cm" svg:x="19.202cm" svg:y="25.9cm">
          <text:p text:style-name="P9"><text:span text:style-name="T4">store input format</text:span></text:p>
          <draw:enhanced-geometry svg:viewBox="0 0 21600 21600" draw:type="rectangle" draw:enhanced-path="M 0 0 L 21600 0 21600 21600 0 21600 0 0 Z N"/>
        </draw:custom-shape>
        <draw:custom-shape draw:style-name="gr7" draw:text-style-name="P11" draw:layer="layout" svg:width="0.2cm" svg:height="0.2cm" svg:x="21.203cm" svg:y="26.1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21.402cm" svg:y="26.1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20.804cm" svg:y="26.1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21.003cm" svg:y="26.1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20.405cm" svg:y="26.1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20.604cm" svg:y="26.1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20.006cm" svg:y="26.1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20.205cm" svg:y="26.1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19.607cm" svg:y="26.1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19.806cm" svg:y="26.1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23.204cm" svg:y="26.1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23.403cm" svg:y="26.1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22.805cm" svg:y="26.1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23.004cm" svg:y="26.1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22.406cm" svg:y="26.1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22.605cm" svg:y="26.1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22.007cm" svg:y="26.1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22.206cm" svg:y="26.1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21.608cm" svg:y="26.1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21.807cm" svg:y="26.1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25.205cm" svg:y="26.1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25.404cm" svg:y="26.1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24.806cm" svg:y="26.1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25.005cm" svg:y="26.1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24.407cm" svg:y="26.1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24.606cm" svg:y="26.1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24.008cm" svg:y="26.1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24.207cm" svg:y="26.1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23.609cm" svg:y="26.1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23.808cm" svg:y="26.1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25.609cm" svg:y="26.1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25.809cm" svg:y="26.1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27.203cm" svg:y="26.1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27.402cm" svg:y="26.1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26.804cm" svg:y="26.1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27.003cm" svg:y="26.1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26.405cm" svg:y="26.1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26.604cm" svg:y="26.1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26.006cm" svg:y="26.1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26.205cm" svg:y="26.1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29.204cm" svg:y="26.1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29.403cm" svg:y="26.1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28.805cm" svg:y="26.1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29.004cm" svg:y="26.1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28.406cm" svg:y="26.1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28.605cm" svg:y="26.1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28.007cm" svg:y="26.1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28.206cm" svg:y="26.1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27.608cm" svg:y="26.1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27.807cm" svg:y="26.1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31.205cm" svg:y="26.1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31.404cm" svg:y="26.1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30.806cm" svg:y="26.1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31.005cm" svg:y="26.1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30.407cm" svg:y="26.1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30.606cm" svg:y="26.1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30.008cm" svg:y="26.1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30.207cm" svg:y="26.1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29.609cm" svg:y="26.1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29.808cm" svg:y="26.1cm">
          <text:p text:style-name="P7"><text:span text:style-name="T4">10</text:span></text:p>
          <draw:enhanced-geometry svg:viewBox="0 0 21600 21600" draw:type="rectangle" draw:enhanced-path="M 0 0 L 21600 0 21600 21600 0 21600 0 0 Z N"/>
        </draw:custom-shape>
        <draw:custom-shape draw:style-name="gr72" draw:text-style-name="P11" draw:layer="layout" svg:width="4.103cm" svg:height="0.2cm" svg:x="27.706cm" svg:y="26.1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31.809cm" svg:y="26.1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19.208cm" svg:y="26.1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19.407cm" svg:y="26.1cm">
          <text:p text:style-name="P7"><text:span text:style-name="T4">62</text:span></text:p>
          <draw:enhanced-geometry svg:viewBox="0 0 21600 21600" draw:type="rectangle" draw:enhanced-path="M 0 0 L 21600 0 21600 21600 0 21600 0 0 Z N"/>
        </draw:custom-shape>
        <draw:custom-shape draw:style-name="gr9" draw:text-style-name="P11" draw:layer="layout" svg:width="0.8cm" svg:height="0.2cm" svg:x="31.202cm" svg:y="27.3cm">
          <text:p text:style-name="P7"><text:span text:style-name="T4">cmd </text:span><text:span text:style-name="T4">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30.402cm" svg:y="27.3cm">
          <text:p text:style-name="P7"><text:span text:style-name="T4">cmd 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29.602cm" svg:y="27.3cm">
          <text:p text:style-name="P7"><text:span text:style-name="T4">cmd 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28.802cm" svg:y="27.3cm">
          <text:p text:style-name="P7"><text:span text:style-name="T4">cmd 3 </text:span><text:span text:style-name="T4">type</text:span></text:p>
          <draw:enhanced-geometry svg:viewBox="0 0 21600 21600" draw:type="rectangle" draw:enhanced-path="M 0 0 L 21600 0 21600 21600 0 21600 0 0 Z N"/>
        </draw:custom-shape>
        <draw:custom-shape draw:style-name="gr382" draw:text-style-name="P15" draw:layer="layout" svg:width="0.8cm" svg:height="0.2cm" svg:x="28.002cm" svg:y="27.3cm">
          <text:p text:style-name="P12"><text:span text:style-name="T5">cmd 4</text:span><text:span text:style-name="T4"> </text:span><text:span text:style-name="T4">type</text:span></text:p>
          <draw:enhanced-geometry svg:viewBox="0 0 21600 21600" draw:type="rectangle" draw:enhanced-path="M 0 0 L 21600 0 21600 21600 0 21600 0 0 Z N"/>
        </draw:custom-shape>
        <draw:custom-shape draw:style-name="gr383" draw:text-style-name="P15" draw:layer="layout" svg:width="0.8cm" svg:height="0.2cm" svg:x="27.202cm" svg:y="27.3cm">
          <text:p text:style-name="P12"><text:span text:style-name="T5">cmd 5</text:span><text:span text:style-name="T4"> type</text:span></text:p>
          <draw:enhanced-geometry svg:viewBox="0 0 21600 21600" draw:type="rectangle" draw:enhanced-path="M 0 0 L 21600 0 21600 21600 0 21600 0 0 Z N"/>
        </draw:custom-shape>
        <draw:custom-shape draw:style-name="gr384" draw:text-style-name="P15" draw:layer="layout" svg:width="0.8cm" svg:height="0.2cm" svg:x="26.402cm" svg:y="27.3cm">
          <text:p text:style-name="P12"><text:span text:style-name="T5">cmd 6</text:span><text:span text:style-name="T4"> type</text:span></text:p>
          <draw:enhanced-geometry svg:viewBox="0 0 21600 21600" draw:type="rectangle" draw:enhanced-path="M 0 0 L 21600 0 21600 21600 0 21600 0 0 Z N"/>
        </draw:custom-shape>
        <draw:custom-shape draw:style-name="gr385" draw:text-style-name="P15" draw:layer="layout" svg:width="0.8cm" svg:height="0.2cm" svg:x="25.602cm" svg:y="27.3cm">
          <text:p text:style-name="P12"><text:span text:style-name="T5">cmd 7</text:span><text:span text:style-name="T4"> type</text:span></text:p>
          <draw:enhanced-geometry svg:viewBox="0 0 21600 21600" draw:type="rectangle" draw:enhanced-path="M 0 0 L 21600 0 21600 21600 0 21600 0 0 Z N"/>
        </draw:custom-shape>
        <draw:custom-shape draw:style-name="gr386" draw:text-style-name="P15" draw:layer="layout" svg:width="0.8cm" svg:height="0.2cm" svg:x="24.802cm" svg:y="27.3cm">
          <text:p text:style-name="P12"><text:span text:style-name="T5">cmd 8</text:span><text:span text:style-name="T4"> type</text:span></text:p>
          <draw:enhanced-geometry svg:viewBox="0 0 21600 21600" draw:type="rectangle" draw:enhanced-path="M 0 0 L 21600 0 21600 21600 0 21600 0 0 Z N"/>
        </draw:custom-shape>
        <draw:custom-shape draw:style-name="gr387" draw:text-style-name="P15" draw:layer="layout" svg:width="0.8cm" svg:height="0.2cm" svg:x="24.002cm" svg:y="27.3cm">
          <text:p text:style-name="P12"><text:span text:style-name="T5">cmd 9</text:span><text:span text:style-name="T4"> type</text:span></text:p>
          <draw:enhanced-geometry svg:viewBox="0 0 21600 21600" draw:type="rectangle" draw:enhanced-path="M 0 0 L 21600 0 21600 21600 0 21600 0 0 Z N"/>
        </draw:custom-shape>
        <draw:custom-shape draw:style-name="gr388" draw:text-style-name="P15" draw:layer="layout" svg:width="0.8cm" svg:height="0.2cm" svg:x="23.202cm" svg:y="27.3cm">
          <text:p text:style-name="P12"><text:span text:style-name="T5">cmd 10</text:span><text:span text:style-name="T4"> type</text:span></text:p>
          <draw:enhanced-geometry svg:viewBox="0 0 21600 21600" draw:type="rectangle" draw:enhanced-path="M 0 0 L 21600 0 21600 21600 0 21600 0 0 Z N"/>
        </draw:custom-shape>
        <draw:custom-shape draw:style-name="gr389" draw:text-style-name="P15" draw:layer="layout" svg:width="0.8cm" svg:height="0.2cm" svg:x="22.402cm" svg:y="27.3cm">
          <text:p text:style-name="P12"><text:span text:style-name="T5">cmd 11</text:span><text:span text:style-name="T4"> type</text:span></text:p>
          <draw:enhanced-geometry svg:viewBox="0 0 21600 21600" draw:type="rectangle" draw:enhanced-path="M 0 0 L 21600 0 21600 21600 0 21600 0 0 Z N"/>
        </draw:custom-shape>
        <draw:custom-shape draw:style-name="gr390" draw:text-style-name="P15" draw:layer="layout" svg:width="0.8cm" svg:height="0.2cm" svg:x="21.602cm" svg:y="27.3cm">
          <text:p text:style-name="P12"><text:span text:style-name="T5">cmd 12</text:span><text:span text:style-name="T4"> type</text:span></text:p>
          <draw:enhanced-geometry svg:viewBox="0 0 21600 21600" draw:type="rectangle" draw:enhanced-path="M 0 0 L 21600 0 21600 21600 0 21600 0 0 Z N"/>
        </draw:custom-shape>
        <draw:custom-shape draw:style-name="gr391" draw:text-style-name="P15" draw:layer="layout" svg:width="0.8cm" svg:height="0.2cm" svg:x="20.802cm" svg:y="27.3cm">
          <text:p text:style-name="P12"><text:span text:style-name="T5">cmd 13</text:span><text:span text:style-name="T4"> type</text:span></text:p>
          <draw:enhanced-geometry svg:viewBox="0 0 21600 21600" draw:type="rectangle" draw:enhanced-path="M 0 0 L 21600 0 21600 21600 0 21600 0 0 Z N"/>
        </draw:custom-shape>
        <draw:custom-shape draw:style-name="gr392" draw:text-style-name="P15" draw:layer="layout" svg:width="0.8cm" svg:height="0.2cm" svg:x="20.002cm" svg:y="27.3cm">
          <text:p text:style-name="P12"><text:span text:style-name="T5">cmd 14</text:span><text:span text:style-name="T4"> type</text:span></text:p>
          <draw:enhanced-geometry svg:viewBox="0 0 21600 21600" draw:type="rectangle" draw:enhanced-path="M 0 0 L 21600 0 21600 21600 0 21600 0 0 Z N"/>
        </draw:custom-shape>
        <draw:custom-shape draw:style-name="gr393" draw:text-style-name="P15" draw:layer="layout" svg:width="0.8cm" svg:height="0.2cm" svg:x="19.202cm" svg:y="27.3cm">
          <text:p text:style-name="P12"><text:span text:style-name="T5">cmd 15</text:span><text:span text:style-name="T4"> type</text:span></text:p>
          <draw:enhanced-geometry svg:viewBox="0 0 21600 21600" draw:type="rectangle" draw:enhanced-path="M 0 0 L 21600 0 21600 21600 0 21600 0 0 Z N"/>
        </draw:custom-shape>
        <draw:custom-shape draw:style-name="gr99" draw:text-style-name="P11" draw:layer="layout" svg:width="3.196cm" svg:height="0.2cm" svg:x="19.206cm" svg:y="27.1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26.5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26.7cm">
          <text:p text:style-name="P7"><text:span text:style-name="T4">reserve</text:span></text:p>
          <draw:enhanced-geometry svg:viewBox="0 0 21600 21600" draw:type="rectangle" draw:enhanced-path="M 0 0 L 21600 0 21600 21600 0 21600 0 0 Z N"/>
        </draw:custom-shape>
        <draw:custom-shape draw:style-name="gr86" draw:text-style-name="P11" draw:layer="layout" svg:width="11.196cm" svg:height="0.2cm" svg:x="19.205cm" svg:y="26.9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26.3cm">
          <text:p text:style-name="P7"><text:span text:style-name="T4">cmd_meta 3</text:span></text:p>
          <draw:enhanced-geometry svg:viewBox="0 0 21600 21600" draw:type="rectangle" draw:enhanced-path="M 0 0 L 21600 0 21600 21600 0 21600 0 0 Z N"/>
        </draw:custom-shape>
        <draw:custom-shape draw:style-name="gr8" draw:text-style-name="P11" draw:layer="layout" svg:width="12.796cm" svg:height="0.2cm" svg:x="19.205cm" svg:y="26.3cm">
          <text:p text:style-name="P7"><text:span text:style-name="T4">reserve</text:span></text:p>
          <draw:enhanced-geometry svg:viewBox="0 0 21600 21600" draw:type="rectangle" draw:enhanced-path="M 0 0 L 21600 0 21600 21600 0 21600 0 0 Z N"/>
        </draw:custom-shape>
        <draw:custom-shape draw:style-name="gr11" draw:text-style-name="P11" draw:layer="layout" svg:width="1.4cm" svg:height="0.2cm" svg:x="30.601cm" svg:y="27.5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29.601cm" svg:y="27.5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28.001cm" svg:y="27.5cm">
          <text:p text:style-name="P7"><text:span text:style-name="T4">00000</text:span></text:p>
          <draw:enhanced-geometry svg:viewBox="0 0 21600 21600" draw:type="rectangle" draw:enhanced-path="M 0 0 L 21600 0 21600 21600 0 21600 0 0 Z N"/>
        </draw:custom-shape>
        <draw:custom-shape draw:style-name="gr12" draw:text-style-name="P11" draw:layer="layout" svg:width="1cm" svg:height="0.2cm" svg:x="27.001cm" svg:y="27.5cm">
          <text:p text:style-name="P7"><text:span text:style-name="T4">1: store</text:span></text:p>
          <draw:enhanced-geometry svg:viewBox="0 0 21600 21600" draw:type="rectangle" draw:enhanced-path="M 0 0 L 21600 0 21600 21600 0 21600 0 0 Z N"/>
        </draw:custom-shape>
        <draw:custom-shape draw:style-name="gr11" draw:text-style-name="P11" draw:layer="layout" svg:width="1.4cm" svg:height="0.2cm" svg:x="25.601cm" svg:y="27.5cm">
          <text:p text:style-name="P7"><text:span text:style-name="T4">burst num</text:span></text:p>
          <draw:enhanced-geometry svg:viewBox="0 0 21600 21600" draw:type="rectangle" draw:enhanced-path="M 0 0 L 21600 0 21600 21600 0 21600 0 0 Z N"/>
        </draw:custom-shape>
        <draw:custom-shape draw:style-name="gr13" draw:text-style-name="P11" draw:layer="layout" svg:width="0.6cm" svg:height="0.2cm" svg:x="29.001cm" svg:y="27.5cm">
          <text:p text:style-name="P7"><text:span text:style-name="T4">000</text:span></text:p>
          <draw:enhanced-geometry svg:viewBox="0 0 21600 21600" draw:type="rectangle" draw:enhanced-path="M 0 0 L 21600 0 21600 21600 0 21600 0 0 Z N"/>
        </draw:custom-shape>
        <draw:custom-shape draw:style-name="gr106" draw:text-style-name="P11" draw:layer="layout" svg:width="1.6cm" svg:height="0.2cm" svg:x="30.401cm" svg:y="26.9cm">
          <text:p text:style-name="P7"><text:span text:style-name="T4">num</text:span></text:p>
          <draw:enhanced-geometry svg:viewBox="0 0 21600 21600" draw:type="rectangle" draw:enhanced-path="M 0 0 L 21600 0 21600 21600 0 21600 0 0 Z N"/>
        </draw:custom-shape>
        <draw:custom-shape draw:style-name="gr106" draw:text-style-name="P11" draw:layer="layout" svg:width="1.6cm" svg:height="0.2cm" svg:x="30.404cm" svg:y="27.1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28.804cm" svg:y="27.1cm">
          <text:p text:style-name="P7"><text:span text:style-name="T4">tcam_id</text:span></text:p>
          <draw:enhanced-geometry svg:viewBox="0 0 21600 21600" draw:type="rectangle" draw:enhanced-path="M 0 0 L 21600 0 21600 21600 0 21600 0 0 Z N"/>
        </draw:custom-shape>
        <draw:custom-shape draw:style-name="gr394" draw:text-style-name="P15" draw:layer="layout" svg:width="1.6cm" svg:height="0.2cm" svg:x="25.609cm" svg:y="27.1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27.204cm" svg:y="27.1cm">
          <text:p text:style-name="P7"><text:span text:style-name="T4">key_key_sizeb(bit)</text:span></text:p>
          <draw:enhanced-geometry svg:viewBox="0 0 21600 21600" draw:type="rectangle" draw:enhanced-path="M 0 0 L 21600 0 21600 21600 0 21600 0 0 Z N"/>
        </draw:custom-shape>
        <draw:custom-shape draw:style-name="gr395" draw:text-style-name="P20" draw:layer="layout" svg:width="0.501cm" svg:height="12.8cm" draw:transform="rotate (1.5707963267949) translate (19.202cm 26.098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8" draw:layer="layout" svg:width="0.404cm" svg:height="0.2cm" svg:x="18.402cm" svg:y="29.7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18.402cm" svg:y="29.5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18.402cm" svg:y="29.3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18.402cm" svg:y="29.1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18.402cm" svg:y="28.9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18.402cm" svg:y="28.7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18.803cm" svg:y="28.3cm">
          <text:p text:style-name="P9"><text:span text:style-name="T4">store output</text:span></text:p>
          <draw:enhanced-geometry svg:viewBox="0 0 21600 21600" draw:type="rectangle" draw:enhanced-path="M 0 0 L 21600 0 21600 21600 0 21600 0 0 Z N"/>
        </draw:custom-shape>
        <draw:custom-shape draw:style-name="gr100" draw:text-style-name="P17" draw:layer="layout" svg:width="0.2cm" svg:height="0.2cm" svg:x="20.804cm" svg:y="28.5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21.003cm" svg:y="28.5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20.405cm" svg:y="28.5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20.604cm" svg:y="28.5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20.006cm" svg:y="28.5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20.205cm" svg:y="28.5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19.607cm" svg:y="28.5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19.806cm" svg:y="28.5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19.208cm" svg:y="28.5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19.407cm" svg:y="28.5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22.805cm" svg:y="28.5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23.004cm" svg:y="28.5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22.406cm" svg:y="28.5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22.605cm" svg:y="28.5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22.007cm" svg:y="28.5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22.206cm" svg:y="28.5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21.608cm" svg:y="28.5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21.807cm" svg:y="28.5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21.209cm" svg:y="28.5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21.408cm" svg:y="28.5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24.806cm" svg:y="28.5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25.005cm" svg:y="28.5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24.407cm" svg:y="28.5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24.606cm" svg:y="28.5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24.008cm" svg:y="28.5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24.207cm" svg:y="28.5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23.609cm" svg:y="28.5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23.808cm" svg:y="28.5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23.21cm" svg:y="28.5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23.409cm" svg:y="28.5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25.21cm" svg:y="28.5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25.41cm" svg:y="28.5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26.804cm" svg:y="28.5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27.003cm" svg:y="28.5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26.405cm" svg:y="28.5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26.604cm" svg:y="28.5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26.006cm" svg:y="28.5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26.205cm" svg:y="28.5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25.607cm" svg:y="28.5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25.806cm" svg:y="28.5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28.805cm" svg:y="28.5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29.004cm" svg:y="28.5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28.406cm" svg:y="28.5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28.605cm" svg:y="28.5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28.007cm" svg:y="28.5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28.206cm" svg:y="28.5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27.608cm" svg:y="28.5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27.807cm" svg:y="28.5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27.209cm" svg:y="28.5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27.408cm" svg:y="28.5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30.806cm" svg:y="28.5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31.005cm" svg:y="28.5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30.407cm" svg:y="28.5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30.606cm" svg:y="28.5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30.008cm" svg:y="28.5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30.207cm" svg:y="28.5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29.609cm" svg:y="28.5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29.808cm" svg:y="28.5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29.21cm" svg:y="28.5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29.409cm" svg:y="28.5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31.21cm" svg:y="28.5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31.41cm" svg:y="28.5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1cm" svg:height="0.2cm" svg:x="18.799cm" svg:y="28.5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19.008cm" svg:y="28.5cm">
          <text:p text:style-name="P7"><text:span text:style-name="T4">62</text:span></text:p>
          <draw:enhanced-geometry svg:viewBox="0 0 21600 21600" draw:type="rectangle" draw:enhanced-path="M 0 0 L 21600 0 21600 21600 0 21600 0 0 Z N"/>
        </draw:custom-shape>
        <draw:custom-shape draw:style-name="gr101" draw:text-style-name="P17" draw:layer="layout" svg:width="3.203cm" svg:height="0.2cm" svg:x="18.799cm" svg:y="29.5cm">
          <text:p text:style-name="P7"><text:span text:style-name="T4">reserve</text:span></text:p>
          <draw:enhanced-geometry svg:viewBox="0 0 21600 21600" draw:type="rectangle" draw:enhanced-path="M 0 0 L 21600 0 21600 21600 0 21600 0 0 Z N"/>
        </draw:custom-shape>
        <draw:custom-shape draw:style-name="gr107" draw:text-style-name="P17" draw:layer="layout" svg:width="12.803cm" svg:height="0.2cm" svg:x="18.799cm" svg:y="28.9cm">
          <text:p text:style-name="P7"><text:span text:style-name="T4">reserve</text:span></text:p>
          <draw:enhanced-geometry svg:viewBox="0 0 21600 21600" draw:type="rectangle" draw:enhanced-path="M 0 0 L 21600 0 21600 21600 0 21600 0 0 Z N"/>
        </draw:custom-shape>
        <draw:custom-shape draw:style-name="gr107" draw:text-style-name="P17" draw:layer="layout" svg:width="12.803cm" svg:height="0.2cm" svg:x="18.799cm" svg:y="29.1cm">
          <text:p text:style-name="P7"><text:span text:style-name="T4">reserve</text:span></text:p>
          <draw:enhanced-geometry svg:viewBox="0 0 21600 21600" draw:type="rectangle" draw:enhanced-path="M 0 0 L 21600 0 21600 21600 0 21600 0 0 Z N"/>
        </draw:custom-shape>
        <draw:custom-shape draw:style-name="gr103" draw:text-style-name="P17" draw:layer="layout" svg:width="11.2cm" svg:height="0.2cm" svg:x="18.799cm" svg:y="29.3cm">
          <text:p text:style-name="P7"><text:span text:style-name="T4">reserve</text:span></text:p>
          <draw:enhanced-geometry svg:viewBox="0 0 21600 21600" draw:type="rectangle" draw:enhanced-path="M 0 0 L 21600 0 21600 21600 0 21600 0 0 Z N"/>
        </draw:custom-shape>
        <draw:custom-shape draw:style-name="gr104" draw:text-style-name="P17" draw:layer="layout" svg:width="12.796cm" svg:height="0.2cm" svg:x="18.806cm" svg:y="28.7cm">
          <text:p text:style-name="P7"><text:span text:style-name="T4">cmd_meta 3</text:span></text:p>
          <draw:enhanced-geometry svg:viewBox="0 0 21600 21600" draw:type="rectangle" draw:enhanced-path="M 0 0 L 21600 0 21600 21600 0 21600 0 0 Z N"/>
        </draw:custom-shape>
        <draw:custom-shape draw:style-name="gr107" draw:text-style-name="P17" draw:layer="layout" svg:width="12.803cm" svg:height="0.2cm" svg:x="18.799cm" svg:y="28.7cm">
          <text:p text:style-name="P7"><text:span text:style-name="T4">reserve</text:span></text:p>
          <draw:enhanced-geometry svg:viewBox="0 0 21600 21600" draw:type="rectangle" draw:enhanced-path="M 0 0 L 21600 0 21600 21600 0 21600 0 0 Z N"/>
        </draw:custom-shape>
        <draw:custom-shape draw:style-name="gr108" draw:text-style-name="P17" draw:layer="layout" svg:width="1.601cm" svg:height="0.2cm" svg:x="29.999cm" svg:y="29.3cm">
          <text:p text:style-name="P7"><text:span text:style-name="T4">num</text:span></text:p>
          <draw:enhanced-geometry svg:viewBox="0 0 21600 21600" draw:type="rectangle" draw:enhanced-path="M 0 0 L 21600 0 21600 21600 0 21600 0 0 Z N"/>
        </draw:custom-shape>
        <draw:custom-shape draw:style-name="gr110" draw:text-style-name="P17" draw:layer="layout" svg:width="0.8cm" svg:height="0.2cm" svg:x="30.799cm" svg:y="29.7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29.999cm" svg:y="29.7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29.199cm" svg:y="29.7cm">
          <text:p text:style-name="P7"><text:span text:style-name="T4">cmd 3 type</text:span></text:p>
          <draw:enhanced-geometry svg:viewBox="0 0 21600 21600" draw:type="rectangle" draw:enhanced-path="M 0 0 L 21600 0 21600 21600 0 21600 0 0 Z N"/>
        </draw:custom-shape>
        <draw:custom-shape draw:style-name="gr396" draw:text-style-name="P18" draw:layer="layout" svg:width="0.8cm" svg:height="0.2cm" svg:x="28.399cm" svg:y="29.7cm">
          <text:p text:style-name="P12"><text:span text:style-name="T5">cmd 4</text:span><text:span text:style-name="T4"> type</text:span></text:p>
          <draw:enhanced-geometry svg:viewBox="0 0 21600 21600" draw:type="rectangle" draw:enhanced-path="M 0 0 L 21600 0 21600 21600 0 21600 0 0 Z N"/>
        </draw:custom-shape>
        <draw:custom-shape draw:style-name="gr397" draw:text-style-name="P18" draw:layer="layout" svg:width="0.8cm" svg:height="0.2cm" svg:x="27.599cm" svg:y="29.7cm">
          <text:p text:style-name="P12"><text:span text:style-name="T5">cmd 5</text:span><text:span text:style-name="T4"> type</text:span></text:p>
          <draw:enhanced-geometry svg:viewBox="0 0 21600 21600" draw:type="rectangle" draw:enhanced-path="M 0 0 L 21600 0 21600 21600 0 21600 0 0 Z N"/>
        </draw:custom-shape>
        <draw:custom-shape draw:style-name="gr398" draw:text-style-name="P18" draw:layer="layout" svg:width="0.8cm" svg:height="0.2cm" svg:x="26.799cm" svg:y="29.7cm">
          <text:p text:style-name="P12"><text:span text:style-name="T5">cmd 6</text:span><text:span text:style-name="T4"> type</text:span></text:p>
          <draw:enhanced-geometry svg:viewBox="0 0 21600 21600" draw:type="rectangle" draw:enhanced-path="M 0 0 L 21600 0 21600 21600 0 21600 0 0 Z N"/>
        </draw:custom-shape>
        <draw:custom-shape draw:style-name="gr399" draw:text-style-name="P18" draw:layer="layout" svg:width="0.8cm" svg:height="0.2cm" svg:x="25.999cm" svg:y="29.7cm">
          <text:p text:style-name="P12"><text:span text:style-name="T5">cmd 7</text:span><text:span text:style-name="T4"> type</text:span></text:p>
          <draw:enhanced-geometry svg:viewBox="0 0 21600 21600" draw:type="rectangle" draw:enhanced-path="M 0 0 L 21600 0 21600 21600 0 21600 0 0 Z N"/>
        </draw:custom-shape>
        <draw:custom-shape draw:style-name="gr400" draw:text-style-name="P18" draw:layer="layout" svg:width="0.8cm" svg:height="0.2cm" svg:x="25.199cm" svg:y="29.7cm">
          <text:p text:style-name="P12"><text:span text:style-name="T5">cmd 8</text:span><text:span text:style-name="T4"> type</text:span></text:p>
          <draw:enhanced-geometry svg:viewBox="0 0 21600 21600" draw:type="rectangle" draw:enhanced-path="M 0 0 L 21600 0 21600 21600 0 21600 0 0 Z N"/>
        </draw:custom-shape>
        <draw:custom-shape draw:style-name="gr401" draw:text-style-name="P18" draw:layer="layout" svg:width="0.8cm" svg:height="0.2cm" svg:x="24.399cm" svg:y="29.7cm">
          <text:p text:style-name="P12"><text:span text:style-name="T5">cmd 9</text:span><text:span text:style-name="T4"> type</text:span></text:p>
          <draw:enhanced-geometry svg:viewBox="0 0 21600 21600" draw:type="rectangle" draw:enhanced-path="M 0 0 L 21600 0 21600 21600 0 21600 0 0 Z N"/>
        </draw:custom-shape>
        <draw:custom-shape draw:style-name="gr402" draw:text-style-name="P18" draw:layer="layout" svg:width="0.8cm" svg:height="0.2cm" svg:x="23.599cm" svg:y="29.7cm">
          <text:p text:style-name="P12"><text:span text:style-name="T5">cmd 10</text:span><text:span text:style-name="T4"> type</text:span></text:p>
          <draw:enhanced-geometry svg:viewBox="0 0 21600 21600" draw:type="rectangle" draw:enhanced-path="M 0 0 L 21600 0 21600 21600 0 21600 0 0 Z N"/>
        </draw:custom-shape>
        <draw:custom-shape draw:style-name="gr403" draw:text-style-name="P18" draw:layer="layout" svg:width="0.8cm" svg:height="0.2cm" svg:x="22.799cm" svg:y="29.7cm">
          <text:p text:style-name="P12"><text:span text:style-name="T5">cmd 11</text:span><text:span text:style-name="T4"> type</text:span></text:p>
          <draw:enhanced-geometry svg:viewBox="0 0 21600 21600" draw:type="rectangle" draw:enhanced-path="M 0 0 L 21600 0 21600 21600 0 21600 0 0 Z N"/>
        </draw:custom-shape>
        <draw:custom-shape draw:style-name="gr404" draw:text-style-name="P18" draw:layer="layout" svg:width="0.8cm" svg:height="0.2cm" svg:x="21.999cm" svg:y="29.7cm">
          <text:p text:style-name="P12"><text:span text:style-name="T5">cmd 12</text:span><text:span text:style-name="T4"> type</text:span></text:p>
          <draw:enhanced-geometry svg:viewBox="0 0 21600 21600" draw:type="rectangle" draw:enhanced-path="M 0 0 L 21600 0 21600 21600 0 21600 0 0 Z N"/>
        </draw:custom-shape>
        <draw:custom-shape draw:style-name="gr405" draw:text-style-name="P18" draw:layer="layout" svg:width="0.8cm" svg:height="0.2cm" svg:x="21.199cm" svg:y="29.7cm">
          <text:p text:style-name="P12"><text:span text:style-name="T5">cmd 13</text:span><text:span text:style-name="T4"> type</text:span></text:p>
          <draw:enhanced-geometry svg:viewBox="0 0 21600 21600" draw:type="rectangle" draw:enhanced-path="M 0 0 L 21600 0 21600 21600 0 21600 0 0 Z N"/>
        </draw:custom-shape>
        <draw:custom-shape draw:style-name="gr406" draw:text-style-name="P18" draw:layer="layout" svg:width="0.8cm" svg:height="0.2cm" svg:x="20.399cm" svg:y="29.7cm">
          <text:p text:style-name="P12"><text:span text:style-name="T5">cmd 14</text:span><text:span text:style-name="T4"> type</text:span></text:p>
          <draw:enhanced-geometry svg:viewBox="0 0 21600 21600" draw:type="rectangle" draw:enhanced-path="M 0 0 L 21600 0 21600 21600 0 21600 0 0 Z N"/>
        </draw:custom-shape>
        <draw:custom-shape draw:style-name="gr407" draw:text-style-name="P18" draw:layer="layout" svg:width="0.8cm" svg:height="0.2cm" svg:x="19.599cm" svg:y="29.7cm">
          <text:p text:style-name="P12"><text:span text:style-name="T5">cmd 15</text:span><text:span text:style-name="T4"> type</text:span></text:p>
          <draw:enhanced-geometry svg:viewBox="0 0 21600 21600" draw:type="rectangle" draw:enhanced-path="M 0 0 L 21600 0 21600 21600 0 21600 0 0 Z N"/>
        </draw:custom-shape>
        <draw:custom-shape draw:style-name="gr408" draw:text-style-name="P18" draw:layer="layout" svg:width="0.8cm" svg:height="0.2cm" svg:x="18.799cm" svg:y="29.7cm">
          <text:p text:style-name="P12"><text:span text:style-name="T5">0000</text:span></text:p>
          <draw:enhanced-geometry svg:viewBox="0 0 21600 21600" draw:type="rectangle" draw:enhanced-path="M 0 0 L 21600 0 21600 21600 0 21600 0 0 Z N"/>
        </draw:custom-shape>
        <draw:custom-shape draw:style-name="gr105" draw:text-style-name="P17" draw:layer="layout" svg:width="1.6cm" svg:height="0.2cm" svg:x="29.999cm" svg:y="29.5cm">
          <text:p text:style-name="P7"><text:span text:style-name="T4">ram_buff_id</text:span></text:p>
          <draw:enhanced-geometry svg:viewBox="0 0 21600 21600" draw:type="rectangle" draw:enhanced-path="M 0 0 L 21600 0 21600 21600 0 21600 0 0 Z N"/>
        </draw:custom-shape>
        <draw:custom-shape draw:style-name="gr105" draw:text-style-name="P17" draw:layer="layout" svg:width="1.6cm" svg:height="0.2cm" svg:x="28.399cm" svg:y="29.5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26.799cm" svg:y="29.5cm">
          <text:p text:style-name="P7"><text:span text:style-name="T4">key_key_sizeb(bit)</text:span></text:p>
          <draw:enhanced-geometry svg:viewBox="0 0 21600 21600" draw:type="rectangle" draw:enhanced-path="M 0 0 L 21600 0 21600 21600 0 21600 0 0 Z N"/>
        </draw:custom-shape>
        <draw:custom-shape draw:style-name="gr409" draw:text-style-name="P18" draw:layer="layout" svg:width="1.6cm" svg:height="0.2cm" svg:x="25.204cm" svg:y="29.5cm">
          <text:p text:style-name="P12"><text:span text:style-name="T5">dma_next_meta offset</text:span></text:p>
          <draw:enhanced-geometry svg:viewBox="0 0 21600 21600" draw:type="rectangle" draw:enhanced-path="M 0 0 L 21600 0 21600 21600 0 21600 0 0 Z N"/>
        </draw:custom-shape>
        <draw:custom-shape draw:style-name="gr410" draw:text-style-name="P20" draw:layer="layout" svg:width="0.204cm" svg:height="1.199cm" svg:x="31.591cm" svg:y="28.7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31.795cm" svg:y1="29.301cm" svg:x2="32.095cm" svg:y2="29.301cm">
          <text:p/>
        </draw:line>
        <draw:custom-shape draw:style-name="gr410" draw:text-style-name="P20" draw:layer="layout" svg:width="0.204cm" svg:height="1.199cm" draw:transform="rotate (-3.14159265358979) translate (18.804cm 27.49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18.3cm" svg:y1="26.899cm" svg:x2="18.6cm" svg:y2="26.899cm">
          <text:p/>
        </draw:line>
        <draw:custom-shape draw:style-name="gr411" draw:text-style-name="P29" draw:layer="layout" svg:width="7cm" svg:height="1.6cm" svg:x="22.002cm" svg:y="23.6cm">
          <text:p text:style-name="P29"><text:span text:style-name="T9">1. send write address on aw channel of axi4</text:span></text:p>
          <text:p text:style-name="P29"><text:span text:style-name="T9">2. put data from ram buffer head to w channel of axi4</text:span></text:p>
          <text:p text:style-name="P29"><text:span text:style-name="T9">3. waitting resp on b channel of axi4</text:span></text:p>
          <text:p text:style-name="P29"><text:span text:style-name="T9">4. send to dst_port</text:span></text:p>
          <text:p text:style-name="P29"><text:span text:style-name="T9">5. update ram buffer head</text:span></text:p>
          <draw:enhanced-geometry svg:viewBox="0 0 21600 21600" draw:type="rectangle" draw:enhanced-path="M 0 0 L 21600 0 21600 21600 0 21600 0 0 Z N"/>
        </draw:custom-shape>
        <draw:line draw:style-name="gr198" draw:text-style-name="P23" draw:layer="layout" svg:x1="20.902cm" svg:y1="23cm" svg:x2="22.002cm" svg:y2="24cm">
          <text:p/>
        </draw:line>
        <draw:line draw:style-name="gr198" draw:text-style-name="P23" draw:layer="layout" svg:x1="29.002cm" svg:y1="24.3cm" svg:x2="30.102cm" svg:y2="23.5cm">
          <text:p/>
        </draw:line>
        <draw:line draw:style-name="gr199" draw:text-style-name="P23" draw:layer="layout" svg:x1="25.602cm" svg:y1="25.593cm" svg:x2="25.602cm" svg:y2="25.2cm">
          <text:p/>
        </draw:line>
        <draw:custom-shape draw:style-name="gr412" draw:text-style-name="P18" draw:layer="layout" svg:width="1.6cm" svg:height="0.2cm" svg:x="22cm" svg:y="17.8cm">
          <text:p text:style-name="P12"><text:span text:style-name="T5">dst_port</text:span></text:p>
          <draw:enhanced-geometry svg:viewBox="0 0 21600 21600" draw:type="rectangle" draw:enhanced-path="M 0 0 L 21600 0 21600 21600 0 21600 0 0 Z N"/>
        </draw:custom-shape>
        <draw:custom-shape draw:style-name="gr105" draw:text-style-name="P17" draw:layer="layout" svg:width="1.6cm" svg:height="0.2cm" svg:x="23.595cm" svg:y="17.8cm">
          <text:p text:style-name="P7"><text:span text:style-name="T4">src_port</text:span></text:p>
          <draw:enhanced-geometry svg:viewBox="0 0 21600 21600" draw:type="rectangle" draw:enhanced-path="M 0 0 L 21600 0 21600 21600 0 21600 0 0 Z N"/>
        </draw:custom-shape>
        <draw:custom-shape draw:style-name="gr413" draw:text-style-name="P15" draw:layer="layout" svg:width="1.6cm" svg:height="0.2cm" svg:x="22.401cm" svg:y="20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23.996cm" svg:y="20cm">
          <text:p text:style-name="P7"><text:span text:style-name="T4">src_port</text:span></text:p>
          <draw:enhanced-geometry svg:viewBox="0 0 21600 21600" draw:type="rectangle" draw:enhanced-path="M 0 0 L 21600 0 21600 21600 0 21600 0 0 Z N"/>
        </draw:custom-shape>
        <draw:custom-shape draw:style-name="gr414" draw:text-style-name="P15" draw:layer="layout" svg:width="1.6cm" svg:height="0.2cm" svg:x="22.402cm" svg:y="27.1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23.997cm" svg:y="27.1cm">
          <text:p text:style-name="P7"><text:span text:style-name="T4">src_port</text:span></text:p>
          <draw:enhanced-geometry svg:viewBox="0 0 21600 21600" draw:type="rectangle" draw:enhanced-path="M 0 0 L 21600 0 21600 21600 0 21600 0 0 Z N"/>
        </draw:custom-shape>
        <draw:custom-shape draw:style-name="gr415" draw:text-style-name="P18" draw:layer="layout" svg:width="1.6cm" svg:height="0.2cm" svg:x="22.003cm" svg:y="29.5cm">
          <text:p text:style-name="P12"><text:span text:style-name="T5">dst_port</text:span></text:p>
          <draw:enhanced-geometry svg:viewBox="0 0 21600 21600" draw:type="rectangle" draw:enhanced-path="M 0 0 L 21600 0 21600 21600 0 21600 0 0 Z N"/>
        </draw:custom-shape>
        <draw:custom-shape draw:style-name="gr105" draw:text-style-name="P17" draw:layer="layout" svg:width="1.6cm" svg:height="0.2cm" svg:x="23.598cm" svg:y="29.5cm">
          <text:p text:style-name="P7"><text:span text:style-name="T4">src_port</text:span></text:p>
          <draw:enhanced-geometry svg:viewBox="0 0 21600 21600" draw:type="rectangle" draw:enhanced-path="M 0 0 L 21600 0 21600 21600 0 21600 0 0 Z N"/>
        </draw:custom-shape>
        <draw:custom-shape draw:style-name="gr416" draw:text-style-name="P15" draw:layer="layout" svg:width="1.6cm" svg:height="0.2cm" svg:x="39.805cm" svg:y="11.4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41.4cm" svg:y="11.4cm">
          <text:p text:style-name="P7"><text:span text:style-name="T4">src_port</text:span></text:p>
          <draw:enhanced-geometry svg:viewBox="0 0 21600 21600" draw:type="rectangle" draw:enhanced-path="M 0 0 L 21600 0 21600 21600 0 21600 0 0 Z N"/>
        </draw:custom-shape>
        <draw:custom-shape draw:style-name="gr417" draw:text-style-name="P15" draw:layer="layout" svg:width="1.6cm" svg:height="0.2cm" svg:x="39.806cm" svg:y="13.4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41.401cm" svg:y="13.4cm">
          <text:p text:style-name="P7"><text:span text:style-name="T4">src_port</text:span></text:p>
          <draw:enhanced-geometry svg:viewBox="0 0 21600 21600" draw:type="rectangle" draw:enhanced-path="M 0 0 L 21600 0 21600 21600 0 21600 0 0 Z N"/>
        </draw:custom-shape>
        <draw:custom-shape draw:style-name="gr418" draw:text-style-name="P15" draw:layer="layout" svg:width="1.6cm" svg:height="0.2cm" svg:x="39.807cm" svg:y="9.4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41.402cm" svg:y="9.4cm">
          <text:p text:style-name="P7"><text:span text:style-name="T4">src_port</text:span></text:p>
          <draw:enhanced-geometry svg:viewBox="0 0 21600 21600" draw:type="rectangle" draw:enhanced-path="M 0 0 L 21600 0 21600 21600 0 21600 0 0 Z N"/>
        </draw:custom-shape>
        <draw:custom-shape draw:style-name="gr419" draw:text-style-name="P15" draw:layer="layout" svg:width="1.6cm" svg:height="0.2cm" svg:x="39.808cm" svg:y="7.4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41.403cm" svg:y="7.4cm">
          <text:p text:style-name="P7"><text:span text:style-name="T4">src_port</text:span></text:p>
          <draw:enhanced-geometry svg:viewBox="0 0 21600 21600" draw:type="rectangle" draw:enhanced-path="M 0 0 L 21600 0 21600 21600 0 21600 0 0 Z N"/>
        </draw:custom-shape>
        <draw:custom-shape draw:style-name="gr420" draw:text-style-name="P18" draw:layer="layout" svg:width="1.6cm" svg:height="0.2cm" svg:x="55.2cm" svg:y="11.4cm">
          <text:p text:style-name="P12"><text:span text:style-name="T5">src_port</text:span></text:p>
          <draw:enhanced-geometry svg:viewBox="0 0 21600 21600" draw:type="rectangle" draw:enhanced-path="M 0 0 L 21600 0 21600 21600 0 21600 0 0 Z N"/>
        </draw:custom-shape>
        <draw:custom-shape draw:style-name="gr421" draw:text-style-name="P18" draw:layer="layout" svg:width="1.6cm" svg:height="0.2cm" svg:x="53.6cm" svg:y="11.4cm">
          <text:p text:style-name="P12"><text:span text:style-name="T5">dst_port</text:span></text:p>
          <draw:enhanced-geometry svg:viewBox="0 0 21600 21600" draw:type="rectangle" draw:enhanced-path="M 0 0 L 21600 0 21600 21600 0 21600 0 0 Z N"/>
        </draw:custom-shape>
        <draw:custom-shape draw:style-name="gr422" draw:text-style-name="P18" draw:layer="layout" svg:width="1.6cm" svg:height="0.2cm" svg:x="55.2cm" svg:y="9.4cm">
          <text:p text:style-name="P12"><text:span text:style-name="T5">src_port</text:span></text:p>
          <draw:enhanced-geometry svg:viewBox="0 0 21600 21600" draw:type="rectangle" draw:enhanced-path="M 0 0 L 21600 0 21600 21600 0 21600 0 0 Z N"/>
        </draw:custom-shape>
        <draw:custom-shape draw:style-name="gr423" draw:text-style-name="P18" draw:layer="layout" svg:width="1.6cm" svg:height="0.2cm" svg:x="53.6cm" svg:y="9.4cm">
          <text:p text:style-name="P12"><text:span text:style-name="T5">dst_port</text:span></text:p>
          <draw:enhanced-geometry svg:viewBox="0 0 21600 21600" draw:type="rectangle" draw:enhanced-path="M 0 0 L 21600 0 21600 21600 0 21600 0 0 Z N"/>
        </draw:custom-shape>
        <draw:custom-shape draw:style-name="gr424" draw:text-style-name="P18" draw:layer="layout" svg:width="1.6cm" svg:height="0.2cm" svg:x="55.2cm" svg:y="13.4cm">
          <text:p text:style-name="P12"><text:span text:style-name="T5">src_port</text:span></text:p>
          <draw:enhanced-geometry svg:viewBox="0 0 21600 21600" draw:type="rectangle" draw:enhanced-path="M 0 0 L 21600 0 21600 21600 0 21600 0 0 Z N"/>
        </draw:custom-shape>
        <draw:custom-shape draw:style-name="gr425" draw:text-style-name="P18" draw:layer="layout" svg:width="1.6cm" svg:height="0.2cm" svg:x="53.6cm" svg:y="13.4cm">
          <text:p text:style-name="P12"><text:span text:style-name="T5">dst_port</text:span></text:p>
          <draw:enhanced-geometry svg:viewBox="0 0 21600 21600" draw:type="rectangle" draw:enhanced-path="M 0 0 L 21600 0 21600 21600 0 21600 0 0 Z N"/>
        </draw:custom-shape>
        <draw:custom-shape draw:style-name="gr426" draw:text-style-name="P18" draw:layer="layout" svg:width="1.6cm" svg:height="0.2cm" svg:x="55.2cm" svg:y="7.4cm">
          <text:p text:style-name="P12"><text:span text:style-name="T5">src_port</text:span></text:p>
          <draw:enhanced-geometry svg:viewBox="0 0 21600 21600" draw:type="rectangle" draw:enhanced-path="M 0 0 L 21600 0 21600 21600 0 21600 0 0 Z N"/>
        </draw:custom-shape>
        <draw:custom-shape draw:style-name="gr427" draw:text-style-name="P18" draw:layer="layout" svg:width="1.6cm" svg:height="0.2cm" svg:x="53.6cm" svg:y="7.4cm">
          <text:p text:style-name="P12"><text:span text:style-name="T5">dst_port</text:span></text:p>
          <draw:enhanced-geometry svg:viewBox="0 0 21600 21600" draw:type="rectangle" draw:enhanced-path="M 0 0 L 21600 0 21600 21600 0 21600 0 0 Z N"/>
        </draw:custom-shape>
        <draw:custom-shape draw:style-name="gr428" draw:text-style-name="P18" draw:layer="layout" svg:width="1.6cm" svg:height="0.2cm" svg:x="55.2cm" svg:y="16.6cm">
          <text:p text:style-name="P12"><text:span text:style-name="T5">src_port</text:span></text:p>
          <draw:enhanced-geometry svg:viewBox="0 0 21600 21600" draw:type="rectangle" draw:enhanced-path="M 0 0 L 21600 0 21600 21600 0 21600 0 0 Z N"/>
        </draw:custom-shape>
        <draw:custom-shape draw:style-name="gr429" draw:text-style-name="P18" draw:layer="layout" svg:width="1.6cm" svg:height="0.2cm" svg:x="53.6cm" svg:y="16.6cm">
          <text:p text:style-name="P12"><text:span text:style-name="T5">dst_port</text:span></text:p>
          <draw:enhanced-geometry svg:viewBox="0 0 21600 21600" draw:type="rectangle" draw:enhanced-path="M 0 0 L 21600 0 21600 21600 0 21600 0 0 Z N"/>
        </draw:custom-shape>
        <draw:custom-shape draw:style-name="gr430" draw:text-style-name="P18" draw:layer="layout" svg:width="1.6cm" svg:height="0.2cm" svg:x="55.4cm" svg:y="22.2cm">
          <text:p text:style-name="P12"><text:span text:style-name="T5">src_port</text:span></text:p>
          <draw:enhanced-geometry svg:viewBox="0 0 21600 21600" draw:type="rectangle" draw:enhanced-path="M 0 0 L 21600 0 21600 21600 0 21600 0 0 Z N"/>
        </draw:custom-shape>
        <draw:custom-shape draw:style-name="gr431" draw:text-style-name="P18" draw:layer="layout" svg:width="1.6cm" svg:height="0.2cm" svg:x="53.8cm" svg:y="22.2cm">
          <text:p text:style-name="P12"><text:span text:style-name="T5">dst_port</text:span></text:p>
          <draw:enhanced-geometry svg:viewBox="0 0 21600 21600" draw:type="rectangle" draw:enhanced-path="M 0 0 L 21600 0 21600 21600 0 21600 0 0 Z N"/>
        </draw:custom-shape>
        <draw:custom-shape draw:style-name="gr432" draw:text-style-name="P15" draw:layer="layout" svg:width="1.6cm" svg:height="0.2cm" svg:x="55.8cm" svg:y="24.4cm">
          <text:p text:style-name="P12"><text:span text:style-name="T5">src_port</text:span></text:p>
          <draw:enhanced-geometry svg:viewBox="0 0 21600 21600" draw:type="rectangle" draw:enhanced-path="M 0 0 L 21600 0 21600 21600 0 21600 0 0 Z N"/>
        </draw:custom-shape>
        <draw:custom-shape draw:style-name="gr433" draw:text-style-name="P15" draw:layer="layout" svg:width="1.6cm" svg:height="0.2cm" svg:x="54.2cm" svg:y="24.4cm">
          <text:p text:style-name="P12"><text:span text:style-name="T5">dst_port</text:span></text:p>
          <draw:enhanced-geometry svg:viewBox="0 0 21600 21600" draw:type="rectangle" draw:enhanced-path="M 0 0 L 21600 0 21600 21600 0 21600 0 0 Z N"/>
        </draw:custom-shape>
        <draw:custom-shape draw:style-name="gr434" draw:text-style-name="P15" draw:layer="layout" svg:width="1.6cm" svg:height="0.2cm" svg:x="70.4cm" svg:y="24.4cm">
          <text:p text:style-name="P12"><text:span text:style-name="T5">src_port</text:span></text:p>
          <draw:enhanced-geometry svg:viewBox="0 0 21600 21600" draw:type="rectangle" draw:enhanced-path="M 0 0 L 21600 0 21600 21600 0 21600 0 0 Z N"/>
        </draw:custom-shape>
        <draw:custom-shape draw:style-name="gr435" draw:text-style-name="P15" draw:layer="layout" svg:width="1.6cm" svg:height="0.2cm" svg:x="68.8cm" svg:y="24.4cm">
          <text:p text:style-name="P12"><text:span text:style-name="T5">dst_port</text:span></text:p>
          <draw:enhanced-geometry svg:viewBox="0 0 21600 21600" draw:type="rectangle" draw:enhanced-path="M 0 0 L 21600 0 21600 21600 0 21600 0 0 Z N"/>
        </draw:custom-shape>
        <draw:custom-shape draw:style-name="gr436" draw:text-style-name="P15" draw:layer="layout" svg:width="1.6cm" svg:height="0.2cm" svg:x="40.8cm" svg:y="24.4cm">
          <text:p text:style-name="P12"><text:span text:style-name="T5">src_port</text:span></text:p>
          <draw:enhanced-geometry svg:viewBox="0 0 21600 21600" draw:type="rectangle" draw:enhanced-path="M 0 0 L 21600 0 21600 21600 0 21600 0 0 Z N"/>
        </draw:custom-shape>
        <draw:custom-shape draw:style-name="gr437" draw:text-style-name="P15" draw:layer="layout" svg:width="1.6cm" svg:height="0.2cm" svg:x="39.2cm" svg:y="24.4cm">
          <text:p text:style-name="P12"><text:span text:style-name="T5">dst_port</text:span></text:p>
          <draw:enhanced-geometry svg:viewBox="0 0 21600 21600" draw:type="rectangle" draw:enhanced-path="M 0 0 L 21600 0 21600 21600 0 21600 0 0 Z N"/>
        </draw:custom-shape>
        <draw:custom-shape draw:style-name="gr438" draw:text-style-name="P18" draw:layer="layout" svg:width="1.6cm" svg:height="0.2cm" svg:x="40.4cm" svg:y="22.2cm">
          <text:p text:style-name="P12"><text:span text:style-name="T5">src_port</text:span></text:p>
          <draw:enhanced-geometry svg:viewBox="0 0 21600 21600" draw:type="rectangle" draw:enhanced-path="M 0 0 L 21600 0 21600 21600 0 21600 0 0 Z N"/>
        </draw:custom-shape>
        <draw:custom-shape draw:style-name="gr439" draw:text-style-name="P18" draw:layer="layout" svg:width="1.6cm" svg:height="0.2cm" svg:x="38.8cm" svg:y="22.2cm">
          <text:p text:style-name="P12"><text:span text:style-name="T5">dst_port</text:span></text:p>
          <draw:enhanced-geometry svg:viewBox="0 0 21600 21600" draw:type="rectangle" draw:enhanced-path="M 0 0 L 21600 0 21600 21600 0 21600 0 0 Z N"/>
        </draw:custom-shape>
        <draw:custom-shape draw:style-name="gr440" draw:text-style-name="P18" draw:layer="layout" svg:width="1.6cm" svg:height="0.2cm" svg:x="70cm" svg:y="21cm">
          <text:p text:style-name="P12"><text:span text:style-name="T5">src_port</text:span></text:p>
          <draw:enhanced-geometry svg:viewBox="0 0 21600 21600" draw:type="rectangle" draw:enhanced-path="M 0 0 L 21600 0 21600 21600 0 21600 0 0 Z N"/>
        </draw:custom-shape>
        <draw:custom-shape draw:style-name="gr441" draw:text-style-name="P18" draw:layer="layout" svg:width="1.6cm" svg:height="0.2cm" svg:x="68.4cm" svg:y="21cm">
          <text:p text:style-name="P12"><text:span text:style-name="T5">dst_port</text:span></text:p>
          <draw:enhanced-geometry svg:viewBox="0 0 21600 21600" draw:type="rectangle" draw:enhanced-path="M 0 0 L 21600 0 21600 21600 0 21600 0 0 Z N"/>
        </draw:custom-shape>
        <draw:custom-shape draw:style-name="gr442" draw:text-style-name="P32" draw:layer="layout" svg:width="1.5cm" svg:height="0.8cm" svg:x="19.407cm" svg:y="22.501cm">
          <text:p text:style-name="P21"><text:span text:style-name="T7">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3" draw:text-style-name="P23" draw:layer="layout" svg:x1="18.307cm" svg:y1="22.901cm" svg:x2="19.407cm" svg:y2="22.901cm">
          <text:p/>
        </draw:line>
        <draw:line draw:style-name="gr198" draw:text-style-name="P23" draw:layer="layout" svg:x1="20.902cm" svg:y1="23.8cm" svg:x2="22.002cm" svg:y2="22.5cm">
          <text:p/>
        </draw:line>
        <draw:line draw:style-name="gr198" draw:text-style-name="P23" draw:layer="layout" svg:x1="20.902cm" svg:y1="24cm" svg:x2="22.002cm" svg:y2="24.4cm">
          <text:p/>
        </draw:line>
        <draw:custom-shape draw:style-name="gr444" draw:text-style-name="P33" draw:layer="layout" svg:width="0.1cm" svg:height="0.399cm" svg:x="73.7cm" svg:y="2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33" draw:layer="layout" svg:width="0.1cm" svg:height="0.4cm" svg:x="73.801cm" svg:y="26.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33" draw:layer="layout" svg:width="0.1cm" svg:height="0.4cm" svg:x="73.902cm" svg:y="26.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6" draw:text-style-name="P34" draw:layer="layout" svg:width="0.1cm" svg:height="0.4cm" svg:x="74.203cm" svg:y="26.6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7" draw:text-style-name="P34" draw:layer="layout" svg:width="0.1cm" svg:height="0.399cm" svg:x="74.304cm" svg:y="26.6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8" draw:text-style-name="P25" draw:layer="layout" svg:width="0.8cm" svg:height="0.4cm" svg:x="72.3cm" svg:y="26.1cm">
          <text:p text:style-name="P25"><text:span text:style-name="T8">CR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8" draw:text-style-name="P25" draw:layer="layout" svg:width="0.8cm" svg:height="0.4cm" svg:x="72.3cm" svg:y="26.6cm">
          <text:p text:style-name="P25"><text:span text:style-name="T8">AL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9" draw:text-style-name="P23" draw:layer="layout" svg:x1="73.7cm" svg:y1="26.8cm" svg:x2="73.1cm" svg:y2="26.8cm">
          <text:p/>
        </draw:line>
        <draw:line draw:style-name="gr449" draw:text-style-name="P23" draw:layer="layout" svg:x1="73.5cm" svg:y1="26.3cm" svg:x2="73.101cm" svg:y2="26.3cm">
          <text:p/>
        </draw:line>
        <draw:line draw:style-name="gr450" draw:text-style-name="P23" draw:layer="layout" svg:x1="73.5cm" svg:y1="26.8cm" svg:x2="73.5cm" svg:y2="26.3cm">
          <text:p/>
        </draw:line>
        <draw:custom-shape draw:style-name="gr451" draw:text-style-name="P33" draw:layer="layout" svg:width="0.1cm" svg:height="0.1cm" svg:x="73.45cm" svg:y="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0" draw:text-style-name="P23" draw:layer="layout" svg:x1="73.5cm" svg:y1="26.8cm" svg:x2="73.5cm" svg:y2="27.2cm">
          <text:p/>
        </draw:line>
        <draw:line draw:style-name="gr450" draw:text-style-name="P23" draw:layer="layout" svg:x1="73.5cm" svg:y1="27.2cm" svg:x2="72cm" svg:y2="27.2cm">
          <text:p/>
        </draw:line>
        <draw:line draw:style-name="gr452" draw:text-style-name="P23" draw:layer="layout" svg:x1="72.3cm" svg:y1="26.8cm" svg:x2="71.7cm" svg:y2="26.8cm">
          <text:p/>
        </draw:line>
        <draw:line draw:style-name="gr449" draw:text-style-name="P23" draw:layer="layout" svg:x1="72cm" svg:y1="27.2cm" svg:x2="72cm" svg:y2="26.8cm">
          <text:p/>
        </draw:line>
        <draw:line draw:style-name="gr449" draw:text-style-name="P23" draw:layer="layout" svg:x1="72cm" svg:y1="26.3cm" svg:x2="72cm" svg:y2="26.801cm">
          <text:p/>
        </draw:line>
        <draw:line draw:style-name="gr450" draw:text-style-name="P23" draw:layer="layout" svg:x1="72.3cm" svg:y1="26.3cm" svg:x2="72cm" svg:y2="26.3cm">
          <text:p/>
        </draw:line>
        <draw:line draw:style-name="gr449" draw:text-style-name="P23" draw:layer="layout" svg:x1="75.1cm" svg:y1="26.8cm" svg:x2="74.4cm" svg:y2="26.8cm">
          <text:p/>
        </draw:line>
        <draw:custom-shape draw:style-name="gr2" draw:text-style-name="P4" draw:layer="layout" svg:width="0.5cm" svg:height="0.2cm" svg:x="74.5cm" svg:y="26.499cm">
          <text:p text:style-name="P3"><text:span text:style-name="T2">axi4.r</text:span></text:p>
          <draw:enhanced-geometry svg:viewBox="0 0 21600 21600" draw:type="rectangle" draw:enhanced-path="M 0 0 L 21600 0 21600 21600 0 21600 0 0 Z N"/>
        </draw:custom-shape>
        <draw:line draw:style-name="gr449" draw:text-style-name="P23" draw:layer="layout" svg:x1="74.4cm" svg:y1="26.4cm" svg:x2="75.1cm" svg:y2="26.4cm">
          <text:p/>
        </draw:line>
        <draw:custom-shape draw:style-name="gr2" draw:text-style-name="P4" draw:layer="layout" svg:width="0.454cm" svg:height="0.2cm" svg:x="74.45cm" svg:y="26.099cm">
          <text:p text:style-name="P3"><text:span text:style-name="T2">axi4.aw</text:span></text:p>
          <draw:enhanced-geometry svg:viewBox="0 0 21600 21600" draw:type="rectangle" draw:enhanced-path="M 0 0 L 21600 0 21600 21600 0 21600 0 0 Z N"/>
        </draw:custom-shape>
        <draw:line draw:style-name="gr449" draw:text-style-name="P23" draw:layer="layout" svg:x1="74.4cm" svg:y1="27.4cm" svg:x2="75.1cm" svg:y2="27.4cm">
          <text:p/>
        </draw:line>
        <draw:line draw:style-name="gr449" draw:text-style-name="P23" draw:layer="layout" svg:x1="75cm" svg:y1="28.2cm" svg:x2="74.4cm" svg:y2="28.2cm">
          <text:p/>
        </draw:line>
        <draw:custom-shape draw:style-name="gr2" draw:text-style-name="P4" draw:layer="layout" svg:width="0.454cm" svg:height="0.2cm" svg:x="74.496cm" svg:y="27.899cm">
          <text:p text:style-name="P3"><text:span text:style-name="T2">axi4.aw</text:span></text:p>
          <draw:enhanced-geometry svg:viewBox="0 0 21600 21600" draw:type="rectangle" draw:enhanced-path="M 0 0 L 21600 0 21600 21600 0 21600 0 0 Z N"/>
        </draw:custom-shape>
        <draw:custom-shape draw:style-name="gr453" draw:text-style-name="P24" draw:layer="layout" svg:width="10.35cm" svg:height="2.5cm" svg:x="65.05cm" svg:y="26cm">
          <text:p/>
          <draw:enhanced-geometry svg:viewBox="0 0 21600 21600" draw:type="rectangle" draw:enhanced-path="M 0 0 L 21600 0 21600 21600 0 21600 0 0 Z N"/>
        </draw:custom-shape>
        <draw:line draw:style-name="gr452" draw:text-style-name="P23" draw:layer="layout" svg:x1="71.7cm" svg:y1="26.8cm" svg:x2="71.7cm" svg:y2="27.8cm">
          <text:p/>
        </draw:line>
        <draw:line draw:style-name="gr449" draw:text-style-name="P23" draw:layer="layout" svg:x1="71.7cm" svg:y1="27.8cm" svg:x2="75.1cm" svg:y2="27.8cm">
          <text:p/>
        </draw:line>
        <draw:custom-shape draw:style-name="gr454" draw:text-style-name="P35" draw:layer="layout" svg:width="0.804cm" svg:height="0.15cm" svg:x="73.6cm" svg:y="26.4cm">
          <text:p text:style-name="P7"><text:span text:style-name="T4">data queue</text:span></text:p>
          <draw:enhanced-geometry svg:viewBox="0 0 21600 21600" draw:type="rectangle" draw:enhanced-path="M 0 0 L 21600 0 21600 21600 0 21600 0 0 Z N"/>
        </draw:custom-shape>
        <draw:custom-shape draw:style-name="gr455" draw:text-style-name="P36" draw:layer="layout" svg:width="0.704cm" svg:height="0.409cm" svg:x="73.7cm" svg:y="26.6cm">
          <text:p/>
          <draw:enhanced-geometry svg:viewBox="0 0 21600 21600" draw:type="rectangle" draw:enhanced-path="M 0 0 L 21600 0 21600 21600 0 21600 0 0 Z N"/>
        </draw:custom-shape>
        <draw:custom-shape draw:style-name="gr456" draw:text-style-name="P34" draw:layer="layout" svg:width="0.1cm" svg:height="0.4cm" svg:x="74.004cm" svg:y="2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7" draw:text-style-name="P34" draw:layer="layout" svg:width="0.1cm" svg:height="0.399cm" svg:x="74.105cm" svg:y="26.6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8" draw:text-style-name="P33" draw:layer="layout" svg:width="0.198cm" svg:height="0.774cm" svg:x="29.808cm" svg:y="21.5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33" draw:layer="layout" svg:width="0.197cm" svg:height="0.775cm" svg:x="30.008cm" svg:y="21.5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33" draw:layer="layout" svg:width="0.198cm" svg:height="0.775cm" svg:x="30.207cm" svg:y="21.5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34" draw:layer="layout" svg:width="0.197cm" svg:height="0.775cm" svg:x="30.803cm" svg:y="21.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34" draw:layer="layout" svg:width="0.198cm" svg:height="0.773cm" svg:x="31.002cm" svg:y="21.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37" draw:layer="layout" svg:width="1.054cm" svg:height="0.15cm" svg:x="29.996cm" svg:y="21.2cm">
          <text:p text:style-name="P25"><text:span text:style-name="T8">load cmd queue</text:span></text:p>
          <draw:enhanced-geometry svg:viewBox="0 0 21600 21600" draw:type="rectangle" draw:enhanced-path="M 0 0 L 21600 0 21600 21600 0 21600 0 0 Z N"/>
        </draw:custom-shape>
        <draw:custom-shape draw:style-name="gr463" draw:text-style-name="P36" draw:layer="layout" svg:width="1.392cm" svg:height="0.793cm" svg:x="29.808cm" svg:y="21.507cm">
          <text:p/>
          <draw:enhanced-geometry svg:viewBox="0 0 21600 21600" draw:type="rectangle" draw:enhanced-path="M 0 0 L 21600 0 21600 21600 0 21600 0 0 Z N"/>
        </draw:custom-shape>
        <draw:custom-shape draw:style-name="gr460" draw:text-style-name="P34" draw:layer="layout" svg:width="0.198cm" svg:height="0.775cm" svg:x="30.409cm" svg:y="21.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34" draw:layer="layout" svg:width="0.198cm" svg:height="0.773cm" svg:x="30.609cm" svg:y="21.5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4" draw:text-style-name="P23" draw:layer="layout" svg:x1="29.8cm" svg:y1="21.8cm" svg:x2="29cm" svg:y2="21.8cm">
          <text:p/>
        </draw:line>
        <draw:line draw:style-name="gr464" draw:text-style-name="P23" draw:layer="layout" svg:x1="32.1cm" svg:y1="21.8cm" svg:x2="31.2cm" svg:y2="21.8cm">
          <text:p/>
        </draw:line>
        <draw:custom-shape draw:style-name="gr458" draw:text-style-name="P33" draw:layer="layout" svg:width="0.198cm" svg:height="0.774cm" svg:x="29.808cm" svg:y="24.5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33" draw:layer="layout" svg:width="0.197cm" svg:height="0.775cm" svg:x="30.008cm" svg:y="24.5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33" draw:layer="layout" svg:width="0.198cm" svg:height="0.775cm" svg:x="30.207cm" svg:y="24.5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34" draw:layer="layout" svg:width="0.197cm" svg:height="0.775cm" svg:x="30.803cm" svg:y="24.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34" draw:layer="layout" svg:width="0.198cm" svg:height="0.773cm" svg:x="31.002cm" svg:y="24.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37" draw:layer="layout" svg:width="1.054cm" svg:height="0.15cm" svg:x="29.996cm" svg:y="24.2cm">
          <text:p text:style-name="P25"><text:span text:style-name="T8">store cmd queue</text:span></text:p>
          <draw:enhanced-geometry svg:viewBox="0 0 21600 21600" draw:type="rectangle" draw:enhanced-path="M 0 0 L 21600 0 21600 21600 0 21600 0 0 Z N"/>
        </draw:custom-shape>
        <draw:custom-shape draw:style-name="gr463" draw:text-style-name="P36" draw:layer="layout" svg:width="1.392cm" svg:height="0.793cm" svg:x="29.808cm" svg:y="24.507cm">
          <text:p/>
          <draw:enhanced-geometry svg:viewBox="0 0 21600 21600" draw:type="rectangle" draw:enhanced-path="M 0 0 L 21600 0 21600 21600 0 21600 0 0 Z N"/>
        </draw:custom-shape>
        <draw:custom-shape draw:style-name="gr465" draw:text-style-name="P38" draw:layer="layout" svg:width="0.198cm" svg:height="0.775cm" svg:x="30.409cm" svg:y="24.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34" draw:layer="layout" svg:width="0.198cm" svg:height="0.773cm" svg:x="30.609cm" svg:y="24.5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4" draw:text-style-name="P23" draw:layer="layout" svg:x1="29.8cm" svg:y1="24.8cm" svg:x2="29cm" svg:y2="24.8cm">
          <text:p/>
        </draw:line>
        <draw:line draw:style-name="gr464" draw:text-style-name="P23" draw:layer="layout" svg:x1="32.1cm" svg:y1="24.8cm" svg:x2="31.2cm" svg:y2="24.8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填充" draw:style="linear" draw:start-color="#ffffff" draw:end-color="#cccccc" draw:start-intensity="100%" draw:end-intensity="100%" draw:angle="300" draw:border="0%"/>
    <draw:gradient draw:name="形状" draw:style="rectangular" draw:cx="50%" draw:cy="50%" draw:start-color="#cccccc" draw:end-color="#ffffff" draw:start-intensity="100%" draw:end-intensity="100%" draw:angle="0" draw:border="0%"/>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erif CJK SC" style:font-size-asian="24pt" style:language-asian="zh" style:country-asian="CN" style:font-name-complex="Noto Sans CJK S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CJK SC" style:font-family-complex="'Noto Sans CJK S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style:style>
    <style:style style:name="Filled_20_Green" style:display-name="Filled Green" style:family="graphic" style:parent-style-name="Filled">
      <style:graphic-properties draw:fill-gradient-name="绿色填充"/>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style:style>
    <style:style style:name="Filled_20_Yellow" style:display-name="Filled Yellow" style:family="graphic" style:parent-style-name="Filled">
      <style:graphic-properties draw:fill-gradient-name="黄色填充"/>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00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6T11:33:00.890275935</meta:creation-date>
    <dc:date>2021-12-01T11:50:03.920709078</dc:date>
    <meta:editing-duration>P1DT21H35M45S</meta:editing-duration>
    <meta:editing-cycles>154</meta:editing-cycles>
    <meta:generator>LibreOffice/6.4.7.2$Linux_X86_64 LibreOffice_project/40$Build-2</meta:generator>
    <meta:document-statistic meta:object-count="2687"/>
  </office:meta>
</office:document-meta>
</file>